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rot_regret</text:p>
          </table:table-cell>
          <table:table-cell office:value-type="string">
            <text:p>ref</text:p>
          </table:table-cell>
          <table:table-cell office:value-type="string">
            <text:p>opp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u0</text:p>
          </table:table-cell>
          <table:table-cell office:value-type="string">
            <text:p>u1</text:p>
          </table:table-cell>
          <table:table-cell office:value-type="string">
            <text:p>u2</text:p>
          </table:table-cell>
          <table:table-cell office:value-type="string">
            <text:p>u3</text:p>
          </table:table-cell>
          <table:table-cell office:value-type="string">
            <text:p>u4</text:p>
          </table:table-cell>
          <table:table-cell office:value-type="string">
            <text:p>d0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f0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b0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n0</text:p>
          </table:table-cell>
          <table:table-cell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n3</text:p>
          </table:table-cell>
          <table:table-cell office:value-type="string">
            <text:p>n4</text:p>
          </table:table-cell>
        </table:table-row>
        <table:table-row>
          <table:table-cell office:value-type="string">
            <text:p>omab__django-social-auth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1.70393960851074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781531715" office:value-type="float"/>
          <table:table-cell office:value="-17.481053530595698" office:value-type="float"/>
          <table:table-cell office:value="-17.4462630153257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02810859070063" office:value-type="float"/>
          <table:table-cell office:value="17.944623455714908" office:value-type="float"/>
          <table:table-cell office:value="7.539478056163617" office:value-type="float"/>
          <table:table-cell office:value="7.765251127510295" office:value-type="float"/>
          <table:table-cell office:value="7.933805154367025" office:value-type="float"/>
          <table:table-cell office:value="8.075036353733376" office:value-type="float"/>
          <table:table-cell office:value="8.498921446170819" office:value-type="float"/>
          <table:table-cell office:value="7.382344608339185" office:value-type="float"/>
          <table:table-cell office:value="8.036482888768775" office:value-type="float"/>
          <table:table-cell office:value="8.312022641040112" office:value-type="float"/>
          <table:table-cell office:value="8.512752968243653" office:value-type="float"/>
          <table:table-cell office:value="8.91536072113804" office:value-type="float"/>
          <table:table-cell office:value="8.716303938598404" office:value-type="float"/>
          <table:table-cell office:value="8.976665695281834" office:value-type="float"/>
          <table:table-cell office:value="9.072566625958206" office:value-type="float"/>
          <table:table-cell office:value="9.269506518500434" office:value-type="float"/>
          <table:table-cell office:value="9.465547361380843" office:value-type="float"/>
          <table:table-cell office:value="6.416208882230141" office:value-type="float"/>
          <table:table-cell office:value="6.906254140346766" office:value-type="float"/>
          <table:table-cell office:value="7.021521788375461" office:value-type="float"/>
          <table:table-cell office:value="7.292350697956996" office:value-type="float"/>
          <table:table-cell office:value="7.741279154341839" office:value-type="float"/>
        </table:table-row>
        <table:table-row>
          <table:table-cell office:value-type="string">
            <text:p>square__dagger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1.68748494238369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355336557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60314156337915" office:value-type="float"/>
          <table:table-cell office:value="16.862872561762536" office:value-type="float"/>
          <table:table-cell office:value="17.345034675224547" office:value-type="float"/>
          <table:table-cell office:value="17.919779050540612" office:value-type="float"/>
          <table:table-cell office:value="7.070190657086885" office:value-type="float"/>
          <table:table-cell office:value="7.569254215598746" office:value-type="float"/>
          <table:table-cell office:value="7.729835635340224" office:value-type="float"/>
          <table:table-cell office:value="7.841282497161819" office:value-type="float"/>
          <table:table-cell office:value="8.26798035397442" office:value-type="float"/>
          <table:table-cell office:value="7.181646796102189" office:value-type="float"/>
          <table:table-cell office:value="7.847910128282768" office:value-type="float"/>
          <table:table-cell office:value="8.256459200558922" office:value-type="float"/>
          <table:table-cell office:value="8.44692242588875" office:value-type="float"/>
          <table:table-cell office:value="8.753837907922994" office:value-type="float"/>
          <table:table-cell office:value="8.600169027249322" office:value-type="float"/>
          <table:table-cell office:value="8.891730900784246" office:value-type="float"/>
          <table:table-cell office:value="9.113696274645246" office:value-type="float"/>
          <table:table-cell office:value="9.259008616142385" office:value-type="float"/>
          <table:table-cell office:value="9.830308355919822" office:value-type="float"/>
          <table:table-cell office:value="5.97750388171805" office:value-type="float"/>
          <table:table-cell office:value="6.469046243943242" office:value-type="float"/>
          <table:table-cell office:value="6.8809725702388" office:value-type="float"/>
          <table:table-cell office:value="6.980718205860824" office:value-type="float"/>
          <table:table-cell office:value="7.4775462690340735" office:value-type="float"/>
        </table:table-row>
        <table:table-row>
          <table:table-cell office:value-type="string">
            <text:p>bumptech__glid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1.7299375162208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590777153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4413958816448" office:value-type="float"/>
          <table:table-cell office:value="16.687434013853053" office:value-type="float"/>
          <table:table-cell office:value="17.34477294830312" office:value-type="float"/>
          <table:table-cell office:value="17.995834568634656" office:value-type="float"/>
          <table:table-cell office:value="6.915119276256887" office:value-type="float"/>
          <table:table-cell office:value="7.598781051318594" office:value-type="float"/>
          <table:table-cell office:value="7.794417439876577" office:value-type="float"/>
          <table:table-cell office:value="7.987371250408355" office:value-type="float"/>
          <table:table-cell office:value="9.050211163191998" office:value-type="float"/>
          <table:table-cell office:value="6.6585675436917935" office:value-type="float"/>
          <table:table-cell office:value="7.662251941007323" office:value-type="float"/>
          <table:table-cell office:value="8.006753231407112" office:value-type="float"/>
          <table:table-cell office:value="8.289789369864847" office:value-type="float"/>
          <table:table-cell office:value="9.044104341096231" office:value-type="float"/>
          <table:table-cell office:value="8.270599502114313" office:value-type="float"/>
          <table:table-cell office:value="8.909403857421035" office:value-type="float"/>
          <table:table-cell office:value="9.057351280910591" office:value-type="float"/>
          <table:table-cell office:value="9.214259876280817" office:value-type="float"/>
          <table:table-cell office:value="9.917656071101774" office:value-type="float"/>
          <table:table-cell office:value="5.569367027890319" office:value-type="float"/>
          <table:table-cell office:value="6.446715474624604" office:value-type="float"/>
          <table:table-cell office:value="6.681846450280846" office:value-type="float"/>
          <table:table-cell office:value="6.917844342616208" office:value-type="float"/>
          <table:table-cell office:value="8.314732463579265" office:value-type="float"/>
        </table:table-row>
        <table:table-row>
          <table:table-cell office:value-type="string">
            <text:p>phpseclib__phpseclib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.245373287315450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10267101766" office:value-type="float"/>
          <table:table-cell office:value="-17.4719934199583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8756874865396" office:value-type="float"/>
          <table:table-cell office:value="17.09174202690386" office:value-type="float"/>
          <table:table-cell office:value="17.99690920467553" office:value-type="float"/>
          <table:table-cell office:value="7.112200679095447" office:value-type="float"/>
          <table:table-cell office:value="7.662260578438531" office:value-type="float"/>
          <table:table-cell office:value="7.97437222361256" office:value-type="float"/>
          <table:table-cell office:value="8.345314922566793" office:value-type="float"/>
          <table:table-cell office:value="9.012782274725183" office:value-type="float"/>
          <table:table-cell office:value="6.791702178829639" office:value-type="float"/>
          <table:table-cell office:value="7.48706627833247" office:value-type="float"/>
          <table:table-cell office:value="8.059524189347925" office:value-type="float"/>
          <table:table-cell office:value="8.347329803692043" office:value-type="float"/>
          <table:table-cell office:value="8.932403617073659" office:value-type="float"/>
          <table:table-cell office:value="8.548230094882328" office:value-type="float"/>
          <table:table-cell office:value="8.886583619238866" office:value-type="float"/>
          <table:table-cell office:value="9.038743299670875" office:value-type="float"/>
          <table:table-cell office:value="9.157810943133887" office:value-type="float"/>
          <table:table-cell office:value="9.835578142977681" office:value-type="float"/>
          <table:table-cell office:value="5.867679746393797" office:value-type="float"/>
          <table:table-cell office:value="6.664651689608577" office:value-type="float"/>
          <table:table-cell office:value="6.911530751705963" office:value-type="float"/>
          <table:table-cell office:value="7.13540903903896" office:value-type="float"/>
          <table:table-cell office:value="7.923594920182127" office:value-type="float"/>
        </table:table-row>
        <table:table-row>
          <table:table-cell office:value-type="string">
            <text:p>mozilla-services__heka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1.71369708001057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267329860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519498996294" office:value-type="float"/>
          <table:table-cell office:value="16.513411080604165" office:value-type="float"/>
          <table:table-cell office:value="17.026832454585797" office:value-type="float"/>
          <table:table-cell office:value="17.98592445271125" office:value-type="float"/>
          <table:table-cell office:value="7.291342644939208" office:value-type="float"/>
          <table:table-cell office:value="7.642943683537482" office:value-type="float"/>
          <table:table-cell office:value="7.800051629626825" office:value-type="float"/>
          <table:table-cell office:value="7.985489551440459" office:value-type="float"/>
          <table:table-cell office:value="8.765728619073297" office:value-type="float"/>
          <table:table-cell office:value="7.008939130337905" office:value-type="float"/>
          <table:table-cell office:value="7.872658501012612" office:value-type="float"/>
          <table:table-cell office:value="8.116231874730184" office:value-type="float"/>
          <table:table-cell office:value="8.361169794869575" office:value-type="float"/>
          <table:table-cell office:value="8.599324766777546" office:value-type="float"/>
          <table:table-cell office:value="8.411158872921106" office:value-type="float"/>
          <table:table-cell office:value="8.828135414363016" office:value-type="float"/>
          <table:table-cell office:value="9.024521072114176" office:value-type="float"/>
          <table:table-cell office:value="9.282196625945524" office:value-type="float"/>
          <table:table-cell office:value="9.771084750029718" office:value-type="float"/>
          <table:table-cell office:value="5.977029419832558" office:value-type="float"/>
          <table:table-cell office:value="6.609957287091895" office:value-type="float"/>
          <table:table-cell office:value="6.836170300976577" office:value-type="float"/>
          <table:table-cell office:value="7.0779383155208855" office:value-type="float"/>
          <table:table-cell office:value="7.593968635821124" office:value-type="float"/>
        </table:table-row>
        <table:table-row>
          <table:table-cell office:value-type="string">
            <text:p>Homebrew__brew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1.71865694939950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61650554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24338351728344" office:value-type="float"/>
          <table:table-cell office:value="16.470598966508852" office:value-type="float"/>
          <table:table-cell office:value="17.086548210794568" office:value-type="float"/>
          <table:table-cell office:value="17.994622993151037" office:value-type="float"/>
          <table:table-cell office:value="7.026211153341592" office:value-type="float"/>
          <table:table-cell office:value="7.622511019840034" office:value-type="float"/>
          <table:table-cell office:value="7.822920852016155" office:value-type="float"/>
          <table:table-cell office:value="8.094968866319254" office:value-type="float"/>
          <table:table-cell office:value="8.570749962069375" office:value-type="float"/>
          <table:table-cell office:value="6.637127249854091" office:value-type="float"/>
          <table:table-cell office:value="7.8946096335032045" office:value-type="float"/>
          <table:table-cell office:value="8.194970735139837" office:value-type="float"/>
          <table:table-cell office:value="8.413487556454184" office:value-type="float"/>
          <table:table-cell office:value="8.93956887757049" office:value-type="float"/>
          <table:table-cell office:value="8.426037113601172" office:value-type="float"/>
          <table:table-cell office:value="8.874983412557013" office:value-type="float"/>
          <table:table-cell office:value="9.052500613817674" office:value-type="float"/>
          <table:table-cell office:value="9.199198370617044" office:value-type="float"/>
          <table:table-cell office:value="9.843458863211321" office:value-type="float"/>
          <table:table-cell office:value="5.282701500161294" office:value-type="float"/>
          <table:table-cell office:value="6.739008234629262" office:value-type="float"/>
          <table:table-cell office:value="6.959234017821319" office:value-type="float"/>
          <table:table-cell office:value="7.150024688608113" office:value-type="float"/>
          <table:table-cell office:value="7.826500959706679" office:value-type="float"/>
        </table:table-row>
        <table:table-row>
          <table:table-cell office:value-type="string">
            <text:p>macvim-dev__macvim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1.71125745063130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786632221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300719824522" office:value-type="float"/>
          <table:table-cell office:value="16.48471312656636" office:value-type="float"/>
          <table:table-cell office:value="16.986584223517607" office:value-type="float"/>
          <table:table-cell office:value="17.93822767425995" office:value-type="float"/>
          <table:table-cell office:value="6.897427039764754" office:value-type="float"/>
          <table:table-cell office:value="7.404538761435601" office:value-type="float"/>
          <table:table-cell office:value="7.615317902937854" office:value-type="float"/>
          <table:table-cell office:value="7.782416634535169" office:value-type="float"/>
          <table:table-cell office:value="8.389306723575974" office:value-type="float"/>
          <table:table-cell office:value="7.03628859427488" office:value-type="float"/>
          <table:table-cell office:value="7.546772779628107" office:value-type="float"/>
          <table:table-cell office:value="8.06177431549616" office:value-type="float"/>
          <table:table-cell office:value="8.233005728900672" office:value-type="float"/>
          <table:table-cell office:value="8.591117667363811" office:value-type="float"/>
          <table:table-cell office:value="8.47682820087969" office:value-type="float"/>
          <table:table-cell office:value="8.776277857698355" office:value-type="float"/>
          <table:table-cell office:value="8.950944166704602" office:value-type="float"/>
          <table:table-cell office:value="9.080114833453598" office:value-type="float"/>
          <table:table-cell office:value="9.55404653950878" office:value-type="float"/>
          <table:table-cell office:value="5.845093089309137" office:value-type="float"/>
          <table:table-cell office:value="6.340176063009388" office:value-type="float"/>
          <table:table-cell office:value="6.541497317332324" office:value-type="float"/>
          <table:table-cell office:value="6.786615787309924" office:value-type="float"/>
          <table:table-cell office:value="7.35206719048454" office:value-type="float"/>
        </table:table-row>
        <table:table-row>
          <table:table-cell office:value-type="string">
            <text:p>atom__atom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1.6913597522178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47887167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57186295082472" office:value-type="float"/>
          <table:table-cell office:value="16.23402471469025" office:value-type="float"/>
          <table:table-cell office:value="17.02495370946961" office:value-type="float"/>
          <table:table-cell office:value="17.99967126756398" office:value-type="float"/>
          <table:table-cell office:value="6.902366345858974" office:value-type="float"/>
          <table:table-cell office:value="7.512621036017421" office:value-type="float"/>
          <table:table-cell office:value="7.722547289321502" office:value-type="float"/>
          <table:table-cell office:value="7.9550642703237315" office:value-type="float"/>
          <table:table-cell office:value="8.99806844299773" office:value-type="float"/>
          <table:table-cell office:value="6.8502464186531125" office:value-type="float"/>
          <table:table-cell office:value="7.9649403452873555" office:value-type="float"/>
          <table:table-cell office:value="8.30941109749268" office:value-type="float"/>
          <table:table-cell office:value="8.501968538373657" office:value-type="float"/>
          <table:table-cell office:value="9.128635698928658" office:value-type="float"/>
          <table:table-cell office:value="8.217297527721612" office:value-type="float"/>
          <table:table-cell office:value="8.849410980675579" office:value-type="float"/>
          <table:table-cell office:value="9.039969818456628" office:value-type="float"/>
          <table:table-cell office:value="9.230952574193928" office:value-type="float"/>
          <table:table-cell office:value="10.01375827755208" office:value-type="float"/>
          <table:table-cell office:value="5.829908487250233" office:value-type="float"/>
          <table:table-cell office:value="6.685607096404258" office:value-type="float"/>
          <table:table-cell office:value="6.898882051627012" office:value-type="float"/>
          <table:table-cell office:value="7.1406925309765334" office:value-type="float"/>
          <table:table-cell office:value="7.857097898836763" office:value-type="float"/>
        </table:table-row>
        <table:table-row>
          <table:table-cell office:value-type="string">
            <text:p>zurb__foundation-apps</text:p>
          </table:table-cell>
          <table:table-cell office:value="21.292420872000488" office:value-type="float"/>
          <table:table-cell office:value="0.03726070651326704" office:value-type="float"/>
          <table:table-cell office:value="0.16" office:value-type="float"/>
          <table:table-cell office:value="1.6820527895219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67783805506" office:value-type="float"/>
          <table:table-cell office:value="-17.4508785645024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12296453741928" office:value-type="float"/>
          <table:table-cell office:value="17.327702811927225" office:value-type="float"/>
          <table:table-cell office:value="17.953302463682192" office:value-type="float"/>
          <table:table-cell office:value="6.979345693042603" office:value-type="float"/>
          <table:table-cell office:value="7.547536013060569" office:value-type="float"/>
          <table:table-cell office:value="7.8176303227420405" office:value-type="float"/>
          <table:table-cell office:value="7.962125186613933" office:value-type="float"/>
          <table:table-cell office:value="9.222264764133778" office:value-type="float"/>
          <table:table-cell office:value="7.058348108094707" office:value-type="float"/>
          <table:table-cell office:value="8.070348700719512" office:value-type="float"/>
          <table:table-cell office:value="8.301349029329861" office:value-type="float"/>
          <table:table-cell office:value="8.573232597835041" office:value-type="float"/>
          <table:table-cell office:value="9.262674856759975" office:value-type="float"/>
          <table:table-cell office:value="8.446032011311933" office:value-type="float"/>
          <table:table-cell office:value="8.91386703824731" office:value-type="float"/>
          <table:table-cell office:value="9.114282781439536" office:value-type="float"/>
          <table:table-cell office:value="9.23778056356647" office:value-type="float"/>
          <table:table-cell office:value="9.8989082614312" office:value-type="float"/>
          <table:table-cell office:value="5.950219972666291" office:value-type="float"/>
          <table:table-cell office:value="6.777193209932176" office:value-type="float"/>
          <table:table-cell office:value="6.97675205074866" office:value-type="float"/>
          <table:table-cell office:value="7.238595993212536" office:value-type="float"/>
          <table:table-cell office:value="7.9017670535196745" office:value-type="float"/>
        </table:table-row>
        <table:table-row>
          <table:table-cell office:value-type="string">
            <text:p>TryGhost__Ghost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1.67885700533813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115673991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8725256645952" office:value-type="float"/>
          <table:table-cell office:value="16.39605023648386" office:value-type="float"/>
          <table:table-cell office:value="17.14828207983162" office:value-type="float"/>
          <table:table-cell office:value="17.99744973988723" office:value-type="float"/>
          <table:table-cell office:value="6.7959473715634875" office:value-type="float"/>
          <table:table-cell office:value="7.667155370775439" office:value-type="float"/>
          <table:table-cell office:value="7.871783673543896" office:value-type="float"/>
          <table:table-cell office:value="8.081009854367238" office:value-type="float"/>
          <table:table-cell office:value="8.840909513350725" office:value-type="float"/>
          <table:table-cell office:value="6.941405304463883" office:value-type="float"/>
          <table:table-cell office:value="8.242924760268751" office:value-type="float"/>
          <table:table-cell office:value="8.44903899450534" office:value-type="float"/>
          <table:table-cell office:value="8.59597218708808" office:value-type="float"/>
          <table:table-cell office:value="9.213808235508715" office:value-type="float"/>
          <table:table-cell office:value="8.39562755052643" office:value-type="float"/>
          <table:table-cell office:value="9.035264856133807" office:value-type="float"/>
          <table:table-cell office:value="9.206943965450398" office:value-type="float"/>
          <table:table-cell office:value="9.402809296747893" office:value-type="float"/>
          <table:table-cell office:value="9.993357831035521" office:value-type="float"/>
          <table:table-cell office:value="5.786468876226911" office:value-type="float"/>
          <table:table-cell office:value="6.862339961150578" office:value-type="float"/>
          <table:table-cell office:value="7.1110821447329515" office:value-type="float"/>
          <table:table-cell office:value="7.299260770747519" office:value-type="float"/>
          <table:table-cell office:value="8.23699013732851" office:value-type="float"/>
        </table:table-row>
        <table:table-row>
          <table:table-cell office:value-type="string">
            <text:p>brigade__scss-lint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1.6781137943747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40515286594" office:value-type="float"/>
          <table:table-cell office:value="-17.4763840768046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74106952695686" office:value-type="float"/>
          <table:table-cell office:value="17.4590544503056" office:value-type="float"/>
          <table:table-cell office:value="17.940555929248497" office:value-type="float"/>
          <table:table-cell office:value="7.165940136565521" office:value-type="float"/>
          <table:table-cell office:value="7.614359132077404" office:value-type="float"/>
          <table:table-cell office:value="7.890906005612167" office:value-type="float"/>
          <table:table-cell office:value="8.111267298660621" office:value-type="float"/>
          <table:table-cell office:value="8.463253879087357" office:value-type="float"/>
          <table:table-cell office:value="7.839341306193904" office:value-type="float"/>
          <table:table-cell office:value="8.27077493107608" office:value-type="float"/>
          <table:table-cell office:value="8.425225871463288" office:value-type="float"/>
          <table:table-cell office:value="8.624728168123395" office:value-type="float"/>
          <table:table-cell office:value="9.081840363040767" office:value-type="float"/>
          <table:table-cell office:value="8.859052228843925" office:value-type="float"/>
          <table:table-cell office:value="9.276777876015958" office:value-type="float"/>
          <table:table-cell office:value="9.456556287515397" office:value-type="float"/>
          <table:table-cell office:value="9.57232383052566" office:value-type="float"/>
          <table:table-cell office:value="9.714986843008194" office:value-type="float"/>
          <table:table-cell office:value="6.146229213915499" office:value-type="float"/>
          <table:table-cell office:value="6.651255945469938" office:value-type="float"/>
          <table:table-cell office:value="6.969185209671805" office:value-type="float"/>
          <table:table-cell office:value="7.2297702172009535" office:value-type="float"/>
          <table:table-cell office:value="7.89811502926235" office:value-type="float"/>
        </table:table-row>
        <table:table-row>
          <table:table-cell office:value-type="string">
            <text:p>kartograph__kartograph.js</text:p>
          </table:table-cell>
          <table:table-cell office:value="42.455294703099185" office:value-type="float"/>
          <table:table-cell office:value="1.0" office:value-type="float"/>
          <table:table-cell office:value="0.0" office:value-type="float"/>
          <table:table-cell office:value="1.60411262404695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993472320403" office:value-type="float"/>
          <table:table-cell office:value="-17.492993472320403" office:value-type="float"/>
          <table:table-cell office:value="-17.492993472320403" office:value-type="float"/>
          <table:table-cell office:value="-17.4929934723204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21718675613116" office:value-type="float"/>
          <table:table-cell office:value="7.419591006931093" office:value-type="float"/>
          <table:table-cell office:value="7.419591006931093" office:value-type="float"/>
          <table:table-cell office:value="7.419591006931093" office:value-type="float"/>
          <table:table-cell office:value="7.419591006931093" office:value-type="float"/>
          <table:table-cell office:value="7.740995364333614" office:value-type="float"/>
          <table:table-cell office:value="8.410249269439731" office:value-type="float"/>
          <table:table-cell office:value="8.410249269439731" office:value-type="float"/>
          <table:table-cell office:value="8.410249269439731" office:value-type="float"/>
          <table:table-cell office:value="8.410249269439731" office:value-type="float"/>
          <table:table-cell office:value="8.464716949514235" office:value-type="float"/>
          <table:table-cell office:value="8.851253128251926" office:value-type="float"/>
          <table:table-cell office:value="8.851253128251926" office:value-type="float"/>
          <table:table-cell office:value="8.851253128251926" office:value-type="float"/>
          <table:table-cell office:value="8.851253128251926" office:value-type="float"/>
          <table:table-cell office:value="8.924475224496119" office:value-type="float"/>
          <table:table-cell office:value="6.95983273194921" office:value-type="float"/>
          <table:table-cell office:value="6.95983273194921" office:value-type="float"/>
          <table:table-cell office:value="6.95983273194921" office:value-type="float"/>
          <table:table-cell office:value="6.95983273194921" office:value-type="float"/>
          <table:table-cell office:value="7.299991505521417" office:value-type="float"/>
        </table:table-row>
        <table:table-row>
          <table:table-cell office:value-type="string">
            <text:p>MacRuby__MacRuby</text:p>
          </table:table-cell>
          <table:table-cell office:value="24.534653197918395" office:value-type="float"/>
          <table:table-cell office:value="0.15925662446917266" office:value-type="float"/>
          <table:table-cell office:value="0.0" office:value-type="float"/>
          <table:table-cell office:value="1.70804529466546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15645840556553" office:value-type="float"/>
          <table:table-cell office:value="15.881298527353994" office:value-type="float"/>
          <table:table-cell office:value="15.970285620152847" office:value-type="float"/>
          <table:table-cell office:value="16.162847181136673" office:value-type="float"/>
          <table:table-cell office:value="17.949047502642934" office:value-type="float"/>
          <table:table-cell office:value="7.805610316430231" office:value-type="float"/>
          <table:table-cell office:value="7.984400283563774" office:value-type="float"/>
          <table:table-cell office:value="7.996612168195194" office:value-type="float"/>
          <table:table-cell office:value="8.10174966963293" office:value-type="float"/>
          <table:table-cell office:value="8.257839322554663" office:value-type="float"/>
          <table:table-cell office:value="8.063849052861777" office:value-type="float"/>
          <table:table-cell office:value="8.192340552814956" office:value-type="float"/>
          <table:table-cell office:value="8.366934010462893" office:value-type="float"/>
          <table:table-cell office:value="8.372620344305059" office:value-type="float"/>
          <table:table-cell office:value="8.6292339218107" office:value-type="float"/>
          <table:table-cell office:value="9.047038244708991" office:value-type="float"/>
          <table:table-cell office:value="9.19927932148536" office:value-type="float"/>
          <table:table-cell office:value="9.230008916498388" office:value-type="float"/>
          <table:table-cell office:value="9.257946422798152" office:value-type="float"/>
          <table:table-cell office:value="9.441482464181373" office:value-type="float"/>
          <table:table-cell office:value="6.822421124583018" office:value-type="float"/>
          <table:table-cell office:value="6.9628816143218" office:value-type="float"/>
          <table:table-cell office:value="6.989673399524791" office:value-type="float"/>
          <table:table-cell office:value="7.183290868836183" office:value-type="float"/>
          <table:table-cell office:value="7.513701460850733" office:value-type="float"/>
        </table:table-row>
        <table:table-row>
          <table:table-cell office:value-type="string">
            <text:p>twitter__heron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1.72688407148852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787382807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287088495326" office:value-type="float"/>
          <table:table-cell office:value="16.859315771561153" office:value-type="float"/>
          <table:table-cell office:value="17.28655222229121" office:value-type="float"/>
          <table:table-cell office:value="17.965721155768545" office:value-type="float"/>
          <table:table-cell office:value="7.087226045212549" office:value-type="float"/>
          <table:table-cell office:value="7.693432162487262" office:value-type="float"/>
          <table:table-cell office:value="7.869683780754822" office:value-type="float"/>
          <table:table-cell office:value="8.030921606840494" office:value-type="float"/>
          <table:table-cell office:value="9.37789994353753" office:value-type="float"/>
          <table:table-cell office:value="7.087451250767001" office:value-type="float"/>
          <table:table-cell office:value="7.773202256467222" office:value-type="float"/>
          <table:table-cell office:value="8.118652691069828" office:value-type="float"/>
          <table:table-cell office:value="8.37633752385894" office:value-type="float"/>
          <table:table-cell office:value="9.162067670356196" office:value-type="float"/>
          <table:table-cell office:value="8.516795709652236" office:value-type="float"/>
          <table:table-cell office:value="8.866852229422843" office:value-type="float"/>
          <table:table-cell office:value="8.993291768009655" office:value-type="float"/>
          <table:table-cell office:value="9.171939478189525" office:value-type="float"/>
          <table:table-cell office:value="9.782723653186322" office:value-type="float"/>
          <table:table-cell office:value="5.8692249670998" office:value-type="float"/>
          <table:table-cell office:value="6.6575667142963475" office:value-type="float"/>
          <table:table-cell office:value="6.9258407959101715" office:value-type="float"/>
          <table:table-cell office:value="7.178510652883804" office:value-type="float"/>
          <table:table-cell office:value="8.757243960707404" office:value-type="float"/>
        </table:table-row>
        <table:table-row>
          <table:table-cell office:value-type="string">
            <text:p>pytransitions__transitions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1.713234454971619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67280009" office:value-type="float"/>
          <table:table-cell office:value="-17.478506402781427" office:value-type="float"/>
          <table:table-cell office:value="-17.4528317566406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34166988612976" office:value-type="float"/>
          <table:table-cell office:value="17.969059183316595" office:value-type="float"/>
          <table:table-cell office:value="7.633822014289477" office:value-type="float"/>
          <table:table-cell office:value="7.926531989222976" office:value-type="float"/>
          <table:table-cell office:value="8.075668976122302" office:value-type="float"/>
          <table:table-cell office:value="8.307179326202494" office:value-type="float"/>
          <table:table-cell office:value="8.908766518669982" office:value-type="float"/>
          <table:table-cell office:value="7.450615338052723" office:value-type="float"/>
          <table:table-cell office:value="8.331975451437986" office:value-type="float"/>
          <table:table-cell office:value="8.488733799210593" office:value-type="float"/>
          <table:table-cell office:value="8.636746374488547" office:value-type="float"/>
          <table:table-cell office:value="9.07534545993461" office:value-type="float"/>
          <table:table-cell office:value="8.833161341659734" office:value-type="float"/>
          <table:table-cell office:value="9.330857151393996" office:value-type="float"/>
          <table:table-cell office:value="9.447097483385722" office:value-type="float"/>
          <table:table-cell office:value="9.495197199048992" office:value-type="float"/>
          <table:table-cell office:value="9.91091907448597" office:value-type="float"/>
          <table:table-cell office:value="6.152014064905066" office:value-type="float"/>
          <table:table-cell office:value="6.928336707035093" office:value-type="float"/>
          <table:table-cell office:value="7.249063739920026" office:value-type="float"/>
          <table:table-cell office:value="7.383455037028409" office:value-type="float"/>
          <table:table-cell office:value="7.900505400338146" office:value-type="float"/>
        </table:table-row>
        <table:table-row>
          <table:table-cell office:value-type="string">
            <text:p>joomla__joomla-cms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1.6498030277626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743649175" office:value-type="float"/>
          <table:table-cell office:value="-17.4813841276014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94658408557676" office:value-type="float"/>
          <table:table-cell office:value="17.393156323072635" office:value-type="float"/>
          <table:table-cell office:value="17.998680790935587" office:value-type="float"/>
          <table:table-cell office:value="7.268453098875629" office:value-type="float"/>
          <table:table-cell office:value="7.772203797376643" office:value-type="float"/>
          <table:table-cell office:value="7.910924179820109" office:value-type="float"/>
          <table:table-cell office:value="8.084694456635534" office:value-type="float"/>
          <table:table-cell office:value="8.913829351897292" office:value-type="float"/>
          <table:table-cell office:value="7.67022795893736" office:value-type="float"/>
          <table:table-cell office:value="8.447651195074833" office:value-type="float"/>
          <table:table-cell office:value="8.602869370243631" office:value-type="float"/>
          <table:table-cell office:value="8.731754706653774" office:value-type="float"/>
          <table:table-cell office:value="9.284564690177843" office:value-type="float"/>
          <table:table-cell office:value="8.55844302312926" office:value-type="float"/>
          <table:table-cell office:value="9.069804293835206" office:value-type="float"/>
          <table:table-cell office:value="9.205554122069966" office:value-type="float"/>
          <table:table-cell office:value="9.347000934828507" office:value-type="float"/>
          <table:table-cell office:value="9.943027689646486" office:value-type="float"/>
          <table:table-cell office:value="6.465529901727676" office:value-type="float"/>
          <table:table-cell office:value="7.132580361392442" office:value-type="float"/>
          <table:table-cell office:value="7.3382095907794955" office:value-type="float"/>
          <table:table-cell office:value="7.46579528870908" office:value-type="float"/>
          <table:table-cell office:value="8.257620044855452" office:value-type="float"/>
        </table:table-row>
        <table:table-row>
          <table:table-cell office:value-type="string">
            <text:p>TheNewNormal__kube-solo-osx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1.73717330042788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20264410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75063203906899" office:value-type="float"/>
          <table:table-cell office:value="16.442917399709888" office:value-type="float"/>
          <table:table-cell office:value="17.196448700952413" office:value-type="float"/>
          <table:table-cell office:value="17.801727662542678" office:value-type="float"/>
          <table:table-cell office:value="7.354631590648809" office:value-type="float"/>
          <table:table-cell office:value="7.723624563184131" office:value-type="float"/>
          <table:table-cell office:value="7.835510873046716" office:value-type="float"/>
          <table:table-cell office:value="7.897624785232472" office:value-type="float"/>
          <table:table-cell office:value="8.397948104077864" office:value-type="float"/>
          <table:table-cell office:value="7.306397795592173" office:value-type="float"/>
          <table:table-cell office:value="7.781276081568805" office:value-type="float"/>
          <table:table-cell office:value="7.910162534826419" office:value-type="float"/>
          <table:table-cell office:value="8.148725893295403" office:value-type="float"/>
          <table:table-cell office:value="8.58008078484845" office:value-type="float"/>
          <table:table-cell office:value="8.300127155856032" office:value-type="float"/>
          <table:table-cell office:value="8.684537279471847" office:value-type="float"/>
          <table:table-cell office:value="8.801226104937513" office:value-type="float"/>
          <table:table-cell office:value="8.8866086493621" office:value-type="float"/>
          <table:table-cell office:value="9.066995268067974" office:value-type="float"/>
          <table:table-cell office:value="6.675018146658983" office:value-type="float"/>
          <table:table-cell office:value="6.825088386415505" office:value-type="float"/>
          <table:table-cell office:value="6.988990453338709" office:value-type="float"/>
          <table:table-cell office:value="7.1836699567139455" office:value-type="float"/>
          <table:table-cell office:value="7.432749659320695" office:value-type="float"/>
        </table:table-row>
        <table:table-row>
          <table:table-cell office:value-type="string">
            <text:p>Automattic__wp-calypso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1.68339106569931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939098030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6822655632934" office:value-type="float"/>
          <table:table-cell office:value="16.958480971418666" office:value-type="float"/>
          <table:table-cell office:value="17.384492432199178" office:value-type="float"/>
          <table:table-cell office:value="17.982050868573364" office:value-type="float"/>
          <table:table-cell office:value="7.235061376077882" office:value-type="float"/>
          <table:table-cell office:value="7.8910195966033605" office:value-type="float"/>
          <table:table-cell office:value="8.025761346953502" office:value-type="float"/>
          <table:table-cell office:value="8.19375033227276" office:value-type="float"/>
          <table:table-cell office:value="9.26309805510703" office:value-type="float"/>
          <table:table-cell office:value="7.867177000776472" office:value-type="float"/>
          <table:table-cell office:value="8.393463900803258" office:value-type="float"/>
          <table:table-cell office:value="8.498987042602039" office:value-type="float"/>
          <table:table-cell office:value="8.605681431829362" office:value-type="float"/>
          <table:table-cell office:value="8.973017377165128" office:value-type="float"/>
          <table:table-cell office:value="8.591383444745247" office:value-type="float"/>
          <table:table-cell office:value="9.221112616581205" office:value-type="float"/>
          <table:table-cell office:value="9.304957532790752" office:value-type="float"/>
          <table:table-cell office:value="9.41449980236524" office:value-type="float"/>
          <table:table-cell office:value="9.955757145696122" office:value-type="float"/>
          <table:table-cell office:value="6.194422437773709" office:value-type="float"/>
          <table:table-cell office:value="7.0469731984391135" office:value-type="float"/>
          <table:table-cell office:value="7.2016754387019715" office:value-type="float"/>
          <table:table-cell office:value="7.388095770309094" office:value-type="float"/>
          <table:table-cell office:value="8.170699355153861" office:value-type="float"/>
        </table:table-row>
        <table:table-row>
          <table:table-cell office:value-type="string">
            <text:p>krmaxwell__maltrie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1.73170902582405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853968909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8795434339219" office:value-type="float"/>
          <table:table-cell office:value="17.06690685101386" office:value-type="float"/>
          <table:table-cell office:value="17.61724318044259" office:value-type="float"/>
          <table:table-cell office:value="17.856278759490802" office:value-type="float"/>
          <table:table-cell office:value="7.8649036098838945" office:value-type="float"/>
          <table:table-cell office:value="7.943176414639513" office:value-type="float"/>
          <table:table-cell office:value="7.975042576349042" office:value-type="float"/>
          <table:table-cell office:value="8.120670543854766" office:value-type="float"/>
          <table:table-cell office:value="8.186626491992854" office:value-type="float"/>
          <table:table-cell office:value="7.83522754444506" office:value-type="float"/>
          <table:table-cell office:value="8.02155342507806" office:value-type="float"/>
          <table:table-cell office:value="8.187876692144966" office:value-type="float"/>
          <table:table-cell office:value="8.387971413640575" office:value-type="float"/>
          <table:table-cell office:value="8.421463974758058" office:value-type="float"/>
          <table:table-cell office:value="8.912505574541818" office:value-type="float"/>
          <table:table-cell office:value="8.974546549191407" office:value-type="float"/>
          <table:table-cell office:value="9.10921193267497" office:value-type="float"/>
          <table:table-cell office:value="9.189261289520879" office:value-type="float"/>
          <table:table-cell office:value="9.400604674432458" office:value-type="float"/>
          <table:table-cell office:value="6.605902737945362" office:value-type="float"/>
          <table:table-cell office:value="6.968163657436996" office:value-type="float"/>
          <table:table-cell office:value="7.20312275007675" office:value-type="float"/>
          <table:table-cell office:value="7.337395567276234" office:value-type="float"/>
          <table:table-cell office:value="7.339969198751357" office:value-type="float"/>
        </table:table-row>
        <table:table-row>
          <table:table-cell office:value-type="string">
            <text:p>google__gxui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1.7086266780486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5007225028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54665917573586" office:value-type="float"/>
          <table:table-cell office:value="16.9294825269258" office:value-type="float"/>
          <table:table-cell office:value="17.692401915344504" office:value-type="float"/>
          <table:table-cell office:value="17.94667915086893" office:value-type="float"/>
          <table:table-cell office:value="7.388131547667862" office:value-type="float"/>
          <table:table-cell office:value="7.678281330081131" office:value-type="float"/>
          <table:table-cell office:value="7.800973982024493" office:value-type="float"/>
          <table:table-cell office:value="7.875475681280468" office:value-type="float"/>
          <table:table-cell office:value="9.16015281510322" office:value-type="float"/>
          <table:table-cell office:value="6.981229381945694" office:value-type="float"/>
          <table:table-cell office:value="7.929456480384573" office:value-type="float"/>
          <table:table-cell office:value="8.281459495305894" office:value-type="float"/>
          <table:table-cell office:value="8.370425694934058" office:value-type="float"/>
          <table:table-cell office:value="9.016831430178634" office:value-type="float"/>
          <table:table-cell office:value="8.634490763417588" office:value-type="float"/>
          <table:table-cell office:value="8.702713010679751" office:value-type="float"/>
          <table:table-cell office:value="8.89782835877211" office:value-type="float"/>
          <table:table-cell office:value="9.231803761755266" office:value-type="float"/>
          <table:table-cell office:value="9.892093039690089" office:value-type="float"/>
          <table:table-cell office:value="5.793408027479362" office:value-type="float"/>
          <table:table-cell office:value="6.702364512637583" office:value-type="float"/>
          <table:table-cell office:value="6.98685102021579" office:value-type="float"/>
          <table:table-cell office:value="7.245082163513007" office:value-type="float"/>
          <table:table-cell office:value="8.284891205591768" office:value-type="float"/>
        </table:table-row>
        <table:table-row>
          <table:table-cell office:value-type="string">
            <text:p>kanboard__kanboard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1.6910463914487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4074430807" office:value-type="float"/>
          <table:table-cell office:value="-17.452243077023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85211670249246" office:value-type="float"/>
          <table:table-cell office:value="17.256210641147348" office:value-type="float"/>
          <table:table-cell office:value="17.960631522171564" office:value-type="float"/>
          <table:table-cell office:value="7.161528843831849" office:value-type="float"/>
          <table:table-cell office:value="7.764169833156842" office:value-type="float"/>
          <table:table-cell office:value="7.926826828374601" office:value-type="float"/>
          <table:table-cell office:value="8.148412889704638" office:value-type="float"/>
          <table:table-cell office:value="8.75033789889482" office:value-type="float"/>
          <table:table-cell office:value="7.1008106861707265" office:value-type="float"/>
          <table:table-cell office:value="8.23710848414406" office:value-type="float"/>
          <table:table-cell office:value="8.45869588541228" office:value-type="float"/>
          <table:table-cell office:value="8.60537144921493" office:value-type="float"/>
          <table:table-cell office:value="9.130332241334155" office:value-type="float"/>
          <table:table-cell office:value="8.577844356796266" office:value-type="float"/>
          <table:table-cell office:value="8.994668604433569" office:value-type="float"/>
          <table:table-cell office:value="9.148385811005213" office:value-type="float"/>
          <table:table-cell office:value="9.331347380794899" office:value-type="float"/>
          <table:table-cell office:value="9.796839449521068" office:value-type="float"/>
          <table:table-cell office:value="6.326988680312735" office:value-type="float"/>
          <table:table-cell office:value="6.970373287938514" office:value-type="float"/>
          <table:table-cell office:value="7.173812529524941" office:value-type="float"/>
          <table:table-cell office:value="7.40437413982157" office:value-type="float"/>
          <table:table-cell office:value="8.151548878588159" office:value-type="float"/>
        </table:table-row>
        <table:table-row>
          <table:table-cell office:value-type="string">
            <text:p>stig__json-framework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1.7020698502594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0338259283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636460824858432" office:value-type="float"/>
          <table:table-cell office:value="15.804907185957367" office:value-type="float"/>
          <table:table-cell office:value="16.847865143778023" office:value-type="float"/>
          <table:table-cell office:value="17.85767232036813" office:value-type="float"/>
          <table:table-cell office:value="7.063401613548368" office:value-type="float"/>
          <table:table-cell office:value="7.56581409885478" office:value-type="float"/>
          <table:table-cell office:value="7.713341162202012" office:value-type="float"/>
          <table:table-cell office:value="8.131247943345436" office:value-type="float"/>
          <table:table-cell office:value="8.519691833227975" office:value-type="float"/>
          <table:table-cell office:value="6.949839570051624" office:value-type="float"/>
          <table:table-cell office:value="7.987957285850669" office:value-type="float"/>
          <table:table-cell office:value="8.335874416999113" office:value-type="float"/>
          <table:table-cell office:value="8.608346417716366" office:value-type="float"/>
          <table:table-cell office:value="9.084487335478567" office:value-type="float"/>
          <table:table-cell office:value="8.721556912270348" office:value-type="float"/>
          <table:table-cell office:value="8.901331618013554" office:value-type="float"/>
          <table:table-cell office:value="9.050306778078788" office:value-type="float"/>
          <table:table-cell office:value="9.435831450398407" office:value-type="float"/>
          <table:table-cell office:value="9.931819785944452" office:value-type="float"/>
          <table:table-cell office:value="5.4918674607313935" office:value-type="float"/>
          <table:table-cell office:value="6.5637129855814385" office:value-type="float"/>
          <table:table-cell office:value="6.815222878351693" office:value-type="float"/>
          <table:table-cell office:value="7.230753688746999" office:value-type="float"/>
          <table:table-cell office:value="7.880236195131193" office:value-type="float"/>
        </table:table-row>
        <table:table-row>
          <table:table-cell office:value-type="string">
            <text:p>mhoofman__wordpress-heroku</text:p>
          </table:table-cell>
          <table:table-cell office:value="28.728845635339194" office:value-type="float"/>
          <table:table-cell office:value="0.21853222966232744" office:value-type="float"/>
          <table:table-cell office:value="0.0" office:value-type="float"/>
          <table:table-cell office:value="1.58719631330091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20084925093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1161698898218" office:value-type="float"/>
          <table:table-cell office:value="16.90461255325121" office:value-type="float"/>
          <table:table-cell office:value="17.900254042417608" office:value-type="float"/>
          <table:table-cell office:value="17.900254042417608" office:value-type="float"/>
          <table:table-cell office:value="7.658942692592012" office:value-type="float"/>
          <table:table-cell office:value="7.6735102930290315" office:value-type="float"/>
          <table:table-cell office:value="7.707828237857354" office:value-type="float"/>
          <table:table-cell office:value="8.04193551315364" office:value-type="float"/>
          <table:table-cell office:value="8.04193551315364" office:value-type="float"/>
          <table:table-cell office:value="8.18849619602874" office:value-type="float"/>
          <table:table-cell office:value="8.538832410422236" office:value-type="float"/>
          <table:table-cell office:value="8.804099237176207" office:value-type="float"/>
          <table:table-cell office:value="9.04483401375676" office:value-type="float"/>
          <table:table-cell office:value="9.04483401375676" office:value-type="float"/>
          <table:table-cell office:value="8.713221163666873" office:value-type="float"/>
          <table:table-cell office:value="8.792643501679166" office:value-type="float"/>
          <table:table-cell office:value="8.941804013295076" office:value-type="float"/>
          <table:table-cell office:value="9.386247657095456" office:value-type="float"/>
          <table:table-cell office:value="9.386247657095456" office:value-type="float"/>
          <table:table-cell office:value="7.054795386941587" office:value-type="float"/>
          <table:table-cell office:value="7.533439484612719" office:value-type="float"/>
          <table:table-cell office:value="7.535805516910162" office:value-type="float"/>
          <table:table-cell office:value="7.700521869814944" office:value-type="float"/>
          <table:table-cell office:value="7.700521869814944" office:value-type="float"/>
        </table:table-row>
        <table:table-row>
          <table:table-cell office:value-type="string">
            <text:p>fibjs__fibjs</text:p>
          </table:table-cell>
          <table:table-cell office:value="26.063867479006234" office:value-type="float"/>
          <table:table-cell office:value="0.15040192735361657" office:value-type="float"/>
          <table:table-cell office:value="1.0" office:value-type="float"/>
          <table:table-cell office:value="0.18664975950491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05428528298838" office:value-type="float"/>
          <table:table-cell office:value="15.482408431077626" office:value-type="float"/>
          <table:table-cell office:value="15.708942316999439" office:value-type="float"/>
          <table:table-cell office:value="16.134131074390236" office:value-type="float"/>
          <table:table-cell office:value="16.134131074390236" office:value-type="float"/>
          <table:table-cell office:value="7.601173438582199" office:value-type="float"/>
          <table:table-cell office:value="7.742309292173426" office:value-type="float"/>
          <table:table-cell office:value="7.8380984799052476" office:value-type="float"/>
          <table:table-cell office:value="8.045074192103703" office:value-type="float"/>
          <table:table-cell office:value="8.045074192103703" office:value-type="float"/>
          <table:table-cell office:value="7.149691609076383" office:value-type="float"/>
          <table:table-cell office:value="7.385061316239263" office:value-type="float"/>
          <table:table-cell office:value="7.498057754481509" office:value-type="float"/>
          <table:table-cell office:value="7.5769100456450476" office:value-type="float"/>
          <table:table-cell office:value="7.5769100456450476" office:value-type="float"/>
          <table:table-cell office:value="8.425583184456482" office:value-type="float"/>
          <table:table-cell office:value="8.670525270203019" office:value-type="float"/>
          <table:table-cell office:value="8.705958987796405" office:value-type="float"/>
          <table:table-cell office:value="8.72894119323447" office:value-type="float"/>
          <table:table-cell office:value="8.72894119323447" office:value-type="float"/>
          <table:table-cell office:value="6.488806813383681" office:value-type="float"/>
          <table:table-cell office:value="6.511425853420466" office:value-type="float"/>
          <table:table-cell office:value="6.56065157036498" office:value-type="float"/>
          <table:table-cell office:value="6.744483255347276" office:value-type="float"/>
          <table:table-cell office:value="6.744483255347276" office:value-type="float"/>
        </table:table-row>
        <table:table-row>
          <table:table-cell office:value-type="string">
            <text:p>OpenRefine__OpenRefin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1.70966305338808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00975113246" office:value-type="float"/>
          <table:table-cell office:value="-17.414684200819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5684966556974" office:value-type="float"/>
          <table:table-cell office:value="17.4740814466629" office:value-type="float"/>
          <table:table-cell office:value="17.97833008940258" office:value-type="float"/>
          <table:table-cell office:value="7.30772210855923" office:value-type="float"/>
          <table:table-cell office:value="7.827096766819219" office:value-type="float"/>
          <table:table-cell office:value="7.935571784824926" office:value-type="float"/>
          <table:table-cell office:value="8.058604409181896" office:value-type="float"/>
          <table:table-cell office:value="8.726293471772236" office:value-type="float"/>
          <table:table-cell office:value="7.166755809355228" office:value-type="float"/>
          <table:table-cell office:value="8.095632676923877" office:value-type="float"/>
          <table:table-cell office:value="8.394352031082551" office:value-type="float"/>
          <table:table-cell office:value="8.491509500004103" office:value-type="float"/>
          <table:table-cell office:value="8.78279762766157" office:value-type="float"/>
          <table:table-cell office:value="8.48711404350176" office:value-type="float"/>
          <table:table-cell office:value="8.93484066052577" office:value-type="float"/>
          <table:table-cell office:value="9.097833648016742" office:value-type="float"/>
          <table:table-cell office:value="9.332277895107287" office:value-type="float"/>
          <table:table-cell office:value="9.857101313386842" office:value-type="float"/>
          <table:table-cell office:value="6.066367059210656" office:value-type="float"/>
          <table:table-cell office:value="6.850046999178257" office:value-type="float"/>
          <table:table-cell office:value="7.094933600933481" office:value-type="float"/>
          <table:table-cell office:value="7.2955405282406" office:value-type="float"/>
          <table:table-cell office:value="7.758908807201687" office:value-type="float"/>
        </table:table-row>
        <table:table-row>
          <table:table-cell office:value-type="string">
            <text:p>mrclay__minify</text:p>
          </table:table-cell>
          <table:table-cell office:value="23.206778591619127" office:value-type="float"/>
          <table:table-cell office:value="0.009208467576946303" office:value-type="float"/>
          <table:table-cell office:value="0.0" office:value-type="float"/>
          <table:table-cell office:value="1.63665639301498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720493048604085" office:value-type="float"/>
          <table:table-cell office:value="15.149638524276288" office:value-type="float"/>
          <table:table-cell office:value="16.915435532576524" office:value-type="float"/>
          <table:table-cell office:value="17.239796607043544" office:value-type="float"/>
          <table:table-cell office:value="17.315552339992657" office:value-type="float"/>
          <table:table-cell office:value="6.965747015634235" office:value-type="float"/>
          <table:table-cell office:value="7.407212640380826" office:value-type="float"/>
          <table:table-cell office:value="7.60306581108925" office:value-type="float"/>
          <table:table-cell office:value="7.930845518229284" office:value-type="float"/>
          <table:table-cell office:value="8.044000357556484" office:value-type="float"/>
          <table:table-cell office:value="7.4971912985732025" office:value-type="float"/>
          <table:table-cell office:value="8.186862637342319" office:value-type="float"/>
          <table:table-cell office:value="8.379150267343556" office:value-type="float"/>
          <table:table-cell office:value="8.549068552652134" office:value-type="float"/>
          <table:table-cell office:value="8.628037556237421" office:value-type="float"/>
          <table:table-cell office:value="8.338859596322205" office:value-type="float"/>
          <table:table-cell office:value="8.795869682896706" office:value-type="float"/>
          <table:table-cell office:value="8.868404026389964" office:value-type="float"/>
          <table:table-cell office:value="9.05910911746048" office:value-type="float"/>
          <table:table-cell office:value="9.332296149901115" office:value-type="float"/>
          <table:table-cell office:value="6.124078717885233" office:value-type="float"/>
          <table:table-cell office:value="6.861331206515877" office:value-type="float"/>
          <table:table-cell office:value="7.149325630573097" office:value-type="float"/>
          <table:table-cell office:value="7.339741763892791" office:value-type="float"/>
          <table:table-cell office:value="7.467589372410919" office:value-type="float"/>
        </table:table-row>
        <table:table-row>
          <table:table-cell office:value-type="string">
            <text:p>johannilsson__android-pulltorefresh</text:p>
          </table:table-cell>
          <table:table-cell office:value="23.93712124783357" office:value-type="float"/>
          <table:table-cell office:value="0.13549503340397648" office:value-type="float"/>
          <table:table-cell office:value="0.3" office:value-type="float"/>
          <table:table-cell office:value="1.725441521083253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872833786267" office:value-type="float"/>
          <table:table-cell office:value="-17.4387131784524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5611218687518" office:value-type="float"/>
          <table:table-cell office:value="17.360852817524492" office:value-type="float"/>
          <table:table-cell office:value="17.977199055765237" office:value-type="float"/>
          <table:table-cell office:value="7.384565918488418" office:value-type="float"/>
          <table:table-cell office:value="7.551926280073824" office:value-type="float"/>
          <table:table-cell office:value="7.90632636098219" office:value-type="float"/>
          <table:table-cell office:value="8.18080106766281" office:value-type="float"/>
          <table:table-cell office:value="8.684860505032372" office:value-type="float"/>
          <table:table-cell office:value="7.35125591738936" office:value-type="float"/>
          <table:table-cell office:value="7.5467020094717014" office:value-type="float"/>
          <table:table-cell office:value="8.159880376862173" office:value-type="float"/>
          <table:table-cell office:value="8.495457549596322" office:value-type="float"/>
          <table:table-cell office:value="8.728442952854188" office:value-type="float"/>
          <table:table-cell office:value="8.841767474139512" office:value-type="float"/>
          <table:table-cell office:value="9.003070723941837" office:value-type="float"/>
          <table:table-cell office:value="9.090752588759381" office:value-type="float"/>
          <table:table-cell office:value="9.155408510035933" office:value-type="float"/>
          <table:table-cell office:value="9.643775106490907" office:value-type="float"/>
          <table:table-cell office:value="6.052613399653297" office:value-type="float"/>
          <table:table-cell office:value="6.621054068176616" office:value-type="float"/>
          <table:table-cell office:value="6.646542035230981" office:value-type="float"/>
          <table:table-cell office:value="7.304097793056402" office:value-type="float"/>
          <table:table-cell office:value="7.562299771206913" office:value-type="float"/>
        </table:table-row>
        <table:table-row>
          <table:table-cell office:value-type="string">
            <text:p>HubSpot__offline</text:p>
          </table:table-cell>
          <table:table-cell office:value="21.84696971323374" office:value-type="float"/>
          <table:table-cell office:value="0.08821678296192433" office:value-type="float"/>
          <table:table-cell office:value="0.19230769230769232" office:value-type="float"/>
          <table:table-cell office:value="1.69671561974051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71609367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6562805781495" office:value-type="float"/>
          <table:table-cell office:value="16.501809056223443" office:value-type="float"/>
          <table:table-cell office:value="17.078586209420322" office:value-type="float"/>
          <table:table-cell office:value="17.799655454196447" office:value-type="float"/>
          <table:table-cell office:value="7.443095077257684" office:value-type="float"/>
          <table:table-cell office:value="7.611597743387387" office:value-type="float"/>
          <table:table-cell office:value="7.8661175246832755" office:value-type="float"/>
          <table:table-cell office:value="8.078913642808985" office:value-type="float"/>
          <table:table-cell office:value="9.286522824718247" office:value-type="float"/>
          <table:table-cell office:value="7.60952476684575" office:value-type="float"/>
          <table:table-cell office:value="8.201872134560837" office:value-type="float"/>
          <table:table-cell office:value="8.49033496604428" office:value-type="float"/>
          <table:table-cell office:value="8.625244146808582" office:value-type="float"/>
          <table:table-cell office:value="8.733007767778515" office:value-type="float"/>
          <table:table-cell office:value="8.803658779953182" office:value-type="float"/>
          <table:table-cell office:value="8.927346949061377" office:value-type="float"/>
          <table:table-cell office:value="9.08491542411338" office:value-type="float"/>
          <table:table-cell office:value="9.320611805602017" office:value-type="float"/>
          <table:table-cell office:value="9.848878620731295" office:value-type="float"/>
          <table:table-cell office:value="5.99193860169987" office:value-type="float"/>
          <table:table-cell office:value="6.934179545265928" office:value-type="float"/>
          <table:table-cell office:value="7.188580018769212" office:value-type="float"/>
          <table:table-cell office:value="7.474525453413187" office:value-type="float"/>
          <table:table-cell office:value="8.062888350795532" office:value-type="float"/>
        </table:table-row>
        <table:table-row>
          <table:table-cell office:value-type="string">
            <text:p>josh__css-explain</text:p>
          </table:table-cell>
          <table:table-cell office:value="43.34232728518363" office:value-type="float"/>
          <table:table-cell office:value="1.0" office:value-type="float"/>
          <table:table-cell office:value="0.5" office:value-type="float"/>
          <table:table-cell office:value="1.71715190572951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0389942815503" office:value-type="float"/>
          <table:table-cell office:value="-17.460389942815503" office:value-type="float"/>
          <table:table-cell office:value="-17.460389942815503" office:value-type="float"/>
          <table:table-cell office:value="-17.4603899428155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91769468056558" office:value-type="float"/>
          <table:table-cell office:value="7.5189772822653325" office:value-type="float"/>
          <table:table-cell office:value="7.5189772822653325" office:value-type="float"/>
          <table:table-cell office:value="7.5189772822653325" office:value-type="float"/>
          <table:table-cell office:value="7.5189772822653325" office:value-type="float"/>
          <table:table-cell office:value="7.9496655241932626" office:value-type="float"/>
          <table:table-cell office:value="7.871245303849028" office:value-type="float"/>
          <table:table-cell office:value="7.871245303849028" office:value-type="float"/>
          <table:table-cell office:value="7.871245303849028" office:value-type="float"/>
          <table:table-cell office:value="7.871245303849028" office:value-type="float"/>
          <table:table-cell office:value="8.121077690142968" office:value-type="float"/>
          <table:table-cell office:value="9.184762315835773" office:value-type="float"/>
          <table:table-cell office:value="9.184762315835773" office:value-type="float"/>
          <table:table-cell office:value="9.184762315835773" office:value-type="float"/>
          <table:table-cell office:value="9.184762315835773" office:value-type="float"/>
          <table:table-cell office:value="9.194589281038358" office:value-type="float"/>
          <table:table-cell office:value="6.445465691369945" office:value-type="float"/>
          <table:table-cell office:value="6.445465691369945" office:value-type="float"/>
          <table:table-cell office:value="6.445465691369945" office:value-type="float"/>
          <table:table-cell office:value="6.445465691369945" office:value-type="float"/>
          <table:table-cell office:value="6.636148512206516" office:value-type="float"/>
        </table:table-row>
        <table:table-row>
          <table:table-cell office:value-type="string">
            <text:p>oklai__koala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1.69356235430912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609728888674" office:value-type="float"/>
          <table:table-cell office:value="-17.4396832337503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55634289532895" office:value-type="float"/>
          <table:table-cell office:value="16.45188654580393" office:value-type="float"/>
          <table:table-cell office:value="17.899981682713317" office:value-type="float"/>
          <table:table-cell office:value="7.39178346798416" office:value-type="float"/>
          <table:table-cell office:value="7.8485917193167545" office:value-type="float"/>
          <table:table-cell office:value="7.926273223470453" office:value-type="float"/>
          <table:table-cell office:value="8.019756177287048" office:value-type="float"/>
          <table:table-cell office:value="8.417498008702864" office:value-type="float"/>
          <table:table-cell office:value="7.320582330279968" office:value-type="float"/>
          <table:table-cell office:value="8.199242032180386" office:value-type="float"/>
          <table:table-cell office:value="8.330895963026661" office:value-type="float"/>
          <table:table-cell office:value="8.519855011198507" office:value-type="float"/>
          <table:table-cell office:value="8.962148396386649" office:value-type="float"/>
          <table:table-cell office:value="8.941567898044436" office:value-type="float"/>
          <table:table-cell office:value="9.03681650876602" office:value-type="float"/>
          <table:table-cell office:value="9.268603758102945" office:value-type="float"/>
          <table:table-cell office:value="9.309105715516552" office:value-type="float"/>
          <table:table-cell office:value="9.539135601646112" office:value-type="float"/>
          <table:table-cell office:value="6.377867158300008" office:value-type="float"/>
          <table:table-cell office:value="6.867553922936125" office:value-type="float"/>
          <table:table-cell office:value="7.026828055452517" office:value-type="float"/>
          <table:table-cell office:value="7.301316778258711" office:value-type="float"/>
          <table:table-cell office:value="7.545641694421719" office:value-type="float"/>
        </table:table-row>
        <table:table-row>
          <table:table-cell office:value-type="string">
            <text:p>revolunet__angular-carousel</text:p>
          </table:table-cell>
          <table:table-cell office:value="21.376815312033088" office:value-type="float"/>
          <table:table-cell office:value="0.152050255494972" office:value-type="float"/>
          <table:table-cell office:value="0.2" office:value-type="float"/>
          <table:table-cell office:value="1.71056139824965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51284549697" office:value-type="float"/>
          <table:table-cell office:value="-17.473659631305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31960702986885" office:value-type="float"/>
          <table:table-cell office:value="16.642985647590272" office:value-type="float"/>
          <table:table-cell office:value="17.639311676207583" office:value-type="float"/>
          <table:table-cell office:value="7.204125413401878" office:value-type="float"/>
          <table:table-cell office:value="7.514292754656809" office:value-type="float"/>
          <table:table-cell office:value="7.757637107429826" office:value-type="float"/>
          <table:table-cell office:value="8.000935147971889" office:value-type="float"/>
          <table:table-cell office:value="8.67118127054994" office:value-type="float"/>
          <table:table-cell office:value="7.047054018612589" office:value-type="float"/>
          <table:table-cell office:value="7.866480054990163" office:value-type="float"/>
          <table:table-cell office:value="8.17319628153173" office:value-type="float"/>
          <table:table-cell office:value="8.461903989692466" office:value-type="float"/>
          <table:table-cell office:value="8.766057436768957" office:value-type="float"/>
          <table:table-cell office:value="8.594330236061277" office:value-type="float"/>
          <table:table-cell office:value="8.93956314332409" office:value-type="float"/>
          <table:table-cell office:value="9.09646811516772" office:value-type="float"/>
          <table:table-cell office:value="9.230699379257542" office:value-type="float"/>
          <table:table-cell office:value="9.737850863983663" office:value-type="float"/>
          <table:table-cell office:value="6.122641737041835" office:value-type="float"/>
          <table:table-cell office:value="6.486138150230811" office:value-type="float"/>
          <table:table-cell office:value="6.7354009078351265" office:value-type="float"/>
          <table:table-cell office:value="7.087629931490778" office:value-type="float"/>
          <table:table-cell office:value="7.730315086180889" office:value-type="float"/>
        </table:table-row>
        <table:table-row>
          <table:table-cell office:value-type="string">
            <text:p>woocommerce__woocommerc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1.66088092262195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4876554385" office:value-type="float"/>
          <table:table-cell office:value="-17.48000827029599" office:value-type="float"/>
          <table:table-cell office:value="-17.4467294351621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32160634631814" office:value-type="float"/>
          <table:table-cell office:value="17.996026589062755" office:value-type="float"/>
          <table:table-cell office:value="7.2980374262273475" office:value-type="float"/>
          <table:table-cell office:value="7.88318364606579" office:value-type="float"/>
          <table:table-cell office:value="8.095884326977293" office:value-type="float"/>
          <table:table-cell office:value="8.279331043625744" office:value-type="float"/>
          <table:table-cell office:value="9.311601188453592" office:value-type="float"/>
          <table:table-cell office:value="7.229335238142104" office:value-type="float"/>
          <table:table-cell office:value="8.492960548682284" office:value-type="float"/>
          <table:table-cell office:value="8.673389380960655" office:value-type="float"/>
          <table:table-cell office:value="8.82342847493608" office:value-type="float"/>
          <table:table-cell office:value="9.548922827753788" office:value-type="float"/>
          <table:table-cell office:value="8.627240691013762" office:value-type="float"/>
          <table:table-cell office:value="9.12630330443833" office:value-type="float"/>
          <table:table-cell office:value="9.25428436134777" office:value-type="float"/>
          <table:table-cell office:value="9.40488025424314" office:value-type="float"/>
          <table:table-cell office:value="10.156720036829164" office:value-type="float"/>
          <table:table-cell office:value="6.29388789731814" office:value-type="float"/>
          <table:table-cell office:value="7.22536519828175" office:value-type="float"/>
          <table:table-cell office:value="7.47565586123203" office:value-type="float"/>
          <table:table-cell office:value="7.699657526354516" office:value-type="float"/>
          <table:table-cell office:value="8.723015891827766" office:value-type="float"/>
        </table:table-row>
        <table:table-row>
          <table:table-cell office:value-type="string">
            <text:p>soundcloud__roshi</text:p>
          </table:table-cell>
          <table:table-cell office:value="41.054978586357095" office:value-type="float"/>
          <table:table-cell office:value="1.0" office:value-type="float"/>
          <table:table-cell office:value="0.0" office:value-type="float"/>
          <table:table-cell office:value="1.686615059669206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4684908401691" office:value-type="float"/>
          <table:table-cell office:value="15.324684908401691" office:value-type="float"/>
          <table:table-cell office:value="15.324684908401691" office:value-type="float"/>
          <table:table-cell office:value="15.324684908401691" office:value-type="float"/>
          <table:table-cell office:value="17.41780674943024" office:value-type="float"/>
          <table:table-cell office:value="8.028378723549803" office:value-type="float"/>
          <table:table-cell office:value="8.028378723549803" office:value-type="float"/>
          <table:table-cell office:value="8.028378723549803" office:value-type="float"/>
          <table:table-cell office:value="8.028378723549803" office:value-type="float"/>
          <table:table-cell office:value="8.134939654724727" office:value-type="float"/>
          <table:table-cell office:value="8.418427244060116" office:value-type="float"/>
          <table:table-cell office:value="8.418427244060116" office:value-type="float"/>
          <table:table-cell office:value="8.418427244060116" office:value-type="float"/>
          <table:table-cell office:value="8.418427244060116" office:value-type="float"/>
          <table:table-cell office:value="8.649981613568075" office:value-type="float"/>
          <table:table-cell office:value="9.381041871760413" office:value-type="float"/>
          <table:table-cell office:value="9.381041871760413" office:value-type="float"/>
          <table:table-cell office:value="9.381041871760413" office:value-type="float"/>
          <table:table-cell office:value="9.381041871760413" office:value-type="float"/>
          <table:table-cell office:value="9.46146333253227" office:value-type="float"/>
          <table:table-cell office:value="7.065764095849505" office:value-type="float"/>
          <table:table-cell office:value="7.065764095849505" office:value-type="float"/>
          <table:table-cell office:value="7.065764095849505" office:value-type="float"/>
          <table:table-cell office:value="7.065764095849505" office:value-type="float"/>
          <table:table-cell office:value="7.323457935760532" office:value-type="float"/>
        </table:table-row>
        <table:table-row>
          <table:table-cell office:value-type="string">
            <text:p>pyenv__pyenv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1.699511818616015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240662657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62581059317675" office:value-type="float"/>
          <table:table-cell office:value="16.05454018838664" office:value-type="float"/>
          <table:table-cell office:value="16.802323140010458" office:value-type="float"/>
          <table:table-cell office:value="17.994737522985087" office:value-type="float"/>
          <table:table-cell office:value="6.8481896397311175" office:value-type="float"/>
          <table:table-cell office:value="7.434090166813373" office:value-type="float"/>
          <table:table-cell office:value="7.599678579030741" office:value-type="float"/>
          <table:table-cell office:value="7.861843195541926" office:value-type="float"/>
          <table:table-cell office:value="9.564849066996189" office:value-type="float"/>
          <table:table-cell office:value="6.744662237515385" office:value-type="float"/>
          <table:table-cell office:value="7.768585524600015" office:value-type="float"/>
          <table:table-cell office:value="8.067436215944085" office:value-type="float"/>
          <table:table-cell office:value="8.339545475383549" office:value-type="float"/>
          <table:table-cell office:value="9.309131494753426" office:value-type="float"/>
          <table:table-cell office:value="8.300603558113341" office:value-type="float"/>
          <table:table-cell office:value="8.718981742387893" office:value-type="float"/>
          <table:table-cell office:value="8.862488701757545" office:value-type="float"/>
          <table:table-cell office:value="9.012441574088296" office:value-type="float"/>
          <table:table-cell office:value="10.077849061630072" office:value-type="float"/>
          <table:table-cell office:value="5.859103993715519" office:value-type="float"/>
          <table:table-cell office:value="6.589454053730904" office:value-type="float"/>
          <table:table-cell office:value="6.804867191676403" office:value-type="float"/>
          <table:table-cell office:value="7.045479204072014" office:value-type="float"/>
          <table:table-cell office:value="7.980042093953145" office:value-type="float"/>
        </table:table-row>
        <table:table-row>
          <table:table-cell office:value-type="string">
            <text:p>pika__pika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1.70649164351413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34953187712" office:value-type="float"/>
          <table:table-cell office:value="-17.482077221370144" office:value-type="float"/>
          <table:table-cell office:value="-17.458762673773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6326221212231" office:value-type="float"/>
          <table:table-cell office:value="17.97136194109703" office:value-type="float"/>
          <table:table-cell office:value="6.847025958547319" office:value-type="float"/>
          <table:table-cell office:value="7.786263619858101" office:value-type="float"/>
          <table:table-cell office:value="7.947553189022815" office:value-type="float"/>
          <table:table-cell office:value="8.106136032859887" office:value-type="float"/>
          <table:table-cell office:value="8.621005062964551" office:value-type="float"/>
          <table:table-cell office:value="7.606744153193636" office:value-type="float"/>
          <table:table-cell office:value="8.10106031488884" office:value-type="float"/>
          <table:table-cell office:value="8.267721185771334" office:value-type="float"/>
          <table:table-cell office:value="8.445639458005477" office:value-type="float"/>
          <table:table-cell office:value="8.957996857304536" office:value-type="float"/>
          <table:table-cell office:value="8.365462362282202" office:value-type="float"/>
          <table:table-cell office:value="9.011823969428692" office:value-type="float"/>
          <table:table-cell office:value="9.125496865220018" office:value-type="float"/>
          <table:table-cell office:value="9.34227162605168" office:value-type="float"/>
          <table:table-cell office:value="9.704429835072869" office:value-type="float"/>
          <table:table-cell office:value="6.0749964549968265" office:value-type="float"/>
          <table:table-cell office:value="6.8234910796354376" office:value-type="float"/>
          <table:table-cell office:value="7.020957678527653" office:value-type="float"/>
          <table:table-cell office:value="7.235494232230351" office:value-type="float"/>
          <table:table-cell office:value="7.764943269569739" office:value-type="float"/>
        </table:table-row>
        <table:table-row>
          <table:table-cell office:value-type="string">
            <text:p>p-e-w__finalterm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1.72644977398258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978788679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402564786291" office:value-type="float"/>
          <table:table-cell office:value="16.302828962531688" office:value-type="float"/>
          <table:table-cell office:value="17.271695980185292" office:value-type="float"/>
          <table:table-cell office:value="17.97584388387944" office:value-type="float"/>
          <table:table-cell office:value="7.226567651475652" office:value-type="float"/>
          <table:table-cell office:value="7.670768603841623" office:value-type="float"/>
          <table:table-cell office:value="7.888502452380368" office:value-type="float"/>
          <table:table-cell office:value="8.123587527316866" office:value-type="float"/>
          <table:table-cell office:value="9.018182764339812" office:value-type="float"/>
          <table:table-cell office:value="7.39642701346299" office:value-type="float"/>
          <table:table-cell office:value="7.827728241668776" office:value-type="float"/>
          <table:table-cell office:value="8.149720323844406" office:value-type="float"/>
          <table:table-cell office:value="8.278495387142906" office:value-type="float"/>
          <table:table-cell office:value="8.646848921159233" office:value-type="float"/>
          <table:table-cell office:value="8.53546613903366" office:value-type="float"/>
          <table:table-cell office:value="8.868937820153025" office:value-type="float"/>
          <table:table-cell office:value="9.047868460634966" office:value-type="float"/>
          <table:table-cell office:value="9.329586621929067" office:value-type="float"/>
          <table:table-cell office:value="9.676396384973467" office:value-type="float"/>
          <table:table-cell office:value="6.3337817886415735" office:value-type="float"/>
          <table:table-cell office:value="6.699198790893318" office:value-type="float"/>
          <table:table-cell office:value="6.88808843738484" office:value-type="float"/>
          <table:table-cell office:value="7.120757856207806" office:value-type="float"/>
          <table:table-cell office:value="7.621847817528893" office:value-type="float"/>
        </table:table-row>
        <table:table-row>
          <table:table-cell office:value-type="string">
            <text:p>aspnetboilerplate__aspnetboilerplat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1.73378395665259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3719333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91613391922326" office:value-type="float"/>
          <table:table-cell office:value="16.737155143240066" office:value-type="float"/>
          <table:table-cell office:value="17.257031680105975" office:value-type="float"/>
          <table:table-cell office:value="17.999022883230197" office:value-type="float"/>
          <table:table-cell office:value="6.973529773650171" office:value-type="float"/>
          <table:table-cell office:value="7.605715561690021" office:value-type="float"/>
          <table:table-cell office:value="7.788621340478251" office:value-type="float"/>
          <table:table-cell office:value="7.961048961572325" office:value-type="float"/>
          <table:table-cell office:value="8.541143981927235" office:value-type="float"/>
          <table:table-cell office:value="6.642066391211796" office:value-type="float"/>
          <table:table-cell office:value="7.5937603713260575" office:value-type="float"/>
          <table:table-cell office:value="7.999924974665442" office:value-type="float"/>
          <table:table-cell office:value="8.342615119085078" office:value-type="float"/>
          <table:table-cell office:value="9.05466013262928" office:value-type="float"/>
          <table:table-cell office:value="8.527164545474132" office:value-type="float"/>
          <table:table-cell office:value="8.883469035277237" office:value-type="float"/>
          <table:table-cell office:value="9.019511732025205" office:value-type="float"/>
          <table:table-cell office:value="9.176834242092507" office:value-type="float"/>
          <table:table-cell office:value="9.79668639925589" office:value-type="float"/>
          <table:table-cell office:value="5.560039302914275" office:value-type="float"/>
          <table:table-cell office:value="6.387569324307716" office:value-type="float"/>
          <table:table-cell office:value="6.711067487389842" office:value-type="float"/>
          <table:table-cell office:value="7.069166655521038" office:value-type="float"/>
          <table:table-cell office:value="7.882865634233977" office:value-type="float"/>
        </table:table-row>
        <table:table-row>
          <table:table-cell office:value-type="string">
            <text:p>nicklockwood__iVersion</text:p>
          </table:table-cell>
          <table:table-cell office:value="23.850541758853396" office:value-type="float"/>
          <table:table-cell office:value="0.17092108575805265" office:value-type="float"/>
          <table:table-cell office:value="0.0" office:value-type="float"/>
          <table:table-cell office:value="1.63573335161984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8000695181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38506828912154" office:value-type="float"/>
          <table:table-cell office:value="14.50224229097848" office:value-type="float"/>
          <table:table-cell office:value="15.76682517190369" office:value-type="float"/>
          <table:table-cell office:value="17.80155766017044" office:value-type="float"/>
          <table:table-cell office:value="7.326874040771678" office:value-type="float"/>
          <table:table-cell office:value="7.498953369869684" office:value-type="float"/>
          <table:table-cell office:value="7.752284498749181" office:value-type="float"/>
          <table:table-cell office:value="7.752744956518977" office:value-type="float"/>
          <table:table-cell office:value="8.13112193880011" office:value-type="float"/>
          <table:table-cell office:value="8.051640178240081" office:value-type="float"/>
          <table:table-cell office:value="8.1570878862528" office:value-type="float"/>
          <table:table-cell office:value="8.412174453184623" office:value-type="float"/>
          <table:table-cell office:value="8.544754357562296" office:value-type="float"/>
          <table:table-cell office:value="8.901169250525351" office:value-type="float"/>
          <table:table-cell office:value="8.590012727629203" office:value-type="float"/>
          <table:table-cell office:value="8.622443359272474" office:value-type="float"/>
          <table:table-cell office:value="9.100669707188032" office:value-type="float"/>
          <table:table-cell office:value="9.121005430856673" office:value-type="float"/>
          <table:table-cell office:value="9.51505307082347" office:value-type="float"/>
          <table:table-cell office:value="6.788501491382557" office:value-type="float"/>
          <table:table-cell office:value="7.0335978968500115" office:value-type="float"/>
          <table:table-cell office:value="7.072712065542239" office:value-type="float"/>
          <table:table-cell office:value="7.151031250626497" office:value-type="float"/>
          <table:table-cell office:value="7.755166282744525" office:value-type="float"/>
        </table:table-row>
        <table:table-row>
          <table:table-cell office:value-type="string">
            <text:p>google__closure-library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1.67875502459204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343319585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932025134791" office:value-type="float"/>
          <table:table-cell office:value="16.954104582069565" office:value-type="float"/>
          <table:table-cell office:value="17.68143016116214" office:value-type="float"/>
          <table:table-cell office:value="17.98009218034954" office:value-type="float"/>
          <table:table-cell office:value="7.386821241071832" office:value-type="float"/>
          <table:table-cell office:value="7.741722784146322" office:value-type="float"/>
          <table:table-cell office:value="7.91987501630199" office:value-type="float"/>
          <table:table-cell office:value="8.07056233242221" office:value-type="float"/>
          <table:table-cell office:value="9.191546785401682" office:value-type="float"/>
          <table:table-cell office:value="8.064655796349289" office:value-type="float"/>
          <table:table-cell office:value="8.274873603614889" office:value-type="float"/>
          <table:table-cell office:value="8.464231401293338" office:value-type="float"/>
          <table:table-cell office:value="8.610681392802116" office:value-type="float"/>
          <table:table-cell office:value="9.080916027191316" office:value-type="float"/>
          <table:table-cell office:value="8.990549527784358" office:value-type="float"/>
          <table:table-cell office:value="9.130457160584744" office:value-type="float"/>
          <table:table-cell office:value="9.29478157294731" office:value-type="float"/>
          <table:table-cell office:value="9.454968100300263" office:value-type="float"/>
          <table:table-cell office:value="9.924594303380136" office:value-type="float"/>
          <table:table-cell office:value="6.46019979299132" office:value-type="float"/>
          <table:table-cell office:value="6.911138077166127" office:value-type="float"/>
          <table:table-cell office:value="7.126973699647995" office:value-type="float"/>
          <table:table-cell office:value="7.256149699582551" office:value-type="float"/>
          <table:table-cell office:value="8.347868509212862" office:value-type="float"/>
        </table:table-row>
        <table:table-row>
          <table:table-cell office:value-type="string">
            <text:p>explosion__spaCy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1.70969923015446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6099452937" office:value-type="float"/>
          <table:table-cell office:value="-17.4573834110642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10238294969345" office:value-type="float"/>
          <table:table-cell office:value="17.14141801263215" office:value-type="float"/>
          <table:table-cell office:value="17.986210845081207" office:value-type="float"/>
          <table:table-cell office:value="6.814846257036922" office:value-type="float"/>
          <table:table-cell office:value="7.658985523685006" office:value-type="float"/>
          <table:table-cell office:value="7.875406732018883" office:value-type="float"/>
          <table:table-cell office:value="8.121349049763843" office:value-type="float"/>
          <table:table-cell office:value="9.236586584087974" office:value-type="float"/>
          <table:table-cell office:value="6.891149807177025" office:value-type="float"/>
          <table:table-cell office:value="7.960779821937834" office:value-type="float"/>
          <table:table-cell office:value="8.230746854351526" office:value-type="float"/>
          <table:table-cell office:value="8.437664258014948" office:value-type="float"/>
          <table:table-cell office:value="9.406663681066657" office:value-type="float"/>
          <table:table-cell office:value="8.299250080335353" office:value-type="float"/>
          <table:table-cell office:value="8.916247090748984" office:value-type="float"/>
          <table:table-cell office:value="9.11241585955549" office:value-type="float"/>
          <table:table-cell office:value="9.298991421698679" office:value-type="float"/>
          <table:table-cell office:value="10.203715947407975" office:value-type="float"/>
          <table:table-cell office:value="5.912357474642839" office:value-type="float"/>
          <table:table-cell office:value="6.723697364760833" office:value-type="float"/>
          <table:table-cell office:value="6.944562130246439" office:value-type="float"/>
          <table:table-cell office:value="7.16695216335776" office:value-type="float"/>
          <table:table-cell office:value="8.203469030853988" office:value-type="float"/>
        </table:table-row>
        <table:table-row>
          <table:table-cell office:value-type="string">
            <text:p>fastlane__fastlan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1.7140097753003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8454708125" office:value-type="float"/>
          <table:table-cell office:value="-17.4355525105557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0173999044239" office:value-type="float"/>
          <table:table-cell office:value="17.122090364688276" office:value-type="float"/>
          <table:table-cell office:value="17.99870488209572" office:value-type="float"/>
          <table:table-cell office:value="6.882815444532238" office:value-type="float"/>
          <table:table-cell office:value="7.719229073781777" office:value-type="float"/>
          <table:table-cell office:value="7.91703847769725" office:value-type="float"/>
          <table:table-cell office:value="8.218139959920123" office:value-type="float"/>
          <table:table-cell office:value="9.605221545146428" office:value-type="float"/>
          <table:table-cell office:value="7.039476001047968" office:value-type="float"/>
          <table:table-cell office:value="8.012519905978055" office:value-type="float"/>
          <table:table-cell office:value="8.286987097476029" office:value-type="float"/>
          <table:table-cell office:value="8.481363463659164" office:value-type="float"/>
          <table:table-cell office:value="9.029464279630439" office:value-type="float"/>
          <table:table-cell office:value="8.403853227584927" office:value-type="float"/>
          <table:table-cell office:value="8.864517065739397" office:value-type="float"/>
          <table:table-cell office:value="9.050704469981405" office:value-type="float"/>
          <table:table-cell office:value="9.26999464807148" office:value-type="float"/>
          <table:table-cell office:value="10.019047493589358" office:value-type="float"/>
          <table:table-cell office:value="6.136504058064448" office:value-type="float"/>
          <table:table-cell office:value="6.901479085582947" office:value-type="float"/>
          <table:table-cell office:value="7.128526121943493" office:value-type="float"/>
          <table:table-cell office:value="7.322395128109334" office:value-type="float"/>
          <table:table-cell office:value="8.141400978434344" office:value-type="float"/>
        </table:table-row>
        <table:table-row>
          <table:table-cell office:value-type="string">
            <text:p>itinance__react-native-fs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1.7206103185824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96716909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31960007225802" office:value-type="float"/>
          <table:table-cell office:value="16.523756737736687" office:value-type="float"/>
          <table:table-cell office:value="17.24191281772534" office:value-type="float"/>
          <table:table-cell office:value="17.922877227925873" office:value-type="float"/>
          <table:table-cell office:value="7.345196362324665" office:value-type="float"/>
          <table:table-cell office:value="7.679425999495965" office:value-type="float"/>
          <table:table-cell office:value="7.983347073891472" office:value-type="float"/>
          <table:table-cell office:value="8.36007664367325" office:value-type="float"/>
          <table:table-cell office:value="9.24205557893205" office:value-type="float"/>
          <table:table-cell office:value="7.375447692709334" office:value-type="float"/>
          <table:table-cell office:value="8.029754621801748" office:value-type="float"/>
          <table:table-cell office:value="8.326932349720423" office:value-type="float"/>
          <table:table-cell office:value="8.580954284754302" office:value-type="float"/>
          <table:table-cell office:value="8.88268553688172" office:value-type="float"/>
          <table:table-cell office:value="8.568871405870807" office:value-type="float"/>
          <table:table-cell office:value="8.940804483789737" office:value-type="float"/>
          <table:table-cell office:value="9.179197200767343" office:value-type="float"/>
          <table:table-cell office:value="9.411904442894254" office:value-type="float"/>
          <table:table-cell office:value="9.681899989045391" office:value-type="float"/>
          <table:table-cell office:value="6.026145517263561" office:value-type="float"/>
          <table:table-cell office:value="6.760408350325817" office:value-type="float"/>
          <table:table-cell office:value="7.076861289311719" office:value-type="float"/>
          <table:table-cell office:value="7.449081087134434" office:value-type="float"/>
          <table:table-cell office:value="8.18503207633695" office:value-type="float"/>
        </table:table-row>
        <table:table-row>
          <table:table-cell office:value-type="string">
            <text:p>nefarius__ScpToolkit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1.64848610996163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735215698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04387721249338" office:value-type="float"/>
          <table:table-cell office:value="15.505894082820124" office:value-type="float"/>
          <table:table-cell office:value="16.600845353404306" office:value-type="float"/>
          <table:table-cell office:value="17.832628775649408" office:value-type="float"/>
          <table:table-cell office:value="7.055636109938558" office:value-type="float"/>
          <table:table-cell office:value="7.481232095386124" office:value-type="float"/>
          <table:table-cell office:value="7.681798546788553" office:value-type="float"/>
          <table:table-cell office:value="7.950290425356524" office:value-type="float"/>
          <table:table-cell office:value="8.381368955212608" office:value-type="float"/>
          <table:table-cell office:value="6.993749597117807" office:value-type="float"/>
          <table:table-cell office:value="8.177899156124052" office:value-type="float"/>
          <table:table-cell office:value="8.387520637191596" office:value-type="float"/>
          <table:table-cell office:value="8.599750897507377" office:value-type="float"/>
          <table:table-cell office:value="9.041210173601117" office:value-type="float"/>
          <table:table-cell office:value="8.150670805791332" office:value-type="float"/>
          <table:table-cell office:value="8.637166711666307" office:value-type="float"/>
          <table:table-cell office:value="8.825558600713427" office:value-type="float"/>
          <table:table-cell office:value="8.934875897478026" office:value-type="float"/>
          <table:table-cell office:value="9.375706003513336" office:value-type="float"/>
          <table:table-cell office:value="6.28718185822089" office:value-type="float"/>
          <table:table-cell office:value="6.947074204037243" office:value-type="float"/>
          <table:table-cell office:value="7.290207852086819" office:value-type="float"/>
          <table:table-cell office:value="7.537724422390641" office:value-type="float"/>
          <table:table-cell office:value="8.033704806077292" office:value-type="float"/>
        </table:table-row>
        <table:table-row>
          <table:table-cell office:value-type="string">
            <text:p>youknowone__UI7Kit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1.73449567387356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8738074676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43308530286883" office:value-type="float"/>
          <table:table-cell office:value="17.457013204393082" office:value-type="float"/>
          <table:table-cell office:value="17.670258665781276" office:value-type="float"/>
          <table:table-cell office:value="17.973925764747587" office:value-type="float"/>
          <table:table-cell office:value="7.342269028553832" office:value-type="float"/>
          <table:table-cell office:value="7.676256648436267" office:value-type="float"/>
          <table:table-cell office:value="7.818053278778369" office:value-type="float"/>
          <table:table-cell office:value="8.159440055723845" office:value-type="float"/>
          <table:table-cell office:value="8.235088849056282" office:value-type="float"/>
          <table:table-cell office:value="7.114735291289112" office:value-type="float"/>
          <table:table-cell office:value="7.563530679258715" office:value-type="float"/>
          <table:table-cell office:value="8.314549647615875" office:value-type="float"/>
          <table:table-cell office:value="8.636858399822072" office:value-type="float"/>
          <table:table-cell office:value="8.95567190157266" office:value-type="float"/>
          <table:table-cell office:value="8.7896497007867" office:value-type="float"/>
          <table:table-cell office:value="9.012667287223707" office:value-type="float"/>
          <table:table-cell office:value="9.200785851714295" office:value-type="float"/>
          <table:table-cell office:value="9.373181129523005" office:value-type="float"/>
          <table:table-cell office:value="9.403382308267052" office:value-type="float"/>
          <table:table-cell office:value="5.847708583903834" office:value-type="float"/>
          <table:table-cell office:value="6.206943096283054" office:value-type="float"/>
          <table:table-cell office:value="6.942294526342993" office:value-type="float"/>
          <table:table-cell office:value="7.434295530500199" office:value-type="float"/>
          <table:table-cell office:value="7.948292344938129" office:value-type="float"/>
        </table:table-row>
        <table:table-row>
          <table:table-cell office:value-type="string">
            <text:p>google-fabric__velocity-react</text:p>
          </table:table-cell>
          <table:table-cell office:value="21.65404630013112" office:value-type="float"/>
          <table:table-cell office:value="0.06105410403988717" office:value-type="float"/>
          <table:table-cell office:value="0.08333333333333333" office:value-type="float"/>
          <table:table-cell office:value="1.68223033499912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087406342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79685814862328" office:value-type="float"/>
          <table:table-cell office:value="16.411319418532987" office:value-type="float"/>
          <table:table-cell office:value="17.104374761029533" office:value-type="float"/>
          <table:table-cell office:value="17.763410311659158" office:value-type="float"/>
          <table:table-cell office:value="6.790926220178738" office:value-type="float"/>
          <table:table-cell office:value="7.391767962840536" office:value-type="float"/>
          <table:table-cell office:value="7.646805607017546" office:value-type="float"/>
          <table:table-cell office:value="7.968967007755838" office:value-type="float"/>
          <table:table-cell office:value="8.917596479737885" office:value-type="float"/>
          <table:table-cell office:value="7.58452781789452" office:value-type="float"/>
          <table:table-cell office:value="8.002029738685852" office:value-type="float"/>
          <table:table-cell office:value="8.260902110640087" office:value-type="float"/>
          <table:table-cell office:value="8.44807585333578" office:value-type="float"/>
          <table:table-cell office:value="8.713151362565407" office:value-type="float"/>
          <table:table-cell office:value="8.626690535444096" office:value-type="float"/>
          <table:table-cell office:value="8.918953497398764" office:value-type="float"/>
          <table:table-cell office:value="9.235695009143612" office:value-type="float"/>
          <table:table-cell office:value="9.414095552591476" office:value-type="float"/>
          <table:table-cell office:value="9.846447292009843" office:value-type="float"/>
          <table:table-cell office:value="6.029797316457168" office:value-type="float"/>
          <table:table-cell office:value="6.473497640663665" office:value-type="float"/>
          <table:table-cell office:value="6.817647136764807" office:value-type="float"/>
          <table:table-cell office:value="7.028554534805405" office:value-type="float"/>
          <table:table-cell office:value="7.364461560302195" office:value-type="float"/>
        </table:table-row>
        <table:table-row>
          <table:table-cell office:value-type="string">
            <text:p>canjs__canjs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1.66842196155040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97514245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52879611409153" office:value-type="float"/>
          <table:table-cell office:value="16.776737339402104" office:value-type="float"/>
          <table:table-cell office:value="17.38612912439975" office:value-type="float"/>
          <table:table-cell office:value="17.968331307865228" office:value-type="float"/>
          <table:table-cell office:value="7.238571368659766" office:value-type="float"/>
          <table:table-cell office:value="7.604101760945244" office:value-type="float"/>
          <table:table-cell office:value="7.802475313495032" office:value-type="float"/>
          <table:table-cell office:value="7.943701090262481" office:value-type="float"/>
          <table:table-cell office:value="8.65334441847829" office:value-type="float"/>
          <table:table-cell office:value="7.56192750419425" office:value-type="float"/>
          <table:table-cell office:value="8.30087309887275" office:value-type="float"/>
          <table:table-cell office:value="8.424459041161533" office:value-type="float"/>
          <table:table-cell office:value="8.513021475909206" office:value-type="float"/>
          <table:table-cell office:value="8.901880324152026" office:value-type="float"/>
          <table:table-cell office:value="8.444692200053945" office:value-type="float"/>
          <table:table-cell office:value="9.111070748954475" office:value-type="float"/>
          <table:table-cell office:value="9.219244826927977" office:value-type="float"/>
          <table:table-cell office:value="9.318164647811592" office:value-type="float"/>
          <table:table-cell office:value="9.729170124334473" office:value-type="float"/>
          <table:table-cell office:value="5.817742375347548" office:value-type="float"/>
          <table:table-cell office:value="6.859577416775371" office:value-type="float"/>
          <table:table-cell office:value="6.99424531766588" office:value-type="float"/>
          <table:table-cell office:value="7.137326249971084" office:value-type="float"/>
          <table:table-cell office:value="7.642522620387008" office:value-type="float"/>
        </table:table-row>
        <table:table-row>
          <table:table-cell office:value-type="string">
            <text:p>rt2zz__redux-persist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1.70716211567398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784857280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7092132470767" office:value-type="float"/>
          <table:table-cell office:value="16.590710261943244" office:value-type="float"/>
          <table:table-cell office:value="17.35135793448066" office:value-type="float"/>
          <table:table-cell office:value="17.99398146452104" office:value-type="float"/>
          <table:table-cell office:value="7.085287592902594" office:value-type="float"/>
          <table:table-cell office:value="7.612737397605504" office:value-type="float"/>
          <table:table-cell office:value="7.812564183247522" office:value-type="float"/>
          <table:table-cell office:value="8.060277946523986" office:value-type="float"/>
          <table:table-cell office:value="8.526507222511828" office:value-type="float"/>
          <table:table-cell office:value="7.2752240547460065" office:value-type="float"/>
          <table:table-cell office:value="7.919676309352383" office:value-type="float"/>
          <table:table-cell office:value="8.222223919393329" office:value-type="float"/>
          <table:table-cell office:value="8.464400603113418" office:value-type="float"/>
          <table:table-cell office:value="9.042225672568721" office:value-type="float"/>
          <table:table-cell office:value="8.604572331144436" office:value-type="float"/>
          <table:table-cell office:value="8.933917773096269" office:value-type="float"/>
          <table:table-cell office:value="9.124385687885933" office:value-type="float"/>
          <table:table-cell office:value="9.297004595032295" office:value-type="float"/>
          <table:table-cell office:value="9.777497851675593" office:value-type="float"/>
          <table:table-cell office:value="5.864459970919812" office:value-type="float"/>
          <table:table-cell office:value="6.572860112888114" office:value-type="float"/>
          <table:table-cell office:value="6.9312297203485365" office:value-type="float"/>
          <table:table-cell office:value="7.177673388139947" office:value-type="float"/>
          <table:table-cell office:value="7.78931397161592" office:value-type="float"/>
        </table:table-row>
        <table:table-row>
          <table:table-cell office:value-type="string">
            <text:p>jakiestfu__Snap.js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1.6977161128005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851178789" office:value-type="float"/>
          <table:table-cell office:value="-17.485505015749695" office:value-type="float"/>
          <table:table-cell office:value="-17.450203329948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5046745436526" office:value-type="float"/>
          <table:table-cell office:value="17.767938266335257" office:value-type="float"/>
          <table:table-cell office:value="7.27673054561037" office:value-type="float"/>
          <table:table-cell office:value="7.706498590409134" office:value-type="float"/>
          <table:table-cell office:value="7.936394802902758" office:value-type="float"/>
          <table:table-cell office:value="8.077079571225635" office:value-type="float"/>
          <table:table-cell office:value="8.627670498908808" office:value-type="float"/>
          <table:table-cell office:value="7.618811093045317" office:value-type="float"/>
          <table:table-cell office:value="8.10124463094466" office:value-type="float"/>
          <table:table-cell office:value="8.385157064472164" office:value-type="float"/>
          <table:table-cell office:value="8.48521533188759" office:value-type="float"/>
          <table:table-cell office:value="8.655845442195378" office:value-type="float"/>
          <table:table-cell office:value="8.737180791105798" office:value-type="float"/>
          <table:table-cell office:value="8.95734034580935" office:value-type="float"/>
          <table:table-cell office:value="9.213846396895724" office:value-type="float"/>
          <table:table-cell office:value="9.346006475003133" office:value-type="float"/>
          <table:table-cell office:value="9.605461019201176" office:value-type="float"/>
          <table:table-cell office:value="6.2278179716838995" office:value-type="float"/>
          <table:table-cell office:value="6.876688701587652" office:value-type="float"/>
          <table:table-cell office:value="7.082450634748978" office:value-type="float"/>
          <table:table-cell office:value="7.194380092305334" office:value-type="float"/>
          <table:table-cell office:value="7.502635983007405" office:value-type="float"/>
        </table:table-row>
        <table:table-row>
          <table:table-cell office:value-type="string">
            <text:p>theintern__intern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1.6998728035546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8008268094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9442762724665" office:value-type="float"/>
          <table:table-cell office:value="16.404846303775" office:value-type="float"/>
          <table:table-cell office:value="17.149821598785046" office:value-type="float"/>
          <table:table-cell office:value="17.79681778643679" office:value-type="float"/>
          <table:table-cell office:value="6.992049599776689" office:value-type="float"/>
          <table:table-cell office:value="7.501746633006558" office:value-type="float"/>
          <table:table-cell office:value="7.727353085266947" office:value-type="float"/>
          <table:table-cell office:value="7.883649026351452" office:value-type="float"/>
          <table:table-cell office:value="9.198086902995204" office:value-type="float"/>
          <table:table-cell office:value="7.177291653057914" office:value-type="float"/>
          <table:table-cell office:value="7.878923704046668" office:value-type="float"/>
          <table:table-cell office:value="8.198601454940409" office:value-type="float"/>
          <table:table-cell office:value="8.37580328833686" office:value-type="float"/>
          <table:table-cell office:value="8.782665437132508" office:value-type="float"/>
          <table:table-cell office:value="8.228320822685808" office:value-type="float"/>
          <table:table-cell office:value="8.750674261266415" office:value-type="float"/>
          <table:table-cell office:value="8.941528446318294" office:value-type="float"/>
          <table:table-cell office:value="9.158222477732465" office:value-type="float"/>
          <table:table-cell office:value="9.796408219316572" office:value-type="float"/>
          <table:table-cell office:value="5.903449608464838" office:value-type="float"/>
          <table:table-cell office:value="6.72529971060502" office:value-type="float"/>
          <table:table-cell office:value="6.906604677456601" office:value-type="float"/>
          <table:table-cell office:value="7.135528111806482" office:value-type="float"/>
          <table:table-cell office:value="8.057802334354335" office:value-type="float"/>
        </table:table-row>
        <table:table-row>
          <table:table-cell office:value-type="string">
            <text:p>DevExpress__testcaf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1.71026133000099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986674694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27154559401137" office:value-type="float"/>
          <table:table-cell office:value="15.877004461300714" office:value-type="float"/>
          <table:table-cell office:value="16.681949032161636" office:value-type="float"/>
          <table:table-cell office:value="17.980586363531096" office:value-type="float"/>
          <table:table-cell office:value="6.829997603640258" office:value-type="float"/>
          <table:table-cell office:value="7.665415870463555" office:value-type="float"/>
          <table:table-cell office:value="7.858094242109494" office:value-type="float"/>
          <table:table-cell office:value="8.060669374294935" office:value-type="float"/>
          <table:table-cell office:value="8.939289346178533" office:value-type="float"/>
          <table:table-cell office:value="6.77277819472601" office:value-type="float"/>
          <table:table-cell office:value="7.852541576164076" office:value-type="float"/>
          <table:table-cell office:value="8.18756356037031" office:value-type="float"/>
          <table:table-cell office:value="8.382228846833183" office:value-type="float"/>
          <table:table-cell office:value="8.896429961059065" office:value-type="float"/>
          <table:table-cell office:value="8.226781697123197" office:value-type="float"/>
          <table:table-cell office:value="8.788383463472435" office:value-type="float"/>
          <table:table-cell office:value="8.942065075512073" office:value-type="float"/>
          <table:table-cell office:value="9.104667723617268" office:value-type="float"/>
          <table:table-cell office:value="10.134377628380497" office:value-type="float"/>
          <table:table-cell office:value="6.115220781790443" office:value-type="float"/>
          <table:table-cell office:value="6.779559898741368" office:value-type="float"/>
          <table:table-cell office:value="7.014724401404226" office:value-type="float"/>
          <table:table-cell office:value="7.288692708550899" office:value-type="float"/>
          <table:table-cell office:value="7.976216122446209" office:value-type="float"/>
        </table:table-row>
        <table:table-row>
          <table:table-cell office:value-type="string">
            <text:p>imsky__holder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1.65498973849931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066603620283" office:value-type="float"/>
          <table:table-cell office:value="-17.476491011470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74870112149293" office:value-type="float"/>
          <table:table-cell office:value="16.19954202490853" office:value-type="float"/>
          <table:table-cell office:value="17.52490519033357" office:value-type="float"/>
          <table:table-cell office:value="7.409390892338247" office:value-type="float"/>
          <table:table-cell office:value="7.501644243428892" office:value-type="float"/>
          <table:table-cell office:value="7.585302157094498" office:value-type="float"/>
          <table:table-cell office:value="7.942175893307372" office:value-type="float"/>
          <table:table-cell office:value="8.288253049588729" office:value-type="float"/>
          <table:table-cell office:value="7.773535027626137" office:value-type="float"/>
          <table:table-cell office:value="8.390699139394208" office:value-type="float"/>
          <table:table-cell office:value="8.50271229457028" office:value-type="float"/>
          <table:table-cell office:value="8.674508568522613" office:value-type="float"/>
          <table:table-cell office:value="8.866415106844807" office:value-type="float"/>
          <table:table-cell office:value="8.86750925543394" office:value-type="float"/>
          <table:table-cell office:value="9.048692022922772" office:value-type="float"/>
          <table:table-cell office:value="9.101222245520383" office:value-type="float"/>
          <table:table-cell office:value="9.344636630019714" office:value-type="float"/>
          <table:table-cell office:value="9.62838673231295" office:value-type="float"/>
          <table:table-cell office:value="6.588307700825211" office:value-type="float"/>
          <table:table-cell office:value="6.976053184938058" office:value-type="float"/>
          <table:table-cell office:value="7.176336303605792" office:value-type="float"/>
          <table:table-cell office:value="7.209141303840994" office:value-type="float"/>
          <table:table-cell office:value="7.449159253347047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1.69348980775373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27223336164" office:value-type="float"/>
          <table:table-cell office:value="-17.4755010124858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22762322379453" office:value-type="float"/>
          <table:table-cell office:value="17.237172652783368" office:value-type="float"/>
          <table:table-cell office:value="17.982190906996728" office:value-type="float"/>
          <table:table-cell office:value="7.226753963555128" office:value-type="float"/>
          <table:table-cell office:value="7.739585586475944" office:value-type="float"/>
          <table:table-cell office:value="7.909459578203787" office:value-type="float"/>
          <table:table-cell office:value="8.05778416910691" office:value-type="float"/>
          <table:table-cell office:value="8.590511031278087" office:value-type="float"/>
          <table:table-cell office:value="7.525448651814873" office:value-type="float"/>
          <table:table-cell office:value="8.15855554176894" office:value-type="float"/>
          <table:table-cell office:value="8.384032125145657" office:value-type="float"/>
          <table:table-cell office:value="8.571981960240105" office:value-type="float"/>
          <table:table-cell office:value="8.889445834863402" office:value-type="float"/>
          <table:table-cell office:value="8.549572492355985" office:value-type="float"/>
          <table:table-cell office:value="9.026328044837562" office:value-type="float"/>
          <table:table-cell office:value="9.21808082449789" office:value-type="float"/>
          <table:table-cell office:value="9.393165983258147" office:value-type="float"/>
          <table:table-cell office:value="9.85008968272513" office:value-type="float"/>
          <table:table-cell office:value="6.125195226147031" office:value-type="float"/>
          <table:table-cell office:value="6.840652742810342" office:value-type="float"/>
          <table:table-cell office:value="7.064564487861507" office:value-type="float"/>
          <table:table-cell office:value="7.267424223865327" office:value-type="float"/>
          <table:table-cell office:value="7.973275195764289" office:value-type="float"/>
        </table:table-row>
        <table:table-row>
          <table:table-cell office:value-type="string">
            <text:p>jupyterlab__jupyterlab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1.69176585129708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322224857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21009832144361" office:value-type="float"/>
          <table:table-cell office:value="16.66221006123212" office:value-type="float"/>
          <table:table-cell office:value="17.191166004844657" office:value-type="float"/>
          <table:table-cell office:value="17.989326967157414" office:value-type="float"/>
          <table:table-cell office:value="6.941617933628212" office:value-type="float"/>
          <table:table-cell office:value="7.659027299597399" office:value-type="float"/>
          <table:table-cell office:value="7.8856813615072685" office:value-type="float"/>
          <table:table-cell office:value="8.061691740095522" office:value-type="float"/>
          <table:table-cell office:value="9.168031908589922" office:value-type="float"/>
          <table:table-cell office:value="6.728083412301272" office:value-type="float"/>
          <table:table-cell office:value="8.115535942573754" office:value-type="float"/>
          <table:table-cell office:value="8.398965835295485" office:value-type="float"/>
          <table:table-cell office:value="8.581096648518995" office:value-type="float"/>
          <table:table-cell office:value="9.031928278858869" office:value-type="float"/>
          <table:table-cell office:value="8.110602387253842" office:value-type="float"/>
          <table:table-cell office:value="8.956185132451228" office:value-type="float"/>
          <table:table-cell office:value="9.154912191742092" office:value-type="float"/>
          <table:table-cell office:value="9.346544753146706" office:value-type="float"/>
          <table:table-cell office:value="10.349048741339235" office:value-type="float"/>
          <table:table-cell office:value="5.770095665627403" office:value-type="float"/>
          <table:table-cell office:value="6.840146094727661" office:value-type="float"/>
          <table:table-cell office:value="7.037435049842651" office:value-type="float"/>
          <table:table-cell office:value="7.253751594458121" office:value-type="float"/>
          <table:table-cell office:value="7.8690138980729785" office:value-type="float"/>
        </table:table-row>
        <table:table-row>
          <table:table-cell office:value-type="string">
            <text:p>casesandberg__reactcss</text:p>
          </table:table-cell>
          <table:table-cell office:value="24.31713859089365" office:value-type="float"/>
          <table:table-cell office:value="0.12841498547936428" office:value-type="float"/>
          <table:table-cell office:value="0.375" office:value-type="float"/>
          <table:table-cell office:value="1.73033940532881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19442742201" office:value-type="float"/>
          <table:table-cell office:value="-17.478498892135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75081698334116" office:value-type="float"/>
          <table:table-cell office:value="17.61303953967797" office:value-type="float"/>
          <table:table-cell office:value="17.960851869905934" office:value-type="float"/>
          <table:table-cell office:value="7.283746315082378" office:value-type="float"/>
          <table:table-cell office:value="7.612526103892986" office:value-type="float"/>
          <table:table-cell office:value="8.013931148793402" office:value-type="float"/>
          <table:table-cell office:value="8.471121343031124" office:value-type="float"/>
          <table:table-cell office:value="8.486749395456968" office:value-type="float"/>
          <table:table-cell office:value="7.446250271779476" office:value-type="float"/>
          <table:table-cell office:value="8.041854363174535" office:value-type="float"/>
          <table:table-cell office:value="8.126444934926466" office:value-type="float"/>
          <table:table-cell office:value="8.55212566890658" office:value-type="float"/>
          <table:table-cell office:value="8.575419659540309" office:value-type="float"/>
          <table:table-cell office:value="8.477333121609485" office:value-type="float"/>
          <table:table-cell office:value="8.960829885039143" office:value-type="float"/>
          <table:table-cell office:value="9.220310237285343" office:value-type="float"/>
          <table:table-cell office:value="9.50482057638127" office:value-type="float"/>
          <table:table-cell office:value="9.691865239623006" office:value-type="float"/>
          <table:table-cell office:value="6.371329068938513" office:value-type="float"/>
          <table:table-cell office:value="6.604164062428115" office:value-type="float"/>
          <table:table-cell office:value="7.108373754002164" office:value-type="float"/>
          <table:table-cell office:value="7.168781446563438" office:value-type="float"/>
          <table:table-cell office:value="7.441388456873665" office:value-type="float"/>
        </table:table-row>
        <table:table-row>
          <table:table-cell office:value-type="string">
            <text:p>jaredsinclair__JTSImageViewController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1.71830172315834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96934576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07753840075199" office:value-type="float"/>
          <table:table-cell office:value="15.805963758942726" office:value-type="float"/>
          <table:table-cell office:value="17.46824357750619" office:value-type="float"/>
          <table:table-cell office:value="17.757526785626027" office:value-type="float"/>
          <table:table-cell office:value="7.505692121814723" office:value-type="float"/>
          <table:table-cell office:value="7.746018035785881" office:value-type="float"/>
          <table:table-cell office:value="7.841784718265707" office:value-type="float"/>
          <table:table-cell office:value="8.0774386332858" office:value-type="float"/>
          <table:table-cell office:value="8.238799620995138" office:value-type="float"/>
          <table:table-cell office:value="7.202042063158237" office:value-type="float"/>
          <table:table-cell office:value="7.920944668428309" office:value-type="float"/>
          <table:table-cell office:value="8.273272558853641" office:value-type="float"/>
          <table:table-cell office:value="8.367071355071172" office:value-type="float"/>
          <table:table-cell office:value="9.01024793492551" office:value-type="float"/>
          <table:table-cell office:value="8.833881112747532" office:value-type="float"/>
          <table:table-cell office:value="9.069820190174976" office:value-type="float"/>
          <table:table-cell office:value="9.226484843702192" office:value-type="float"/>
          <table:table-cell office:value="9.453862477734802" office:value-type="float"/>
          <table:table-cell office:value="9.706599473559278" office:value-type="float"/>
          <table:table-cell office:value="5.704273757722243" office:value-type="float"/>
          <table:table-cell office:value="6.4862925737283685" office:value-type="float"/>
          <table:table-cell office:value="6.803868565194949" office:value-type="float"/>
          <table:table-cell office:value="7.15834766084952" office:value-type="float"/>
          <table:table-cell office:value="7.599231682210406" office:value-type="float"/>
        </table:table-row>
        <table:table-row>
          <table:table-cell office:value-type="string">
            <text:p>PhilJay__MPAndroidChart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.22897625955805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51822106856" office:value-type="float"/>
          <table:table-cell office:value="-17.4781566758221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95205921314537" office:value-type="float"/>
          <table:table-cell office:value="17.49454667014072" office:value-type="float"/>
          <table:table-cell office:value="17.99417686496274" office:value-type="float"/>
          <table:table-cell office:value="6.974689837251065" office:value-type="float"/>
          <table:table-cell office:value="7.752252177015444" office:value-type="float"/>
          <table:table-cell office:value="8.003002290948858" office:value-type="float"/>
          <table:table-cell office:value="8.187832656272342" office:value-type="float"/>
          <table:table-cell office:value="8.849739706141795" office:value-type="float"/>
          <table:table-cell office:value="6.576521235197163" office:value-type="float"/>
          <table:table-cell office:value="7.437080438795546" office:value-type="float"/>
          <table:table-cell office:value="7.8318065467039535" office:value-type="float"/>
          <table:table-cell office:value="8.307808847722985" office:value-type="float"/>
          <table:table-cell office:value="9.148051263608522" office:value-type="float"/>
          <table:table-cell office:value="8.655398961597289" office:value-type="float"/>
          <table:table-cell office:value="8.979375568077902" office:value-type="float"/>
          <table:table-cell office:value="9.117030408943188" office:value-type="float"/>
          <table:table-cell office:value="9.282717133664827" office:value-type="float"/>
          <table:table-cell office:value="9.889980163162484" office:value-type="float"/>
          <table:table-cell office:value="5.475496716105132" office:value-type="float"/>
          <table:table-cell office:value="6.3592077839327485" office:value-type="float"/>
          <table:table-cell office:value="6.647944895099794" office:value-type="float"/>
          <table:table-cell office:value="7.022575507705458" office:value-type="float"/>
          <table:table-cell office:value="7.9675430229144695" office:value-type="float"/>
        </table:table-row>
        <table:table-row>
          <table:table-cell office:value-type="string">
            <text:p>MediaBrowser__Emby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1.70711141317265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90859434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86006493601874" office:value-type="float"/>
          <table:table-cell office:value="15.937216683931599" office:value-type="float"/>
          <table:table-cell office:value="16.69722927378907" office:value-type="float"/>
          <table:table-cell office:value="17.91894586683922" office:value-type="float"/>
          <table:table-cell office:value="6.9636005636452865" office:value-type="float"/>
          <table:table-cell office:value="7.594584681410924" office:value-type="float"/>
          <table:table-cell office:value="7.870448803067981" office:value-type="float"/>
          <table:table-cell office:value="8.058064422278964" office:value-type="float"/>
          <table:table-cell office:value="9.33599995406844" office:value-type="float"/>
          <table:table-cell office:value="7.123055458659032" office:value-type="float"/>
          <table:table-cell office:value="7.83938282965503" office:value-type="float"/>
          <table:table-cell office:value="8.239823943024664" office:value-type="float"/>
          <table:table-cell office:value="8.460077405864055" office:value-type="float"/>
          <table:table-cell office:value="9.178459418880625" office:value-type="float"/>
          <table:table-cell office:value="8.292992866784598" office:value-type="float"/>
          <table:table-cell office:value="8.871125034094863" office:value-type="float"/>
          <table:table-cell office:value="8.976683761967584" office:value-type="float"/>
          <table:table-cell office:value="9.183267719963311" office:value-type="float"/>
          <table:table-cell office:value="9.89928922953678" office:value-type="float"/>
          <table:table-cell office:value="5.858310631740983" office:value-type="float"/>
          <table:table-cell office:value="6.738990589189105" office:value-type="float"/>
          <table:table-cell office:value="6.96121993216012" office:value-type="float"/>
          <table:table-cell office:value="7.196004629228611" office:value-type="float"/>
          <table:table-cell office:value="8.637862387333396" office:value-type="float"/>
        </table:table-row>
        <table:table-row>
          <table:table-cell office:value-type="string">
            <text:p>x64dbg__x64dbg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1.73213119085375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08157135083" office:value-type="float"/>
          <table:table-cell office:value="-17.393204869883867" office:value-type="float"/>
          <table:table-cell office:value="-17.3759966029934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4214020672705" office:value-type="float"/>
          <table:table-cell office:value="17.937170724700195" office:value-type="float"/>
          <table:table-cell office:value="6.887561349322053" office:value-type="float"/>
          <table:table-cell office:value="7.801841777438305" office:value-type="float"/>
          <table:table-cell office:value="8.27394234718906" office:value-type="float"/>
          <table:table-cell office:value="8.392410434262821" office:value-type="float"/>
          <table:table-cell office:value="8.643335150057258" office:value-type="float"/>
          <table:table-cell office:value="7.293682945498478" office:value-type="float"/>
          <table:table-cell office:value="8.088541649358774" office:value-type="float"/>
          <table:table-cell office:value="8.254883766854867" office:value-type="float"/>
          <table:table-cell office:value="8.379696613264354" office:value-type="float"/>
          <table:table-cell office:value="8.983192563667725" office:value-type="float"/>
          <table:table-cell office:value="8.642695276901131" office:value-type="float"/>
          <table:table-cell office:value="9.080127744653574" office:value-type="float"/>
          <table:table-cell office:value="9.321735265510352" office:value-type="float"/>
          <table:table-cell office:value="9.381257480575247" office:value-type="float"/>
          <table:table-cell office:value="9.543901074418159" office:value-type="float"/>
          <table:table-cell office:value="6.1316440813036" office:value-type="float"/>
          <table:table-cell office:value="6.905760009365482" office:value-type="float"/>
          <table:table-cell office:value="7.174638979263928" office:value-type="float"/>
          <table:table-cell office:value="7.31040203055086" office:value-type="float"/>
          <table:table-cell office:value="7.876826520460305" office:value-type="float"/>
        </table:table-row>
        <table:table-row>
          <table:table-cell office:value-type="string">
            <text:p>tjake__Solandra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.231881326221787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39877329653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86591384604458" office:value-type="float"/>
          <table:table-cell office:value="17.27637278894208" office:value-type="float"/>
          <table:table-cell office:value="17.649663832943368" office:value-type="float"/>
          <table:table-cell office:value="17.893558584588693" office:value-type="float"/>
          <table:table-cell office:value="7.4105567353496955" office:value-type="float"/>
          <table:table-cell office:value="7.611898427781735" office:value-type="float"/>
          <table:table-cell office:value="7.966346934601962" office:value-type="float"/>
          <table:table-cell office:value="8.144786410860057" office:value-type="float"/>
          <table:table-cell office:value="8.429551476034764" office:value-type="float"/>
          <table:table-cell office:value="6.907598224605542" office:value-type="float"/>
          <table:table-cell office:value="7.405108770443935" office:value-type="float"/>
          <table:table-cell office:value="8.03960077366833" office:value-type="float"/>
          <table:table-cell office:value="8.316702733899824" office:value-type="float"/>
          <table:table-cell office:value="8.787814835415858" office:value-type="float"/>
          <table:table-cell office:value="8.737713651301062" office:value-type="float"/>
          <table:table-cell office:value="8.868274232762436" office:value-type="float"/>
          <table:table-cell office:value="9.067426315001882" office:value-type="float"/>
          <table:table-cell office:value="9.35429792665672" office:value-type="float"/>
          <table:table-cell office:value="9.708386249859746" office:value-type="float"/>
          <table:table-cell office:value="5.944022852101214" office:value-type="float"/>
          <table:table-cell office:value="6.372204058298458" office:value-type="float"/>
          <table:table-cell office:value="6.63056424688393" office:value-type="float"/>
          <table:table-cell office:value="7.084595307958313" office:value-type="float"/>
          <table:table-cell office:value="7.672154662244479" office:value-type="float"/>
        </table:table-row>
        <table:table-row>
          <table:table-cell office:value-type="string">
            <text:p>pre-commit__pre-commit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1.68298019570758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61148445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82077316854413" office:value-type="float"/>
          <table:table-cell office:value="16.567754384710547" office:value-type="float"/>
          <table:table-cell office:value="16.992698482182096" office:value-type="float"/>
          <table:table-cell office:value="17.946704317809328" office:value-type="float"/>
          <table:table-cell office:value="7.266444428572553" office:value-type="float"/>
          <table:table-cell office:value="7.7469187959456365" office:value-type="float"/>
          <table:table-cell office:value="7.9397557904131215" office:value-type="float"/>
          <table:table-cell office:value="8.189325556872467" office:value-type="float"/>
          <table:table-cell office:value="8.498455824240168" office:value-type="float"/>
          <table:table-cell office:value="7.676103316000699" office:value-type="float"/>
          <table:table-cell office:value="8.209768189295124" office:value-type="float"/>
          <table:table-cell office:value="8.426559630111825" office:value-type="float"/>
          <table:table-cell office:value="8.53291416451757" office:value-type="float"/>
          <table:table-cell office:value="9.047799362662698" office:value-type="float"/>
          <table:table-cell office:value="8.68209200229606" office:value-type="float"/>
          <table:table-cell office:value="8.98726520724297" office:value-type="float"/>
          <table:table-cell office:value="9.136993018133314" office:value-type="float"/>
          <table:table-cell office:value="9.264503539787478" office:value-type="float"/>
          <table:table-cell office:value="9.59155171605994" office:value-type="float"/>
          <table:table-cell office:value="6.191474116192438" office:value-type="float"/>
          <table:table-cell office:value="7.063448556612401" office:value-type="float"/>
          <table:table-cell office:value="7.150656959617237" office:value-type="float"/>
          <table:table-cell office:value="7.422813898666112" office:value-type="float"/>
          <table:table-cell office:value="8.008207349654864" office:value-type="float"/>
        </table:table-row>
        <table:table-row>
          <table:table-cell office:value-type="string">
            <text:p>grpc__grpc-java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1.722850109598020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7332682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0724938058792" office:value-type="float"/>
          <table:table-cell office:value="16.816407033897647" office:value-type="float"/>
          <table:table-cell office:value="17.332827910115753" office:value-type="float"/>
          <table:table-cell office:value="17.990374625427503" office:value-type="float"/>
          <table:table-cell office:value="6.901859076749135" office:value-type="float"/>
          <table:table-cell office:value="7.589842550697366" office:value-type="float"/>
          <table:table-cell office:value="7.760307786062768" office:value-type="float"/>
          <table:table-cell office:value="8.00708685271454" office:value-type="float"/>
          <table:table-cell office:value="9.224135575541752" office:value-type="float"/>
          <table:table-cell office:value="6.951759169323571" office:value-type="float"/>
          <table:table-cell office:value="7.690336599664628" office:value-type="float"/>
          <table:table-cell office:value="8.179975241815715" office:value-type="float"/>
          <table:table-cell office:value="8.413863748604811" office:value-type="float"/>
          <table:table-cell office:value="9.217860625061485" office:value-type="float"/>
          <table:table-cell office:value="8.325523778236711" office:value-type="float"/>
          <table:table-cell office:value="8.893843173269373" office:value-type="float"/>
          <table:table-cell office:value="9.062628737856889" office:value-type="float"/>
          <table:table-cell office:value="9.242328858931657" office:value-type="float"/>
          <table:table-cell office:value="9.977556672789737" office:value-type="float"/>
          <table:table-cell office:value="5.831549074992989" office:value-type="float"/>
          <table:table-cell office:value="6.4631961855975995" office:value-type="float"/>
          <table:table-cell office:value="6.823695255254431" office:value-type="float"/>
          <table:table-cell office:value="7.073096880456631" office:value-type="float"/>
          <table:table-cell office:value="8.347556381146092" office:value-type="float"/>
        </table:table-row>
        <table:table-row>
          <table:table-cell office:value-type="string">
            <text:p>clientIO__joint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1.69363903820947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33533290203" office:value-type="float"/>
          <table:table-cell office:value="-17.4595728452488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26544164222069" office:value-type="float"/>
          <table:table-cell office:value="16.8680236558554" office:value-type="float"/>
          <table:table-cell office:value="17.9436574034025" office:value-type="float"/>
          <table:table-cell office:value="6.839801393122217" office:value-type="float"/>
          <table:table-cell office:value="7.619329121261719" office:value-type="float"/>
          <table:table-cell office:value="7.80324402947085" office:value-type="float"/>
          <table:table-cell office:value="7.934107605307258" office:value-type="float"/>
          <table:table-cell office:value="8.313885916213476" office:value-type="float"/>
          <table:table-cell office:value="7.419071633064054" office:value-type="float"/>
          <table:table-cell office:value="8.039954102463746" office:value-type="float"/>
          <table:table-cell office:value="8.21343152045102" office:value-type="float"/>
          <table:table-cell office:value="8.433710459932108" office:value-type="float"/>
          <table:table-cell office:value="8.675626115688765" office:value-type="float"/>
          <table:table-cell office:value="8.561226539260005" office:value-type="float"/>
          <table:table-cell office:value="8.996783635856481" office:value-type="float"/>
          <table:table-cell office:value="9.079218601834805" office:value-type="float"/>
          <table:table-cell office:value="9.199413163245818" office:value-type="float"/>
          <table:table-cell office:value="9.63221366127134" office:value-type="float"/>
          <table:table-cell office:value="6.0659547442985415" office:value-type="float"/>
          <table:table-cell office:value="6.567810221060151" office:value-type="float"/>
          <table:table-cell office:value="6.974566398926612" office:value-type="float"/>
          <table:table-cell office:value="7.14472014048512" office:value-type="float"/>
          <table:table-cell office:value="7.521539272445029" office:value-type="float"/>
        </table:table-row>
        <table:table-row>
          <table:table-cell office:value-type="string">
            <text:p>linkedin__pinot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1.71016845366050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56085284296" office:value-type="float"/>
          <table:table-cell office:value="-17.4693375055579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11452361367882" office:value-type="float"/>
          <table:table-cell office:value="17.538564031098687" office:value-type="float"/>
          <table:table-cell office:value="17.968657517828326" office:value-type="float"/>
          <table:table-cell office:value="7.62903050032853" office:value-type="float"/>
          <table:table-cell office:value="7.893472602376534" office:value-type="float"/>
          <table:table-cell office:value="7.964436709684328" office:value-type="float"/>
          <table:table-cell office:value="8.130061882486416" office:value-type="float"/>
          <table:table-cell office:value="8.583645432875338" office:value-type="float"/>
          <table:table-cell office:value="6.840668314545573" office:value-type="float"/>
          <table:table-cell office:value="8.244937569208219" office:value-type="float"/>
          <table:table-cell office:value="8.397637459851245" office:value-type="float"/>
          <table:table-cell office:value="8.572777255325352" office:value-type="float"/>
          <table:table-cell office:value="8.777913060627093" office:value-type="float"/>
          <table:table-cell office:value="8.61840866041905" office:value-type="float"/>
          <table:table-cell office:value="9.013985387486855" office:value-type="float"/>
          <table:table-cell office:value="9.174536818314918" office:value-type="float"/>
          <table:table-cell office:value="9.316737898430471" office:value-type="float"/>
          <table:table-cell office:value="9.570562311377198" office:value-type="float"/>
          <table:table-cell office:value="5.928475415614671" office:value-type="float"/>
          <table:table-cell office:value="6.957803701717985" office:value-type="float"/>
          <table:table-cell office:value="7.250727136348262" office:value-type="float"/>
          <table:table-cell office:value="7.423129629823674" office:value-type="float"/>
          <table:table-cell office:value="7.8229351619562735" office:value-type="float"/>
        </table:table-row>
        <table:table-row>
          <table:table-cell office:value-type="string">
            <text:p>JetBrains__kotlin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1.72294447729503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92283647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17494206420351" office:value-type="float"/>
          <table:table-cell office:value="16.67278183106159" office:value-type="float"/>
          <table:table-cell office:value="17.281032884291175" office:value-type="float"/>
          <table:table-cell office:value="17.993014790316423" office:value-type="float"/>
          <table:table-cell office:value="7.487377374634375" office:value-type="float"/>
          <table:table-cell office:value="7.792517546959658" office:value-type="float"/>
          <table:table-cell office:value="8.028595883702737" office:value-type="float"/>
          <table:table-cell office:value="8.257549328358273" office:value-type="float"/>
          <table:table-cell office:value="9.659031654271542" office:value-type="float"/>
          <table:table-cell office:value="7.3154146560937825" office:value-type="float"/>
          <table:table-cell office:value="8.117614144756022" office:value-type="float"/>
          <table:table-cell office:value="8.305228711219982" office:value-type="float"/>
          <table:table-cell office:value="8.437253278295412" office:value-type="float"/>
          <table:table-cell office:value="8.917908122394683" office:value-type="float"/>
          <table:table-cell office:value="8.819303836392677" office:value-type="float"/>
          <table:table-cell office:value="9.143506573986016" office:value-type="float"/>
          <table:table-cell office:value="9.338292092601012" office:value-type="float"/>
          <table:table-cell office:value="9.47423437951651" office:value-type="float"/>
          <table:table-cell office:value="10.09188576096081" office:value-type="float"/>
          <table:table-cell office:value="6.120063937700216" office:value-type="float"/>
          <table:table-cell office:value="6.7829211210177425" office:value-type="float"/>
          <table:table-cell office:value="6.9918772299577086" office:value-type="float"/>
          <table:table-cell office:value="7.2772480648637075" office:value-type="float"/>
          <table:table-cell office:value="8.361699444345337" office:value-type="float"/>
        </table:table-row>
        <table:table-row>
          <table:table-cell office:value-type="string">
            <text:p>eslint__eslint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1.68757481569248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18683868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80473884793875" office:value-type="float"/>
          <table:table-cell office:value="16.525118076247196" office:value-type="float"/>
          <table:table-cell office:value="17.21157323293045" office:value-type="float"/>
          <table:table-cell office:value="17.998670342849863" office:value-type="float"/>
          <table:table-cell office:value="6.812822964724379" office:value-type="float"/>
          <table:table-cell office:value="7.61916180890872" office:value-type="float"/>
          <table:table-cell office:value="7.808894975319678" office:value-type="float"/>
          <table:table-cell office:value="8.04811566252988" office:value-type="float"/>
          <table:table-cell office:value="9.19808690299526" office:value-type="float"/>
          <table:table-cell office:value="6.913345463842379" office:value-type="float"/>
          <table:table-cell office:value="8.159611841200336" office:value-type="float"/>
          <table:table-cell office:value="8.391027652356508" office:value-type="float"/>
          <table:table-cell office:value="8.53743003255408" office:value-type="float"/>
          <table:table-cell office:value="9.210025229849101" office:value-type="float"/>
          <table:table-cell office:value="8.504104728390946" office:value-type="float"/>
          <table:table-cell office:value="9.086793013334571" office:value-type="float"/>
          <table:table-cell office:value="9.269909598514163" office:value-type="float"/>
          <table:table-cell office:value="9.452826894518752" office:value-type="float"/>
          <table:table-cell office:value="10.112109575925647" office:value-type="float"/>
          <table:table-cell office:value="5.698983379626088" office:value-type="float"/>
          <table:table-cell office:value="6.6692491869228405" office:value-type="float"/>
          <table:table-cell office:value="6.929274841619781" office:value-type="float"/>
          <table:table-cell office:value="7.148797538387104" office:value-type="float"/>
          <table:table-cell office:value="8.226920659285192" office:value-type="float"/>
        </table:table-row>
        <table:table-row>
          <table:table-cell office:value-type="string">
            <text:p>emberjs__data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1.68446839269135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704812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3957141109557" office:value-type="float"/>
          <table:table-cell office:value="16.595618236447578" office:value-type="float"/>
          <table:table-cell office:value="17.18798510181563" office:value-type="float"/>
          <table:table-cell office:value="17.987063731751658" office:value-type="float"/>
          <table:table-cell office:value="6.954931376402026" office:value-type="float"/>
          <table:table-cell office:value="7.6527509333248105" office:value-type="float"/>
          <table:table-cell office:value="7.851941837967658" office:value-type="float"/>
          <table:table-cell office:value="8.027998203315263" office:value-type="float"/>
          <table:table-cell office:value="9.392259237277313" office:value-type="float"/>
          <table:table-cell office:value="7.260953085423246" office:value-type="float"/>
          <table:table-cell office:value="8.162169454231883" office:value-type="float"/>
          <table:table-cell office:value="8.357018255816202" office:value-type="float"/>
          <table:table-cell office:value="8.525621028858613" office:value-type="float"/>
          <table:table-cell office:value="9.128658192703071" office:value-type="float"/>
          <table:table-cell office:value="8.561103460572255" office:value-type="float"/>
          <table:table-cell office:value="9.043697933544198" office:value-type="float"/>
          <table:table-cell office:value="9.212470431468752" office:value-type="float"/>
          <table:table-cell office:value="9.36001260827829" office:value-type="float"/>
          <table:table-cell office:value="10.119920288613827" office:value-type="float"/>
          <table:table-cell office:value="5.648633609637495" office:value-type="float"/>
          <table:table-cell office:value="6.7855222501853065" office:value-type="float"/>
          <table:table-cell office:value="6.97633930692429" office:value-type="float"/>
          <table:table-cell office:value="7.213761751634729" office:value-type="float"/>
          <table:table-cell office:value="8.176832333673143" office:value-type="float"/>
        </table:table-row>
        <table:table-row>
          <table:table-cell office:value-type="string">
            <text:p>dropbox__dropbox-js</text:p>
          </table:table-cell>
          <table:table-cell office:value="21.581899545268463" office:value-type="float"/>
          <table:table-cell office:value="0.08688311765884227" office:value-type="float"/>
          <table:table-cell office:value="0.16666666666666666" office:value-type="float"/>
          <table:table-cell office:value="1.68323506421322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70436760518" office:value-type="float"/>
          <table:table-cell office:value="-17.4717150181581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0839505124033" office:value-type="float"/>
          <table:table-cell office:value="17.220441163901693" office:value-type="float"/>
          <table:table-cell office:value="17.952108226271662" office:value-type="float"/>
          <table:table-cell office:value="6.991605997800374" office:value-type="float"/>
          <table:table-cell office:value="7.703029339404477" office:value-type="float"/>
          <table:table-cell office:value="7.829128108327604" office:value-type="float"/>
          <table:table-cell office:value="8.118326876470682" office:value-type="float"/>
          <table:table-cell office:value="9.457988858776703" office:value-type="float"/>
          <table:table-cell office:value="7.248548044488551" office:value-type="float"/>
          <table:table-cell office:value="8.179553513434508" office:value-type="float"/>
          <table:table-cell office:value="8.48439863374008" office:value-type="float"/>
          <table:table-cell office:value="8.629915127410628" office:value-type="float"/>
          <table:table-cell office:value="8.951929099577733" office:value-type="float"/>
          <table:table-cell office:value="8.629192431429596" office:value-type="float"/>
          <table:table-cell office:value="8.942737072902272" office:value-type="float"/>
          <table:table-cell office:value="9.062716745615617" office:value-type="float"/>
          <table:table-cell office:value="9.238725704002716" office:value-type="float"/>
          <table:table-cell office:value="10.118297447350592" office:value-type="float"/>
          <table:table-cell office:value="6.216917688508142" office:value-type="float"/>
          <table:table-cell office:value="6.863400876341652" office:value-type="float"/>
          <table:table-cell office:value="7.227811149412636" office:value-type="float"/>
          <table:table-cell office:value="7.488214977070941" office:value-type="float"/>
          <table:table-cell office:value="8.282151959066086" office:value-type="float"/>
        </table:table-row>
        <table:table-row>
          <table:table-cell office:value-type="string">
            <text:p>asciimoo__drawill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1.74405717353243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3924406821718" office:value-type="float"/>
          <table:table-cell office:value="-17.4556541572721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50672463965422" office:value-type="float"/>
          <table:table-cell office:value="17.4393987558906" office:value-type="float"/>
          <table:table-cell office:value="17.4393987558906" office:value-type="float"/>
          <table:table-cell office:value="8.151977394366302" office:value-type="float"/>
          <table:table-cell office:value="8.240375584290053" office:value-type="float"/>
          <table:table-cell office:value="8.570356852365267" office:value-type="float"/>
          <table:table-cell office:value="8.761036427247682" office:value-type="float"/>
          <table:table-cell office:value="8.761036427247682" office:value-type="float"/>
          <table:table-cell office:value="8.320205446374947" office:value-type="float"/>
          <table:table-cell office:value="8.453895088028485" office:value-type="float"/>
          <table:table-cell office:value="8.483612464385521" office:value-type="float"/>
          <table:table-cell office:value="8.752092749946108" office:value-type="float"/>
          <table:table-cell office:value="8.752092749946108" office:value-type="float"/>
          <table:table-cell office:value="9.676384424578522" office:value-type="float"/>
          <table:table-cell office:value="9.700388341473861" office:value-type="float"/>
          <table:table-cell office:value="9.771601081533927" office:value-type="float"/>
          <table:table-cell office:value="10.237547152012864" office:value-type="float"/>
          <table:table-cell office:value="10.237547152012864" office:value-type="float"/>
          <table:table-cell office:value="6.65301514672735" office:value-type="float"/>
          <table:table-cell office:value="6.9226695907846105" office:value-type="float"/>
          <table:table-cell office:value="6.959205434173299" office:value-type="float"/>
          <table:table-cell office:value="7.81274083571993" office:value-type="float"/>
          <table:table-cell office:value="7.81274083571993" office:value-type="float"/>
        </table:table-row>
        <table:table-row>
          <table:table-cell office:value-type="string">
            <text:p>artf__grapesjs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1.69138098557822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35614476732" office:value-type="float"/>
          <table:table-cell office:value="-17.47732638133718" office:value-type="float"/>
          <table:table-cell office:value="-17.443548036736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62464704597288" office:value-type="float"/>
          <table:table-cell office:value="17.952333525365983" office:value-type="float"/>
          <table:table-cell office:value="7.42853323654989" office:value-type="float"/>
          <table:table-cell office:value="7.763454739429149" office:value-type="float"/>
          <table:table-cell office:value="7.9304944140225535" office:value-type="float"/>
          <table:table-cell office:value="8.126261220580094" office:value-type="float"/>
          <table:table-cell office:value="8.939289346178533" office:value-type="float"/>
          <table:table-cell office:value="7.640027837944277" office:value-type="float"/>
          <table:table-cell office:value="8.184392526995268" office:value-type="float"/>
          <table:table-cell office:value="8.408289871368787" office:value-type="float"/>
          <table:table-cell office:value="8.580443402366452" office:value-type="float"/>
          <table:table-cell office:value="9.0288733755952" office:value-type="float"/>
          <table:table-cell office:value="8.634480416164102" office:value-type="float"/>
          <table:table-cell office:value="9.099196619284585" office:value-type="float"/>
          <table:table-cell office:value="9.226939655711814" office:value-type="float"/>
          <table:table-cell office:value="9.341727057423938" office:value-type="float"/>
          <table:table-cell office:value="10.134377628380488" office:value-type="float"/>
          <table:table-cell office:value="6.231022879012568" office:value-type="float"/>
          <table:table-cell office:value="6.876844472146226" office:value-type="float"/>
          <table:table-cell office:value="7.121543537461725" office:value-type="float"/>
          <table:table-cell office:value="7.32568750343586" office:value-type="float"/>
          <table:table-cell office:value="7.767477087501721" office:value-type="float"/>
        </table:table-row>
        <table:table-row>
          <table:table-cell office:value-type="string">
            <text:p>videojs__video.js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1.6481331940641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11484537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66060939043473" office:value-type="float"/>
          <table:table-cell office:value="16.285825243491306" office:value-type="float"/>
          <table:table-cell office:value="17.03162464175519" office:value-type="float"/>
          <table:table-cell office:value="17.990258347771615" office:value-type="float"/>
          <table:table-cell office:value="6.8759906258786785" office:value-type="float"/>
          <table:table-cell office:value="7.398324898971285" office:value-type="float"/>
          <table:table-cell office:value="7.582296880417115" office:value-type="float"/>
          <table:table-cell office:value="7.849887171458223" office:value-type="float"/>
          <table:table-cell office:value="9.284448104323594" office:value-type="float"/>
          <table:table-cell office:value="6.761235316407669" office:value-type="float"/>
          <table:table-cell office:value="8.208827239499303" office:value-type="float"/>
          <table:table-cell office:value="8.392065104590936" office:value-type="float"/>
          <table:table-cell office:value="8.523240223015604" office:value-type="float"/>
          <table:table-cell office:value="9.034956920687026" office:value-type="float"/>
          <table:table-cell office:value="8.398619492704194" office:value-type="float"/>
          <table:table-cell office:value="8.8308578824982" office:value-type="float"/>
          <table:table-cell office:value="8.99689157148109" office:value-type="float"/>
          <table:table-cell office:value="9.143692403184748" office:value-type="float"/>
          <table:table-cell office:value="10.025185884586156" office:value-type="float"/>
          <table:table-cell office:value="5.609367447732135" office:value-type="float"/>
          <table:table-cell office:value="6.76455669308125" office:value-type="float"/>
          <table:table-cell office:value="6.9987637483009575" office:value-type="float"/>
          <table:table-cell office:value="7.202372489794208" office:value-type="float"/>
          <table:table-cell office:value="7.969463101811165" office:value-type="float"/>
        </table:table-row>
        <table:table-row>
          <table:table-cell office:value-type="string">
            <text:p>Hearst-DD__ObjectMapper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1.71557029951001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02945358024" office:value-type="float"/>
          <table:table-cell office:value="-17.4758639364720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76399739091403" office:value-type="float"/>
          <table:table-cell office:value="17.18753850945813" office:value-type="float"/>
          <table:table-cell office:value="17.95735198953418" office:value-type="float"/>
          <table:table-cell office:value="7.005165286619286" office:value-type="float"/>
          <table:table-cell office:value="7.592703112995977" office:value-type="float"/>
          <table:table-cell office:value="7.868032169214564" office:value-type="float"/>
          <table:table-cell office:value="8.043614677601031" office:value-type="float"/>
          <table:table-cell office:value="8.485935309937108" office:value-type="float"/>
          <table:table-cell office:value="6.9421419819103285" office:value-type="float"/>
          <table:table-cell office:value="7.920783230567816" office:value-type="float"/>
          <table:table-cell office:value="8.19678877927475" office:value-type="float"/>
          <table:table-cell office:value="8.369694833207108" office:value-type="float"/>
          <table:table-cell office:value="8.833185390914167" office:value-type="float"/>
          <table:table-cell office:value="8.72593778432338" office:value-type="float"/>
          <table:table-cell office:value="9.123526431301892" office:value-type="float"/>
          <table:table-cell office:value="9.254519521697633" office:value-type="float"/>
          <table:table-cell office:value="9.346985110593517" office:value-type="float"/>
          <table:table-cell office:value="9.963236224930748" office:value-type="float"/>
          <table:table-cell office:value="5.6288708463797885" office:value-type="float"/>
          <table:table-cell office:value="6.451419245330879" office:value-type="float"/>
          <table:table-cell office:value="6.747809533975806" office:value-type="float"/>
          <table:table-cell office:value="6.926901928048755" office:value-type="float"/>
          <table:table-cell office:value="7.5839389076681485" office:value-type="float"/>
        </table:table-row>
        <table:table-row>
          <table:table-cell office:value-type="string">
            <text:p>jMonkeyEngine__jmonkeyengin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1.67705824235084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507879119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98685733453266" office:value-type="float"/>
          <table:table-cell office:value="16.820240750591708" office:value-type="float"/>
          <table:table-cell office:value="17.234172603179644" office:value-type="float"/>
          <table:table-cell office:value="17.891033407228562" office:value-type="float"/>
          <table:table-cell office:value="7.321589458154955" office:value-type="float"/>
          <table:table-cell office:value="7.5927983994030175" office:value-type="float"/>
          <table:table-cell office:value="7.702158820381287" office:value-type="float"/>
          <table:table-cell office:value="7.993055196285718" office:value-type="float"/>
          <table:table-cell office:value="8.555919545580505" office:value-type="float"/>
          <table:table-cell office:value="7.5475037002658585" office:value-type="float"/>
          <table:table-cell office:value="8.11803263452633" office:value-type="float"/>
          <table:table-cell office:value="8.36871479643265" office:value-type="float"/>
          <table:table-cell office:value="8.514728355191938" office:value-type="float"/>
          <table:table-cell office:value="8.776350618801807" office:value-type="float"/>
          <table:table-cell office:value="8.5893110070527" office:value-type="float"/>
          <table:table-cell office:value="8.981744644433444" office:value-type="float"/>
          <table:table-cell office:value="9.120109889831996" office:value-type="float"/>
          <table:table-cell office:value="9.315967456195553" office:value-type="float"/>
          <table:table-cell office:value="9.712260050438768" office:value-type="float"/>
          <table:table-cell office:value="6.17650789462647" office:value-type="float"/>
          <table:table-cell office:value="6.72760763904556" office:value-type="float"/>
          <table:table-cell office:value="6.956405457820484" office:value-type="float"/>
          <table:table-cell office:value="7.0992769120854575" office:value-type="float"/>
          <table:table-cell office:value="7.6012775425389805" office:value-type="float"/>
        </table:table-row>
        <table:table-row>
          <table:table-cell office:value-type="string">
            <text:p>coocood__freecach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.1694961612868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1496859527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64857430679057" office:value-type="float"/>
          <table:table-cell office:value="17.605429415366235" office:value-type="float"/>
          <table:table-cell office:value="17.825247377255284" office:value-type="float"/>
          <table:table-cell office:value="17.825247377255284" office:value-type="float"/>
          <table:table-cell office:value="8.211367958015838" office:value-type="float"/>
          <table:table-cell office:value="8.317533030681124" office:value-type="float"/>
          <table:table-cell office:value="8.354928805103743" office:value-type="float"/>
          <table:table-cell office:value="8.491619590390137" office:value-type="float"/>
          <table:table-cell office:value="8.491619590390137" office:value-type="float"/>
          <table:table-cell office:value="7.343011038814012" office:value-type="float"/>
          <table:table-cell office:value="7.5113176778208" office:value-type="float"/>
          <table:table-cell office:value="7.85410672829991" office:value-type="float"/>
          <table:table-cell office:value="8.817515496615146" office:value-type="float"/>
          <table:table-cell office:value="8.817515496615146" office:value-type="float"/>
          <table:table-cell office:value="8.863354044733939" office:value-type="float"/>
          <table:table-cell office:value="8.94007640198037" office:value-type="float"/>
          <table:table-cell office:value="9.272740547369622" office:value-type="float"/>
          <table:table-cell office:value="9.300322016182779" office:value-type="float"/>
          <table:table-cell office:value="9.300322016182779" office:value-type="float"/>
          <table:table-cell office:value="6.792734138946126" office:value-type="float"/>
          <table:table-cell office:value="6.834585799183817" office:value-type="float"/>
          <table:table-cell office:value="6.8887743065215545" office:value-type="float"/>
          <table:table-cell office:value="8.008813070822502" office:value-type="float"/>
          <table:table-cell office:value="8.008813070822502" office:value-type="float"/>
        </table:table-row>
        <table:table-row>
          <table:table-cell office:value-type="string">
            <text:p>redfin__react-server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1.65693541250649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74651709875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2667790227507" office:value-type="float"/>
          <table:table-cell office:value="16.724927461414506" office:value-type="float"/>
          <table:table-cell office:value="17.40764399293273" office:value-type="float"/>
          <table:table-cell office:value="17.643086273901115" office:value-type="float"/>
          <table:table-cell office:value="7.276129950717857" office:value-type="float"/>
          <table:table-cell office:value="7.526204354563845" office:value-type="float"/>
          <table:table-cell office:value="7.622587907555829" office:value-type="float"/>
          <table:table-cell office:value="7.988502505619612" office:value-type="float"/>
          <table:table-cell office:value="9.221892927334178" office:value-type="float"/>
          <table:table-cell office:value="8.027771745376521" office:value-type="float"/>
          <table:table-cell office:value="8.23500623319777" office:value-type="float"/>
          <table:table-cell office:value="8.429687378389518" office:value-type="float"/>
          <table:table-cell office:value="8.490050100446357" office:value-type="float"/>
          <table:table-cell office:value="8.971039471266794" office:value-type="float"/>
          <table:table-cell office:value="8.639336164906096" office:value-type="float"/>
          <table:table-cell office:value="8.870168398472677" office:value-type="float"/>
          <table:table-cell office:value="9.112213588243966" office:value-type="float"/>
          <table:table-cell office:value="9.280460197341558" office:value-type="float"/>
          <table:table-cell office:value="9.804452143716038" office:value-type="float"/>
          <table:table-cell office:value="6.364648999816808" office:value-type="float"/>
          <table:table-cell office:value="6.863625661387558" office:value-type="float"/>
          <table:table-cell office:value="7.109558284219945" office:value-type="float"/>
          <table:table-cell office:value="7.187820912669081" office:value-type="float"/>
          <table:table-cell office:value="8.388480254884934" office:value-type="float"/>
        </table:table-row>
        <table:table-row>
          <table:table-cell office:value-type="string">
            <text:p>kivy__python-for-android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1.7026089457545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670384716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21540451421254" office:value-type="float"/>
          <table:table-cell office:value="16.26074582764553" office:value-type="float"/>
          <table:table-cell office:value="16.772496619437593" office:value-type="float"/>
          <table:table-cell office:value="17.779673403860926" office:value-type="float"/>
          <table:table-cell office:value="7.026679841651404" office:value-type="float"/>
          <table:table-cell office:value="7.618174401876292" office:value-type="float"/>
          <table:table-cell office:value="7.789972406922543" office:value-type="float"/>
          <table:table-cell office:value="7.98196347207092" office:value-type="float"/>
          <table:table-cell office:value="9.458314252260575" office:value-type="float"/>
          <table:table-cell office:value="7.007326056876402" office:value-type="float"/>
          <table:table-cell office:value="7.795273252453143" office:value-type="float"/>
          <table:table-cell office:value="8.176474350474015" office:value-type="float"/>
          <table:table-cell office:value="8.433362187308337" office:value-type="float"/>
          <table:table-cell office:value="8.9081124494008" office:value-type="float"/>
          <table:table-cell office:value="8.283498337046996" office:value-type="float"/>
          <table:table-cell office:value="8.732183449915766" office:value-type="float"/>
          <table:table-cell office:value="8.86659684250139" office:value-type="float"/>
          <table:table-cell office:value="9.012941794807883" office:value-type="float"/>
          <table:table-cell office:value="10.003114509761884" office:value-type="float"/>
          <table:table-cell office:value="6.272622177419288" office:value-type="float"/>
          <table:table-cell office:value="6.829086935439797" office:value-type="float"/>
          <table:table-cell office:value="7.025094563637282" office:value-type="float"/>
          <table:table-cell office:value="7.196814055290366" office:value-type="float"/>
          <table:table-cell office:value="8.031175392540472" office:value-type="float"/>
        </table:table-row>
        <table:table-row>
          <table:table-cell office:value-type="string">
            <text:p>NLPchina__elasticsearch-sql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.241486134700191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98706782062" office:value-type="float"/>
          <table:table-cell office:value="-17.46852162697025" office:value-type="float"/>
          <table:table-cell office:value="-17.441337552898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68768665875736" office:value-type="float"/>
          <table:table-cell office:value="17.879116496610514" office:value-type="float"/>
          <table:table-cell office:value="7.472258436293382" office:value-type="float"/>
          <table:table-cell office:value="7.905159637386843" office:value-type="float"/>
          <table:table-cell office:value="7.973653852648905" office:value-type="float"/>
          <table:table-cell office:value="8.253294889380918" office:value-type="float"/>
          <table:table-cell office:value="9.02720835768373" office:value-type="float"/>
          <table:table-cell office:value="6.832206566640235" office:value-type="float"/>
          <table:table-cell office:value="7.390763979664713" office:value-type="float"/>
          <table:table-cell office:value="8.249440628316417" office:value-type="float"/>
          <table:table-cell office:value="8.553869782507691" office:value-type="float"/>
          <table:table-cell office:value="9.22617839972354" office:value-type="float"/>
          <table:table-cell office:value="8.662176760663995" office:value-type="float"/>
          <table:table-cell office:value="8.871520174455625" office:value-type="float"/>
          <table:table-cell office:value="9.228885246064166" office:value-type="float"/>
          <table:table-cell office:value="9.364547315139838" office:value-type="float"/>
          <table:table-cell office:value="10.146191416500372" office:value-type="float"/>
          <table:table-cell office:value="5.9319298951809305" office:value-type="float"/>
          <table:table-cell office:value="6.358923978005155" office:value-type="float"/>
          <table:table-cell office:value="7.073910817265703" office:value-type="float"/>
          <table:table-cell office:value="7.331381334744933" office:value-type="float"/>
          <table:table-cell office:value="8.168830459072819" office:value-type="float"/>
        </table:table-row>
        <table:table-row>
          <table:table-cell office:value-type="string">
            <text:p>hexojs__hexo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1.74271361869302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1968183971" office:value-type="float"/>
          <table:table-cell office:value="-17.4342635703628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73571500546124" office:value-type="float"/>
          <table:table-cell office:value="17.223071099839544" office:value-type="float"/>
          <table:table-cell office:value="17.987191268576073" office:value-type="float"/>
          <table:table-cell office:value="7.030666021991619" office:value-type="float"/>
          <table:table-cell office:value="7.803562977936906" office:value-type="float"/>
          <table:table-cell office:value="7.9676600903303445" office:value-type="float"/>
          <table:table-cell office:value="8.158283465480059" office:value-type="float"/>
          <table:table-cell office:value="9.065255771442514" office:value-type="float"/>
          <table:table-cell office:value="6.9853595642895945" office:value-type="float"/>
          <table:table-cell office:value="7.702189511211487" office:value-type="float"/>
          <table:table-cell office:value="8.176151459480062" office:value-type="float"/>
          <table:table-cell office:value="8.486232676802643" office:value-type="float"/>
          <table:table-cell office:value="8.919552259219957" office:value-type="float"/>
          <table:table-cell office:value="8.556164098949031" office:value-type="float"/>
          <table:table-cell office:value="9.006710448430708" office:value-type="float"/>
          <table:table-cell office:value="9.189615807221795" office:value-type="float"/>
          <table:table-cell office:value="9.316126757074892" office:value-type="float"/>
          <table:table-cell office:value="9.95327610982132" office:value-type="float"/>
          <table:table-cell office:value="5.807852290069634" office:value-type="float"/>
          <table:table-cell office:value="6.563354101917641" office:value-type="float"/>
          <table:table-cell office:value="6.945418805503262" office:value-type="float"/>
          <table:table-cell office:value="7.236890609731863" office:value-type="float"/>
          <table:table-cell office:value="7.965624820478931" office:value-type="float"/>
        </table:table-row>
        <table:table-row>
          <table:table-cell office:value-type="string">
            <text:p>inorganik__countUp.js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1.74723647936573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77549503748018" office:value-type="float"/>
          <table:table-cell office:value="16.178373892804135" office:value-type="float"/>
          <table:table-cell office:value="16.69468657191317" office:value-type="float"/>
          <table:table-cell office:value="17.088286320141005" office:value-type="float"/>
          <table:table-cell office:value="17.501746084177157" office:value-type="float"/>
          <table:table-cell office:value="7.184288296293602" office:value-type="float"/>
          <table:table-cell office:value="7.689453987032525" office:value-type="float"/>
          <table:table-cell office:value="7.747490659115179" office:value-type="float"/>
          <table:table-cell office:value="7.954280741832263" office:value-type="float"/>
          <table:table-cell office:value="8.090056499670155" office:value-type="float"/>
          <table:table-cell office:value="6.92948169311825" office:value-type="float"/>
          <table:table-cell office:value="7.540914375167617" office:value-type="float"/>
          <table:table-cell office:value="7.757375998051536" office:value-type="float"/>
          <table:table-cell office:value="8.402599628320832" office:value-type="float"/>
          <table:table-cell office:value="8.46425642487531" office:value-type="float"/>
          <table:table-cell office:value="8.61561533026755" office:value-type="float"/>
          <table:table-cell office:value="8.831573309908947" office:value-type="float"/>
          <table:table-cell office:value="9.076721622405977" office:value-type="float"/>
          <table:table-cell office:value="9.097596202302881" office:value-type="float"/>
          <table:table-cell office:value="9.275478808182044" office:value-type="float"/>
          <table:table-cell office:value="5.787362370241829" office:value-type="float"/>
          <table:table-cell office:value="6.195882832802665" office:value-type="float"/>
          <table:table-cell office:value="6.658859394426943" office:value-type="float"/>
          <table:table-cell office:value="7.17139764069348" office:value-type="float"/>
          <table:table-cell office:value="7.278834116363422" office:value-type="float"/>
        </table:table-row>
        <table:table-row>
          <table:table-cell office:value-type="string">
            <text:p>drublic__css-modal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1.68957370843048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61373593347" office:value-type="float"/>
          <table:table-cell office:value="-17.481388113690763" office:value-type="float"/>
          <table:table-cell office:value="-17.4354267419820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70946608081175" office:value-type="float"/>
          <table:table-cell office:value="17.62488355953601" office:value-type="float"/>
          <table:table-cell office:value="7.309344409002117" office:value-type="float"/>
          <table:table-cell office:value="7.649064857057915" office:value-type="float"/>
          <table:table-cell office:value="7.954854768676065" office:value-type="float"/>
          <table:table-cell office:value="8.049444833072158" office:value-type="float"/>
          <table:table-cell office:value="8.651426954833154" office:value-type="float"/>
          <table:table-cell office:value="7.851105631697369" office:value-type="float"/>
          <table:table-cell office:value="8.090922155962126" office:value-type="float"/>
          <table:table-cell office:value="8.351359671077315" office:value-type="float"/>
          <table:table-cell office:value="8.49573115733405" office:value-type="float"/>
          <table:table-cell office:value="8.63456449611308" office:value-type="float"/>
          <table:table-cell office:value="8.73775747825826" office:value-type="float"/>
          <table:table-cell office:value="8.929767060531905" office:value-type="float"/>
          <table:table-cell office:value="8.99739122072777" office:value-type="float"/>
          <table:table-cell office:value="9.312484751434582" office:value-type="float"/>
          <table:table-cell office:value="9.50683047835638" office:value-type="float"/>
          <table:table-cell office:value="6.78514463013924" office:value-type="float"/>
          <table:table-cell office:value="6.956090183066262" office:value-type="float"/>
          <table:table-cell office:value="7.162792986511265" office:value-type="float"/>
          <table:table-cell office:value="7.235295601579737" office:value-type="float"/>
          <table:table-cell office:value="7.723500874166249" office:value-type="float"/>
        </table:table-row>
        <table:table-row>
          <table:table-cell office:value-type="string">
            <text:p>mxcl__PromiseKit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1.72548596308918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746564300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85323884900437" office:value-type="float"/>
          <table:table-cell office:value="15.984167492292425" office:value-type="float"/>
          <table:table-cell office:value="16.828429532964634" office:value-type="float"/>
          <table:table-cell office:value="17.862124940592217" office:value-type="float"/>
          <table:table-cell office:value="7.01670555704397" office:value-type="float"/>
          <table:table-cell office:value="7.7324520293675985" office:value-type="float"/>
          <table:table-cell office:value="7.970643367530397" office:value-type="float"/>
          <table:table-cell office:value="8.219719511879674" office:value-type="float"/>
          <table:table-cell office:value="8.844357009827956" office:value-type="float"/>
          <table:table-cell office:value="6.762368435188632" office:value-type="float"/>
          <table:table-cell office:value="7.9845788019626935" office:value-type="float"/>
          <table:table-cell office:value="8.25273402608698" office:value-type="float"/>
          <table:table-cell office:value="8.397375410114376" office:value-type="float"/>
          <table:table-cell office:value="8.986871341690582" office:value-type="float"/>
          <table:table-cell office:value="8.6543773530459" office:value-type="float"/>
          <table:table-cell office:value="9.032922781127747" office:value-type="float"/>
          <table:table-cell office:value="9.249078925092155" office:value-type="float"/>
          <table:table-cell office:value="9.410903949283608" office:value-type="float"/>
          <table:table-cell office:value="9.866386749431651" office:value-type="float"/>
          <table:table-cell office:value="5.784938774520262" office:value-type="float"/>
          <table:table-cell office:value="6.701130098478521" office:value-type="float"/>
          <table:table-cell office:value="6.976978671302263" office:value-type="float"/>
          <table:table-cell office:value="7.174750193904389" office:value-type="float"/>
          <table:table-cell office:value="7.651450341096525" office:value-type="float"/>
        </table:table-row>
        <table:table-row>
          <table:table-cell office:value-type="string">
            <text:p>mikepenz__MaterialDrawer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1.7425559558699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5172067745" office:value-type="float"/>
          <table:table-cell office:value="-17.4670789322155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54284027976957" office:value-type="float"/>
          <table:table-cell office:value="17.38235262652359" office:value-type="float"/>
          <table:table-cell office:value="17.988992077755455" office:value-type="float"/>
          <table:table-cell office:value="7.273909086328974" office:value-type="float"/>
          <table:table-cell office:value="7.648750125672873" office:value-type="float"/>
          <table:table-cell office:value="7.856763100872405" office:value-type="float"/>
          <table:table-cell office:value="8.069035865667779" office:value-type="float"/>
          <table:table-cell office:value="8.988614857654241" office:value-type="float"/>
          <table:table-cell office:value="6.827426634163018" office:value-type="float"/>
          <table:table-cell office:value="7.6614343814899355" office:value-type="float"/>
          <table:table-cell office:value="8.019708148666762" office:value-type="float"/>
          <table:table-cell office:value="8.345375174863513" office:value-type="float"/>
          <table:table-cell office:value="8.945881021342473" office:value-type="float"/>
          <table:table-cell office:value="8.580207351022702" office:value-type="float"/>
          <table:table-cell office:value="9.01383673540193" office:value-type="float"/>
          <table:table-cell office:value="9.155743278337951" office:value-type="float"/>
          <table:table-cell office:value="9.322813512104235" office:value-type="float"/>
          <table:table-cell office:value="9.895879736585531" office:value-type="float"/>
          <table:table-cell office:value="5.613624260754959" office:value-type="float"/>
          <table:table-cell office:value="6.447883694669305" office:value-type="float"/>
          <table:table-cell office:value="6.713323136761355" office:value-type="float"/>
          <table:table-cell office:value="6.9619333605953795" office:value-type="float"/>
          <table:table-cell office:value="7.986137572525315" office:value-type="float"/>
        </table:table-row>
        <table:table-row>
          <table:table-cell office:value-type="string">
            <text:p>addyosmani__grunt-uncss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1.71045313721146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6086819915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5758636805438" office:value-type="float"/>
          <table:table-cell office:value="16.354008367852884" office:value-type="float"/>
          <table:table-cell office:value="17.178926174575285" office:value-type="float"/>
          <table:table-cell office:value="17.838616076233112" office:value-type="float"/>
          <table:table-cell office:value="7.108553162544242" office:value-type="float"/>
          <table:table-cell office:value="7.336975747098032" office:value-type="float"/>
          <table:table-cell office:value="7.601507982202091" office:value-type="float"/>
          <table:table-cell office:value="7.7530470176962085" office:value-type="float"/>
          <table:table-cell office:value="8.492248011869131" office:value-type="float"/>
          <table:table-cell office:value="7.219817923990734" office:value-type="float"/>
          <table:table-cell office:value="7.5801933112063775" office:value-type="float"/>
          <table:table-cell office:value="8.11881171234128" office:value-type="float"/>
          <table:table-cell office:value="8.25483682470389" office:value-type="float"/>
          <table:table-cell office:value="8.78653514860997" office:value-type="float"/>
          <table:table-cell office:value="8.448910078860873" office:value-type="float"/>
          <table:table-cell office:value="8.765960009155659" office:value-type="float"/>
          <table:table-cell office:value="8.926321438057197" office:value-type="float"/>
          <table:table-cell office:value="9.02104337415139" office:value-type="float"/>
          <table:table-cell office:value="9.696526477104133" office:value-type="float"/>
          <table:table-cell office:value="6.126250565857902" office:value-type="float"/>
          <table:table-cell office:value="6.172835599627561" office:value-type="float"/>
          <table:table-cell office:value="6.5015903153599535" office:value-type="float"/>
          <table:table-cell office:value="6.941903710794419" office:value-type="float"/>
          <table:table-cell office:value="7.48531369405357" office:value-type="float"/>
        </table:table-row>
        <table:table-row>
          <table:table-cell office:value-type="string">
            <text:p>laradock__laradock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1.68439776091411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863832723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0947763156775" office:value-type="float"/>
          <table:table-cell office:value="16.48547733950237" office:value-type="float"/>
          <table:table-cell office:value="17.18747698311893" office:value-type="float"/>
          <table:table-cell office:value="17.991185577240387" office:value-type="float"/>
          <table:table-cell office:value="6.940412774780004" office:value-type="float"/>
          <table:table-cell office:value="7.497185013533951" office:value-type="float"/>
          <table:table-cell office:value="7.647799197461264" office:value-type="float"/>
          <table:table-cell office:value="7.881882932986872" office:value-type="float"/>
          <table:table-cell office:value="8.414439117197116" office:value-type="float"/>
          <table:table-cell office:value="6.967130528353378" office:value-type="float"/>
          <table:table-cell office:value="7.822717307191137" office:value-type="float"/>
          <table:table-cell office:value="8.146888954283536" office:value-type="float"/>
          <table:table-cell office:value="8.34358949494571" office:value-type="float"/>
          <table:table-cell office:value="8.924901060703982" office:value-type="float"/>
          <table:table-cell office:value="8.291063572034808" office:value-type="float"/>
          <table:table-cell office:value="8.673500170863093" office:value-type="float"/>
          <table:table-cell office:value="8.841813525142305" office:value-type="float"/>
          <table:table-cell office:value="8.976256042652544" office:value-type="float"/>
          <table:table-cell office:value="9.36431306607155" office:value-type="float"/>
          <table:table-cell office:value="5.810322040016963" office:value-type="float"/>
          <table:table-cell office:value="6.815453078737237" office:value-type="float"/>
          <table:table-cell office:value="6.986934016881975" office:value-type="float"/>
          <table:table-cell office:value="7.119720151508398" office:value-type="float"/>
          <table:table-cell office:value="7.865798773053932" office:value-type="float"/>
        </table:table-row>
        <table:table-row>
          <table:table-cell office:value-type="string">
            <text:p>erikras__redux-form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1.678419288798990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6989420838" office:value-type="float"/>
          <table:table-cell office:value="-17.4622708675326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96210273977667" office:value-type="float"/>
          <table:table-cell office:value="17.293651422672017" office:value-type="float"/>
          <table:table-cell office:value="17.992303766187025" office:value-type="float"/>
          <table:table-cell office:value="6.885842978449582" office:value-type="float"/>
          <table:table-cell office:value="7.567126012763651" office:value-type="float"/>
          <table:table-cell office:value="7.765059215474176" office:value-type="float"/>
          <table:table-cell office:value="7.963159096991689" office:value-type="float"/>
          <table:table-cell office:value="8.91980466217897" office:value-type="float"/>
          <table:table-cell office:value="7.1220500189803175" office:value-type="float"/>
          <table:table-cell office:value="8.126661315483737" office:value-type="float"/>
          <table:table-cell office:value="8.35700816496741" office:value-type="float"/>
          <table:table-cell office:value="8.560976813703238" office:value-type="float"/>
          <table:table-cell office:value="9.012440299481185" office:value-type="float"/>
          <table:table-cell office:value="8.6530670100956" office:value-type="float"/>
          <table:table-cell office:value="9.0818559559619" office:value-type="float"/>
          <table:table-cell office:value="9.2274367870091" office:value-type="float"/>
          <table:table-cell office:value="9.361709990422167" office:value-type="float"/>
          <table:table-cell office:value="9.851976174109096" office:value-type="float"/>
          <table:table-cell office:value="5.733711594219255" office:value-type="float"/>
          <table:table-cell office:value="6.616880758536652" office:value-type="float"/>
          <table:table-cell office:value="6.8705285747202325" office:value-type="float"/>
          <table:table-cell office:value="7.156005903634611" office:value-type="float"/>
          <table:table-cell office:value="7.985436645712468" office:value-type="float"/>
        </table:table-row>
        <table:table-row>
          <table:table-cell office:value-type="string">
            <text:p>devxoul__Then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1.73520144247411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1958103576332" office:value-type="float"/>
          <table:table-cell office:value="-17.481958103576332" office:value-type="float"/>
          <table:table-cell office:value="-17.481958103576332" office:value-type="float"/>
          <table:table-cell office:value="-17.4819581035763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993555878461162" office:value-type="float"/>
          <table:table-cell office:value="7.875516510231915" office:value-type="float"/>
          <table:table-cell office:value="7.875516510231915" office:value-type="float"/>
          <table:table-cell office:value="7.875516510231915" office:value-type="float"/>
          <table:table-cell office:value="7.875516510231915" office:value-type="float"/>
          <table:table-cell office:value="8.527787975574732" office:value-type="float"/>
          <table:table-cell office:value="8.191112116416292" office:value-type="float"/>
          <table:table-cell office:value="8.191112116416292" office:value-type="float"/>
          <table:table-cell office:value="8.191112116416292" office:value-type="float"/>
          <table:table-cell office:value="8.191112116416292" office:value-type="float"/>
          <table:table-cell office:value="8.497524639502561" office:value-type="float"/>
          <table:table-cell office:value="9.22016388375675" office:value-type="float"/>
          <table:table-cell office:value="9.22016388375675" office:value-type="float"/>
          <table:table-cell office:value="9.22016388375675" office:value-type="float"/>
          <table:table-cell office:value="9.22016388375675" office:value-type="float"/>
          <table:table-cell office:value="9.78641286766635" office:value-type="float"/>
          <table:table-cell office:value="6.99337615549819" office:value-type="float"/>
          <table:table-cell office:value="6.99337615549819" office:value-type="float"/>
          <table:table-cell office:value="6.99337615549819" office:value-type="float"/>
          <table:table-cell office:value="6.99337615549819" office:value-type="float"/>
          <table:table-cell office:value="7.152877265977724" office:value-type="float"/>
        </table:table-row>
        <table:table-row>
          <table:table-cell office:value-type="string">
            <text:p>sebastianbergmann__money</text:p>
          </table:table-cell>
          <table:table-cell office:value="43.31228318005101" office:value-type="float"/>
          <table:table-cell office:value="1.0" office:value-type="float"/>
          <table:table-cell office:value="0.0" office:value-type="float"/>
          <table:table-cell office:value="1.6762282691717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0893965673726" office:value-type="float"/>
          <table:table-cell office:value="-17.480893965673726" office:value-type="float"/>
          <table:table-cell office:value="-17.480893965673726" office:value-type="float"/>
          <table:table-cell office:value="-17.4808939656737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94665378308488" office:value-type="float"/>
          <table:table-cell office:value="7.9032097284357645" office:value-type="float"/>
          <table:table-cell office:value="7.9032097284357645" office:value-type="float"/>
          <table:table-cell office:value="7.9032097284357645" office:value-type="float"/>
          <table:table-cell office:value="7.9032097284357645" office:value-type="float"/>
          <table:table-cell office:value="8.316080369459453" office:value-type="float"/>
          <table:table-cell office:value="8.663657601764491" office:value-type="float"/>
          <table:table-cell office:value="8.663657601764491" office:value-type="float"/>
          <table:table-cell office:value="8.663657601764491" office:value-type="float"/>
          <table:table-cell office:value="8.663657601764491" office:value-type="float"/>
          <table:table-cell office:value="8.68794880067997" office:value-type="float"/>
          <table:table-cell office:value="9.317021687135096" office:value-type="float"/>
          <table:table-cell office:value="9.317021687135096" office:value-type="float"/>
          <table:table-cell office:value="9.317021687135096" office:value-type="float"/>
          <table:table-cell office:value="9.317021687135096" office:value-type="float"/>
          <table:table-cell office:value="9.763175640093804" office:value-type="float"/>
          <table:table-cell office:value="7.240853530045619" office:value-type="float"/>
          <table:table-cell office:value="7.240853530045619" office:value-type="float"/>
          <table:table-cell office:value="7.240853530045619" office:value-type="float"/>
          <table:table-cell office:value="7.240853530045619" office:value-type="float"/>
          <table:table-cell office:value="7.249845643065159" office:value-type="float"/>
        </table:table-row>
        <table:table-row>
          <table:table-cell office:value-type="string">
            <text:p>honestbleeps__Reddit-Enhancement-Suit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1.6823205457467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856841072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9090864323987" office:value-type="float"/>
          <table:table-cell office:value="16.1707569601662" office:value-type="float"/>
          <table:table-cell office:value="16.910055186343065" office:value-type="float"/>
          <table:table-cell office:value="17.985172230524626" office:value-type="float"/>
          <table:table-cell office:value="7.169613633157206" office:value-type="float"/>
          <table:table-cell office:value="7.58836635527076" office:value-type="float"/>
          <table:table-cell office:value="7.80050513583824" office:value-type="float"/>
          <table:table-cell office:value="8.051671033352306" office:value-type="float"/>
          <table:table-cell office:value="8.775155761483333" office:value-type="float"/>
          <table:table-cell office:value="7.49542972284506" office:value-type="float"/>
          <table:table-cell office:value="8.239713452168964" office:value-type="float"/>
          <table:table-cell office:value="8.368853351613803" office:value-type="float"/>
          <table:table-cell office:value="8.51796293998803" office:value-type="float"/>
          <table:table-cell office:value="8.90840187056979" office:value-type="float"/>
          <table:table-cell office:value="8.76142204861019" office:value-type="float"/>
          <table:table-cell office:value="9.045509731876923" office:value-type="float"/>
          <table:table-cell office:value="9.180221528067221" office:value-type="float"/>
          <table:table-cell office:value="9.34529618784769" office:value-type="float"/>
          <table:table-cell office:value="9.884486806783633" office:value-type="float"/>
          <table:table-cell office:value="6.17596508319332" office:value-type="float"/>
          <table:table-cell office:value="6.787937748532505" office:value-type="float"/>
          <table:table-cell office:value="6.9957711577281785" office:value-type="float"/>
          <table:table-cell office:value="7.211627650844195" office:value-type="float"/>
          <table:table-cell office:value="7.888530949863442" office:value-type="float"/>
        </table:table-row>
        <table:table-row>
          <table:table-cell office:value-type="string">
            <text:p>hakimel__reveal.js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1.6821995705282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04373568933" office:value-type="float"/>
          <table:table-cell office:value="-17.4607555759307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4417089858245" office:value-type="float"/>
          <table:table-cell office:value="17.266078696616354" office:value-type="float"/>
          <table:table-cell office:value="17.978804616324418" office:value-type="float"/>
          <table:table-cell office:value="6.818234458409793" office:value-type="float"/>
          <table:table-cell office:value="7.717730759734209" office:value-type="float"/>
          <table:table-cell office:value="7.919809535825559" office:value-type="float"/>
          <table:table-cell office:value="8.17637415475798" office:value-type="float"/>
          <table:table-cell office:value="8.815903344098711" office:value-type="float"/>
          <table:table-cell office:value="7.458228957183346" office:value-type="float"/>
          <table:table-cell office:value="8.242719450031116" office:value-type="float"/>
          <table:table-cell office:value="8.437052819251889" office:value-type="float"/>
          <table:table-cell office:value="8.62023797093727" office:value-type="float"/>
          <table:table-cell office:value="9.034246292400914" office:value-type="float"/>
          <table:table-cell office:value="8.477588355887026" office:value-type="float"/>
          <table:table-cell office:value="9.039734150703563" office:value-type="float"/>
          <table:table-cell office:value="9.218330931398235" office:value-type="float"/>
          <table:table-cell office:value="9.380336609800885" office:value-type="float"/>
          <table:table-cell office:value="9.731373466087001" office:value-type="float"/>
          <table:table-cell office:value="5.871413684897562" office:value-type="float"/>
          <table:table-cell office:value="6.835509128039916" office:value-type="float"/>
          <table:table-cell office:value="7.148726093582029" office:value-type="float"/>
          <table:table-cell office:value="7.3749131304936055" office:value-type="float"/>
          <table:table-cell office:value="7.856994666874409" office:value-type="float"/>
        </table:table-row>
        <table:table-row>
          <table:table-cell office:value-type="string">
            <text:p>webpack-contrib__sass-loader</text:p>
          </table:table-cell>
          <table:table-cell office:value="21.17278040164843" office:value-type="float"/>
          <table:table-cell office:value="0.04910144443962857" office:value-type="float"/>
          <table:table-cell office:value="0.20149253731343283" office:value-type="float"/>
          <table:table-cell office:value="1.69988010071685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589066739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96119832966514" office:value-type="float"/>
          <table:table-cell office:value="16.792138525492096" office:value-type="float"/>
          <table:table-cell office:value="17.33188412918268" office:value-type="float"/>
          <table:table-cell office:value="17.99818074207597" office:value-type="float"/>
          <table:table-cell office:value="6.849745031972301" office:value-type="float"/>
          <table:table-cell office:value="7.401860132816834" office:value-type="float"/>
          <table:table-cell office:value="7.598089265777926" office:value-type="float"/>
          <table:table-cell office:value="7.789501159148001" office:value-type="float"/>
          <table:table-cell office:value="9.265237874313645" office:value-type="float"/>
          <table:table-cell office:value="6.6878774727669885" office:value-type="float"/>
          <table:table-cell office:value="7.8279069093148514" office:value-type="float"/>
          <table:table-cell office:value="8.091124834372195" office:value-type="float"/>
          <table:table-cell office:value="8.343648426973477" office:value-type="float"/>
          <table:table-cell office:value="9.160308891634248" office:value-type="float"/>
          <table:table-cell office:value="8.55362807487427" office:value-type="float"/>
          <table:table-cell office:value="8.870077034857943" office:value-type="float"/>
          <table:table-cell office:value="9.048734549329641" office:value-type="float"/>
          <table:table-cell office:value="9.200510593864916" office:value-type="float"/>
          <table:table-cell office:value="10.033899481293819" office:value-type="float"/>
          <table:table-cell office:value="5.698461357922724" office:value-type="float"/>
          <table:table-cell office:value="6.382095828020013" office:value-type="float"/>
          <table:table-cell office:value="6.593536408800289" office:value-type="float"/>
          <table:table-cell office:value="6.852808504920642" office:value-type="float"/>
          <table:table-cell office:value="8.566075695980265" office:value-type="float"/>
        </table:table-row>
        <table:table-row>
          <table:table-cell office:value-type="string">
            <text:p>hybridauth__hybridauth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1.70686162214525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313455400967" office:value-type="float"/>
          <table:table-cell office:value="-17.475219098472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88018665177343" office:value-type="float"/>
          <table:table-cell office:value="17.29825241303934" office:value-type="float"/>
          <table:table-cell office:value="17.951212284097355" office:value-type="float"/>
          <table:table-cell office:value="7.396720705656946" office:value-type="float"/>
          <table:table-cell office:value="7.785046544061831" office:value-type="float"/>
          <table:table-cell office:value="7.986171239857104" office:value-type="float"/>
          <table:table-cell office:value="8.234572257241132" office:value-type="float"/>
          <table:table-cell office:value="8.640166458777106" office:value-type="float"/>
          <table:table-cell office:value="7.525764529754393" office:value-type="float"/>
          <table:table-cell office:value="8.177560181551193" office:value-type="float"/>
          <table:table-cell office:value="8.359255669646277" office:value-type="float"/>
          <table:table-cell office:value="8.499556469470507" office:value-type="float"/>
          <table:table-cell office:value="8.815377446556468" office:value-type="float"/>
          <table:table-cell office:value="8.541041932880177" office:value-type="float"/>
          <table:table-cell office:value="8.898278897783213" office:value-type="float"/>
          <table:table-cell office:value="9.098002226208667" office:value-type="float"/>
          <table:table-cell office:value="9.36854117658663" office:value-type="float"/>
          <table:table-cell office:value="9.60098212325412" office:value-type="float"/>
          <table:table-cell office:value="6.416166583566008" office:value-type="float"/>
          <table:table-cell office:value="7.011105618219295" office:value-type="float"/>
          <table:table-cell office:value="7.249640389598349" office:value-type="float"/>
          <table:table-cell office:value="7.390474718159943" office:value-type="float"/>
          <table:table-cell office:value="7.737065581980185" office:value-type="float"/>
        </table:table-row>
        <table:table-row>
          <table:table-cell office:value-type="string">
            <text:p>pili-engineering__PLDroidPlayer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.151242115122699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65413078865" office:value-type="float"/>
          <table:table-cell office:value="-17.475500874166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45326836998765" office:value-type="float"/>
          <table:table-cell office:value="17.08002950422783" office:value-type="float"/>
          <table:table-cell office:value="17.975183304326848" office:value-type="float"/>
          <table:table-cell office:value="7.612902732535571" office:value-type="float"/>
          <table:table-cell office:value="8.023481825216676" office:value-type="float"/>
          <table:table-cell office:value="8.183919296455683" office:value-type="float"/>
          <table:table-cell office:value="8.243607095666876" office:value-type="float"/>
          <table:table-cell office:value="8.637502108999968" office:value-type="float"/>
          <table:table-cell office:value="6.4974619739396875" office:value-type="float"/>
          <table:table-cell office:value="7.093622996542487" office:value-type="float"/>
          <table:table-cell office:value="7.259350041468988" office:value-type="float"/>
          <table:table-cell office:value="7.478554837729673" office:value-type="float"/>
          <table:table-cell office:value="8.141517265607742" office:value-type="float"/>
          <table:table-cell office:value="8.5302558136839" office:value-type="float"/>
          <table:table-cell office:value="8.866513574185046" office:value-type="float"/>
          <table:table-cell office:value="8.971737638230074" office:value-type="float"/>
          <table:table-cell office:value="9.104117269103533" office:value-type="float"/>
          <table:table-cell office:value="9.918455518596758" office:value-type="float"/>
          <table:table-cell office:value="5.754102826243966" office:value-type="float"/>
          <table:table-cell office:value="6.179373716100319" office:value-type="float"/>
          <table:table-cell office:value="6.472681813527457" office:value-type="float"/>
          <table:table-cell office:value="6.672735530877064" office:value-type="float"/>
          <table:table-cell office:value="7.145710128126009" office:value-type="float"/>
        </table:table-row>
        <table:table-row>
          <table:table-cell office:value-type="string">
            <text:p>google__shaka-player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1.6767830409794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0814162322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73063956239675" office:value-type="float"/>
          <table:table-cell office:value="16.557496995169984" office:value-type="float"/>
          <table:table-cell office:value="17.164976292349593" office:value-type="float"/>
          <table:table-cell office:value="17.972741463031316" office:value-type="float"/>
          <table:table-cell office:value="6.95149127277422" office:value-type="float"/>
          <table:table-cell office:value="7.550981027609138" office:value-type="float"/>
          <table:table-cell office:value="7.760475434973445" office:value-type="float"/>
          <table:table-cell office:value="8.025467558282678" office:value-type="float"/>
          <table:table-cell office:value="9.060320026952189" office:value-type="float"/>
          <table:table-cell office:value="7.098935509443419" office:value-type="float"/>
          <table:table-cell office:value="8.183389829432777" office:value-type="float"/>
          <table:table-cell office:value="8.380544849951312" office:value-type="float"/>
          <table:table-cell office:value="8.53576353946269" office:value-type="float"/>
          <table:table-cell office:value="9.082511855602057" office:value-type="float"/>
          <table:table-cell office:value="8.351330778316758" office:value-type="float"/>
          <table:table-cell office:value="8.864308171862621" office:value-type="float"/>
          <table:table-cell office:value="9.074091173685481" office:value-type="float"/>
          <table:table-cell office:value="9.2402932733975" office:value-type="float"/>
          <table:table-cell office:value="9.866294202260727" office:value-type="float"/>
          <table:table-cell office:value="5.766722563337894" office:value-type="float"/>
          <table:table-cell office:value="6.844040637651188" office:value-type="float"/>
          <table:table-cell office:value="7.08587930104032" office:value-type="float"/>
          <table:table-cell office:value="7.299050165689669" office:value-type="float"/>
          <table:table-cell office:value="8.321914757886674" office:value-type="float"/>
        </table:table-row>
        <table:table-row>
          <table:table-cell office:value-type="string">
            <text:p>ionic-team__ionic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1.67764726305774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712068986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8203400866026" office:value-type="float"/>
          <table:table-cell office:value="16.191332881484314" office:value-type="float"/>
          <table:table-cell office:value="17.045149128644724" office:value-type="float"/>
          <table:table-cell office:value="17.995718561179157" office:value-type="float"/>
          <table:table-cell office:value="6.780351029363606" office:value-type="float"/>
          <table:table-cell office:value="7.515052924416915" office:value-type="float"/>
          <table:table-cell office:value="7.717627068801033" office:value-type="float"/>
          <table:table-cell office:value="7.9477527237803365" office:value-type="float"/>
          <table:table-cell office:value="9.032418441243632" office:value-type="float"/>
          <table:table-cell office:value="6.951145917808381" office:value-type="float"/>
          <table:table-cell office:value="8.10754731757974" office:value-type="float"/>
          <table:table-cell office:value="8.33059497829392" office:value-type="float"/>
          <table:table-cell office:value="8.507946371297546" office:value-type="float"/>
          <table:table-cell office:value="9.044868078044763" office:value-type="float"/>
          <table:table-cell office:value="8.077654420511452" office:value-type="float"/>
          <table:table-cell office:value="8.86801574465817" office:value-type="float"/>
          <table:table-cell office:value="9.052378200780913" office:value-type="float"/>
          <table:table-cell office:value="9.21359106308477" office:value-type="float"/>
          <table:table-cell office:value="10.079704069756273" office:value-type="float"/>
          <table:table-cell office:value="5.7400107230600454" office:value-type="float"/>
          <table:table-cell office:value="6.7134297727037495" office:value-type="float"/>
          <table:table-cell office:value="6.978762436425534" office:value-type="float"/>
          <table:table-cell office:value="7.196270790798769" office:value-type="float"/>
          <table:table-cell office:value="8.024797900658141" office:value-type="float"/>
        </table:table-row>
        <table:table-row>
          <table:table-cell office:value-type="string">
            <text:p>CosmicMind__Material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1.7308030651990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02428950944" office:value-type="float"/>
          <table:table-cell office:value="-17.4833345966260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5747224061052" office:value-type="float"/>
          <table:table-cell office:value="17.40291869471427" office:value-type="float"/>
          <table:table-cell office:value="17.938687898021474" office:value-type="float"/>
          <table:table-cell office:value="7.14374054645552" office:value-type="float"/>
          <table:table-cell office:value="7.535107708626649" office:value-type="float"/>
          <table:table-cell office:value="7.8123439390222735" office:value-type="float"/>
          <table:table-cell office:value="8.021993582698745" office:value-type="float"/>
          <table:table-cell office:value="9.583300036834007" office:value-type="float"/>
          <table:table-cell office:value="6.750421012375488" office:value-type="float"/>
          <table:table-cell office:value="7.743614825494007" office:value-type="float"/>
          <table:table-cell office:value="8.10597331435386" office:value-type="float"/>
          <table:table-cell office:value="8.405597900670827" office:value-type="float"/>
          <table:table-cell office:value="8.767056210794406" office:value-type="float"/>
          <table:table-cell office:value="8.616409982496057" office:value-type="float"/>
          <table:table-cell office:value="9.019584545413085" office:value-type="float"/>
          <table:table-cell office:value="9.137249103216217" office:value-type="float"/>
          <table:table-cell office:value="9.303442840251385" office:value-type="float"/>
          <table:table-cell office:value="9.964044944916616" office:value-type="float"/>
          <table:table-cell office:value="5.425185121181976" office:value-type="float"/>
          <table:table-cell office:value="6.341329320682944" office:value-type="float"/>
          <table:table-cell office:value="6.69471052517604" office:value-type="float"/>
          <table:table-cell office:value="7.0289511679900105" office:value-type="float"/>
          <table:table-cell office:value="8.081665996340522" office:value-type="float"/>
        </table:table-row>
        <table:table-row>
          <table:table-cell office:value-type="string">
            <text:p>CodaFi__AFNetworking-RACExtensions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1.7293287240821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395919137668" office:value-type="float"/>
          <table:table-cell office:value="-17.495395919137668" office:value-type="float"/>
          <table:table-cell office:value="-17.495395919137668" office:value-type="float"/>
          <table:table-cell office:value="-17.4953959191376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99724773323857" office:value-type="float"/>
          <table:table-cell office:value="7.879390424698963" office:value-type="float"/>
          <table:table-cell office:value="7.879390424698963" office:value-type="float"/>
          <table:table-cell office:value="7.879390424698963" office:value-type="float"/>
          <table:table-cell office:value="7.879390424698963" office:value-type="float"/>
          <table:table-cell office:value="8.575026298436882" office:value-type="float"/>
          <table:table-cell office:value="8.296646867730674" office:value-type="float"/>
          <table:table-cell office:value="8.296646867730674" office:value-type="float"/>
          <table:table-cell office:value="8.296646867730674" office:value-type="float"/>
          <table:table-cell office:value="8.296646867730674" office:value-type="float"/>
          <table:table-cell office:value="8.47417235212044" office:value-type="float"/>
          <table:table-cell office:value="9.265687953045534" office:value-type="float"/>
          <table:table-cell office:value="9.265687953045534" office:value-type="float"/>
          <table:table-cell office:value="9.265687953045534" office:value-type="float"/>
          <table:table-cell office:value="9.265687953045534" office:value-type="float"/>
          <table:table-cell office:value="9.629043021988299" office:value-type="float"/>
          <table:table-cell office:value="7.087874823773871" office:value-type="float"/>
          <table:table-cell office:value="7.087874823773871" office:value-type="float"/>
          <table:table-cell office:value="7.087874823773871" office:value-type="float"/>
          <table:table-cell office:value="7.087874823773871" office:value-type="float"/>
          <table:table-cell office:value="7.386563204061626" office:value-type="float"/>
        </table:table-row>
        <table:table-row>
          <table:table-cell office:value-type="string">
            <text:p>smileyborg__UIView-AutoLayout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1.72792462209206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90923991074" office:value-type="float"/>
          <table:table-cell office:value="-17.48481195382791" office:value-type="float"/>
          <table:table-cell office:value="-17.48297969355669" office:value-type="float"/>
          <table:table-cell office:value="-17.452121201736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54070636452624" office:value-type="float"/>
          <table:table-cell office:value="7.393824085080343" office:value-type="float"/>
          <table:table-cell office:value="7.95790188743635" office:value-type="float"/>
          <table:table-cell office:value="8.09648702676049" office:value-type="float"/>
          <table:table-cell office:value="8.365507201375511" office:value-type="float"/>
          <table:table-cell office:value="8.42075237315554" office:value-type="float"/>
          <table:table-cell office:value="7.7263387222417075" office:value-type="float"/>
          <table:table-cell office:value="7.960666748122332" office:value-type="float"/>
          <table:table-cell office:value="8.259168334418764" office:value-type="float"/>
          <table:table-cell office:value="8.425503114180662" office:value-type="float"/>
          <table:table-cell office:value="8.559936294027603" office:value-type="float"/>
          <table:table-cell office:value="9.100909556065632" office:value-type="float"/>
          <table:table-cell office:value="9.179222526488687" office:value-type="float"/>
          <table:table-cell office:value="9.369233067551193" office:value-type="float"/>
          <table:table-cell office:value="9.379606257315588" office:value-type="float"/>
          <table:table-cell office:value="9.434120300344171" office:value-type="float"/>
          <table:table-cell office:value="6.253581277137043" office:value-type="float"/>
          <table:table-cell office:value="6.837463964539525" office:value-type="float"/>
          <table:table-cell office:value="6.96786856890856" office:value-type="float"/>
          <table:table-cell office:value="7.250080055533616" office:value-type="float"/>
          <table:table-cell office:value="7.491323195058943" office:value-type="float"/>
        </table:table-row>
        <table:table-row>
          <table:table-cell office:value-type="string">
            <text:p>darktable-org__darktabl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1.70239590080521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13341467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18350397829208" office:value-type="float"/>
          <table:table-cell office:value="16.418953055137084" office:value-type="float"/>
          <table:table-cell office:value="17.11380022889617" office:value-type="float"/>
          <table:table-cell office:value="17.999348774122417" office:value-type="float"/>
          <table:table-cell office:value="7.269978270592157" office:value-type="float"/>
          <table:table-cell office:value="7.6794684754289975" office:value-type="float"/>
          <table:table-cell office:value="7.8996010213605885" office:value-type="float"/>
          <table:table-cell office:value="8.127603592155793" office:value-type="float"/>
          <table:table-cell office:value="8.660983562908127" office:value-type="float"/>
          <table:table-cell office:value="7.294645089668267" office:value-type="float"/>
          <table:table-cell office:value="8.12319016406926" office:value-type="float"/>
          <table:table-cell office:value="8.350859637756251" office:value-type="float"/>
          <table:table-cell office:value="8.484462804635148" office:value-type="float"/>
          <table:table-cell office:value="8.895119380889412" office:value-type="float"/>
          <table:table-cell office:value="8.41677400922811" office:value-type="float"/>
          <table:table-cell office:value="9.091878486223003" office:value-type="float"/>
          <table:table-cell office:value="9.222548131752482" office:value-type="float"/>
          <table:table-cell office:value="9.3835898232735" office:value-type="float"/>
          <table:table-cell office:value="9.76764705787617" office:value-type="float"/>
          <table:table-cell office:value="5.959980988349876" office:value-type="float"/>
          <table:table-cell office:value="6.76987036599321" office:value-type="float"/>
          <table:table-cell office:value="6.931079747130523" office:value-type="float"/>
          <table:table-cell office:value="7.159549522145404" office:value-type="float"/>
          <table:table-cell office:value="7.662216744243112" office:value-type="float"/>
        </table:table-row>
        <table:table-row>
          <table:table-cell office:value-type="string">
            <text:p>cjohansen__juicer</text:p>
          </table:table-cell>
          <table:table-cell office:value="31.838837679556768" office:value-type="float"/>
          <table:table-cell office:value="0.3309912953575871" office:value-type="float"/>
          <table:table-cell office:value="0.0" office:value-type="float"/>
          <table:table-cell office:value="1.67726900871151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556007927986" office:value-type="float"/>
          <table:table-cell office:value="-17.494556007927986" office:value-type="float"/>
          <table:table-cell office:value="-17.494556007927986" office:value-type="float"/>
          <table:table-cell office:value="-17.4945560079279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19334934181383" office:value-type="float"/>
          <table:table-cell office:value="7.72557026011545" office:value-type="float"/>
          <table:table-cell office:value="7.72557026011545" office:value-type="float"/>
          <table:table-cell office:value="7.72557026011545" office:value-type="float"/>
          <table:table-cell office:value="7.72557026011545" office:value-type="float"/>
          <table:table-cell office:value="8.386204228986138" office:value-type="float"/>
          <table:table-cell office:value="8.246945864552234" office:value-type="float"/>
          <table:table-cell office:value="8.246945864552234" office:value-type="float"/>
          <table:table-cell office:value="8.246945864552234" office:value-type="float"/>
          <table:table-cell office:value="8.246945864552234" office:value-type="float"/>
          <table:table-cell office:value="8.742385628454038" office:value-type="float"/>
          <table:table-cell office:value="9.050559390201647" office:value-type="float"/>
          <table:table-cell office:value="9.050559390201647" office:value-type="float"/>
          <table:table-cell office:value="9.050559390201647" office:value-type="float"/>
          <table:table-cell office:value="9.050559390201647" office:value-type="float"/>
          <table:table-cell office:value="9.435915818376506" office:value-type="float"/>
          <table:table-cell office:value="6.921956734466038" office:value-type="float"/>
          <table:table-cell office:value="6.921956734466038" office:value-type="float"/>
          <table:table-cell office:value="6.921956734466038" office:value-type="float"/>
          <table:table-cell office:value="6.921956734466038" office:value-type="float"/>
          <table:table-cell office:value="7.69267403906367" office:value-type="float"/>
        </table:table-row>
        <table:table-row>
          <table:table-cell office:value-type="string">
            <text:p>PHP-FFMpeg__PHP-FFMpeg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1.72409018485949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4907878955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5115955646557" office:value-type="float"/>
          <table:table-cell office:value="16.463104094561928" office:value-type="float"/>
          <table:table-cell office:value="16.893092216991754" office:value-type="float"/>
          <table:table-cell office:value="17.952429083607022" office:value-type="float"/>
          <table:table-cell office:value="7.347598110297202" office:value-type="float"/>
          <table:table-cell office:value="7.574087234910025" office:value-type="float"/>
          <table:table-cell office:value="7.9124158215799625" office:value-type="float"/>
          <table:table-cell office:value="8.070683058259817" office:value-type="float"/>
          <table:table-cell office:value="8.557126476065834" office:value-type="float"/>
          <table:table-cell office:value="7.084927866217175" office:value-type="float"/>
          <table:table-cell office:value="7.730683502051311" office:value-type="float"/>
          <table:table-cell office:value="8.072427390516458" office:value-type="float"/>
          <table:table-cell office:value="8.400936877125545" office:value-type="float"/>
          <table:table-cell office:value="8.96552698073631" office:value-type="float"/>
          <table:table-cell office:value="8.544943770273603" office:value-type="float"/>
          <table:table-cell office:value="8.795001421921334" office:value-type="float"/>
          <table:table-cell office:value="9.011326618134923" office:value-type="float"/>
          <table:table-cell office:value="9.199730447249012" office:value-type="float"/>
          <table:table-cell office:value="9.619302852754094" office:value-type="float"/>
          <table:table-cell office:value="6.216735705976983" office:value-type="float"/>
          <table:table-cell office:value="6.652697153154374" office:value-type="float"/>
          <table:table-cell office:value="6.826222307398535" office:value-type="float"/>
          <table:table-cell office:value="7.182195796394106" office:value-type="float"/>
          <table:table-cell office:value="7.634551110452106" office:value-type="float"/>
        </table:table-row>
        <table:table-row>
          <table:table-cell office:value-type="string">
            <text:p>dokan-dev__dokany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1.70143134326742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5556459428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46632758932773" office:value-type="float"/>
          <table:table-cell office:value="16.33870681294778" office:value-type="float"/>
          <table:table-cell office:value="17.00074230625407" office:value-type="float"/>
          <table:table-cell office:value="17.95384933682815" office:value-type="float"/>
          <table:table-cell office:value="7.013719255921666" office:value-type="float"/>
          <table:table-cell office:value="7.625298764312082" office:value-type="float"/>
          <table:table-cell office:value="7.920764056139017" office:value-type="float"/>
          <table:table-cell office:value="8.093115466541445" office:value-type="float"/>
          <table:table-cell office:value="8.698003259161663" office:value-type="float"/>
          <table:table-cell office:value="7.002623571673858" office:value-type="float"/>
          <table:table-cell office:value="7.957786049743596" office:value-type="float"/>
          <table:table-cell office:value="8.320434282562744" office:value-type="float"/>
          <table:table-cell office:value="8.537094089300538" office:value-type="float"/>
          <table:table-cell office:value="9.015825301962908" office:value-type="float"/>
          <table:table-cell office:value="8.237957260536731" office:value-type="float"/>
          <table:table-cell office:value="8.834526125176687" office:value-type="float"/>
          <table:table-cell office:value="9.005685063958847" office:value-type="float"/>
          <table:table-cell office:value="9.192708423982676" office:value-type="float"/>
          <table:table-cell office:value="9.892842243757457" office:value-type="float"/>
          <table:table-cell office:value="6.123055317508603" office:value-type="float"/>
          <table:table-cell office:value="6.863517859538084" office:value-type="float"/>
          <table:table-cell office:value="7.111465669986769" office:value-type="float"/>
          <table:table-cell office:value="7.309497171514987" office:value-type="float"/>
          <table:table-cell office:value="7.984582223192158" office:value-type="float"/>
        </table:table-row>
        <table:table-row>
          <table:table-cell office:value-type="string">
            <text:p>storybooks__storybook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1.70603487646102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781076307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47013303626203" office:value-type="float"/>
          <table:table-cell office:value="16.46228045928193" office:value-type="float"/>
          <table:table-cell office:value="17.156086249079248" office:value-type="float"/>
          <table:table-cell office:value="17.997447288797332" office:value-type="float"/>
          <table:table-cell office:value="6.689299748719314" office:value-type="float"/>
          <table:table-cell office:value="7.440798596920296" office:value-type="float"/>
          <table:table-cell office:value="7.654152774884373" office:value-type="float"/>
          <table:table-cell office:value="7.891183366771392" office:value-type="float"/>
          <table:table-cell office:value="8.815501305194394" office:value-type="float"/>
          <table:table-cell office:value="6.720251927358882" office:value-type="float"/>
          <table:table-cell office:value="7.77813106261867" office:value-type="float"/>
          <table:table-cell office:value="8.122915067244474" office:value-type="float"/>
          <table:table-cell office:value="8.332555415367384" office:value-type="float"/>
          <table:table-cell office:value="8.900721076132392" office:value-type="float"/>
          <table:table-cell office:value="8.309255042249937" office:value-type="float"/>
          <table:table-cell office:value="8.816560493112785" office:value-type="float"/>
          <table:table-cell office:value="9.031578725676557" office:value-type="float"/>
          <table:table-cell office:value="9.26481588276997" office:value-type="float"/>
          <table:table-cell office:value="9.868234299444225" office:value-type="float"/>
          <table:table-cell office:value="5.3269762082369745" office:value-type="float"/>
          <table:table-cell office:value="6.3760782477451485" office:value-type="float"/>
          <table:table-cell office:value="6.671347712349978" office:value-type="float"/>
          <table:table-cell office:value="6.935634085755527" office:value-type="float"/>
          <table:table-cell office:value="7.544561353481734" office:value-type="float"/>
        </table:table-row>
        <table:table-row>
          <table:table-cell office:value-type="string">
            <text:p>Kinto__kinto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1.69419362982728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232658819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87921361611188" office:value-type="float"/>
          <table:table-cell office:value="16.746142538097246" office:value-type="float"/>
          <table:table-cell office:value="17.249957335590924" office:value-type="float"/>
          <table:table-cell office:value="17.971564627108414" office:value-type="float"/>
          <table:table-cell office:value="7.018482263025513" office:value-type="float"/>
          <table:table-cell office:value="7.802924813482056" office:value-type="float"/>
          <table:table-cell office:value="8.026745754922308" office:value-type="float"/>
          <table:table-cell office:value="8.209004091263257" office:value-type="float"/>
          <table:table-cell office:value="8.742429471833674" office:value-type="float"/>
          <table:table-cell office:value="7.837846289816611" office:value-type="float"/>
          <table:table-cell office:value="8.255506730260551" office:value-type="float"/>
          <table:table-cell office:value="8.432133796213854" office:value-type="float"/>
          <table:table-cell office:value="8.55203072614487" office:value-type="float"/>
          <table:table-cell office:value="8.88424091856009" office:value-type="float"/>
          <table:table-cell office:value="8.795888924765006" office:value-type="float"/>
          <table:table-cell office:value="9.091572305719094" office:value-type="float"/>
          <table:table-cell office:value="9.154698979335404" office:value-type="float"/>
          <table:table-cell office:value="9.454767901157991" office:value-type="float"/>
          <table:table-cell office:value="9.677727637238807" office:value-type="float"/>
          <table:table-cell office:value="5.945937361848159" office:value-type="float"/>
          <table:table-cell office:value="7.012280997400682" office:value-type="float"/>
          <table:table-cell office:value="7.182378222152845" office:value-type="float"/>
          <table:table-cell office:value="7.429128002027891" office:value-type="float"/>
          <table:table-cell office:value="7.671948364223592" office:value-type="float"/>
        </table:table-row>
        <table:table-row>
          <table:table-cell office:value-type="string">
            <text:p>SwiftyJSON__SwiftyJSON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1.71193253961472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9456829539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0547624067198" office:value-type="float"/>
          <table:table-cell office:value="16.698603661909154" office:value-type="float"/>
          <table:table-cell office:value="17.23586505310625" office:value-type="float"/>
          <table:table-cell office:value="17.974241858890085" office:value-type="float"/>
          <table:table-cell office:value="7.0206294271886955" office:value-type="float"/>
          <table:table-cell office:value="7.556617559956785" office:value-type="float"/>
          <table:table-cell office:value="7.777827168972334" office:value-type="float"/>
          <table:table-cell office:value="8.011303136711494" office:value-type="float"/>
          <table:table-cell office:value="8.607466182176504" office:value-type="float"/>
          <table:table-cell office:value="6.562285995577453" office:value-type="float"/>
          <table:table-cell office:value="7.982411449009804" office:value-type="float"/>
          <table:table-cell office:value="8.197034123701178" office:value-type="float"/>
          <table:table-cell office:value="8.382180398165781" office:value-type="float"/>
          <table:table-cell office:value="8.800600278477798" office:value-type="float"/>
          <table:table-cell office:value="8.75100511230325" office:value-type="float"/>
          <table:table-cell office:value="9.086282929129915" office:value-type="float"/>
          <table:table-cell office:value="9.25796404501952" office:value-type="float"/>
          <table:table-cell office:value="9.449791123567262" office:value-type="float"/>
          <table:table-cell office:value="9.75934275030086" office:value-type="float"/>
          <table:table-cell office:value="5.628820168525051" office:value-type="float"/>
          <table:table-cell office:value="6.386148881447152" office:value-type="float"/>
          <table:table-cell office:value="6.744573504883141" office:value-type="float"/>
          <table:table-cell office:value="6.974439340863816" office:value-type="float"/>
          <table:table-cell office:value="7.2395090175442345" office:value-type="float"/>
        </table:table-row>
        <table:table-row>
          <table:table-cell office:value-type="string">
            <text:p>k9mail__k-9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1.7106392061983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0372004683" office:value-type="float"/>
          <table:table-cell office:value="-17.4514421479317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9272269095533" office:value-type="float"/>
          <table:table-cell office:value="17.32724175252335" office:value-type="float"/>
          <table:table-cell office:value="17.995755039193984" office:value-type="float"/>
          <table:table-cell office:value="7.1574883551362625" office:value-type="float"/>
          <table:table-cell office:value="7.7782786001732624" office:value-type="float"/>
          <table:table-cell office:value="7.974959809998873" office:value-type="float"/>
          <table:table-cell office:value="8.195372059856748" office:value-type="float"/>
          <table:table-cell office:value="8.97301126583094" office:value-type="float"/>
          <table:table-cell office:value="6.850518143077097" office:value-type="float"/>
          <table:table-cell office:value="8.088070025427218" office:value-type="float"/>
          <table:table-cell office:value="8.355815118143077" office:value-type="float"/>
          <table:table-cell office:value="8.529192946211534" office:value-type="float"/>
          <table:table-cell office:value="9.139089153297043" office:value-type="float"/>
          <table:table-cell office:value="8.509530537423876" office:value-type="float"/>
          <table:table-cell office:value="9.00614013458992" office:value-type="float"/>
          <table:table-cell office:value="9.193574514741766" office:value-type="float"/>
          <table:table-cell office:value="9.385796628453498" office:value-type="float"/>
          <table:table-cell office:value="10.176464575354156" office:value-type="float"/>
          <table:table-cell office:value="5.456475708417143" office:value-type="float"/>
          <table:table-cell office:value="6.860144762357089" office:value-type="float"/>
          <table:table-cell office:value="7.067477682626449" office:value-type="float"/>
          <table:table-cell office:value="7.3213173565239895" office:value-type="float"/>
          <table:table-cell office:value="8.146787420199667" office:value-type="float"/>
        </table:table-row>
        <table:table-row>
          <table:table-cell office:value-type="string">
            <text:p>ztellman__automat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1.73601998019582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3271310894748" office:value-type="float"/>
          <table:table-cell office:value="15.956977321085207" office:value-type="float"/>
          <table:table-cell office:value="16.816948692149097" office:value-type="float"/>
          <table:table-cell office:value="17.487806819032848" office:value-type="float"/>
          <table:table-cell office:value="17.98925229768073" office:value-type="float"/>
          <table:table-cell office:value="7.422594304847999" office:value-type="float"/>
          <table:table-cell office:value="7.768477218259912" office:value-type="float"/>
          <table:table-cell office:value="7.784236028735058" office:value-type="float"/>
          <table:table-cell office:value="7.947399844664111" office:value-type="float"/>
          <table:table-cell office:value="8.12276118035994" office:value-type="float"/>
          <table:table-cell office:value="7.254674422928575" office:value-type="float"/>
          <table:table-cell office:value="7.382948235644562" office:value-type="float"/>
          <table:table-cell office:value="7.967074982134116" office:value-type="float"/>
          <table:table-cell office:value="8.519296902331662" office:value-type="float"/>
          <table:table-cell office:value="8.85914425445308" office:value-type="float"/>
          <table:table-cell office:value="8.708180417672251" office:value-type="float"/>
          <table:table-cell office:value="8.944671393648676" office:value-type="float"/>
          <table:table-cell office:value="9.215146518718946" office:value-type="float"/>
          <table:table-cell office:value="9.334398890672087" office:value-type="float"/>
          <table:table-cell office:value="9.526688747740183" office:value-type="float"/>
          <table:table-cell office:value="6.094239058014956" office:value-type="float"/>
          <table:table-cell office:value="6.097362122820311" office:value-type="float"/>
          <table:table-cell office:value="6.4011533097219395" office:value-type="float"/>
          <table:table-cell office:value="7.1153693349514215" office:value-type="float"/>
          <table:table-cell office:value="7.591397580398246" office:value-type="float"/>
        </table:table-row>
        <table:table-row>
          <table:table-cell office:value-type="string">
            <text:p>prasmussen__gdrive</text:p>
          </table:table-cell>
          <table:table-cell office:value="20.999102799625717" office:value-type="float"/>
          <table:table-cell office:value="0.08079446112720334" office:value-type="float"/>
          <table:table-cell office:value="0.13953488372093023" office:value-type="float"/>
          <table:table-cell office:value="1.67577376405930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288409712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05336549511234" office:value-type="float"/>
          <table:table-cell office:value="16.053993492248356" office:value-type="float"/>
          <table:table-cell office:value="16.522369285997474" office:value-type="float"/>
          <table:table-cell office:value="17.8759799218875" office:value-type="float"/>
          <table:table-cell office:value="7.179499310395924" office:value-type="float"/>
          <table:table-cell office:value="7.551076531819897" office:value-type="float"/>
          <table:table-cell office:value="7.756187241947252" office:value-type="float"/>
          <table:table-cell office:value="7.904128623512689" office:value-type="float"/>
          <table:table-cell office:value="8.361340562942576" office:value-type="float"/>
          <table:table-cell office:value="6.9617892388354345" office:value-type="float"/>
          <table:table-cell office:value="8.006509161756084" office:value-type="float"/>
          <table:table-cell office:value="8.369132110305914" office:value-type="float"/>
          <table:table-cell office:value="8.516963801425035" office:value-type="float"/>
          <table:table-cell office:value="8.95108564077568" office:value-type="float"/>
          <table:table-cell office:value="8.462449608561895" office:value-type="float"/>
          <table:table-cell office:value="8.731489355998782" office:value-type="float"/>
          <table:table-cell office:value="8.92826951828689" office:value-type="float"/>
          <table:table-cell office:value="8.998249672645493" office:value-type="float"/>
          <table:table-cell office:value="9.598183015476627" office:value-type="float"/>
          <table:table-cell office:value="6.314760957885229" office:value-type="float"/>
          <table:table-cell office:value="6.810925381120995" office:value-type="float"/>
          <table:table-cell office:value="7.010582035563963" office:value-type="float"/>
          <table:table-cell office:value="7.4057043194521395" office:value-type="float"/>
          <table:table-cell office:value="7.8868035434571055" office:value-type="float"/>
        </table:table-row>
        <table:table-row>
          <table:table-cell office:value-type="string">
            <text:p>SBoudrias__Inquirer.js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1.69929587308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85317446613" office:value-type="float"/>
          <table:table-cell office:value="-17.4815594352303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179836522886298" office:value-type="float"/>
          <table:table-cell office:value="16.905774128983737" office:value-type="float"/>
          <table:table-cell office:value="17.95354220634309" office:value-type="float"/>
          <table:table-cell office:value="7.356713634114039" office:value-type="float"/>
          <table:table-cell office:value="7.748156939212198" office:value-type="float"/>
          <table:table-cell office:value="7.995950085481582" office:value-type="float"/>
          <table:table-cell office:value="8.197317521061663" office:value-type="float"/>
          <table:table-cell office:value="8.553735811060093" office:value-type="float"/>
          <table:table-cell office:value="7.738329127487047" office:value-type="float"/>
          <table:table-cell office:value="8.152078260180318" office:value-type="float"/>
          <table:table-cell office:value="8.382643701959886" office:value-type="float"/>
          <table:table-cell office:value="8.590711434157246" office:value-type="float"/>
          <table:table-cell office:value="8.953133018390293" office:value-type="float"/>
          <table:table-cell office:value="8.715205613804438" office:value-type="float"/>
          <table:table-cell office:value="9.149652286588516" office:value-type="float"/>
          <table:table-cell office:value="9.306888820253231" office:value-type="float"/>
          <table:table-cell office:value="9.49448060827306" office:value-type="float"/>
          <table:table-cell office:value="9.904400373980037" office:value-type="float"/>
          <table:table-cell office:value="6.385827842170265" office:value-type="float"/>
          <table:table-cell office:value="6.806753230880798" office:value-type="float"/>
          <table:table-cell office:value="7.0683343372367755" office:value-type="float"/>
          <table:table-cell office:value="7.177372725643293" office:value-type="float"/>
          <table:table-cell office:value="7.622718864969526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1.7404888394092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8209434523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786541701197546" office:value-type="float"/>
          <table:table-cell office:value="17.916063481765615" office:value-type="float"/>
          <table:table-cell office:value="17.925436442838354" office:value-type="float"/>
          <table:table-cell office:value="17.925436442838354" office:value-type="float"/>
          <table:table-cell office:value="8.087586668747614" office:value-type="float"/>
          <table:table-cell office:value="8.246923215480045" office:value-type="float"/>
          <table:table-cell office:value="8.316587261748277" office:value-type="float"/>
          <table:table-cell office:value="8.498778888842011" office:value-type="float"/>
          <table:table-cell office:value="8.498778888842011" office:value-type="float"/>
          <table:table-cell office:value="8.057076464885196" office:value-type="float"/>
          <table:table-cell office:value="8.161104258706379" office:value-type="float"/>
          <table:table-cell office:value="8.52748664080353" office:value-type="float"/>
          <table:table-cell office:value="8.642078929745544" office:value-type="float"/>
          <table:table-cell office:value="8.642078929745544" office:value-type="float"/>
          <table:table-cell office:value="9.065532471807607" office:value-type="float"/>
          <table:table-cell office:value="9.438128595322816" office:value-type="float"/>
          <table:table-cell office:value="9.461260762815124" office:value-type="float"/>
          <table:table-cell office:value="9.616186180861508" office:value-type="float"/>
          <table:table-cell office:value="9.616186180861508" office:value-type="float"/>
          <table:table-cell office:value="6.865871085042425" office:value-type="float"/>
          <table:table-cell office:value="7.153812546736021" office:value-type="float"/>
          <table:table-cell office:value="7.412159048647049" office:value-type="float"/>
          <table:table-cell office:value="7.524671637726047" office:value-type="float"/>
          <table:table-cell office:value="7.524671637726047" office:value-type="float"/>
        </table:table-row>
        <table:table-row>
          <table:table-cell office:value-type="string">
            <text:p>kissyteam__kissy</text:p>
          </table:table-cell>
          <table:table-cell office:value="43.26780563577391" office:value-type="float"/>
          <table:table-cell office:value="1.0" office:value-type="float"/>
          <table:table-cell office:value="0.5" office:value-type="float"/>
          <table:table-cell office:value="1.73483805367658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345105631777" office:value-type="float"/>
          <table:table-cell office:value="-17.489345105631777" office:value-type="float"/>
          <table:table-cell office:value="-17.489345105631777" office:value-type="float"/>
          <table:table-cell office:value="-17.4893451056317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82306029376254" office:value-type="float"/>
          <table:table-cell office:value="7.816780335248887" office:value-type="float"/>
          <table:table-cell office:value="7.816780335248887" office:value-type="float"/>
          <table:table-cell office:value="7.816780335248887" office:value-type="float"/>
          <table:table-cell office:value="7.816780335248887" office:value-type="float"/>
          <table:table-cell office:value="7.90439704245186" office:value-type="float"/>
          <table:table-cell office:value="7.818436506305547" office:value-type="float"/>
          <table:table-cell office:value="7.818436506305547" office:value-type="float"/>
          <table:table-cell office:value="7.818436506305547" office:value-type="float"/>
          <table:table-cell office:value="7.818436506305547" office:value-type="float"/>
          <table:table-cell office:value="8.099493013485038" office:value-type="float"/>
          <table:table-cell office:value="8.945922915263576" office:value-type="float"/>
          <table:table-cell office:value="8.945922915263576" office:value-type="float"/>
          <table:table-cell office:value="8.945922915263576" office:value-type="float"/>
          <table:table-cell office:value="8.945922915263576" office:value-type="float"/>
          <table:table-cell office:value="9.230139243998682" office:value-type="float"/>
          <table:table-cell office:value="6.686134104735241" office:value-type="float"/>
          <table:table-cell office:value="6.686134104735241" office:value-type="float"/>
          <table:table-cell office:value="6.686134104735241" office:value-type="float"/>
          <table:table-cell office:value="6.686134104735241" office:value-type="float"/>
          <table:table-cell office:value="6.77691063349383" office:value-type="float"/>
        </table:table-row>
        <table:table-row>
          <table:table-cell office:value-type="string">
            <text:p>micha__resty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1.72403158241407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28602723678" office:value-type="float"/>
          <table:table-cell office:value="-17.4972448245511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8838587397277" office:value-type="float"/>
          <table:table-cell office:value="17.162541239515516" office:value-type="float"/>
          <table:table-cell office:value="17.410121680956564" office:value-type="float"/>
          <table:table-cell office:value="7.386750579488787" office:value-type="float"/>
          <table:table-cell office:value="8.04582775111987" office:value-type="float"/>
          <table:table-cell office:value="8.093585976289244" office:value-type="float"/>
          <table:table-cell office:value="8.249704834467419" office:value-type="float"/>
          <table:table-cell office:value="8.295472699888025" office:value-type="float"/>
          <table:table-cell office:value="7.4502531538853605" office:value-type="float"/>
          <table:table-cell office:value="7.990238144322024" office:value-type="float"/>
          <table:table-cell office:value="8.409287155309766" office:value-type="float"/>
          <table:table-cell office:value="8.42943302736846" office:value-type="float"/>
          <table:table-cell office:value="8.479025821351136" office:value-type="float"/>
          <table:table-cell office:value="8.73583908973561" office:value-type="float"/>
          <table:table-cell office:value="9.066189428071262" office:value-type="float"/>
          <table:table-cell office:value="9.066653810547553" office:value-type="float"/>
          <table:table-cell office:value="9.225857257171345" office:value-type="float"/>
          <table:table-cell office:value="9.415299830487431" office:value-type="float"/>
          <table:table-cell office:value="6.729848306727291" office:value-type="float"/>
          <table:table-cell office:value="6.7602418152696195" office:value-type="float"/>
          <table:table-cell office:value="7.017170310063716" office:value-type="float"/>
          <table:table-cell office:value="7.313430825331124" office:value-type="float"/>
          <table:table-cell office:value="7.499048470085142" office:value-type="float"/>
        </table:table-row>
        <table:table-row>
          <table:table-cell office:value-type="string">
            <text:p>invoiceninja__invoiceninja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1.68216088249302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07091239236" office:value-type="float"/>
          <table:table-cell office:value="-17.4639939432373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94807622336743" office:value-type="float"/>
          <table:table-cell office:value="17.182824388274888" office:value-type="float"/>
          <table:table-cell office:value="17.995904121256412" office:value-type="float"/>
          <table:table-cell office:value="7.312136989473671" office:value-type="float"/>
          <table:table-cell office:value="7.75133864619492" office:value-type="float"/>
          <table:table-cell office:value="7.967508106633472" office:value-type="float"/>
          <table:table-cell office:value="8.20319892030357" office:value-type="float"/>
          <table:table-cell office:value="8.90419266435381" office:value-type="float"/>
          <table:table-cell office:value="6.551338807249465" office:value-type="float"/>
          <table:table-cell office:value="8.311458315321445" office:value-type="float"/>
          <table:table-cell office:value="8.503772706025053" office:value-type="float"/>
          <table:table-cell office:value="8.678975582136527" office:value-type="float"/>
          <table:table-cell office:value="9.144050457795105" office:value-type="float"/>
          <table:table-cell office:value="8.500674030141674" office:value-type="float"/>
          <table:table-cell office:value="8.992293697404588" office:value-type="float"/>
          <table:table-cell office:value="9.171999785516634" office:value-type="float"/>
          <table:table-cell office:value="9.34063043615319" office:value-type="float"/>
          <table:table-cell office:value="9.971665698461464" office:value-type="float"/>
          <table:table-cell office:value="5.890429632533618" office:value-type="float"/>
          <table:table-cell office:value="7.087307695716687" office:value-type="float"/>
          <table:table-cell office:value="7.293689701981166" office:value-type="float"/>
          <table:table-cell office:value="7.501882263899941" office:value-type="float"/>
          <table:table-cell office:value="8.07051747818135" office:value-type="float"/>
        </table:table-row>
        <table:table-row>
          <table:table-cell office:value-type="string">
            <text:p>mirumee__saleor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1.71073589769424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252341591" office:value-type="float"/>
          <table:table-cell office:value="-17.4742859353003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54065202657962" office:value-type="float"/>
          <table:table-cell office:value="17.277535454557007" office:value-type="float"/>
          <table:table-cell office:value="17.998720229864652" office:value-type="float"/>
          <table:table-cell office:value="7.240165798710807" office:value-type="float"/>
          <table:table-cell office:value="7.838703403815503" office:value-type="float"/>
          <table:table-cell office:value="8.009164887807206" office:value-type="float"/>
          <table:table-cell office:value="8.211230344938777" office:value-type="float"/>
          <table:table-cell office:value="8.647090576741702" office:value-type="float"/>
          <table:table-cell office:value="6.73880735549573" office:value-type="float"/>
          <table:table-cell office:value="8.107322675646467" office:value-type="float"/>
          <table:table-cell office:value="8.40380804808554" office:value-type="float"/>
          <table:table-cell office:value="8.621313404442327" office:value-type="float"/>
          <table:table-cell office:value="9.0826312271449" office:value-type="float"/>
          <table:table-cell office:value="8.510245780402467" office:value-type="float"/>
          <table:table-cell office:value="8.97651590985011" office:value-type="float"/>
          <table:table-cell office:value="9.176866936480286" office:value-type="float"/>
          <table:table-cell office:value="9.38824785708132" office:value-type="float"/>
          <table:table-cell office:value="9.84395464425959" office:value-type="float"/>
          <table:table-cell office:value="5.641856543374719" office:value-type="float"/>
          <table:table-cell office:value="6.96050132853699" office:value-type="float"/>
          <table:table-cell office:value="7.1871018332980485" office:value-type="float"/>
          <table:table-cell office:value="7.375271624734713" office:value-type="float"/>
          <table:table-cell office:value="8.081955943767422" office:value-type="float"/>
        </table:table-row>
        <table:table-row>
          <table:table-cell office:value-type="string">
            <text:p>3lvis__Sync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1.72871648730207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39777191355" office:value-type="float"/>
          <table:table-cell office:value="-17.4712607963641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111925525065" office:value-type="float"/>
          <table:table-cell office:value="17.00294597697495" office:value-type="float"/>
          <table:table-cell office:value="17.913865493053628" office:value-type="float"/>
          <table:table-cell office:value="6.968193354433082" office:value-type="float"/>
          <table:table-cell office:value="7.620206427822076" office:value-type="float"/>
          <table:table-cell office:value="7.783903631801826" office:value-type="float"/>
          <table:table-cell office:value="8.081477124137324" office:value-type="float"/>
          <table:table-cell office:value="8.659601077433127" office:value-type="float"/>
          <table:table-cell office:value="7.089106721143022" office:value-type="float"/>
          <table:table-cell office:value="7.718277889700575" office:value-type="float"/>
          <table:table-cell office:value="8.105301662436776" office:value-type="float"/>
          <table:table-cell office:value="8.30588252150012" office:value-type="float"/>
          <table:table-cell office:value="8.604097949638874" office:value-type="float"/>
          <table:table-cell office:value="8.779419744914474" office:value-type="float"/>
          <table:table-cell office:value="9.027002705254315" office:value-type="float"/>
          <table:table-cell office:value="9.13493419077975" office:value-type="float"/>
          <table:table-cell office:value="9.270941631824607" office:value-type="float"/>
          <table:table-cell office:value="9.670495092898047" office:value-type="float"/>
          <table:table-cell office:value="5.5163121505696315" office:value-type="float"/>
          <table:table-cell office:value="6.344141678730499" office:value-type="float"/>
          <table:table-cell office:value="6.650904430293695" office:value-type="float"/>
          <table:table-cell office:value="6.873838971943767" office:value-type="float"/>
          <table:table-cell office:value="7.322627613889381" office:value-type="float"/>
        </table:table-row>
        <table:table-row>
          <table:table-cell office:value-type="string">
            <text:p>Netflix__archaius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1.69174812299912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524681464623" office:value-type="float"/>
          <table:table-cell office:value="-17.4840069231689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04593112751866" office:value-type="float"/>
          <table:table-cell office:value="17.35804762143831" office:value-type="float"/>
          <table:table-cell office:value="17.98394321145941" office:value-type="float"/>
          <table:table-cell office:value="7.356647659542974" office:value-type="float"/>
          <table:table-cell office:value="7.73233971622251" office:value-type="float"/>
          <table:table-cell office:value="7.850751828460428" office:value-type="float"/>
          <table:table-cell office:value="7.954621688008414" office:value-type="float"/>
          <table:table-cell office:value="8.642551679268845" office:value-type="float"/>
          <table:table-cell office:value="7.703595153844894" office:value-type="float"/>
          <table:table-cell office:value="8.182249035648475" office:value-type="float"/>
          <table:table-cell office:value="8.252080779481695" office:value-type="float"/>
          <table:table-cell office:value="8.529757011730691" office:value-type="float"/>
          <table:table-cell office:value="8.787535751650946" office:value-type="float"/>
          <table:table-cell office:value="8.659119370616072" office:value-type="float"/>
          <table:table-cell office:value="9.084092251963012" office:value-type="float"/>
          <table:table-cell office:value="9.203560875776486" office:value-type="float"/>
          <table:table-cell office:value="9.243487888002395" office:value-type="float"/>
          <table:table-cell office:value="9.86291988350819" office:value-type="float"/>
          <table:table-cell office:value="6.565012026404391" office:value-type="float"/>
          <table:table-cell office:value="6.887575762851002" office:value-type="float"/>
          <table:table-cell office:value="6.973574374138165" office:value-type="float"/>
          <table:table-cell office:value="7.074657381734022" office:value-type="float"/>
          <table:table-cell office:value="7.638963631457552" office:value-type="float"/>
        </table:table-row>
        <table:table-row>
          <table:table-cell office:value-type="string">
            <text:p>gorhill__uMatrix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1.66107059324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838071919073" office:value-type="float"/>
          <table:table-cell office:value="-17.4619265502956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1820402672241" office:value-type="float"/>
          <table:table-cell office:value="16.97465248260487" office:value-type="float"/>
          <table:table-cell office:value="17.990329245928912" office:value-type="float"/>
          <table:table-cell office:value="6.965031804267893" office:value-type="float"/>
          <table:table-cell office:value="7.642929790316475" office:value-type="float"/>
          <table:table-cell office:value="7.802357969891511" office:value-type="float"/>
          <table:table-cell office:value="7.9876609836588806" office:value-type="float"/>
          <table:table-cell office:value="8.809881599647156" office:value-type="float"/>
          <table:table-cell office:value="7.131651237690591" office:value-type="float"/>
          <table:table-cell office:value="8.367904677011612" office:value-type="float"/>
          <table:table-cell office:value="8.492215423621802" office:value-type="float"/>
          <table:table-cell office:value="8.6616459506316" office:value-type="float"/>
          <table:table-cell office:value="8.933853582273569" office:value-type="float"/>
          <table:table-cell office:value="8.501199856214356" office:value-type="float"/>
          <table:table-cell office:value="9.034042460742004" office:value-type="float"/>
          <table:table-cell office:value="9.165644522364815" office:value-type="float"/>
          <table:table-cell office:value="9.312169314487031" office:value-type="float"/>
          <table:table-cell office:value="9.854457545806724" office:value-type="float"/>
          <table:table-cell office:value="5.595483185744128" office:value-type="float"/>
          <table:table-cell office:value="6.90583605013677" office:value-type="float"/>
          <table:table-cell office:value="7.158849753142983" office:value-type="float"/>
          <table:table-cell office:value="7.348723913479297" office:value-type="float"/>
          <table:table-cell office:value="8.004874608615955" office:value-type="float"/>
        </table:table-row>
        <table:table-row>
          <table:table-cell office:value-type="string">
            <text:p>hipache__hipach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1.7024846981110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11856453354" office:value-type="float"/>
          <table:table-cell office:value="-17.468822705085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28667035720344" office:value-type="float"/>
          <table:table-cell office:value="17.30962883287061" office:value-type="float"/>
          <table:table-cell office:value="17.90280648328809" office:value-type="float"/>
          <table:table-cell office:value="7.40344356282645" office:value-type="float"/>
          <table:table-cell office:value="7.770055162059164" office:value-type="float"/>
          <table:table-cell office:value="7.913249611376022" office:value-type="float"/>
          <table:table-cell office:value="8.16433397020015" office:value-type="float"/>
          <table:table-cell office:value="8.913177685086147" office:value-type="float"/>
          <table:table-cell office:value="7.766509358635517" office:value-type="float"/>
          <table:table-cell office:value="8.13852736767084" office:value-type="float"/>
          <table:table-cell office:value="8.290208916738669" office:value-type="float"/>
          <table:table-cell office:value="8.41660820997946" office:value-type="float"/>
          <table:table-cell office:value="8.79855155575225" office:value-type="float"/>
          <table:table-cell office:value="8.62951296143509" office:value-type="float"/>
          <table:table-cell office:value="9.063648783878266" office:value-type="float"/>
          <table:table-cell office:value="9.107891988480974" office:value-type="float"/>
          <table:table-cell office:value="9.271212234530047" office:value-type="float"/>
          <table:table-cell office:value="9.615091749731821" office:value-type="float"/>
          <table:table-cell office:value="6.339572561455144" office:value-type="float"/>
          <table:table-cell office:value="6.839582268286719" office:value-type="float"/>
          <table:table-cell office:value="7.081135138797458" office:value-type="float"/>
          <table:table-cell office:value="7.283570997035225" office:value-type="float"/>
          <table:table-cell office:value="8.30439997403531" office:value-type="float"/>
        </table:table-row>
        <table:table-row>
          <table:table-cell office:value-type="string">
            <text:p>jscs-dev__node-jscs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1.70358927150833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03906859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3607728948363" office:value-type="float"/>
          <table:table-cell office:value="16.69724076160713" office:value-type="float"/>
          <table:table-cell office:value="17.25497538130545" office:value-type="float"/>
          <table:table-cell office:value="17.98303393341051" office:value-type="float"/>
          <table:table-cell office:value="6.987993238338181" office:value-type="float"/>
          <table:table-cell office:value="7.6725144667949134" office:value-type="float"/>
          <table:table-cell office:value="7.872366733103107" office:value-type="float"/>
          <table:table-cell office:value="8.110535832135099" office:value-type="float"/>
          <table:table-cell office:value="8.749046970303848" office:value-type="float"/>
          <table:table-cell office:value="7.044826353015322" office:value-type="float"/>
          <table:table-cell office:value="8.044350254974681" office:value-type="float"/>
          <table:table-cell office:value="8.336180895937355" office:value-type="float"/>
          <table:table-cell office:value="8.53630016500539" office:value-type="float"/>
          <table:table-cell office:value="8.865966666807148" office:value-type="float"/>
          <table:table-cell office:value="8.704329100169325" office:value-type="float"/>
          <table:table-cell office:value="9.095287182469441" office:value-type="float"/>
          <table:table-cell office:value="9.275293792415845" office:value-type="float"/>
          <table:table-cell office:value="9.413669219381514" office:value-type="float"/>
          <table:table-cell office:value="9.826062600974865" office:value-type="float"/>
          <table:table-cell office:value="5.892543861660387" office:value-type="float"/>
          <table:table-cell office:value="6.5992996560347255" office:value-type="float"/>
          <table:table-cell office:value="6.945338454214349" office:value-type="float"/>
          <table:table-cell office:value="7.214427061753154" office:value-type="float"/>
          <table:table-cell office:value="7.774652914452163" office:value-type="float"/>
        </table:table-row>
        <table:table-row>
          <table:table-cell office:value-type="string">
            <text:p>react-dropzone__react-dropzon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1.7047371207629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305175872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02830117647522" office:value-type="float"/>
          <table:table-cell office:value="16.401581071539418" office:value-type="float"/>
          <table:table-cell office:value="17.153869188111962" office:value-type="float"/>
          <table:table-cell office:value="17.985737989980617" office:value-type="float"/>
          <table:table-cell office:value="6.790982110624623" office:value-type="float"/>
          <table:table-cell office:value="7.599223785880682" office:value-type="float"/>
          <table:table-cell office:value="7.890320808434759" office:value-type="float"/>
          <table:table-cell office:value="8.117706653758987" office:value-type="float"/>
          <table:table-cell office:value="9.597346216664" office:value-type="float"/>
          <table:table-cell office:value="7.4250789191024555" office:value-type="float"/>
          <table:table-cell office:value="8.02155078594407" office:value-type="float"/>
          <table:table-cell office:value="8.302817255130389" office:value-type="float"/>
          <table:table-cell office:value="8.487180623645749" office:value-type="float"/>
          <table:table-cell office:value="9.047683798596598" office:value-type="float"/>
          <table:table-cell office:value="8.583628306077928" office:value-type="float"/>
          <table:table-cell office:value="9.038543803502222" office:value-type="float"/>
          <table:table-cell office:value="9.243926302402322" office:value-type="float"/>
          <table:table-cell office:value="9.43423017265483" office:value-type="float"/>
          <table:table-cell office:value="10.16887925083656" office:value-type="float"/>
          <table:table-cell office:value="5.813675462875464" office:value-type="float"/>
          <table:table-cell office:value="6.623491475139043" office:value-type="float"/>
          <table:table-cell office:value="6.893880853688553" office:value-type="float"/>
          <table:table-cell office:value="7.161071626464144" office:value-type="float"/>
          <table:table-cell office:value="8.14631609223532" office:value-type="float"/>
        </table:table-row>
        <table:table-row>
          <table:table-cell office:value-type="string">
            <text:p>dbushell__Nestabl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.237138617372818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2549232705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53493928481228" office:value-type="float"/>
          <table:table-cell office:value="17.385326969611793" office:value-type="float"/>
          <table:table-cell office:value="17.72224268563883" office:value-type="float"/>
          <table:table-cell office:value="17.809494530397004" office:value-type="float"/>
          <table:table-cell office:value="7.783639738755511" office:value-type="float"/>
          <table:table-cell office:value="7.8446851786416705" office:value-type="float"/>
          <table:table-cell office:value="7.95266020446624" office:value-type="float"/>
          <table:table-cell office:value="8.046869043770355" office:value-type="float"/>
          <table:table-cell office:value="8.78811755590099" office:value-type="float"/>
          <table:table-cell office:value="7.369039814480939" office:value-type="float"/>
          <table:table-cell office:value="7.858486907060245" office:value-type="float"/>
          <table:table-cell office:value="7.863968480015596" office:value-type="float"/>
          <table:table-cell office:value="8.268927847796785" office:value-type="float"/>
          <table:table-cell office:value="8.720850111638223" office:value-type="float"/>
          <table:table-cell office:value="8.986420936389354" office:value-type="float"/>
          <table:table-cell office:value="9.047231678151446" office:value-type="float"/>
          <table:table-cell office:value="9.070152214316408" office:value-type="float"/>
          <table:table-cell office:value="9.111449631702786" office:value-type="float"/>
          <table:table-cell office:value="9.840351534736602" office:value-type="float"/>
          <table:table-cell office:value="6.368677180099848" office:value-type="float"/>
          <table:table-cell office:value="6.655705709426401" office:value-type="float"/>
          <table:table-cell office:value="6.746476470165429" office:value-type="float"/>
          <table:table-cell office:value="7.002163394735671" office:value-type="float"/>
          <table:table-cell office:value="7.668616132802612" office:value-type="float"/>
        </table:table-row>
        <table:table-row>
          <table:table-cell office:value-type="string">
            <text:p>mar10__fancytre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1.71143916200845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572715504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96106743292143" office:value-type="float"/>
          <table:table-cell office:value="16.644783553858872" office:value-type="float"/>
          <table:table-cell office:value="17.303397245719825" office:value-type="float"/>
          <table:table-cell office:value="17.960888396598424" office:value-type="float"/>
          <table:table-cell office:value="7.3117857266578525" office:value-type="float"/>
          <table:table-cell office:value="7.584328174416902" office:value-type="float"/>
          <table:table-cell office:value="7.751727336963098" office:value-type="float"/>
          <table:table-cell office:value="7.9424952192408895" office:value-type="float"/>
          <table:table-cell office:value="8.514549497771736" office:value-type="float"/>
          <table:table-cell office:value="7.342448320809968" office:value-type="float"/>
          <table:table-cell office:value="7.877598533571797" office:value-type="float"/>
          <table:table-cell office:value="8.146452104443728" office:value-type="float"/>
          <table:table-cell office:value="8.338027590554038" office:value-type="float"/>
          <table:table-cell office:value="8.635427971481727" office:value-type="float"/>
          <table:table-cell office:value="8.706360158428684" office:value-type="float"/>
          <table:table-cell office:value="8.88259850048594" office:value-type="float"/>
          <table:table-cell office:value="9.051863285023284" office:value-type="float"/>
          <table:table-cell office:value="9.195591114575361" office:value-type="float"/>
          <table:table-cell office:value="9.526996085612259" office:value-type="float"/>
          <table:table-cell office:value="6.010787824634767" office:value-type="float"/>
          <table:table-cell office:value="6.618577028531201" office:value-type="float"/>
          <table:table-cell office:value="6.779912454656811" office:value-type="float"/>
          <table:table-cell office:value="6.987768881247284" office:value-type="float"/>
          <table:table-cell office:value="7.701590669742407" office:value-type="float"/>
        </table:table-row>
        <table:table-row>
          <table:table-cell office:value-type="string">
            <text:p>stripe__mosql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1.72526244810397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003694033876" office:value-type="float"/>
          <table:table-cell office:value="-17.47225524570075" office:value-type="float"/>
          <table:table-cell office:value="-17.42989996447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47786575333733" office:value-type="float"/>
          <table:table-cell office:value="17.995453095420125" office:value-type="float"/>
          <table:table-cell office:value="7.02132690803249" office:value-type="float"/>
          <table:table-cell office:value="7.707068860149798" office:value-type="float"/>
          <table:table-cell office:value="8.146176851388029" office:value-type="float"/>
          <table:table-cell office:value="8.318386552902407" office:value-type="float"/>
          <table:table-cell office:value="8.682868096411827" office:value-type="float"/>
          <table:table-cell office:value="7.609643174480821" office:value-type="float"/>
          <table:table-cell office:value="8.033468465355282" office:value-type="float"/>
          <table:table-cell office:value="8.280654148664249" office:value-type="float"/>
          <table:table-cell office:value="8.375545207319497" office:value-type="float"/>
          <table:table-cell office:value="8.866051359752184" office:value-type="float"/>
          <table:table-cell office:value="8.834445883023463" office:value-type="float"/>
          <table:table-cell office:value="9.21262800386991" office:value-type="float"/>
          <table:table-cell office:value="9.365600391621783" office:value-type="float"/>
          <table:table-cell office:value="9.434518376958518" office:value-type="float"/>
          <table:table-cell office:value="9.734573021798326" office:value-type="float"/>
          <table:table-cell office:value="6.186753451334877" office:value-type="float"/>
          <table:table-cell office:value="6.721111987440867" office:value-type="float"/>
          <table:table-cell office:value="6.911473901185207" office:value-type="float"/>
          <table:table-cell office:value="7.2310555646615695" office:value-type="float"/>
          <table:table-cell office:value="7.949585691038375" office:value-type="float"/>
        </table:table-row>
        <table:table-row>
          <table:table-cell office:value-type="string">
            <text:p>oakes__SolidOak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.171686714152701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76504185386302" office:value-type="float"/>
          <table:table-cell office:value="15.984221840993833" office:value-type="float"/>
          <table:table-cell office:value="16.62315133186514" office:value-type="float"/>
          <table:table-cell office:value="16.955463119462078" office:value-type="float"/>
          <table:table-cell office:value="17.382389404774706" office:value-type="float"/>
          <table:table-cell office:value="7.716523490704064" office:value-type="float"/>
          <table:table-cell office:value="7.875192521456631" office:value-type="float"/>
          <table:table-cell office:value="8.232569266743578" office:value-type="float"/>
          <table:table-cell office:value="8.248356593656219" office:value-type="float"/>
          <table:table-cell office:value="8.377009986760411" office:value-type="float"/>
          <table:table-cell office:value="7.075934073781058" office:value-type="float"/>
          <table:table-cell office:value="7.368886829006808" office:value-type="float"/>
          <table:table-cell office:value="7.485829217934602" office:value-type="float"/>
          <table:table-cell office:value="7.905548595233858" office:value-type="float"/>
          <table:table-cell office:value="8.249579003446623" office:value-type="float"/>
          <table:table-cell office:value="8.690306226349811" office:value-type="float"/>
          <table:table-cell office:value="8.87588763332682" office:value-type="float"/>
          <table:table-cell office:value="8.907464908214362" office:value-type="float"/>
          <table:table-cell office:value="8.989092907348786" office:value-type="float"/>
          <table:table-cell office:value="9.011979531475433" office:value-type="float"/>
          <table:table-cell office:value="6.175393624644696" office:value-type="float"/>
          <table:table-cell office:value="6.628874750983746" office:value-type="float"/>
          <table:table-cell office:value="6.633984441087463" office:value-type="float"/>
          <table:table-cell office:value="6.976231308204981" office:value-type="float"/>
          <table:table-cell office:value="7.190465764034024" office:value-type="float"/>
        </table:table-row>
        <table:table-row>
          <table:table-cell office:value-type="string">
            <text:p>OfficeDev__office-ui-fabric-cor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1.68415498278968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422470292095" office:value-type="float"/>
          <table:table-cell office:value="-17.490868440756532" office:value-type="float"/>
          <table:table-cell office:value="-17.4782880397806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53200207833284" office:value-type="float"/>
          <table:table-cell office:value="17.94607465732863" office:value-type="float"/>
          <table:table-cell office:value="7.58703596740224" office:value-type="float"/>
          <table:table-cell office:value="7.872022959788477" office:value-type="float"/>
          <table:table-cell office:value="8.105760594990889" office:value-type="float"/>
          <table:table-cell office:value="8.33925251819562" office:value-type="float"/>
          <table:table-cell office:value="9.064277082157696" office:value-type="float"/>
          <table:table-cell office:value="8.106580080553815" office:value-type="float"/>
          <table:table-cell office:value="8.547726048650187" office:value-type="float"/>
          <table:table-cell office:value="8.644525006569975" office:value-type="float"/>
          <table:table-cell office:value="8.739270137906164" office:value-type="float"/>
          <table:table-cell office:value="9.14488778716795" office:value-type="float"/>
          <table:table-cell office:value="8.94220130264572" office:value-type="float"/>
          <table:table-cell office:value="9.212244011065263" office:value-type="float"/>
          <table:table-cell office:value="9.361404889754862" office:value-type="float"/>
          <table:table-cell office:value="9.465560890273064" office:value-type="float"/>
          <table:table-cell office:value="9.815771647621965" office:value-type="float"/>
          <table:table-cell office:value="6.751414745310337" office:value-type="float"/>
          <table:table-cell office:value="7.184286911921303" office:value-type="float"/>
          <table:table-cell office:value="7.486049555158182" office:value-type="float"/>
          <table:table-cell office:value="7.640546622256181" office:value-type="float"/>
          <table:table-cell office:value="8.409032661105956" office:value-type="float"/>
        </table:table-row>
        <table:table-row>
          <table:table-cell office:value-type="string">
            <text:p>Microsoft__vscode-go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1.70238556569766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39079970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91911383107085" office:value-type="float"/>
          <table:table-cell office:value="16.02951012888326" office:value-type="float"/>
          <table:table-cell office:value="16.769151683489266" office:value-type="float"/>
          <table:table-cell office:value="17.97947702777477" office:value-type="float"/>
          <table:table-cell office:value="6.91412217387956" office:value-type="float"/>
          <table:table-cell office:value="7.58570370508763" office:value-type="float"/>
          <table:table-cell office:value="7.783768800832765" office:value-type="float"/>
          <table:table-cell office:value="8.020883396193291" office:value-type="float"/>
          <table:table-cell office:value="9.061354186690117" office:value-type="float"/>
          <table:table-cell office:value="6.864697943090384" office:value-type="float"/>
          <table:table-cell office:value="7.839354872777872" office:value-type="float"/>
          <table:table-cell office:value="8.16913322692712" office:value-type="float"/>
          <table:table-cell office:value="8.401487041948398" office:value-type="float"/>
          <table:table-cell office:value="8.99748912986432" office:value-type="float"/>
          <table:table-cell office:value="8.268656261038691" office:value-type="float"/>
          <table:table-cell office:value="8.723221738138845" office:value-type="float"/>
          <table:table-cell office:value="8.935789039682295" office:value-type="float"/>
          <table:table-cell office:value="9.10601287224763" office:value-type="float"/>
          <table:table-cell office:value="10.07242875411507" office:value-type="float"/>
          <table:table-cell office:value="5.985455707015634" office:value-type="float"/>
          <table:table-cell office:value="6.707233638698284" office:value-type="float"/>
          <table:table-cell office:value="6.996409495933479" office:value-type="float"/>
          <table:table-cell office:value="7.246914400006511" office:value-type="float"/>
          <table:table-cell office:value="8.148558215566325" office:value-type="float"/>
        </table:table-row>
        <table:table-row>
          <table:table-cell office:value-type="string">
            <text:p>docker__docker-py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1.70187224903452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33103726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73779416794207" office:value-type="float"/>
          <table:table-cell office:value="16.628599876828947" office:value-type="float"/>
          <table:table-cell office:value="17.332471017374314" office:value-type="float"/>
          <table:table-cell office:value="17.99485474272096" office:value-type="float"/>
          <table:table-cell office:value="6.719702166270588" office:value-type="float"/>
          <table:table-cell office:value="7.660793316469091" office:value-type="float"/>
          <table:table-cell office:value="7.854441358126261" office:value-type="float"/>
          <table:table-cell office:value="8.074960386597756" office:value-type="float"/>
          <table:table-cell office:value="8.581397532907758" office:value-type="float"/>
          <table:table-cell office:value="6.714030728123853" office:value-type="float"/>
          <table:table-cell office:value="8.033925617480485" office:value-type="float"/>
          <table:table-cell office:value="8.253854653586414" office:value-type="float"/>
          <table:table-cell office:value="8.39752342260481" office:value-type="float"/>
          <table:table-cell office:value="9.015287648835653" office:value-type="float"/>
          <table:table-cell office:value="8.376327419327207" office:value-type="float"/>
          <table:table-cell office:value="8.922904065312387" office:value-type="float"/>
          <table:table-cell office:value="9.104437281165541" office:value-type="float"/>
          <table:table-cell office:value="9.245115060741254" office:value-type="float"/>
          <table:table-cell office:value="9.61321466779398" office:value-type="float"/>
          <table:table-cell office:value="6.0095097396706265" office:value-type="float"/>
          <table:table-cell office:value="6.815938450072496" office:value-type="float"/>
          <table:table-cell office:value="6.978945215656903" office:value-type="float"/>
          <table:table-cell office:value="7.158670302943605" office:value-type="float"/>
          <table:table-cell office:value="7.548339377488199" office:value-type="float"/>
        </table:table-row>
        <table:table-row>
          <table:table-cell office:value-type="string">
            <text:p>FineUploader__fine-uploader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1.69643685371063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673180441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42995197793102" office:value-type="float"/>
          <table:table-cell office:value="16.369859381065247" office:value-type="float"/>
          <table:table-cell office:value="17.066474196130315" office:value-type="float"/>
          <table:table-cell office:value="17.948376843082112" office:value-type="float"/>
          <table:table-cell office:value="7.121537676312148" office:value-type="float"/>
          <table:table-cell office:value="7.7128026893566695" office:value-type="float"/>
          <table:table-cell office:value="7.906580046697007" office:value-type="float"/>
          <table:table-cell office:value="8.123445813367821" office:value-type="float"/>
          <table:table-cell office:value="9.51293966122322" office:value-type="float"/>
          <table:table-cell office:value="7.174749848425757" office:value-type="float"/>
          <table:table-cell office:value="8.125828772379364" office:value-type="float"/>
          <table:table-cell office:value="8.379728545993041" office:value-type="float"/>
          <table:table-cell office:value="8.56937308070525" office:value-type="float"/>
          <table:table-cell office:value="9.209521167326574" office:value-type="float"/>
          <table:table-cell office:value="8.543094693183518" office:value-type="float"/>
          <table:table-cell office:value="8.99433804531472" office:value-type="float"/>
          <table:table-cell office:value="9.168512295239337" office:value-type="float"/>
          <table:table-cell office:value="9.350636069211262" office:value-type="float"/>
          <table:table-cell office:value="10.080751361900177" office:value-type="float"/>
          <table:table-cell office:value="5.896691991803808" office:value-type="float"/>
          <table:table-cell office:value="6.83957815595264" office:value-type="float"/>
          <table:table-cell office:value="7.0875468486567055" office:value-type="float"/>
          <table:table-cell office:value="7.370502137364971" office:value-type="float"/>
          <table:table-cell office:value="8.759277883028318" office:value-type="float"/>
        </table:table-row>
        <table:table-row>
          <table:table-cell office:value-type="string">
            <text:p>christianalfoni__formsy-react</text:p>
          </table:table-cell>
          <table:table-cell office:value="21.388498811015875" office:value-type="float"/>
          <table:table-cell office:value="0.07765267806811187" office:value-type="float"/>
          <table:table-cell office:value="0.13414634146341464" office:value-type="float"/>
          <table:table-cell office:value="1.69682431446282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97222340906" office:value-type="float"/>
          <table:table-cell office:value="-17.4572085394135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06897362654985" office:value-type="float"/>
          <table:table-cell office:value="17.29488318610761" office:value-type="float"/>
          <table:table-cell office:value="17.96697043514116" office:value-type="float"/>
          <table:table-cell office:value="7.165197529843322" office:value-type="float"/>
          <table:table-cell office:value="7.618552640627049" office:value-type="float"/>
          <table:table-cell office:value="7.839005484073653" office:value-type="float"/>
          <table:table-cell office:value="7.98421502743623" office:value-type="float"/>
          <table:table-cell office:value="8.87863511972386" office:value-type="float"/>
          <table:table-cell office:value="7.1497226074879325" office:value-type="float"/>
          <table:table-cell office:value="8.075627572841123" office:value-type="float"/>
          <table:table-cell office:value="8.3379151532939" office:value-type="float"/>
          <table:table-cell office:value="8.516922234950243" office:value-type="float"/>
          <table:table-cell office:value="9.139926980182455" office:value-type="float"/>
          <table:table-cell office:value="8.759148407985442" office:value-type="float"/>
          <table:table-cell office:value="9.091554203996129" office:value-type="float"/>
          <table:table-cell office:value="9.233882236588089" office:value-type="float"/>
          <table:table-cell office:value="9.39347272094951" office:value-type="float"/>
          <table:table-cell office:value="9.817897182847606" office:value-type="float"/>
          <table:table-cell office:value="5.87069029410316" office:value-type="float"/>
          <table:table-cell office:value="6.555642622437315" office:value-type="float"/>
          <table:table-cell office:value="6.889504903603919" office:value-type="float"/>
          <table:table-cell office:value="7.083553856781478" office:value-type="float"/>
          <table:table-cell office:value="7.762969100653949" office:value-type="float"/>
        </table:table-row>
        <table:table-row>
          <table:table-cell office:value-type="string">
            <text:p>banchichen__TZImagePickerController</text:p>
          </table:table-cell>
          <table:table-cell office:value="23.815621708155472" office:value-type="float"/>
          <table:table-cell office:value="0.06836428940184917" office:value-type="float"/>
          <table:table-cell office:value="1.0" office:value-type="float"/>
          <table:table-cell office:value="0.124178628063384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3926308316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29658369218344" office:value-type="float"/>
          <table:table-cell office:value="17.271514865350973" office:value-type="float"/>
          <table:table-cell office:value="17.73867424875002" office:value-type="float"/>
          <table:table-cell office:value="17.788915078419546" office:value-type="float"/>
          <table:table-cell office:value="7.778594294133971" office:value-type="float"/>
          <table:table-cell office:value="7.971395835830064" office:value-type="float"/>
          <table:table-cell office:value="8.02304219743756" office:value-type="float"/>
          <table:table-cell office:value="8.287245444733902" office:value-type="float"/>
          <table:table-cell office:value="8.303028109493374" office:value-type="float"/>
          <table:table-cell office:value="6.482363383276879" office:value-type="float"/>
          <table:table-cell office:value="6.709413877908677" office:value-type="float"/>
          <table:table-cell office:value="6.923489688223242" office:value-type="float"/>
          <table:table-cell office:value="7.064395571226537" office:value-type="float"/>
          <table:table-cell office:value="7.067951682838563" office:value-type="float"/>
          <table:table-cell office:value="8.7685421779577" office:value-type="float"/>
          <table:table-cell office:value="8.898130250841378" office:value-type="float"/>
          <table:table-cell office:value="8.954062312766375" office:value-type="float"/>
          <table:table-cell office:value="9.016781265792655" office:value-type="float"/>
          <table:table-cell office:value="9.105583944754196" office:value-type="float"/>
          <table:table-cell office:value="5.4422847206379705" office:value-type="float"/>
          <table:table-cell office:value="5.752686242763804" office:value-type="float"/>
          <table:table-cell office:value="6.095661242639332" office:value-type="float"/>
          <table:table-cell office:value="6.289630615490894" office:value-type="float"/>
          <table:table-cell office:value="6.308430373199473" office:value-type="float"/>
        </table:table-row>
        <table:table-row>
          <table:table-cell office:value-type="string">
            <text:p>Polidea__RxAndroidBl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.2147417983686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2887532431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78661326957285" office:value-type="float"/>
          <table:table-cell office:value="16.639028680068776" office:value-type="float"/>
          <table:table-cell office:value="17.216456847667896" office:value-type="float"/>
          <table:table-cell office:value="17.988025088087507" office:value-type="float"/>
          <table:table-cell office:value="7.182504543877935" office:value-type="float"/>
          <table:table-cell office:value="7.661564771718247" office:value-type="float"/>
          <table:table-cell office:value="7.884894869488102" office:value-type="float"/>
          <table:table-cell office:value="8.094206321485071" office:value-type="float"/>
          <table:table-cell office:value="8.471550237324186" office:value-type="float"/>
          <table:table-cell office:value="6.873321759354004" office:value-type="float"/>
          <table:table-cell office:value="7.217809603346073" office:value-type="float"/>
          <table:table-cell office:value="7.433848023451855" office:value-type="float"/>
          <table:table-cell office:value="8.019680248151182" office:value-type="float"/>
          <table:table-cell office:value="8.807409350940638" office:value-type="float"/>
          <table:table-cell office:value="8.484316044654685" office:value-type="float"/>
          <table:table-cell office:value="8.846438602518694" office:value-type="float"/>
          <table:table-cell office:value="8.965214896352975" office:value-type="float"/>
          <table:table-cell office:value="9.13688466623794" office:value-type="float"/>
          <table:table-cell office:value="9.876141583238061" office:value-type="float"/>
          <table:table-cell office:value="5.571510258577256" office:value-type="float"/>
          <table:table-cell office:value="6.188169346106313" office:value-type="float"/>
          <table:table-cell office:value="6.461082077387433" office:value-type="float"/>
          <table:table-cell office:value="6.791926533522627" office:value-type="float"/>
          <table:table-cell office:value="7.799940694466885" office:value-type="float"/>
        </table:table-row>
        <table:table-row>
          <table:table-cell office:value-type="string">
            <text:p>zaproxy__zaproxy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1.70687310266962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71626708193" office:value-type="float"/>
          <table:table-cell office:value="-17.4799292058035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01229112003406" office:value-type="float"/>
          <table:table-cell office:value="17.316296905619208" office:value-type="float"/>
          <table:table-cell office:value="17.938027864749927" office:value-type="float"/>
          <table:table-cell office:value="7.179411948766499" office:value-type="float"/>
          <table:table-cell office:value="7.745637269418548" office:value-type="float"/>
          <table:table-cell office:value="7.909994338848154" office:value-type="float"/>
          <table:table-cell office:value="8.130173019148055" office:value-type="float"/>
          <table:table-cell office:value="8.942732786148223" office:value-type="float"/>
          <table:table-cell office:value="7.011882313527762" office:value-type="float"/>
          <table:table-cell office:value="8.0652678781507" office:value-type="float"/>
          <table:table-cell office:value="8.353892212657016" office:value-type="float"/>
          <table:table-cell office:value="8.571177163505464" office:value-type="float"/>
          <table:table-cell office:value="9.11388795713552" office:value-type="float"/>
          <table:table-cell office:value="8.424830839304759" office:value-type="float"/>
          <table:table-cell office:value="8.93980160898641" office:value-type="float"/>
          <table:table-cell office:value="9.156485012490737" office:value-type="float"/>
          <table:table-cell office:value="9.327636371458265" office:value-type="float"/>
          <table:table-cell office:value="9.859000377521626" office:value-type="float"/>
          <table:table-cell office:value="6.03685904861978" office:value-type="float"/>
          <table:table-cell office:value="6.787174661300618" office:value-type="float"/>
          <table:table-cell office:value="7.124559296775837" office:value-type="float"/>
          <table:table-cell office:value="7.329153735658684" office:value-type="float"/>
          <table:table-cell office:value="8.009565202875198" office:value-type="float"/>
        </table:table-row>
        <table:table-row>
          <table:table-cell office:value-type="string">
            <text:p>ericdrowell__KineticJS</text:p>
          </table:table-cell>
          <table:table-cell office:value="21.12248306913483" office:value-type="float"/>
          <table:table-cell office:value="0.09284585762825681" office:value-type="float"/>
          <table:table-cell office:value="0.14012738853503184" office:value-type="float"/>
          <table:table-cell office:value="1.68919138490952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59095972457" office:value-type="float"/>
          <table:table-cell office:value="-17.4576226081165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80360094270836" office:value-type="float"/>
          <table:table-cell office:value="17.002092795356152" office:value-type="float"/>
          <table:table-cell office:value="17.987479245182616" office:value-type="float"/>
          <table:table-cell office:value="6.856433433246345" office:value-type="float"/>
          <table:table-cell office:value="7.589213602874752" office:value-type="float"/>
          <table:table-cell office:value="7.781589545267348" office:value-type="float"/>
          <table:table-cell office:value="8.036156172634431" office:value-type="float"/>
          <table:table-cell office:value="9.074540819812533" office:value-type="float"/>
          <table:table-cell office:value="6.762354859632153" office:value-type="float"/>
          <table:table-cell office:value="8.166750739815997" office:value-type="float"/>
          <table:table-cell office:value="8.334918234471303" office:value-type="float"/>
          <table:table-cell office:value="8.566358189816427" office:value-type="float"/>
          <table:table-cell office:value="9.13085164535554" office:value-type="float"/>
          <table:table-cell office:value="8.452598320127322" office:value-type="float"/>
          <table:table-cell office:value="9.041113376352843" office:value-type="float"/>
          <table:table-cell office:value="9.205511068553793" office:value-type="float"/>
          <table:table-cell office:value="9.409345458569161" office:value-type="float"/>
          <table:table-cell office:value="10.008785819452367" office:value-type="float"/>
          <table:table-cell office:value="5.587812466228037" office:value-type="float"/>
          <table:table-cell office:value="6.693745925586108" office:value-type="float"/>
          <table:table-cell office:value="6.911960199234676" office:value-type="float"/>
          <table:table-cell office:value="7.148059520466612" office:value-type="float"/>
          <table:table-cell office:value="7.919929819234863" office:value-type="float"/>
        </table:table-row>
        <table:table-row>
          <table:table-cell office:value-type="string">
            <text:p>XLabs__Xamarin-Forms-Labs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1.69118415632384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3751333310025" office:value-type="float"/>
          <table:table-cell office:value="-17.450776561663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06434368492413" office:value-type="float"/>
          <table:table-cell office:value="17.634149239567336" office:value-type="float"/>
          <table:table-cell office:value="17.962335317997614" office:value-type="float"/>
          <table:table-cell office:value="7.682085482871653" office:value-type="float"/>
          <table:table-cell office:value="7.820863393969928" office:value-type="float"/>
          <table:table-cell office:value="7.98463391854718" office:value-type="float"/>
          <table:table-cell office:value="8.157312227882295" office:value-type="float"/>
          <table:table-cell office:value="8.691662927894562" office:value-type="float"/>
          <table:table-cell office:value="7.615141418586095" office:value-type="float"/>
          <table:table-cell office:value="8.22727211104789" office:value-type="float"/>
          <table:table-cell office:value="8.574568096635863" office:value-type="float"/>
          <table:table-cell office:value="8.60878932375219" office:value-type="float"/>
          <table:table-cell office:value="8.945056753464504" office:value-type="float"/>
          <table:table-cell office:value="8.935626077219403" office:value-type="float"/>
          <table:table-cell office:value="9.095184041211258" office:value-type="float"/>
          <table:table-cell office:value="9.19074581227724" office:value-type="float"/>
          <table:table-cell office:value="9.35469445107761" office:value-type="float"/>
          <table:table-cell office:value="9.559865829046817" office:value-type="float"/>
          <table:table-cell office:value="6.501921312165663" office:value-type="float"/>
          <table:table-cell office:value="7.0360387690293855" office:value-type="float"/>
          <table:table-cell office:value="7.34305967803807" office:value-type="float"/>
          <table:table-cell office:value="7.461046083903497" office:value-type="float"/>
          <table:table-cell office:value="7.7072388292021365" office:value-type="float"/>
        </table:table-row>
        <table:table-row>
          <table:table-cell office:value-type="string">
            <text:p>pornel__pngquant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1.728792142210011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5688466182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09277361955792" office:value-type="float"/>
          <table:table-cell office:value="16.206688265999272" office:value-type="float"/>
          <table:table-cell office:value="16.73121357910241" office:value-type="float"/>
          <table:table-cell office:value="17.832281822635267" office:value-type="float"/>
          <table:table-cell office:value="7.107453069562503" office:value-type="float"/>
          <table:table-cell office:value="7.6932727325214785" office:value-type="float"/>
          <table:table-cell office:value="7.744791304820966" office:value-type="float"/>
          <table:table-cell office:value="8.092280741402707" office:value-type="float"/>
          <table:table-cell office:value="8.686318388944823" office:value-type="float"/>
          <table:table-cell office:value="7.319633227827737" office:value-type="float"/>
          <table:table-cell office:value="7.723262650868521" office:value-type="float"/>
          <table:table-cell office:value="8.027291790104742" office:value-type="float"/>
          <table:table-cell office:value="8.291229108693042" office:value-type="float"/>
          <table:table-cell office:value="9.21603801762106" office:value-type="float"/>
          <table:table-cell office:value="8.746569086803857" office:value-type="float"/>
          <table:table-cell office:value="8.90864053860612" office:value-type="float"/>
          <table:table-cell office:value="9.126557423340852" office:value-type="float"/>
          <table:table-cell office:value="9.250802204509657" office:value-type="float"/>
          <table:table-cell office:value="9.777696408093941" office:value-type="float"/>
          <table:table-cell office:value="6.157624488251832" office:value-type="float"/>
          <table:table-cell office:value="6.566959713215423" office:value-type="float"/>
          <table:table-cell office:value="6.74584431972282" office:value-type="float"/>
          <table:table-cell office:value="6.954904075095915" office:value-type="float"/>
          <table:table-cell office:value="8.157592328732369" office:value-type="float"/>
        </table:table-row>
        <table:table-row>
          <table:table-cell office:value-type="string">
            <text:p>bramp__js-sequence-diagrams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1.70384770062382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649977285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2233701893627" office:value-type="float"/>
          <table:table-cell office:value="16.769892750888758" office:value-type="float"/>
          <table:table-cell office:value="17.391102951887234" office:value-type="float"/>
          <table:table-cell office:value="17.6720152014392" office:value-type="float"/>
          <table:table-cell office:value="7.215737892872722" office:value-type="float"/>
          <table:table-cell office:value="7.683889351495963" office:value-type="float"/>
          <table:table-cell office:value="7.739493312092556" office:value-type="float"/>
          <table:table-cell office:value="8.047444740720046" office:value-type="float"/>
          <table:table-cell office:value="8.58006375208692" office:value-type="float"/>
          <table:table-cell office:value="7.204383373421874" office:value-type="float"/>
          <table:table-cell office:value="7.962731283690113" office:value-type="float"/>
          <table:table-cell office:value="8.431788946772787" office:value-type="float"/>
          <table:table-cell office:value="8.524319583481523" office:value-type="float"/>
          <table:table-cell office:value="8.631463792387914" office:value-type="float"/>
          <table:table-cell office:value="8.614409782000447" office:value-type="float"/>
          <table:table-cell office:value="9.029294047556842" office:value-type="float"/>
          <table:table-cell office:value="9.215756741421764" office:value-type="float"/>
          <table:table-cell office:value="9.34611577418838" office:value-type="float"/>
          <table:table-cell office:value="9.768450963188027" office:value-type="float"/>
          <table:table-cell office:value="6.0052497384102566" office:value-type="float"/>
          <table:table-cell office:value="6.652170534336683" office:value-type="float"/>
          <table:table-cell office:value="6.9511915284297565" office:value-type="float"/>
          <table:table-cell office:value="7.153495581238565" office:value-type="float"/>
          <table:table-cell office:value="7.56567583708369" office:value-type="float"/>
        </table:table-row>
        <table:table-row>
          <table:table-cell office:value-type="string">
            <text:p>stephanenicolas__robospic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1.71985473704604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396413935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9802312297857" office:value-type="float"/>
          <table:table-cell office:value="16.386610922382282" office:value-type="float"/>
          <table:table-cell office:value="17.17258212487097" office:value-type="float"/>
          <table:table-cell office:value="17.918553955205198" office:value-type="float"/>
          <table:table-cell office:value="7.3388816134350225" office:value-type="float"/>
          <table:table-cell office:value="7.647515251402158" office:value-type="float"/>
          <table:table-cell office:value="7.895222995970626" office:value-type="float"/>
          <table:table-cell office:value="8.119985711985999" office:value-type="float"/>
          <table:table-cell office:value="8.627932713900313" office:value-type="float"/>
          <table:table-cell office:value="7.377993380788485" office:value-type="float"/>
          <table:table-cell office:value="7.822612822648977" office:value-type="float"/>
          <table:table-cell office:value="8.188888649668607" office:value-type="float"/>
          <table:table-cell office:value="8.430876575194764" office:value-type="float"/>
          <table:table-cell office:value="8.958657503480614" office:value-type="float"/>
          <table:table-cell office:value="8.671261467999635" office:value-type="float"/>
          <table:table-cell office:value="8.941797667359605" office:value-type="float"/>
          <table:table-cell office:value="9.114893548045103" office:value-type="float"/>
          <table:table-cell office:value="9.27448686359565" office:value-type="float"/>
          <table:table-cell office:value="9.617266901848815" office:value-type="float"/>
          <table:table-cell office:value="6.225054657444694" office:value-type="float"/>
          <table:table-cell office:value="6.651639758461828" office:value-type="float"/>
          <table:table-cell office:value="6.91847532106258" office:value-type="float"/>
          <table:table-cell office:value="7.143554178342997" office:value-type="float"/>
          <table:table-cell office:value="8.025337929152094" office:value-type="float"/>
        </table:table-row>
        <table:table-row>
          <table:table-cell office:value-type="string">
            <text:p>sindresorhus__got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1.687272936028123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2236086067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59822731933554" office:value-type="float"/>
          <table:table-cell office:value="16.632941323591076" office:value-type="float"/>
          <table:table-cell office:value="17.063792439327045" office:value-type="float"/>
          <table:table-cell office:value="17.962072606639037" office:value-type="float"/>
          <table:table-cell office:value="7.4079280536777095" office:value-type="float"/>
          <table:table-cell office:value="7.788442994623866" office:value-type="float"/>
          <table:table-cell office:value="7.875651929952239" office:value-type="float"/>
          <table:table-cell office:value="8.042977216692508" office:value-type="float"/>
          <table:table-cell office:value="8.8220051174392" office:value-type="float"/>
          <table:table-cell office:value="7.842164435263024" office:value-type="float"/>
          <table:table-cell office:value="8.235880954134066" office:value-type="float"/>
          <table:table-cell office:value="8.402545520105344" office:value-type="float"/>
          <table:table-cell office:value="8.540765510898147" office:value-type="float"/>
          <table:table-cell office:value="9.15669565347342" office:value-type="float"/>
          <table:table-cell office:value="8.686448934856216" office:value-type="float"/>
          <table:table-cell office:value="9.167691519992099" office:value-type="float"/>
          <table:table-cell office:value="9.28364572087403" office:value-type="float"/>
          <table:table-cell office:value="9.397809447845274" office:value-type="float"/>
          <table:table-cell office:value="9.753050120940818" office:value-type="float"/>
          <table:table-cell office:value="6.391699833697322" office:value-type="float"/>
          <table:table-cell office:value="6.829688876310724" office:value-type="float"/>
          <table:table-cell office:value="7.051548508717625" office:value-type="float"/>
          <table:table-cell office:value="7.274488202121082" office:value-type="float"/>
          <table:table-cell office:value="8.038120185514678" office:value-type="float"/>
        </table:table-row>
        <table:table-row>
          <table:table-cell office:value-type="string">
            <text:p>ReactiveCocoa__ReactiveSwift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1.7005251936750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1083732826" office:value-type="float"/>
          <table:table-cell office:value="-17.470220084309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48572721709203" office:value-type="float"/>
          <table:table-cell office:value="17.44236408389463" office:value-type="float"/>
          <table:table-cell office:value="17.97777560058992" office:value-type="float"/>
          <table:table-cell office:value="7.010439097186909" office:value-type="float"/>
          <table:table-cell office:value="7.667500024185973" office:value-type="float"/>
          <table:table-cell office:value="7.833833944891992" office:value-type="float"/>
          <table:table-cell office:value="7.98765306859273" office:value-type="float"/>
          <table:table-cell office:value="8.199443538001955" office:value-type="float"/>
          <table:table-cell office:value="7.630842293557231" office:value-type="float"/>
          <table:table-cell office:value="8.124555743035856" office:value-type="float"/>
          <table:table-cell office:value="8.240143452002384" office:value-type="float"/>
          <table:table-cell office:value="8.361304623819663" office:value-type="float"/>
          <table:table-cell office:value="8.775756847480274" office:value-type="float"/>
          <table:table-cell office:value="8.634564354830557" office:value-type="float"/>
          <table:table-cell office:value="9.145350473884912" office:value-type="float"/>
          <table:table-cell office:value="9.37057233252171" office:value-type="float"/>
          <table:table-cell office:value="9.458934874778954" office:value-type="float"/>
          <table:table-cell office:value="9.657293216510045" office:value-type="float"/>
          <table:table-cell office:value="5.899451981291008" office:value-type="float"/>
          <table:table-cell office:value="6.612944664340782" office:value-type="float"/>
          <table:table-cell office:value="6.703864808726603" office:value-type="float"/>
          <table:table-cell office:value="6.817631550624688" office:value-type="float"/>
          <table:table-cell office:value="7.317907168972184" office:value-type="float"/>
        </table:table-row>
        <table:table-row>
          <table:table-cell office:value-type="string">
            <text:p>SwiftBond__Bond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1.73938832837489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515764880135" office:value-type="float"/>
          <table:table-cell office:value="-17.4823281344842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1677938829386" office:value-type="float"/>
          <table:table-cell office:value="17.060752592585228" office:value-type="float"/>
          <table:table-cell office:value="17.9609364460002" office:value-type="float"/>
          <table:table-cell office:value="7.278832488840573" office:value-type="float"/>
          <table:table-cell office:value="7.681109768712016" office:value-type="float"/>
          <table:table-cell office:value="7.904480999490961" office:value-type="float"/>
          <table:table-cell office:value="8.132672449090757" office:value-type="float"/>
          <table:table-cell office:value="8.472621470192195" office:value-type="float"/>
          <table:table-cell office:value="6.774908256428031" office:value-type="float"/>
          <table:table-cell office:value="7.810428677065126" office:value-type="float"/>
          <table:table-cell office:value="8.005801819957298" office:value-type="float"/>
          <table:table-cell office:value="8.251958348218007" office:value-type="float"/>
          <table:table-cell office:value="8.90325467982866" office:value-type="float"/>
          <table:table-cell office:value="8.810189854413906" office:value-type="float"/>
          <table:table-cell office:value="9.136844726113889" office:value-type="float"/>
          <table:table-cell office:value="9.285213506282776" office:value-type="float"/>
          <table:table-cell office:value="9.457608669555821" office:value-type="float"/>
          <table:table-cell office:value="9.691877484036826" office:value-type="float"/>
          <table:table-cell office:value="5.760818429877658" office:value-type="float"/>
          <table:table-cell office:value="6.357124738706684" office:value-type="float"/>
          <table:table-cell office:value="6.5386766538424475" office:value-type="float"/>
          <table:table-cell office:value="6.863755739333458" office:value-type="float"/>
          <table:table-cell office:value="7.428597551030327" office:value-type="float"/>
        </table:table-row>
        <table:table-row>
          <table:table-cell office:value-type="string">
            <text:p>video-dev__hls.js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1.710687056552201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406412451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64440724783459" office:value-type="float"/>
          <table:table-cell office:value="15.99705082137709" office:value-type="float"/>
          <table:table-cell office:value="16.66023398908321" office:value-type="float"/>
          <table:table-cell office:value="17.98936751081744" office:value-type="float"/>
          <table:table-cell office:value="6.965941339641426" office:value-type="float"/>
          <table:table-cell office:value="7.444099857213397" office:value-type="float"/>
          <table:table-cell office:value="7.678714478568388" office:value-type="float"/>
          <table:table-cell office:value="7.922590922699028" office:value-type="float"/>
          <table:table-cell office:value="8.92683243552982" office:value-type="float"/>
          <table:table-cell office:value="6.38827991734124" office:value-type="float"/>
          <table:table-cell office:value="7.79793014705589" office:value-type="float"/>
          <table:table-cell office:value="8.093620272562378" office:value-type="float"/>
          <table:table-cell office:value="8.357756524053205" office:value-type="float"/>
          <table:table-cell office:value="8.784169201000076" office:value-type="float"/>
          <table:table-cell office:value="8.340892947804896" office:value-type="float"/>
          <table:table-cell office:value="8.809458471883497" office:value-type="float"/>
          <table:table-cell office:value="8.963587385262063" office:value-type="float"/>
          <table:table-cell office:value="9.108147112096866" office:value-type="float"/>
          <table:table-cell office:value="9.821204115385385" office:value-type="float"/>
          <table:table-cell office:value="5.5271495861712525" office:value-type="float"/>
          <table:table-cell office:value="6.488691037100198" office:value-type="float"/>
          <table:table-cell office:value="6.760116506032812" office:value-type="float"/>
          <table:table-cell office:value="7.031806152663262" office:value-type="float"/>
          <table:table-cell office:value="7.800016906042313" office:value-type="float"/>
        </table:table-row>
        <table:table-row>
          <table:table-cell office:value-type="string">
            <text:p>cmderdev__cmder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1.6687443172914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64961124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16010035010317" office:value-type="float"/>
          <table:table-cell office:value="16.23836029198729" office:value-type="float"/>
          <table:table-cell office:value="16.84209000327865" office:value-type="float"/>
          <table:table-cell office:value="17.99747741571201" office:value-type="float"/>
          <table:table-cell office:value="6.9989620567326" office:value-type="float"/>
          <table:table-cell office:value="7.536017799270967" office:value-type="float"/>
          <table:table-cell office:value="7.691477599534866" office:value-type="float"/>
          <table:table-cell office:value="7.929119125106052" office:value-type="float"/>
          <table:table-cell office:value="8.509939982827882" office:value-type="float"/>
          <table:table-cell office:value="7.406093942280173" office:value-type="float"/>
          <table:table-cell office:value="8.128419841798896" office:value-type="float"/>
          <table:table-cell office:value="8.306954285343384" office:value-type="float"/>
          <table:table-cell office:value="8.522848924084627" office:value-type="float"/>
          <table:table-cell office:value="8.995690914490858" office:value-type="float"/>
          <table:table-cell office:value="8.39526801375702" office:value-type="float"/>
          <table:table-cell office:value="8.821548078158939" office:value-type="float"/>
          <table:table-cell office:value="9.012397419297802" office:value-type="float"/>
          <table:table-cell office:value="9.150421023850752" office:value-type="float"/>
          <table:table-cell office:value="9.63290986743472" office:value-type="float"/>
          <table:table-cell office:value="6.291698970041771" office:value-type="float"/>
          <table:table-cell office:value="6.868093054515743" office:value-type="float"/>
          <table:table-cell office:value="7.06471145287175" office:value-type="float"/>
          <table:table-cell office:value="7.2606941058851024" office:value-type="float"/>
          <table:table-cell office:value="7.794371190584571" office:value-type="float"/>
        </table:table-row>
        <table:table-row>
          <table:table-cell office:value-type="string">
            <text:p>BorisMoore__jsrender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1.68872036262919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61318200546" office:value-type="float"/>
          <table:table-cell office:value="-17.475072790199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21220305265952" office:value-type="float"/>
          <table:table-cell office:value="17.44676355804126" office:value-type="float"/>
          <table:table-cell office:value="17.981413703075745" office:value-type="float"/>
          <table:table-cell office:value="7.423369098430222" office:value-type="float"/>
          <table:table-cell office:value="7.752872142044481" office:value-type="float"/>
          <table:table-cell office:value="7.950039585676519" office:value-type="float"/>
          <table:table-cell office:value="8.080767039383659" office:value-type="float"/>
          <table:table-cell office:value="8.646433092146854" office:value-type="float"/>
          <table:table-cell office:value="7.072109010586356" office:value-type="float"/>
          <table:table-cell office:value="8.25055450181371" office:value-type="float"/>
          <table:table-cell office:value="8.490962612925136" office:value-type="float"/>
          <table:table-cell office:value="8.762473938143856" office:value-type="float"/>
          <table:table-cell office:value="8.952661557668376" office:value-type="float"/>
          <table:table-cell office:value="8.495920630759313" office:value-type="float"/>
          <table:table-cell office:value="9.031058854154969" office:value-type="float"/>
          <table:table-cell office:value="9.246855627143443" office:value-type="float"/>
          <table:table-cell office:value="9.441738453253961" office:value-type="float"/>
          <table:table-cell office:value="9.78678532665819" office:value-type="float"/>
          <table:table-cell office:value="6.0660968425310635" office:value-type="float"/>
          <table:table-cell office:value="6.936913984097908" office:value-type="float"/>
          <table:table-cell office:value="7.184504482974093" office:value-type="float"/>
          <table:table-cell office:value="7.3750131564854" office:value-type="float"/>
          <table:table-cell office:value="7.701441130989316" office:value-type="float"/>
        </table:table-row>
        <table:table-row>
          <table:table-cell office:value-type="string">
            <text:p>mcamara__laravel-localization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1.6988400095286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815155683015" office:value-type="float"/>
          <table:table-cell office:value="-17.43781877466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3913668914811" office:value-type="float"/>
          <table:table-cell office:value="17.202118187501632" office:value-type="float"/>
          <table:table-cell office:value="17.985487076672577" office:value-type="float"/>
          <table:table-cell office:value="7.034031448776026" office:value-type="float"/>
          <table:table-cell office:value="7.574124552681104" office:value-type="float"/>
          <table:table-cell office:value="7.702666793383387" office:value-type="float"/>
          <table:table-cell office:value="7.873669281723644" office:value-type="float"/>
          <table:table-cell office:value="8.66413835785919" office:value-type="float"/>
          <table:table-cell office:value="7.451892716299893" office:value-type="float"/>
          <table:table-cell office:value="7.875458163882714" office:value-type="float"/>
          <table:table-cell office:value="8.151782243102854" office:value-type="float"/>
          <table:table-cell office:value="8.40952877919424" office:value-type="float"/>
          <table:table-cell office:value="8.722384624265608" office:value-type="float"/>
          <table:table-cell office:value="8.638663395997488" office:value-type="float"/>
          <table:table-cell office:value="8.88563917477697" office:value-type="float"/>
          <table:table-cell office:value="9.02682230102039" office:value-type="float"/>
          <table:table-cell office:value="9.16795562801439" office:value-type="float"/>
          <table:table-cell office:value="9.797638734964936" office:value-type="float"/>
          <table:table-cell office:value="5.931819619023512" office:value-type="float"/>
          <table:table-cell office:value="6.576040321759818" office:value-type="float"/>
          <table:table-cell office:value="6.839998577946988" office:value-type="float"/>
          <table:table-cell office:value="7.095250120410837" office:value-type="float"/>
          <table:table-cell office:value="7.86808294180647" office:value-type="float"/>
        </table:table-row>
        <table:table-row>
          <table:table-cell office:value-type="string">
            <text:p>BoostIO__Boostnot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1.71055356426788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101713861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667363057723136" office:value-type="float"/>
          <table:table-cell office:value="16.347747259982878" office:value-type="float"/>
          <table:table-cell office:value="17.254019069656227" office:value-type="float"/>
          <table:table-cell office:value="17.976776004214035" office:value-type="float"/>
          <table:table-cell office:value="6.836514367297798" office:value-type="float"/>
          <table:table-cell office:value="7.77251803698328" office:value-type="float"/>
          <table:table-cell office:value="8.003321265785107" office:value-type="float"/>
          <table:table-cell office:value="8.18203746590474" office:value-type="float"/>
          <table:table-cell office:value="9.75034590799433" office:value-type="float"/>
          <table:table-cell office:value="6.07461470953367" office:value-type="float"/>
          <table:table-cell office:value="8.136972990193094" office:value-type="float"/>
          <table:table-cell office:value="8.393680445935512" office:value-type="float"/>
          <table:table-cell office:value="8.586509917446753" office:value-type="float"/>
          <table:table-cell office:value="9.120958431414117" office:value-type="float"/>
          <table:table-cell office:value="8.524345146205135" office:value-type="float"/>
          <table:table-cell office:value="9.032420970394915" office:value-type="float"/>
          <table:table-cell office:value="9.228966949628195" office:value-type="float"/>
          <table:table-cell office:value="9.407595956364506" office:value-type="float"/>
          <table:table-cell office:value="10.18843792486291" office:value-type="float"/>
          <table:table-cell office:value="5.102621450523041" office:value-type="float"/>
          <table:table-cell office:value="6.846802156663213" office:value-type="float"/>
          <table:table-cell office:value="7.119903214606558" office:value-type="float"/>
          <table:table-cell office:value="7.343423868551855" office:value-type="float"/>
          <table:table-cell office:value="8.251560927926677" office:value-type="float"/>
        </table:table-row>
        <table:table-row>
          <table:table-cell office:value-type="string">
            <text:p>medcl__elasticsearch-analysis-ik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.205973342000292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334465659646" office:value-type="float"/>
          <table:table-cell office:value="-17.473633953203986" office:value-type="float"/>
          <table:table-cell office:value="-17.451841905873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17216642765425" office:value-type="float"/>
          <table:table-cell office:value="17.95543848373741" office:value-type="float"/>
          <table:table-cell office:value="7.86087064230796" office:value-type="float"/>
          <table:table-cell office:value="8.025609374713365" office:value-type="float"/>
          <table:table-cell office:value="8.156201518594568" office:value-type="float"/>
          <table:table-cell office:value="8.288148811303973" office:value-type="float"/>
          <table:table-cell office:value="8.557082596769089" office:value-type="float"/>
          <table:table-cell office:value="7.190848491769993" office:value-type="float"/>
          <table:table-cell office:value="7.509213723568529" office:value-type="float"/>
          <table:table-cell office:value="7.867037406093389" office:value-type="float"/>
          <table:table-cell office:value="8.091842335762696" office:value-type="float"/>
          <table:table-cell office:value="8.64832504675559" office:value-type="float"/>
          <table:table-cell office:value="8.854551119369686" office:value-type="float"/>
          <table:table-cell office:value="9.035522074186941" office:value-type="float"/>
          <table:table-cell office:value="9.270952477208796" office:value-type="float"/>
          <table:table-cell office:value="9.421701846320907" office:value-type="float"/>
          <table:table-cell office:value="9.970771034523999" office:value-type="float"/>
          <table:table-cell office:value="6.218395642910927" office:value-type="float"/>
          <table:table-cell office:value="6.516040101998173" office:value-type="float"/>
          <table:table-cell office:value="6.807158391069892" office:value-type="float"/>
          <table:table-cell office:value="6.866756774307773" office:value-type="float"/>
          <table:table-cell office:value="7.23463660900068" office:value-type="float"/>
        </table:table-row>
        <table:table-row>
          <table:table-cell office:value-type="string">
            <text:p>stutrek__scrollMonitor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1.6755377696279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1793346791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87958535733145" office:value-type="float"/>
          <table:table-cell office:value="15.897170369504257" office:value-type="float"/>
          <table:table-cell office:value="16.706146821547236" office:value-type="float"/>
          <table:table-cell office:value="17.259566767179923" office:value-type="float"/>
          <table:table-cell office:value="7.041247635337063" office:value-type="float"/>
          <table:table-cell office:value="7.390379522447267" office:value-type="float"/>
          <table:table-cell office:value="7.485515208901257" office:value-type="float"/>
          <table:table-cell office:value="7.497771459845769" office:value-type="float"/>
          <table:table-cell office:value="8.596277096056877" office:value-type="float"/>
          <table:table-cell office:value="7.654971997889305" office:value-type="float"/>
          <table:table-cell office:value="8.207468842643124" office:value-type="float"/>
          <table:table-cell office:value="8.2212986498607" office:value-type="float"/>
          <table:table-cell office:value="8.348695454203948" office:value-type="float"/>
          <table:table-cell office:value="8.537555684176276" office:value-type="float"/>
          <table:table-cell office:value="8.848017281758974" office:value-type="float"/>
          <table:table-cell office:value="9.109585525820304" office:value-type="float"/>
          <table:table-cell office:value="9.128500801224732" office:value-type="float"/>
          <table:table-cell office:value="9.143463954929889" office:value-type="float"/>
          <table:table-cell office:value="9.368785326843703" office:value-type="float"/>
          <table:table-cell office:value="6.011986405565828" office:value-type="float"/>
          <table:table-cell office:value="6.400699196221211" office:value-type="float"/>
          <table:table-cell office:value="6.502092646487661" office:value-type="float"/>
          <table:table-cell office:value="6.703002959119829" office:value-type="float"/>
          <table:table-cell office:value="7.719556288916156" office:value-type="float"/>
        </table:table-row>
        <table:table-row>
          <table:table-cell office:value-type="string">
            <text:p>vavr-io__vavr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1.69791703089138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917007493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5201845799481" office:value-type="float"/>
          <table:table-cell office:value="16.563058220786832" office:value-type="float"/>
          <table:table-cell office:value="17.201825168474574" office:value-type="float"/>
          <table:table-cell office:value="17.984500317679828" office:value-type="float"/>
          <table:table-cell office:value="7.1391413889197155" office:value-type="float"/>
          <table:table-cell office:value="7.732344034652863" office:value-type="float"/>
          <table:table-cell office:value="7.8535286396086885" office:value-type="float"/>
          <table:table-cell office:value="8.044180313464768" office:value-type="float"/>
          <table:table-cell office:value="8.893331889629842" office:value-type="float"/>
          <table:table-cell office:value="7.024667088326419" office:value-type="float"/>
          <table:table-cell office:value="8.13391718792288" office:value-type="float"/>
          <table:table-cell office:value="8.315756163269803" office:value-type="float"/>
          <table:table-cell office:value="8.453862392931152" office:value-type="float"/>
          <table:table-cell office:value="9.154003009680661" office:value-type="float"/>
          <table:table-cell office:value="8.489062130446124" office:value-type="float"/>
          <table:table-cell office:value="9.103954001558222" office:value-type="float"/>
          <table:table-cell office:value="9.252191093440139" office:value-type="float"/>
          <table:table-cell office:value="9.400486324729144" office:value-type="float"/>
          <table:table-cell office:value="9.841435950099315" office:value-type="float"/>
          <table:table-cell office:value="6.2430066768373065" office:value-type="float"/>
          <table:table-cell office:value="6.754903119711629" office:value-type="float"/>
          <table:table-cell office:value="6.933813368291386" office:value-type="float"/>
          <table:table-cell office:value="7.118209998105952" office:value-type="float"/>
          <table:table-cell office:value="7.923747595287905" office:value-type="float"/>
        </table:table-row>
        <table:table-row>
          <table:table-cell office:value-type="string">
            <text:p>YorickPeterse__ruby-lint</text:p>
          </table:table-cell>
          <table:table-cell office:value="31.641385443808872" office:value-type="float"/>
          <table:table-cell office:value="0.6678398902126573" office:value-type="float"/>
          <table:table-cell office:value="0.0" office:value-type="float"/>
          <table:table-cell office:value="1.68734511536053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5563147746826" office:value-type="float"/>
          <table:table-cell office:value="16.65563147746826" office:value-type="float"/>
          <table:table-cell office:value="16.65563147746826" office:value-type="float"/>
          <table:table-cell office:value="16.65563147746826" office:value-type="float"/>
          <table:table-cell office:value="17.609744871310312" office:value-type="float"/>
          <table:table-cell office:value="7.798063379810955" office:value-type="float"/>
          <table:table-cell office:value="7.798063379810955" office:value-type="float"/>
          <table:table-cell office:value="7.798063379810955" office:value-type="float"/>
          <table:table-cell office:value="7.798063379810955" office:value-type="float"/>
          <table:table-cell office:value="8.078394606028374" office:value-type="float"/>
          <table:table-cell office:value="8.260508790719168" office:value-type="float"/>
          <table:table-cell office:value="8.260508790719168" office:value-type="float"/>
          <table:table-cell office:value="8.260508790719168" office:value-type="float"/>
          <table:table-cell office:value="8.260508790719168" office:value-type="float"/>
          <table:table-cell office:value="8.585707880417672" office:value-type="float"/>
          <table:table-cell office:value="9.201540061983813" office:value-type="float"/>
          <table:table-cell office:value="9.201540061983813" office:value-type="float"/>
          <table:table-cell office:value="9.201540061983813" office:value-type="float"/>
          <table:table-cell office:value="9.201540061983813" office:value-type="float"/>
          <table:table-cell office:value="9.439628934574262" office:value-type="float"/>
          <table:table-cell office:value="6.857032108546309" office:value-type="float"/>
          <table:table-cell office:value="6.857032108546309" office:value-type="float"/>
          <table:table-cell office:value="6.857032108546309" office:value-type="float"/>
          <table:table-cell office:value="6.857032108546309" office:value-type="float"/>
          <table:table-cell office:value="7.2645027449569515" office:value-type="float"/>
        </table:table-row>
        <table:table-row>
          <table:table-cell office:value-type="string">
            <text:p>docker__kitematic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1.70791673286144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02074528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167486721159666" office:value-type="float"/>
          <table:table-cell office:value="16.314773463141876" office:value-type="float"/>
          <table:table-cell office:value="17.066755236662434" office:value-type="float"/>
          <table:table-cell office:value="17.94516626251227" office:value-type="float"/>
          <table:table-cell office:value="6.927362472175506" office:value-type="float"/>
          <table:table-cell office:value="7.477395283016877" office:value-type="float"/>
          <table:table-cell office:value="7.75714523427207" office:value-type="float"/>
          <table:table-cell office:value="8.129918244628222" office:value-type="float"/>
          <table:table-cell office:value="8.872760271159587" office:value-type="float"/>
          <table:table-cell office:value="6.6690748267440085" office:value-type="float"/>
          <table:table-cell office:value="7.796264396710274" office:value-type="float"/>
          <table:table-cell office:value="8.149494744550921" office:value-type="float"/>
          <table:table-cell office:value="8.437758468308877" office:value-type="float"/>
          <table:table-cell office:value="8.913111246188237" office:value-type="float"/>
          <table:table-cell office:value="8.28144319526612" office:value-type="float"/>
          <table:table-cell office:value="8.695801246382004" office:value-type="float"/>
          <table:table-cell office:value="8.904514044852741" office:value-type="float"/>
          <table:table-cell office:value="9.111660378814918" office:value-type="float"/>
          <table:table-cell office:value="10.148534942588768" office:value-type="float"/>
          <table:table-cell office:value="5.948624511406306" office:value-type="float"/>
          <table:table-cell office:value="6.7380504035729984" office:value-type="float"/>
          <table:table-cell office:value="6.990016141997041" office:value-type="float"/>
          <table:table-cell office:value="7.234492956108364" office:value-type="float"/>
          <table:table-cell office:value="7.920499768805257" office:value-type="float"/>
        </table:table-row>
        <table:table-row>
          <table:table-cell office:value-type="string">
            <text:p>rgrove__lazyload</text:p>
          </table:table-cell>
          <table:table-cell office:value="40.028615273535266" office:value-type="float"/>
          <table:table-cell office:value="1.0" office:value-type="float"/>
          <table:table-cell office:value="0.5" office:value-type="float"/>
          <table:table-cell office:value="1.74945961290691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31993355226279" office:value-type="float"/>
          <table:table-cell office:value="15.431993355226279" office:value-type="float"/>
          <table:table-cell office:value="15.431993355226279" office:value-type="float"/>
          <table:table-cell office:value="15.431993355226279" office:value-type="float"/>
          <table:table-cell office:value="16.678318902185893" office:value-type="float"/>
          <table:table-cell office:value="7.968128059611836" office:value-type="float"/>
          <table:table-cell office:value="7.968128059611836" office:value-type="float"/>
          <table:table-cell office:value="7.968128059611836" office:value-type="float"/>
          <table:table-cell office:value="7.968128059611836" office:value-type="float"/>
          <table:table-cell office:value="8.221650099020838" office:value-type="float"/>
          <table:table-cell office:value="8.081313592586568" office:value-type="float"/>
          <table:table-cell office:value="8.081313592586568" office:value-type="float"/>
          <table:table-cell office:value="8.081313592586568" office:value-type="float"/>
          <table:table-cell office:value="8.081313592586568" office:value-type="float"/>
          <table:table-cell office:value="8.125104419616811" office:value-type="float"/>
          <table:table-cell office:value="9.409420643810353" office:value-type="float"/>
          <table:table-cell office:value="9.409420643810353" office:value-type="float"/>
          <table:table-cell office:value="9.409420643810353" office:value-type="float"/>
          <table:table-cell office:value="9.409420643810353" office:value-type="float"/>
          <table:table-cell office:value="9.652373078138687" office:value-type="float"/>
          <table:table-cell office:value="6.64002100838805" office:value-type="float"/>
          <table:table-cell office:value="6.64002100838805" office:value-type="float"/>
          <table:table-cell office:value="6.64002100838805" office:value-type="float"/>
          <table:table-cell office:value="6.64002100838805" office:value-type="float"/>
          <table:table-cell office:value="6.694381440498962" office:value-type="float"/>
        </table:table-row>
        <table:table-row>
          <table:table-cell office:value-type="string">
            <text:p>primefaces__primeng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1.705127582722753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8425758548" office:value-type="float"/>
          <table:table-cell office:value="-17.474686316793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9683417966683" office:value-type="float"/>
          <table:table-cell office:value="17.245160835927237" office:value-type="float"/>
          <table:table-cell office:value="17.97320372540167" office:value-type="float"/>
          <table:table-cell office:value="6.971223546843357" office:value-type="float"/>
          <table:table-cell office:value="7.616276709840376" office:value-type="float"/>
          <table:table-cell office:value="7.820524659868855" office:value-type="float"/>
          <table:table-cell office:value="8.07383113382263" office:value-type="float"/>
          <table:table-cell office:value="8.772735383107168" office:value-type="float"/>
          <table:table-cell office:value="6.8598482248703405" office:value-type="float"/>
          <table:table-cell office:value="8.008562979598858" office:value-type="float"/>
          <table:table-cell office:value="8.26309568911473" office:value-type="float"/>
          <table:table-cell office:value="8.4655307067736" office:value-type="float"/>
          <table:table-cell office:value="9.13116397196179" office:value-type="float"/>
          <table:table-cell office:value="8.39030136909165" office:value-type="float"/>
          <table:table-cell office:value="8.940037503324742" office:value-type="float"/>
          <table:table-cell office:value="9.109193756743212" office:value-type="float"/>
          <table:table-cell office:value="9.267475965568128" office:value-type="float"/>
          <table:table-cell office:value="9.652197168050916" office:value-type="float"/>
          <table:table-cell office:value="5.781126225365186" office:value-type="float"/>
          <table:table-cell office:value="6.675272390353669" office:value-type="float"/>
          <table:table-cell office:value="6.948111786755056" office:value-type="float"/>
          <table:table-cell office:value="7.180623792213158" office:value-type="float"/>
          <table:table-cell office:value="7.858728505101048" office:value-type="float"/>
        </table:table-row>
        <table:table-row>
          <table:table-cell office:value-type="string">
            <text:p>layerhq__Atlas-iOS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1.69333216995373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15367751017" office:value-type="float"/>
          <table:table-cell office:value="-17.4858259175291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04580079790457" office:value-type="float"/>
          <table:table-cell office:value="17.783043696680302" office:value-type="float"/>
          <table:table-cell office:value="17.800383599885276" office:value-type="float"/>
          <table:table-cell office:value="7.591312158441273" office:value-type="float"/>
          <table:table-cell office:value="7.730474327614204" office:value-type="float"/>
          <table:table-cell office:value="8.066568111127962" office:value-type="float"/>
          <table:table-cell office:value="8.172108140664122" office:value-type="float"/>
          <table:table-cell office:value="8.660101131532857" office:value-type="float"/>
          <table:table-cell office:value="8.198251281506764" office:value-type="float"/>
          <table:table-cell office:value="8.339477312165407" office:value-type="float"/>
          <table:table-cell office:value="8.37502505491205" office:value-type="float"/>
          <table:table-cell office:value="8.578220115287671" office:value-type="float"/>
          <table:table-cell office:value="8.768054146482992" office:value-type="float"/>
          <table:table-cell office:value="8.943830114520367" office:value-type="float"/>
          <table:table-cell office:value="9.159599709279659" office:value-type="float"/>
          <table:table-cell office:value="9.259429281771968" office:value-type="float"/>
          <table:table-cell office:value="9.471553031355096" office:value-type="float"/>
          <table:table-cell office:value="9.74220044400792" office:value-type="float"/>
          <table:table-cell office:value="6.82306219201237" office:value-type="float"/>
          <table:table-cell office:value="6.9848954946006" office:value-type="float"/>
          <table:table-cell office:value="7.181633581946104" office:value-type="float"/>
          <table:table-cell office:value="7.364585548078867" office:value-type="float"/>
          <table:table-cell office:value="7.4876550006774485" office:value-type="float"/>
        </table:table-row>
        <table:table-row>
          <table:table-cell office:value-type="string">
            <text:p>shadowsocks__shadowsocks-qt5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.165435592498966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1005321479" office:value-type="float"/>
          <table:table-cell office:value="-17.489844323314905" office:value-type="float"/>
          <table:table-cell office:value="-17.4625951526261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79891615729647" office:value-type="float"/>
          <table:table-cell office:value="17.93387204920119" office:value-type="float"/>
          <table:table-cell office:value="7.276852953170922" office:value-type="float"/>
          <table:table-cell office:value="7.908904895904612" office:value-type="float"/>
          <table:table-cell office:value="8.179996437501105" office:value-type="float"/>
          <table:table-cell office:value="8.306598502237199" office:value-type="float"/>
          <table:table-cell office:value="8.459194421541673" office:value-type="float"/>
          <table:table-cell office:value="6.3826993767478735" office:value-type="float"/>
          <table:table-cell office:value="7.197977967997886" office:value-type="float"/>
          <table:table-cell office:value="7.43826563581871" office:value-type="float"/>
          <table:table-cell office:value="7.768205168890745" office:value-type="float"/>
          <table:table-cell office:value="8.747325476169125" office:value-type="float"/>
          <table:table-cell office:value="8.494938024959339" office:value-type="float"/>
          <table:table-cell office:value="8.810879585294138" office:value-type="float"/>
          <table:table-cell office:value="8.912154601819163" office:value-type="float"/>
          <table:table-cell office:value="9.061979052001199" office:value-type="float"/>
          <table:table-cell office:value="9.518694339996078" office:value-type="float"/>
          <table:table-cell office:value="5.795851235361923" office:value-type="float"/>
          <table:table-cell office:value="6.401439040590871" office:value-type="float"/>
          <table:table-cell office:value="6.614479396328623" office:value-type="float"/>
          <table:table-cell office:value="6.738971411623055" office:value-type="float"/>
          <table:table-cell office:value="8.036230213514159" office:value-type="float"/>
        </table:table-row>
        <table:table-row>
          <table:table-cell office:value-type="string">
            <text:p>mesosphere__marathon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1.73560796211404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64454724717" office:value-type="float"/>
          <table:table-cell office:value="-17.4488482205777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46190117529045" office:value-type="float"/>
          <table:table-cell office:value="17.18735824000167" office:value-type="float"/>
          <table:table-cell office:value="17.987087932682023" office:value-type="float"/>
          <table:table-cell office:value="7.178898702967183" office:value-type="float"/>
          <table:table-cell office:value="7.859845874058688" office:value-type="float"/>
          <table:table-cell office:value="8.04636687550865" office:value-type="float"/>
          <table:table-cell office:value="8.233867350453673" office:value-type="float"/>
          <table:table-cell office:value="9.102971447327755" office:value-type="float"/>
          <table:table-cell office:value="6.936331525919089" office:value-type="float"/>
          <table:table-cell office:value="7.898184841094327" office:value-type="float"/>
          <table:table-cell office:value="8.251387329580837" office:value-type="float"/>
          <table:table-cell office:value="8.46294603076097" office:value-type="float"/>
          <table:table-cell office:value="8.954435656695853" office:value-type="float"/>
          <table:table-cell office:value="8.5099423093852" office:value-type="float"/>
          <table:table-cell office:value="8.935575239056764" office:value-type="float"/>
          <table:table-cell office:value="9.069137617866469" office:value-type="float"/>
          <table:table-cell office:value="9.259157957538651" office:value-type="float"/>
          <table:table-cell office:value="9.978922203697746" office:value-type="float"/>
          <table:table-cell office:value="5.956823907096029" office:value-type="float"/>
          <table:table-cell office:value="6.929476451221377" office:value-type="float"/>
          <table:table-cell office:value="7.106822994913597" office:value-type="float"/>
          <table:table-cell office:value="7.362495687099376" office:value-type="float"/>
          <table:table-cell office:value="7.957157025908312" office:value-type="float"/>
        </table:table-row>
        <table:table-row>
          <table:table-cell office:value-type="string">
            <text:p>mikepenz__AboutLibraries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1.689362594906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667664213561" office:value-type="float"/>
          <table:table-cell office:value="-17.4457183150145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90805013670784" office:value-type="float"/>
          <table:table-cell office:value="16.781599644746105" office:value-type="float"/>
          <table:table-cell office:value="17.789447060935974" office:value-type="float"/>
          <table:table-cell office:value="7.440636811803491" office:value-type="float"/>
          <table:table-cell office:value="7.596265693963458" office:value-type="float"/>
          <table:table-cell office:value="7.89348252390916" office:value-type="float"/>
          <table:table-cell office:value="8.351471146937465" office:value-type="float"/>
          <table:table-cell office:value="8.557046971081014" office:value-type="float"/>
          <table:table-cell office:value="7.910841673384058" office:value-type="float"/>
          <table:table-cell office:value="8.15642636034099" office:value-type="float"/>
          <table:table-cell office:value="8.42136701731005" office:value-type="float"/>
          <table:table-cell office:value="8.576178122317547" office:value-type="float"/>
          <table:table-cell office:value="8.915193077565842" office:value-type="float"/>
          <table:table-cell office:value="8.703755285895888" office:value-type="float"/>
          <table:table-cell office:value="9.223281114088781" office:value-type="float"/>
          <table:table-cell office:value="9.303549574373625" office:value-type="float"/>
          <table:table-cell office:value="9.390996078291277" office:value-type="float"/>
          <table:table-cell office:value="9.767965786484764" office:value-type="float"/>
          <table:table-cell office:value="6.336809869192775" office:value-type="float"/>
          <table:table-cell office:value="6.6477231992916614" office:value-type="float"/>
          <table:table-cell office:value="7.091537638586727" office:value-type="float"/>
          <table:table-cell office:value="7.2238559264707405" office:value-type="float"/>
          <table:table-cell office:value="7.704274262162093" office:value-type="float"/>
        </table:table-row>
        <table:table-row>
          <table:table-cell office:value-type="string">
            <text:p>aws__aws-sdk-go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1.729578147947387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92609341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67750516788476" office:value-type="float"/>
          <table:table-cell office:value="16.565799719759845" office:value-type="float"/>
          <table:table-cell office:value="17.345500555686833" office:value-type="float"/>
          <table:table-cell office:value="17.998346210144916" office:value-type="float"/>
          <table:table-cell office:value="7.245836688568389" office:value-type="float"/>
          <table:table-cell office:value="7.856529851119204" office:value-type="float"/>
          <table:table-cell office:value="8.048870209554497" office:value-type="float"/>
          <table:table-cell office:value="8.206370473934125" office:value-type="float"/>
          <table:table-cell office:value="8.921839414735327" office:value-type="float"/>
          <table:table-cell office:value="7.278330593064349" office:value-type="float"/>
          <table:table-cell office:value="7.923552398612369" office:value-type="float"/>
          <table:table-cell office:value="8.26912694244798" office:value-type="float"/>
          <table:table-cell office:value="8.444196086885379" office:value-type="float"/>
          <table:table-cell office:value="9.05902214652636" office:value-type="float"/>
          <table:table-cell office:value="8.558028739869991" office:value-type="float"/>
          <table:table-cell office:value="9.021432862623591" office:value-type="float"/>
          <table:table-cell office:value="9.161780381873541" office:value-type="float"/>
          <table:table-cell office:value="9.346468897948874" office:value-type="float"/>
          <table:table-cell office:value="9.98851664475111" office:value-type="float"/>
          <table:table-cell office:value="6.325037409537032" office:value-type="float"/>
          <table:table-cell office:value="6.785507576040919" office:value-type="float"/>
          <table:table-cell office:value="7.046724080703674" office:value-type="float"/>
          <table:table-cell office:value="7.313916991789393" office:value-type="float"/>
          <table:table-cell office:value="7.941725937676762" office:value-type="float"/>
        </table:table-row>
        <table:table-row>
          <table:table-cell office:value-type="string">
            <text:p>flavienlaurent__datetimepicker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.22792027726989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61979180065674" office:value-type="float"/>
          <table:table-cell office:value="15.86891463566657" office:value-type="float"/>
          <table:table-cell office:value="16.35111309778286" office:value-type="float"/>
          <table:table-cell office:value="17.662469727238573" office:value-type="float"/>
          <table:table-cell office:value="17.662469727238573" office:value-type="float"/>
          <table:table-cell office:value="7.501838539679124" office:value-type="float"/>
          <table:table-cell office:value="7.848298456468539" office:value-type="float"/>
          <table:table-cell office:value="8.021346969610665" office:value-type="float"/>
          <table:table-cell office:value="8.390432993983328" office:value-type="float"/>
          <table:table-cell office:value="8.390432993983328" office:value-type="float"/>
          <table:table-cell office:value="7.220441203801807" office:value-type="float"/>
          <table:table-cell office:value="7.480974234214524" office:value-type="float"/>
          <table:table-cell office:value="8.394309833343563" office:value-type="float"/>
          <table:table-cell office:value="8.530669443837747" office:value-type="float"/>
          <table:table-cell office:value="8.530669443837747" office:value-type="float"/>
          <table:table-cell office:value="8.645196895406096" office:value-type="float"/>
          <table:table-cell office:value="8.742612723768525" office:value-type="float"/>
          <table:table-cell office:value="8.964561108119241" office:value-type="float"/>
          <table:table-cell office:value="9.294615650047799" office:value-type="float"/>
          <table:table-cell office:value="9.294615650047799" office:value-type="float"/>
          <table:table-cell office:value="6.104178552151103" office:value-type="float"/>
          <table:table-cell office:value="6.337615878487552" office:value-type="float"/>
          <table:table-cell office:value="7.626486787773276" office:value-type="float"/>
          <table:table-cell office:value="7.673044079185702" office:value-type="float"/>
          <table:table-cell office:value="7.673044079185702" office:value-type="float"/>
        </table:table-row>
        <table:table-row>
          <table:table-cell office:value-type="string">
            <text:p>ai212983__android-spinnerwheel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1.68890289248526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4388806503" office:value-type="float"/>
          <table:table-cell office:value="-17.4924388806503" office:value-type="float"/>
          <table:table-cell office:value="-17.4924388806503" office:value-type="float"/>
          <table:table-cell office:value="-17.49243888065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88531890071213" office:value-type="float"/>
          <table:table-cell office:value="7.568252546106411" office:value-type="float"/>
          <table:table-cell office:value="7.568252546106411" office:value-type="float"/>
          <table:table-cell office:value="7.568252546106411" office:value-type="float"/>
          <table:table-cell office:value="7.568252546106411" office:value-type="float"/>
          <table:table-cell office:value="8.330555559239865" office:value-type="float"/>
          <table:table-cell office:value="8.221821291603316" office:value-type="float"/>
          <table:table-cell office:value="8.221821291603316" office:value-type="float"/>
          <table:table-cell office:value="8.221821291603316" office:value-type="float"/>
          <table:table-cell office:value="8.221821291603316" office:value-type="float"/>
          <table:table-cell office:value="8.52587924678596" office:value-type="float"/>
          <table:table-cell office:value="9.030666179993371" office:value-type="float"/>
          <table:table-cell office:value="9.030666179993371" office:value-type="float"/>
          <table:table-cell office:value="9.030666179993371" office:value-type="float"/>
          <table:table-cell office:value="9.030666179993371" office:value-type="float"/>
          <table:table-cell office:value="9.568786300724144" office:value-type="float"/>
          <table:table-cell office:value="6.983590550119038" office:value-type="float"/>
          <table:table-cell office:value="6.983590550119038" office:value-type="float"/>
          <table:table-cell office:value="6.983590550119038" office:value-type="float"/>
          <table:table-cell office:value="6.983590550119038" office:value-type="float"/>
          <table:table-cell office:value="7.110472754868963" office:value-type="float"/>
        </table:table-row>
        <table:table-row>
          <table:table-cell office:value-type="string">
            <text:p>google__benchmark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1.71227865866202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69100889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84670395836296" office:value-type="float"/>
          <table:table-cell office:value="16.467848144204467" office:value-type="float"/>
          <table:table-cell office:value="17.145020453649664" office:value-type="float"/>
          <table:table-cell office:value="17.84984104614124" office:value-type="float"/>
          <table:table-cell office:value="7.3356883818691765" office:value-type="float"/>
          <table:table-cell office:value="7.759403507238904" office:value-type="float"/>
          <table:table-cell office:value="7.984938810963945" office:value-type="float"/>
          <table:table-cell office:value="8.190825458678813" office:value-type="float"/>
          <table:table-cell office:value="9.087635620955712" office:value-type="float"/>
          <table:table-cell office:value="7.252902840546749" office:value-type="float"/>
          <table:table-cell office:value="8.021731083343022" office:value-type="float"/>
          <table:table-cell office:value="8.366433604419111" office:value-type="float"/>
          <table:table-cell office:value="8.549443966359409" office:value-type="float"/>
          <table:table-cell office:value="9.117765546273242" office:value-type="float"/>
          <table:table-cell office:value="8.585325804385059" office:value-type="float"/>
          <table:table-cell office:value="8.926204382234044" office:value-type="float"/>
          <table:table-cell office:value="9.157231149682442" office:value-type="float"/>
          <table:table-cell office:value="9.332368873898853" office:value-type="float"/>
          <table:table-cell office:value="10.00746176273649" office:value-type="float"/>
          <table:table-cell office:value="6.299885265721398" office:value-type="float"/>
          <table:table-cell office:value="6.83393932961078" office:value-type="float"/>
          <table:table-cell office:value="7.118657484574491" office:value-type="float"/>
          <table:table-cell office:value="7.361824135073258" office:value-type="float"/>
          <table:table-cell office:value="8.316608403219373" office:value-type="float"/>
        </table:table-row>
        <table:table-row>
          <table:table-cell office:value-type="string">
            <text:p>robb__Cartography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1.70748452617444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2472354733334" office:value-type="float"/>
          <table:table-cell office:value="-17.466377546074348" office:value-type="float"/>
          <table:table-cell office:value="-17.4488669791245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86484134111631" office:value-type="float"/>
          <table:table-cell office:value="17.91869426866241" office:value-type="float"/>
          <table:table-cell office:value="7.1969344910970445" office:value-type="float"/>
          <table:table-cell office:value="7.502218367259264" office:value-type="float"/>
          <table:table-cell office:value="7.7036086475438905" office:value-type="float"/>
          <table:table-cell office:value="7.728131896690204" office:value-type="float"/>
          <table:table-cell office:value="8.643594320216927" office:value-type="float"/>
          <table:table-cell office:value="7.030025994317454" office:value-type="float"/>
          <table:table-cell office:value="7.9807009788122425" office:value-type="float"/>
          <table:table-cell office:value="8.052228224142967" office:value-type="float"/>
          <table:table-cell office:value="8.249920200313944" office:value-type="float"/>
          <table:table-cell office:value="9.270246976550165" office:value-type="float"/>
          <table:table-cell office:value="8.712853492104868" office:value-type="float"/>
          <table:table-cell office:value="9.071025751160612" office:value-type="float"/>
          <table:table-cell office:value="9.1748758430005" office:value-type="float"/>
          <table:table-cell office:value="9.331193942933808" office:value-type="float"/>
          <table:table-cell office:value="9.789842838982661" office:value-type="float"/>
          <table:table-cell office:value="5.357368518576218" office:value-type="float"/>
          <table:table-cell office:value="6.2246474492935615" office:value-type="float"/>
          <table:table-cell office:value="6.627295069907593" office:value-type="float"/>
          <table:table-cell office:value="6.860197101157484" office:value-type="float"/>
          <table:table-cell office:value="7.9741480768734085" office:value-type="float"/>
        </table:table-row>
        <table:table-row>
          <table:table-cell office:value-type="string">
            <text:p>harthur__brain</text:p>
          </table:table-cell>
          <table:table-cell office:value="22.748480597798338" office:value-type="float"/>
          <table:table-cell office:value="0.1502475080322011" office:value-type="float"/>
          <table:table-cell office:value="0.4666666666666667" office:value-type="float"/>
          <table:table-cell office:value="1.74657639861363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38263550804" office:value-type="float"/>
          <table:table-cell office:value="-17.476855736797347" office:value-type="float"/>
          <table:table-cell office:value="-17.455548816393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0403802600892" office:value-type="float"/>
          <table:table-cell office:value="17.71612924671329" office:value-type="float"/>
          <table:table-cell office:value="7.287723444619594" office:value-type="float"/>
          <table:table-cell office:value="7.886441340757159" office:value-type="float"/>
          <table:table-cell office:value="8.0058832790529" office:value-type="float"/>
          <table:table-cell office:value="8.159099721430412" office:value-type="float"/>
          <table:table-cell office:value="8.673104775844891" office:value-type="float"/>
          <table:table-cell office:value="7.616738041049777" office:value-type="float"/>
          <table:table-cell office:value="7.839314321623956" office:value-type="float"/>
          <table:table-cell office:value="8.058856650219003" office:value-type="float"/>
          <table:table-cell office:value="8.23269718846807" office:value-type="float"/>
          <table:table-cell office:value="8.637313615531598" office:value-type="float"/>
          <table:table-cell office:value="8.53288699261186" office:value-type="float"/>
          <table:table-cell office:value="9.080002185523611" office:value-type="float"/>
          <table:table-cell office:value="9.193329382055204" office:value-type="float"/>
          <table:table-cell office:value="9.299339962908451" office:value-type="float"/>
          <table:table-cell office:value="9.715238308590497" office:value-type="float"/>
          <table:table-cell office:value="6.326132663370448" office:value-type="float"/>
          <table:table-cell office:value="6.72638330226986" office:value-type="float"/>
          <table:table-cell office:value="6.8796398453781205" office:value-type="float"/>
          <table:table-cell office:value="7.048431805114087" office:value-type="float"/>
          <table:table-cell office:value="7.428877746609485" office:value-type="float"/>
        </table:table-row>
        <table:table-row>
          <table:table-cell office:value-type="string">
            <text:p>influxdata__telegraf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1.708677947411769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3342574474" office:value-type="float"/>
          <table:table-cell office:value="-17.4748383424303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90132193015763" office:value-type="float"/>
          <table:table-cell office:value="17.3211234392053" office:value-type="float"/>
          <table:table-cell office:value="17.999905771479728" office:value-type="float"/>
          <table:table-cell office:value="7.003410723890645" office:value-type="float"/>
          <table:table-cell office:value="7.645158487867112" office:value-type="float"/>
          <table:table-cell office:value="7.861470991813056" office:value-type="float"/>
          <table:table-cell office:value="8.05027876801085" office:value-type="float"/>
          <table:table-cell office:value="9.10492658690663" office:value-type="float"/>
          <table:table-cell office:value="6.719145492194705" office:value-type="float"/>
          <table:table-cell office:value="7.878433500329823" office:value-type="float"/>
          <table:table-cell office:value="8.23143296675084" office:value-type="float"/>
          <table:table-cell office:value="8.48876937950113" office:value-type="float"/>
          <table:table-cell office:value="8.97994260779126" office:value-type="float"/>
          <table:table-cell office:value="8.42111894527419" office:value-type="float"/>
          <table:table-cell office:value="8.842449959572384" office:value-type="float"/>
          <table:table-cell office:value="9.014396482573941" office:value-type="float"/>
          <table:table-cell office:value="9.225617292734864" office:value-type="float"/>
          <table:table-cell office:value="9.862749206950443" office:value-type="float"/>
          <table:table-cell office:value="5.605542756011719" office:value-type="float"/>
          <table:table-cell office:value="6.770177546414901" office:value-type="float"/>
          <table:table-cell office:value="7.001911138601274" office:value-type="float"/>
          <table:table-cell office:value="7.259039866312634" office:value-type="float"/>
          <table:table-cell office:value="8.080907108202137" office:value-type="float"/>
        </table:table-row>
        <table:table-row>
          <table:table-cell office:value-type="string">
            <text:p>dompdf__dompdf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1.69849622517899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937523515" office:value-type="float"/>
          <table:table-cell office:value="-17.4674580981834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99601894234285" office:value-type="float"/>
          <table:table-cell office:value="17.070631169618046" office:value-type="float"/>
          <table:table-cell office:value="17.862027715186116" office:value-type="float"/>
          <table:table-cell office:value="7.058821283965244" office:value-type="float"/>
          <table:table-cell office:value="7.667453296054926" office:value-type="float"/>
          <table:table-cell office:value="7.933731523004397" office:value-type="float"/>
          <table:table-cell office:value="8.131343765736926" office:value-type="float"/>
          <table:table-cell office:value="8.948763935048186" office:value-type="float"/>
          <table:table-cell office:value="6.281490465233088" office:value-type="float"/>
          <table:table-cell office:value="8.22947681627921" office:value-type="float"/>
          <table:table-cell office:value="8.442131690682322" office:value-type="float"/>
          <table:table-cell office:value="8.597423085326303" office:value-type="float"/>
          <table:table-cell office:value="9.127417506706717" office:value-type="float"/>
          <table:table-cell office:value="8.566502906844622" office:value-type="float"/>
          <table:table-cell office:value="8.984312284265233" office:value-type="float"/>
          <table:table-cell office:value="9.125874957298585" office:value-type="float"/>
          <table:table-cell office:value="9.289620422863486" office:value-type="float"/>
          <table:table-cell office:value="9.774925186689899" office:value-type="float"/>
          <table:table-cell office:value="5.395152684429656" office:value-type="float"/>
          <table:table-cell office:value="6.886626685295152" office:value-type="float"/>
          <table:table-cell office:value="7.163030170205886" office:value-type="float"/>
          <table:table-cell office:value="7.39144122466452" office:value-type="float"/>
          <table:table-cell office:value="8.09024855701564" office:value-type="float"/>
        </table:table-row>
        <table:table-row>
          <table:table-cell office:value-type="string">
            <text:p>kenkeiter__skeuocard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1.69064972290452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9406369297765" office:value-type="float"/>
          <table:table-cell office:value="-17.48505229568471" office:value-type="float"/>
          <table:table-cell office:value="-17.4485371379009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94208091671378" office:value-type="float"/>
          <table:table-cell office:value="17.65128694650361" office:value-type="float"/>
          <table:table-cell office:value="7.222262336788356" office:value-type="float"/>
          <table:table-cell office:value="7.44306260350448" office:value-type="float"/>
          <table:table-cell office:value="7.4590607208376865" office:value-type="float"/>
          <table:table-cell office:value="8.035927517548622" office:value-type="float"/>
          <table:table-cell office:value="8.130863466021605" office:value-type="float"/>
          <table:table-cell office:value="7.728536021328292" office:value-type="float"/>
          <table:table-cell office:value="7.788106216965769" office:value-type="float"/>
          <table:table-cell office:value="7.942371712418781" office:value-type="float"/>
          <table:table-cell office:value="8.005222944773434" office:value-type="float"/>
          <table:table-cell office:value="8.684611594424382" office:value-type="float"/>
          <table:table-cell office:value="8.598482413029702" office:value-type="float"/>
          <table:table-cell office:value="8.6197550782958" office:value-type="float"/>
          <table:table-cell office:value="8.74761135726162" office:value-type="float"/>
          <table:table-cell office:value="9.057352746781397" office:value-type="float"/>
          <table:table-cell office:value="9.268865114507243" office:value-type="float"/>
          <table:table-cell office:value="6.47987392430017" office:value-type="float"/>
          <table:table-cell office:value="6.56784166387018" office:value-type="float"/>
          <table:table-cell office:value="6.632686407440547" office:value-type="float"/>
          <table:table-cell office:value="6.922422116296014" office:value-type="float"/>
          <table:table-cell office:value="7.514790717522503" office:value-type="float"/>
        </table:table-row>
        <table:table-row>
          <table:table-cell office:value-type="string">
            <text:p>goraft__raft</text:p>
          </table:table-cell>
          <table:table-cell office:value="22.639070889981557" office:value-type="float"/>
          <table:table-cell office:value="0.11721517914360802" office:value-type="float"/>
          <table:table-cell office:value="0.07692307692307693" office:value-type="float"/>
          <table:table-cell office:value="1.716553450215520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3670057522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77508156327004" office:value-type="float"/>
          <table:table-cell office:value="16.996204420228647" office:value-type="float"/>
          <table:table-cell office:value="17.517979975350684" office:value-type="float"/>
          <table:table-cell office:value="17.750165114922957" office:value-type="float"/>
          <table:table-cell office:value="7.298628951031029" office:value-type="float"/>
          <table:table-cell office:value="7.871062914986167" office:value-type="float"/>
          <table:table-cell office:value="7.997158648775754" office:value-type="float"/>
          <table:table-cell office:value="8.172486186672451" office:value-type="float"/>
          <table:table-cell office:value="8.28491160414864" office:value-type="float"/>
          <table:table-cell office:value="7.295126096822323" office:value-type="float"/>
          <table:table-cell office:value="8.167750651492835" office:value-type="float"/>
          <table:table-cell office:value="8.24437950152501" office:value-type="float"/>
          <table:table-cell office:value="8.405469096708494" office:value-type="float"/>
          <table:table-cell office:value="8.619032832530927" office:value-type="float"/>
          <table:table-cell office:value="8.85672533803845" office:value-type="float"/>
          <table:table-cell office:value="9.012702730725788" office:value-type="float"/>
          <table:table-cell office:value="9.122345191060663" office:value-type="float"/>
          <table:table-cell office:value="9.346843878135761" office:value-type="float"/>
          <table:table-cell office:value="9.726005228654424" office:value-type="float"/>
          <table:table-cell office:value="6.236869926153359" office:value-type="float"/>
          <table:table-cell office:value="6.851369178190071" office:value-type="float"/>
          <table:table-cell office:value="6.996699408461039" office:value-type="float"/>
          <table:table-cell office:value="7.257231095458742" office:value-type="float"/>
          <table:table-cell office:value="7.485671383605756" office:value-type="float"/>
        </table:table-row>
        <table:table-row>
          <table:table-cell office:value-type="string">
            <text:p>nbs-system__naxsi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.24166758765772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492703244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78439680612406" office:value-type="float"/>
          <table:table-cell office:value="16.81013315472879" office:value-type="float"/>
          <table:table-cell office:value="17.429316222664475" office:value-type="float"/>
          <table:table-cell office:value="17.840528604049506" office:value-type="float"/>
          <table:table-cell office:value="7.63053753527422" office:value-type="float"/>
          <table:table-cell office:value="7.9340262546798765" office:value-type="float"/>
          <table:table-cell office:value="8.052331610857257" office:value-type="float"/>
          <table:table-cell office:value="8.2456482299702" office:value-type="float"/>
          <table:table-cell office:value="8.47851091123983" office:value-type="float"/>
          <table:table-cell office:value="7.186307875798194" office:value-type="float"/>
          <table:table-cell office:value="7.7379638637134835" office:value-type="float"/>
          <table:table-cell office:value="8.083377245786098" office:value-type="float"/>
          <table:table-cell office:value="8.370630307902072" office:value-type="float"/>
          <table:table-cell office:value="8.86856824754635" office:value-type="float"/>
          <table:table-cell office:value="8.690906025825647" office:value-type="float"/>
          <table:table-cell office:value="8.91026230719" office:value-type="float"/>
          <table:table-cell office:value="9.119991825558799" office:value-type="float"/>
          <table:table-cell office:value="9.183706449549492" office:value-type="float"/>
          <table:table-cell office:value="9.489683107504645" office:value-type="float"/>
          <table:table-cell office:value="6.160696070074433" office:value-type="float"/>
          <table:table-cell office:value="6.906305364234375" office:value-type="float"/>
          <table:table-cell office:value="7.07444319937049" office:value-type="float"/>
          <table:table-cell office:value="7.298030491836499" office:value-type="float"/>
          <table:table-cell office:value="7.6069712740401885" office:value-type="float"/>
        </table:table-row>
        <table:table-row>
          <table:table-cell office:value-type="string">
            <text:p>AliasIO__Wappalyzer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1.685820584685774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3026587477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59643760148662" office:value-type="float"/>
          <table:table-cell office:value="16.59605389063649" office:value-type="float"/>
          <table:table-cell office:value="17.079638011050772" office:value-type="float"/>
          <table:table-cell office:value="17.90722980150859" office:value-type="float"/>
          <table:table-cell office:value="7.094351692120892" office:value-type="float"/>
          <table:table-cell office:value="7.613717723597767" office:value-type="float"/>
          <table:table-cell office:value="7.8075456425011485" office:value-type="float"/>
          <table:table-cell office:value="8.02043106320626" office:value-type="float"/>
          <table:table-cell office:value="8.83968769202929" office:value-type="float"/>
          <table:table-cell office:value="7.174558932762958" office:value-type="float"/>
          <table:table-cell office:value="8.23370860459907" office:value-type="float"/>
          <table:table-cell office:value="8.43012214664832" office:value-type="float"/>
          <table:table-cell office:value="8.56602804175181" office:value-type="float"/>
          <table:table-cell office:value="9.113164029425121" office:value-type="float"/>
          <table:table-cell office:value="8.584663125342189" office:value-type="float"/>
          <table:table-cell office:value="9.010573464368967" office:value-type="float"/>
          <table:table-cell office:value="9.11793222751224" office:value-type="float"/>
          <table:table-cell office:value="9.336832874270286" office:value-type="float"/>
          <table:table-cell office:value="9.891841731920852" office:value-type="float"/>
          <table:table-cell office:value="6.076151145105573" office:value-type="float"/>
          <table:table-cell office:value="6.859483674193816" office:value-type="float"/>
          <table:table-cell office:value="7.025499322825163" office:value-type="float"/>
          <table:table-cell office:value="7.250086333243505" office:value-type="float"/>
          <table:table-cell office:value="8.046338274111896" office:value-type="float"/>
        </table:table-row>
        <table:table-row>
          <table:table-cell office:value-type="string">
            <text:p>roboguice__roboguic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1.73907935190088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6867496901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95384588064457" office:value-type="float"/>
          <table:table-cell office:value="16.635186211248293" office:value-type="float"/>
          <table:table-cell office:value="17.03844808729319" office:value-type="float"/>
          <table:table-cell office:value="17.92483163343458" office:value-type="float"/>
          <table:table-cell office:value="7.49262272096123" office:value-type="float"/>
          <table:table-cell office:value="7.607530495732584" office:value-type="float"/>
          <table:table-cell office:value="7.807693278044323" office:value-type="float"/>
          <table:table-cell office:value="7.919403342953673" office:value-type="float"/>
          <table:table-cell office:value="8.167106773450334" office:value-type="float"/>
          <table:table-cell office:value="7.013003524733998" office:value-type="float"/>
          <table:table-cell office:value="7.557012449492895" office:value-type="float"/>
          <table:table-cell office:value="7.846228715235005" office:value-type="float"/>
          <table:table-cell office:value="8.235412934961587" office:value-type="float"/>
          <table:table-cell office:value="8.66609084392473" office:value-type="float"/>
          <table:table-cell office:value="8.56891095563909" office:value-type="float"/>
          <table:table-cell office:value="8.853751800256106" office:value-type="float"/>
          <table:table-cell office:value="8.952709725777865" office:value-type="float"/>
          <table:table-cell office:value="9.002195469921642" office:value-type="float"/>
          <table:table-cell office:value="9.329910093409083" office:value-type="float"/>
          <table:table-cell office:value="6.045179095210341" office:value-type="float"/>
          <table:table-cell office:value="6.5983731045780445" office:value-type="float"/>
          <table:table-cell office:value="6.706851450160284" office:value-type="float"/>
          <table:table-cell office:value="6.939289078362923" office:value-type="float"/>
          <table:table-cell office:value="7.472283487833867" office:value-type="float"/>
        </table:table-row>
        <table:table-row>
          <table:table-cell office:value-type="string">
            <text:p>alexk111__SVG-Morpheus</text:p>
          </table:table-cell>
          <table:table-cell office:value="32.27865273319144" office:value-type="float"/>
          <table:table-cell office:value="0.48989975630037935" office:value-type="float"/>
          <table:table-cell office:value="0.0" office:value-type="float"/>
          <table:table-cell office:value="1.72133944649668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767426516166" office:value-type="float"/>
          <table:table-cell office:value="-17.48767426516166" office:value-type="float"/>
          <table:table-cell office:value="-17.48767426516166" office:value-type="float"/>
          <table:table-cell office:value="-17.487674265161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40350660853694" office:value-type="float"/>
          <table:table-cell office:value="8.148987731467741" office:value-type="float"/>
          <table:table-cell office:value="8.148987731467741" office:value-type="float"/>
          <table:table-cell office:value="8.148987731467741" office:value-type="float"/>
          <table:table-cell office:value="8.148987731467741" office:value-type="float"/>
          <table:table-cell office:value="8.477067948666587" office:value-type="float"/>
          <table:table-cell office:value="8.332351270754142" office:value-type="float"/>
          <table:table-cell office:value="8.332351270754142" office:value-type="float"/>
          <table:table-cell office:value="8.332351270754142" office:value-type="float"/>
          <table:table-cell office:value="8.332351270754142" office:value-type="float"/>
          <table:table-cell office:value="8.772809851683729" office:value-type="float"/>
          <table:table-cell office:value="9.302323880518902" office:value-type="float"/>
          <table:table-cell office:value="9.302323880518902" office:value-type="float"/>
          <table:table-cell office:value="9.302323880518902" office:value-type="float"/>
          <table:table-cell office:value="9.302323880518902" office:value-type="float"/>
          <table:table-cell office:value="9.596257946164176" office:value-type="float"/>
          <table:table-cell office:value="6.984156093350907" office:value-type="float"/>
          <table:table-cell office:value="6.984156093350907" office:value-type="float"/>
          <table:table-cell office:value="6.984156093350907" office:value-type="float"/>
          <table:table-cell office:value="6.984156093350907" office:value-type="float"/>
          <table:table-cell office:value="7.767268174573211" office:value-type="float"/>
        </table:table-row>
        <table:table-row>
          <table:table-cell office:value-type="string">
            <text:p>centrifugal__centrifugo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1.7163334963869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60591477316" office:value-type="float"/>
          <table:table-cell office:value="-17.48753742143133" office:value-type="float"/>
          <table:table-cell office:value="-17.466726354041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11829158238813" office:value-type="float"/>
          <table:table-cell office:value="17.926718945998616" office:value-type="float"/>
          <table:table-cell office:value="7.545952408332443" office:value-type="float"/>
          <table:table-cell office:value="7.880002736364327" office:value-type="float"/>
          <table:table-cell office:value="7.992447247577753" office:value-type="float"/>
          <table:table-cell office:value="8.092413851178332" office:value-type="float"/>
          <table:table-cell office:value="8.464041031412954" office:value-type="float"/>
          <table:table-cell office:value="7.376054045964787" office:value-type="float"/>
          <table:table-cell office:value="8.11255265440894" office:value-type="float"/>
          <table:table-cell office:value="8.207544795551927" office:value-type="float"/>
          <table:table-cell office:value="8.396648353166235" office:value-type="float"/>
          <table:table-cell office:value="8.758980087274574" office:value-type="float"/>
          <table:table-cell office:value="8.685435199722399" office:value-type="float"/>
          <table:table-cell office:value="9.03063387458463" office:value-type="float"/>
          <table:table-cell office:value="9.142618415733644" office:value-type="float"/>
          <table:table-cell office:value="9.201208882642188" office:value-type="float"/>
          <table:table-cell office:value="9.648626268928794" office:value-type="float"/>
          <table:table-cell office:value="6.337109825308895" office:value-type="float"/>
          <table:table-cell office:value="6.939065523824251" office:value-type="float"/>
          <table:table-cell office:value="7.035744454214695" office:value-type="float"/>
          <table:table-cell office:value="7.214922530787825" office:value-type="float"/>
          <table:table-cell office:value="7.510051187209583" office:value-type="float"/>
        </table:table-row>
        <table:table-row>
          <table:table-cell office:value-type="string">
            <text:p>keybase__client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1.73397401464232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210730328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336479987439446" office:value-type="float"/>
          <table:table-cell office:value="16.09196409685958" office:value-type="float"/>
          <table:table-cell office:value="16.784313706754602" office:value-type="float"/>
          <table:table-cell office:value="17.96983151321182" office:value-type="float"/>
          <table:table-cell office:value="7.059608796313161" office:value-type="float"/>
          <table:table-cell office:value="7.684427697050333" office:value-type="float"/>
          <table:table-cell office:value="7.907042421900535" office:value-type="float"/>
          <table:table-cell office:value="8.172813674268976" office:value-type="float"/>
          <table:table-cell office:value="8.94783767175016" office:value-type="float"/>
          <table:table-cell office:value="6.657855510654185" office:value-type="float"/>
          <table:table-cell office:value="7.750345940900977" office:value-type="float"/>
          <table:table-cell office:value="8.103972528882249" office:value-type="float"/>
          <table:table-cell office:value="8.381910393836444" office:value-type="float"/>
          <table:table-cell office:value="9.04700297109573" office:value-type="float"/>
          <table:table-cell office:value="8.343886891613849" office:value-type="float"/>
          <table:table-cell office:value="8.82144759192857" office:value-type="float"/>
          <table:table-cell office:value="8.979466827786144" office:value-type="float"/>
          <table:table-cell office:value="9.182590277201644" office:value-type="float"/>
          <table:table-cell office:value="9.924299415818467" office:value-type="float"/>
          <table:table-cell office:value="5.6199601510590975" office:value-type="float"/>
          <table:table-cell office:value="6.690695333464572" office:value-type="float"/>
          <table:table-cell office:value="6.953952531467529" office:value-type="float"/>
          <table:table-cell office:value="7.230294187334474" office:value-type="float"/>
          <table:table-cell office:value="8.155308369996352" office:value-type="float"/>
        </table:table-row>
        <table:table-row>
          <table:table-cell office:value-type="string">
            <text:p>facebook__nuclid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1.72068387795064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95062130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68401185193335" office:value-type="float"/>
          <table:table-cell office:value="16.55987733892968" office:value-type="float"/>
          <table:table-cell office:value="17.126920373167852" office:value-type="float"/>
          <table:table-cell office:value="17.97083778614123" office:value-type="float"/>
          <table:table-cell office:value="7.022368605550034" office:value-type="float"/>
          <table:table-cell office:value="7.487396526739889" office:value-type="float"/>
          <table:table-cell office:value="7.79883053395051" office:value-type="float"/>
          <table:table-cell office:value="8.0153705814583" office:value-type="float"/>
          <table:table-cell office:value="9.11675674821253" office:value-type="float"/>
          <table:table-cell office:value="7.02624270391861" office:value-type="float"/>
          <table:table-cell office:value="7.587123147741722" office:value-type="float"/>
          <table:table-cell office:value="8.03345163020624" office:value-type="float"/>
          <table:table-cell office:value="8.450901400622607" office:value-type="float"/>
          <table:table-cell office:value="8.991068089970799" office:value-type="float"/>
          <table:table-cell office:value="8.319812072916964" office:value-type="float"/>
          <table:table-cell office:value="8.74868759440145" office:value-type="float"/>
          <table:table-cell office:value="8.918654088057627" office:value-type="float"/>
          <table:table-cell office:value="9.091204284997573" office:value-type="float"/>
          <table:table-cell office:value="9.91146537819721" office:value-type="float"/>
          <table:table-cell office:value="6.000858267706819" office:value-type="float"/>
          <table:table-cell office:value="6.496962551542281" office:value-type="float"/>
          <table:table-cell office:value="6.795358644689422" office:value-type="float"/>
          <table:table-cell office:value="7.109540555353274" office:value-type="float"/>
          <table:table-cell office:value="8.196359459986121" office:value-type="float"/>
        </table:table-row>
        <table:table-row>
          <table:table-cell office:value-type="string">
            <text:p>facebookarchive__facebook-php-sdk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1.72134497827017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124706658026" office:value-type="float"/>
          <table:table-cell office:value="-17.4676054551433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8711899089275" office:value-type="float"/>
          <table:table-cell office:value="17.32055977463972" office:value-type="float"/>
          <table:table-cell office:value="17.92650621830977" office:value-type="float"/>
          <table:table-cell office:value="7.477528753453123" office:value-type="float"/>
          <table:table-cell office:value="7.9220960704996894" office:value-type="float"/>
          <table:table-cell office:value="8.233540928527068" office:value-type="float"/>
          <table:table-cell office:value="8.64521052900715" office:value-type="float"/>
          <table:table-cell office:value="9.350101149196941" office:value-type="float"/>
          <table:table-cell office:value="8.063719341571428" office:value-type="float"/>
          <table:table-cell office:value="8.45022900956036" office:value-type="float"/>
          <table:table-cell office:value="8.592004630764594" office:value-type="float"/>
          <table:table-cell office:value="8.769923776388744" office:value-type="float"/>
          <table:table-cell office:value="8.99875646970937" office:value-type="float"/>
          <table:table-cell office:value="8.848045442899002" office:value-type="float"/>
          <table:table-cell office:value="9.249708548462596" office:value-type="float"/>
          <table:table-cell office:value="9.31067559892379" office:value-type="float"/>
          <table:table-cell office:value="9.538721840272594" office:value-type="float"/>
          <table:table-cell office:value="10.10155643721008" office:value-type="float"/>
          <table:table-cell office:value="6.6932026521255485" office:value-type="float"/>
          <table:table-cell office:value="7.285714454562202" office:value-type="float"/>
          <table:table-cell office:value="7.563813990679555" office:value-type="float"/>
          <table:table-cell office:value="7.839999242906706" office:value-type="float"/>
          <table:table-cell office:value="8.328086779525332" office:value-type="float"/>
        </table:table-row>
        <table:table-row>
          <table:table-cell office:value-type="string">
            <text:p>robolectric__robolectric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1.74331437231962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709762473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55865222169114" office:value-type="float"/>
          <table:table-cell office:value="16.608206234043784" office:value-type="float"/>
          <table:table-cell office:value="17.07898426048103" office:value-type="float"/>
          <table:table-cell office:value="17.994353327930366" office:value-type="float"/>
          <table:table-cell office:value="7.01340785541761" office:value-type="float"/>
          <table:table-cell office:value="7.506655357817775" office:value-type="float"/>
          <table:table-cell office:value="7.707311755635896" office:value-type="float"/>
          <table:table-cell office:value="7.917281896246127" office:value-type="float"/>
          <table:table-cell office:value="9.388744660756993" office:value-type="float"/>
          <table:table-cell office:value="6.879287079219852" office:value-type="float"/>
          <table:table-cell office:value="7.374861726838771" office:value-type="float"/>
          <table:table-cell office:value="7.828456086192629" office:value-type="float"/>
          <table:table-cell office:value="8.223082850261688" office:value-type="float"/>
          <table:table-cell office:value="8.727262933931621" office:value-type="float"/>
          <table:table-cell office:value="8.25751662061534" office:value-type="float"/>
          <table:table-cell office:value="8.70003343269255" office:value-type="float"/>
          <table:table-cell office:value="8.823801703749343" office:value-type="float"/>
          <table:table-cell office:value="8.99806728442395" office:value-type="float"/>
          <table:table-cell office:value="10.134076417447341" office:value-type="float"/>
          <table:table-cell office:value="5.876783384868593" office:value-type="float"/>
          <table:table-cell office:value="6.335630129029065" office:value-type="float"/>
          <table:table-cell office:value="6.6289127861595" office:value-type="float"/>
          <table:table-cell office:value="6.95677531799009" office:value-type="float"/>
          <table:table-cell office:value="7.9819311772412735" office:value-type="float"/>
        </table:table-row>
        <table:table-row>
          <table:table-cell office:value-type="string">
            <text:p>nodemailer__mailparser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1.74616575004908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489473487130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3179336092008" office:value-type="float"/>
          <table:table-cell office:value="17.320261118273017" office:value-type="float"/>
          <table:table-cell office:value="17.63452850275493" office:value-type="float"/>
          <table:table-cell office:value="17.89860393969077" office:value-type="float"/>
          <table:table-cell office:value="7.066966222313452" office:value-type="float"/>
          <table:table-cell office:value="7.70107813781353" office:value-type="float"/>
          <table:table-cell office:value="7.7684192977208975" office:value-type="float"/>
          <table:table-cell office:value="8.388604616354785" office:value-type="float"/>
          <table:table-cell office:value="8.538728124676592" office:value-type="float"/>
          <table:table-cell office:value="7.182383125904304" office:value-type="float"/>
          <table:table-cell office:value="7.539276475918557" office:value-type="float"/>
          <table:table-cell office:value="7.931184380548872" office:value-type="float"/>
          <table:table-cell office:value="8.299638505643678" office:value-type="float"/>
          <table:table-cell office:value="8.473943070369044" office:value-type="float"/>
          <table:table-cell office:value="8.759965522576106" office:value-type="float"/>
          <table:table-cell office:value="8.859596408923938" office:value-type="float"/>
          <table:table-cell office:value="8.992097829387525" office:value-type="float"/>
          <table:table-cell office:value="9.152100366368915" office:value-type="float"/>
          <table:table-cell office:value="9.341530393211887" office:value-type="float"/>
          <table:table-cell office:value="6.139128498645996" office:value-type="float"/>
          <table:table-cell office:value="6.55940192677808" office:value-type="float"/>
          <table:table-cell office:value="6.865696348470889" office:value-type="float"/>
          <table:table-cell office:value="7.050869108061894" office:value-type="float"/>
          <table:table-cell office:value="7.287364878967448" office:value-type="float"/>
        </table:table-row>
        <table:table-row>
          <table:table-cell office:value-type="string">
            <text:p>philipwalton__html-inspector</text:p>
          </table:table-cell>
          <table:table-cell office:value="28.50083905655846" office:value-type="float"/>
          <table:table-cell office:value="0.3494010391875004" office:value-type="float"/>
          <table:table-cell office:value="0.0" office:value-type="float"/>
          <table:table-cell office:value="1.644993979934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54388501521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86110992036156" office:value-type="float"/>
          <table:table-cell office:value="16.772494099795903" office:value-type="float"/>
          <table:table-cell office:value="17.76738488144364" office:value-type="float"/>
          <table:table-cell office:value="17.76738488144364" office:value-type="float"/>
          <table:table-cell office:value="7.183920918155254" office:value-type="float"/>
          <table:table-cell office:value="7.918230216436914" office:value-type="float"/>
          <table:table-cell office:value="7.94030734032747" office:value-type="float"/>
          <table:table-cell office:value="8.702772998674892" office:value-type="float"/>
          <table:table-cell office:value="8.702772998674892" office:value-type="float"/>
          <table:table-cell office:value="8.54482481776489" office:value-type="float"/>
          <table:table-cell office:value="8.558674269390254" office:value-type="float"/>
          <table:table-cell office:value="8.586895207264295" office:value-type="float"/>
          <table:table-cell office:value="8.851805371089087" office:value-type="float"/>
          <table:table-cell office:value="8.851805371089087" office:value-type="float"/>
          <table:table-cell office:value="9.042582731095322" office:value-type="float"/>
          <table:table-cell office:value="9.175802598057983" office:value-type="float"/>
          <table:table-cell office:value="9.354205263077631" office:value-type="float"/>
          <table:table-cell office:value="9.782480806611751" office:value-type="float"/>
          <table:table-cell office:value="9.782480806611751" office:value-type="float"/>
          <table:table-cell office:value="6.686163004824822" office:value-type="float"/>
          <table:table-cell office:value="7.172997284514132" office:value-type="float"/>
          <table:table-cell office:value="7.301101887769185" office:value-type="float"/>
          <table:table-cell office:value="7.7720975631522276" office:value-type="float"/>
          <table:table-cell office:value="7.7720975631522276" office:value-type="float"/>
        </table:table-row>
        <table:table-row>
          <table:table-cell office:value-type="string">
            <text:p>lerna__lerna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1.70354459823927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268322503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860719443027" office:value-type="float"/>
          <table:table-cell office:value="16.228483440146903" office:value-type="float"/>
          <table:table-cell office:value="16.906305032479565" office:value-type="float"/>
          <table:table-cell office:value="17.995607556024208" office:value-type="float"/>
          <table:table-cell office:value="6.872730184968546" office:value-type="float"/>
          <table:table-cell office:value="7.710022259314349" office:value-type="float"/>
          <table:table-cell office:value="7.847609192617061" office:value-type="float"/>
          <table:table-cell office:value="8.046104533209723" office:value-type="float"/>
          <table:table-cell office:value="8.807922867783528" office:value-type="float"/>
          <table:table-cell office:value="6.695340406001067" office:value-type="float"/>
          <table:table-cell office:value="8.070460853200691" office:value-type="float"/>
          <table:table-cell office:value="8.309693717074264" office:value-type="float"/>
          <table:table-cell office:value="8.49392088243974" office:value-type="float"/>
          <table:table-cell office:value="9.021653083092367" office:value-type="float"/>
          <table:table-cell office:value="8.52334908464345" office:value-type="float"/>
          <table:table-cell office:value="8.987496327063932" office:value-type="float"/>
          <table:table-cell office:value="9.16408831195346" office:value-type="float"/>
          <table:table-cell office:value="9.339310536452814" office:value-type="float"/>
          <table:table-cell office:value="9.848449767216165" office:value-type="float"/>
          <table:table-cell office:value="5.417052797457826" office:value-type="float"/>
          <table:table-cell office:value="6.696326142939402" office:value-type="float"/>
          <table:table-cell office:value="6.963790339820187" office:value-type="float"/>
          <table:table-cell office:value="7.190888442000441" office:value-type="float"/>
          <table:table-cell office:value="7.774931312102572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1.73714682102961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82108599806" office:value-type="float"/>
          <table:table-cell office:value="-17.4533675304004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62647108524185" office:value-type="float"/>
          <table:table-cell office:value="17.2054441118784" office:value-type="float"/>
          <table:table-cell office:value="17.97290591107139" office:value-type="float"/>
          <table:table-cell office:value="6.945463714774198" office:value-type="float"/>
          <table:table-cell office:value="7.7869643916237035" office:value-type="float"/>
          <table:table-cell office:value="7.89630513576509" office:value-type="float"/>
          <table:table-cell office:value="8.078316312909585" office:value-type="float"/>
          <table:table-cell office:value="8.525403078309179" office:value-type="float"/>
          <table:table-cell office:value="6.879061438849767" office:value-type="float"/>
          <table:table-cell office:value="7.767027070203083" office:value-type="float"/>
          <table:table-cell office:value="8.067739218132235" office:value-type="float"/>
          <table:table-cell office:value="8.366859106480899" office:value-type="float"/>
          <table:table-cell office:value="8.803702962443353" office:value-type="float"/>
          <table:table-cell office:value="8.489207297051312" office:value-type="float"/>
          <table:table-cell office:value="8.900691490003428" office:value-type="float"/>
          <table:table-cell office:value="9.019809202369167" office:value-type="float"/>
          <table:table-cell office:value="9.131396189322878" office:value-type="float"/>
          <table:table-cell office:value="9.66922019669574" office:value-type="float"/>
          <table:table-cell office:value="6.113414915606048" office:value-type="float"/>
          <table:table-cell office:value="6.683696836890818" office:value-type="float"/>
          <table:table-cell office:value="6.945573177431301" office:value-type="float"/>
          <table:table-cell office:value="7.165851236474127" office:value-type="float"/>
          <table:table-cell office:value="7.797393242807878" office:value-type="float"/>
        </table:table-row>
        <table:table-row>
          <table:table-cell office:value-type="string">
            <text:p>RubyMoney__money</text:p>
          </table:table-cell>
          <table:table-cell office:value="21.69159180898014" office:value-type="float"/>
          <table:table-cell office:value="0.032142593022990905" office:value-type="float"/>
          <table:table-cell office:value="0.11764705882352941" office:value-type="float"/>
          <table:table-cell office:value="1.68620680651055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49317543636" office:value-type="float"/>
          <table:table-cell office:value="-17.48744813338808" office:value-type="float"/>
          <table:table-cell office:value="-17.4556659532419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95499031015436" office:value-type="float"/>
          <table:table-cell office:value="17.99930751121212" office:value-type="float"/>
          <table:table-cell office:value="7.4684245718624265" office:value-type="float"/>
          <table:table-cell office:value="7.7936497726987355" office:value-type="float"/>
          <table:table-cell office:value="7.922232048367107" office:value-type="float"/>
          <table:table-cell office:value="8.104909800404071" office:value-type="float"/>
          <table:table-cell office:value="8.641986248392236" office:value-type="float"/>
          <table:table-cell office:value="7.413173580276334" office:value-type="float"/>
          <table:table-cell office:value="8.2832876972553" office:value-type="float"/>
          <table:table-cell office:value="8.476229106466706" office:value-type="float"/>
          <table:table-cell office:value="8.613886718009795" office:value-type="float"/>
          <table:table-cell office:value="9.132169360457985" office:value-type="float"/>
          <table:table-cell office:value="8.633629453654045" office:value-type="float"/>
          <table:table-cell office:value="9.141843306202286" office:value-type="float"/>
          <table:table-cell office:value="9.290549490777183" office:value-type="float"/>
          <table:table-cell office:value="9.447665226455948" office:value-type="float"/>
          <table:table-cell office:value="9.947137470833894" office:value-type="float"/>
          <table:table-cell office:value="6.255055462315717" office:value-type="float"/>
          <table:table-cell office:value="6.926142052082214" office:value-type="float"/>
          <table:table-cell office:value="7.10028788059156" office:value-type="float"/>
          <table:table-cell office:value="7.2918347418140055" office:value-type="float"/>
          <table:table-cell office:value="7.73453138015443" office:value-type="float"/>
        </table:table-row>
        <table:table-row>
          <table:table-cell office:value-type="string">
            <text:p>CorsixTH__CorsixTH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1.70903196456777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5598905159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99497903778463" office:value-type="float"/>
          <table:table-cell office:value="16.399418700305077" office:value-type="float"/>
          <table:table-cell office:value="16.792402815391394" office:value-type="float"/>
          <table:table-cell office:value="17.736178781572363" office:value-type="float"/>
          <table:table-cell office:value="7.051167879087651" office:value-type="float"/>
          <table:table-cell office:value="7.62043025866152" office:value-type="float"/>
          <table:table-cell office:value="7.821829388077326" office:value-type="float"/>
          <table:table-cell office:value="7.989255144723053" office:value-type="float"/>
          <table:table-cell office:value="8.683355105577174" office:value-type="float"/>
          <table:table-cell office:value="7.107823956379502" office:value-type="float"/>
          <table:table-cell office:value="7.916026707246745" office:value-type="float"/>
          <table:table-cell office:value="8.19350504439049" office:value-type="float"/>
          <table:table-cell office:value="8.359798403210505" office:value-type="float"/>
          <table:table-cell office:value="8.723878966685234" office:value-type="float"/>
          <table:table-cell office:value="8.568748948882789" office:value-type="float"/>
          <table:table-cell office:value="8.902067405389895" office:value-type="float"/>
          <table:table-cell office:value="9.078068497014593" office:value-type="float"/>
          <table:table-cell office:value="9.238130885787985" office:value-type="float"/>
          <table:table-cell office:value="9.709629230070576" office:value-type="float"/>
          <table:table-cell office:value="6.133152475215891" office:value-type="float"/>
          <table:table-cell office:value="6.65610357483968" office:value-type="float"/>
          <table:table-cell office:value="6.854155564586501" office:value-type="float"/>
          <table:table-cell office:value="7.063649353158666" office:value-type="float"/>
          <table:table-cell office:value="7.706244691909882" office:value-type="float"/>
        </table:table-row>
        <table:table-row>
          <table:table-cell office:value-type="string">
            <text:p>ai__visibilityjs</text:p>
          </table:table-cell>
          <table:table-cell office:value="41.414888686971565" office:value-type="float"/>
          <table:table-cell office:value="1.0" office:value-type="float"/>
          <table:table-cell office:value="0.5" office:value-type="float"/>
          <table:table-cell office:value="0.2205937084127618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18982036160982" office:value-type="float"/>
          <table:table-cell office:value="16.318982036160982" office:value-type="float"/>
          <table:table-cell office:value="16.318982036160982" office:value-type="float"/>
          <table:table-cell office:value="16.318982036160982" office:value-type="float"/>
          <table:table-cell office:value="16.962620936774876" office:value-type="float"/>
          <table:table-cell office:value="8.19022864621918" office:value-type="float"/>
          <table:table-cell office:value="8.19022864621918" office:value-type="float"/>
          <table:table-cell office:value="8.19022864621918" office:value-type="float"/>
          <table:table-cell office:value="8.19022864621918" office:value-type="float"/>
          <table:table-cell office:value="8.208506415157647" office:value-type="float"/>
          <table:table-cell office:value="7.727635924955177" office:value-type="float"/>
          <table:table-cell office:value="7.727635924955177" office:value-type="float"/>
          <table:table-cell office:value="7.727635924955177" office:value-type="float"/>
          <table:table-cell office:value="7.727635924955177" office:value-type="float"/>
          <table:table-cell office:value="8.460564802300471" office:value-type="float"/>
          <table:table-cell office:value="9.001907606765126" office:value-type="float"/>
          <table:table-cell office:value="9.001907606765126" office:value-type="float"/>
          <table:table-cell office:value="9.001907606765126" office:value-type="float"/>
          <table:table-cell office:value="9.001907606765126" office:value-type="float"/>
          <table:table-cell office:value="9.061023480583497" office:value-type="float"/>
          <table:table-cell office:value="6.915956964409229" office:value-type="float"/>
          <table:table-cell office:value="6.915956964409229" office:value-type="float"/>
          <table:table-cell office:value="6.915956964409229" office:value-type="float"/>
          <table:table-cell office:value="6.915956964409229" office:value-type="float"/>
          <table:table-cell office:value="7.608047736874619" office:value-type="float"/>
        </table:table-row>
        <table:table-row>
          <table:table-cell office:value-type="string">
            <text:p>select2__select2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1.68478782946615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0484426172" office:value-type="float"/>
          <table:table-cell office:value="-17.47741812678252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1173272384793" office:value-type="float"/>
          <table:table-cell office:value="17.363297969041245" office:value-type="float"/>
          <table:table-cell office:value="17.992743314512676" office:value-type="float"/>
          <table:table-cell office:value="7.123470682009443" office:value-type="float"/>
          <table:table-cell office:value="7.802090148554868" office:value-type="float"/>
          <table:table-cell office:value="7.979154122615722" office:value-type="float"/>
          <table:table-cell office:value="8.176418282249697" office:value-type="float"/>
          <table:table-cell office:value="9.000431656581103" office:value-type="float"/>
          <table:table-cell office:value="7.285255011189808" office:value-type="float"/>
          <table:table-cell office:value="8.293510676035142" office:value-type="float"/>
          <table:table-cell office:value="8.521992576634872" office:value-type="float"/>
          <table:table-cell office:value="8.704493545726338" office:value-type="float"/>
          <table:table-cell office:value="9.167410827387375" office:value-type="float"/>
          <table:table-cell office:value="8.605905304330296" office:value-type="float"/>
          <table:table-cell office:value="9.089177781945835" office:value-type="float"/>
          <table:table-cell office:value="9.265147697356092" office:value-type="float"/>
          <table:table-cell office:value="9.432790738468928" office:value-type="float"/>
          <table:table-cell office:value="10.184063845473862" office:value-type="float"/>
          <table:table-cell office:value="6.063322879949807" office:value-type="float"/>
          <table:table-cell office:value="6.984512017023601" office:value-type="float"/>
          <table:table-cell office:value="7.234520795407326" office:value-type="float"/>
          <table:table-cell office:value="7.4488213401059244" office:value-type="float"/>
          <table:table-cell office:value="8.269676534229102" office:value-type="float"/>
        </table:table-row>
        <table:table-row>
          <table:table-cell office:value-type="string">
            <text:p>pnpm__pnpm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1.71557436683211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08984285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7636497922499" office:value-type="float"/>
          <table:table-cell office:value="16.12581647272188" office:value-type="float"/>
          <table:table-cell office:value="16.81421120953752" office:value-type="float"/>
          <table:table-cell office:value="17.936719791364126" office:value-type="float"/>
          <table:table-cell office:value="7.080344178878182" office:value-type="float"/>
          <table:table-cell office:value="7.541737503389474" office:value-type="float"/>
          <table:table-cell office:value="7.7512908249329175" office:value-type="float"/>
          <table:table-cell office:value="7.8916603151408085" office:value-type="float"/>
          <table:table-cell office:value="8.688156154346192" office:value-type="float"/>
          <table:table-cell office:value="6.7747307714660785" office:value-type="float"/>
          <table:table-cell office:value="7.66598919016941" office:value-type="float"/>
          <table:table-cell office:value="8.138214859579728" office:value-type="float"/>
          <table:table-cell office:value="8.336643701995417" office:value-type="float"/>
          <table:table-cell office:value="9.087744350587846" office:value-type="float"/>
          <table:table-cell office:value="8.403895744548082" office:value-type="float"/>
          <table:table-cell office:value="8.828743900178548" office:value-type="float"/>
          <table:table-cell office:value="9.001617442884182" office:value-type="float"/>
          <table:table-cell office:value="9.089200495027558" office:value-type="float"/>
          <table:table-cell office:value="9.495885191781204" office:value-type="float"/>
          <table:table-cell office:value="5.89280707745001" office:value-type="float"/>
          <table:table-cell office:value="6.450353963520158" office:value-type="float"/>
          <table:table-cell office:value="6.905657759361177" office:value-type="float"/>
          <table:table-cell office:value="7.089100483563206" office:value-type="float"/>
          <table:table-cell office:value="7.89206881718224" office:value-type="float"/>
        </table:table-row>
        <table:table-row>
          <table:table-cell office:value-type="string">
            <text:p>spatie__laravel-permission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1.67662528647553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35675465765" office:value-type="float"/>
          <table:table-cell office:value="-17.479481456190488" office:value-type="float"/>
          <table:table-cell office:value="-17.442091997615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5118731510329" office:value-type="float"/>
          <table:table-cell office:value="17.981866202021482" office:value-type="float"/>
          <table:table-cell office:value="7.110111392515764" office:value-type="float"/>
          <table:table-cell office:value="7.712797037781243" office:value-type="float"/>
          <table:table-cell office:value="7.869910264516723" office:value-type="float"/>
          <table:table-cell office:value="8.075927821548394" office:value-type="float"/>
          <table:table-cell office:value="9.012966286632606" office:value-type="float"/>
          <table:table-cell office:value="7.540804387804819" office:value-type="float"/>
          <table:table-cell office:value="8.219158740204215" office:value-type="float"/>
          <table:table-cell office:value="8.426263900578784" office:value-type="float"/>
          <table:table-cell office:value="8.579061135883341" office:value-type="float"/>
          <table:table-cell office:value="9.071221021853102" office:value-type="float"/>
          <table:table-cell office:value="8.54925219407067" office:value-type="float"/>
          <table:table-cell office:value="9.002866682691428" office:value-type="float"/>
          <table:table-cell office:value="9.237231162142175" office:value-type="float"/>
          <table:table-cell office:value="9.352806427508614" office:value-type="float"/>
          <table:table-cell office:value="9.898809164229327" office:value-type="float"/>
          <table:table-cell office:value="5.977660869735347" office:value-type="float"/>
          <table:table-cell office:value="6.867742267761356" office:value-type="float"/>
          <table:table-cell office:value="7.047921159368547" office:value-type="float"/>
          <table:table-cell office:value="7.286224662031646" office:value-type="float"/>
          <table:table-cell office:value="7.92862192562316" office:value-type="float"/>
        </table:table-row>
        <table:table-row>
          <table:table-cell office:value-type="string">
            <text:p>summerblue__phphub</text:p>
          </table:table-cell>
          <table:table-cell office:value="31.238686350103848" office:value-type="float"/>
          <table:table-cell office:value="0.9738580267026822" office:value-type="float"/>
          <table:table-cell office:value="0.6666666666666666" office:value-type="float"/>
          <table:table-cell office:value="0.167139029566653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9731416848568" office:value-type="float"/>
          <table:table-cell office:value="-17.469731416848568" office:value-type="float"/>
          <table:table-cell office:value="-17.469731416848568" office:value-type="float"/>
          <table:table-cell office:value="-17.4697314168485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4403069250754" office:value-type="float"/>
          <table:table-cell office:value="8.053234342543611" office:value-type="float"/>
          <table:table-cell office:value="8.053234342543611" office:value-type="float"/>
          <table:table-cell office:value="8.053234342543611" office:value-type="float"/>
          <table:table-cell office:value="8.053234342543611" office:value-type="float"/>
          <table:table-cell office:value="8.31137838026888" office:value-type="float"/>
          <table:table-cell office:value="6.990204266159239" office:value-type="float"/>
          <table:table-cell office:value="6.990204266159239" office:value-type="float"/>
          <table:table-cell office:value="6.990204266159239" office:value-type="float"/>
          <table:table-cell office:value="6.990204266159239" office:value-type="float"/>
          <table:table-cell office:value="8.386118910526271" office:value-type="float"/>
          <table:table-cell office:value="8.97456721870496" office:value-type="float"/>
          <table:table-cell office:value="8.97456721870496" office:value-type="float"/>
          <table:table-cell office:value="8.97456721870496" office:value-type="float"/>
          <table:table-cell office:value="8.97456721870496" office:value-type="float"/>
          <table:table-cell office:value="9.378165521694608" office:value-type="float"/>
          <table:table-cell office:value="6.06887138999789" office:value-type="float"/>
          <table:table-cell office:value="6.06887138999789" office:value-type="float"/>
          <table:table-cell office:value="6.06887138999789" office:value-type="float"/>
          <table:table-cell office:value="6.06887138999789" office:value-type="float"/>
          <table:table-cell office:value="7.319331769100543" office:value-type="float"/>
        </table:table-row>
        <table:table-row>
          <table:table-cell office:value-type="string">
            <text:p>Maximus5__ConEmu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1.69519564114695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903971827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84689540369918" office:value-type="float"/>
          <table:table-cell office:value="16.216303041414964" office:value-type="float"/>
          <table:table-cell office:value="16.977654965848842" office:value-type="float"/>
          <table:table-cell office:value="17.971750563681233" office:value-type="float"/>
          <table:table-cell office:value="6.72005875830315" office:value-type="float"/>
          <table:table-cell office:value="7.4687527391167015" office:value-type="float"/>
          <table:table-cell office:value="7.719909900315235" office:value-type="float"/>
          <table:table-cell office:value="8.023610142609117" office:value-type="float"/>
          <table:table-cell office:value="8.55714613443984" office:value-type="float"/>
          <table:table-cell office:value="6.558512706680938" office:value-type="float"/>
          <table:table-cell office:value="7.99006573239068" office:value-type="float"/>
          <table:table-cell office:value="8.227821745981485" office:value-type="float"/>
          <table:table-cell office:value="8.394521562725217" office:value-type="float"/>
          <table:table-cell office:value="8.806468047576287" office:value-type="float"/>
          <table:table-cell office:value="8.442923612958689" office:value-type="float"/>
          <table:table-cell office:value="8.81008941027532" office:value-type="float"/>
          <table:table-cell office:value="8.982143481889468" office:value-type="float"/>
          <table:table-cell office:value="9.152530922185981" office:value-type="float"/>
          <table:table-cell office:value="9.898238161047995" office:value-type="float"/>
          <table:table-cell office:value="5.88799856243692" office:value-type="float"/>
          <table:table-cell office:value="6.685770654461804" office:value-type="float"/>
          <table:table-cell office:value="6.903204739423138" office:value-type="float"/>
          <table:table-cell office:value="7.116246481682158" office:value-type="float"/>
          <table:table-cell office:value="7.683534063612704" office:value-type="float"/>
        </table:table-row>
        <table:table-row>
          <table:table-cell office:value-type="string">
            <text:p>xbmc__xbmc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1.67987854331561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4906540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47573238711738" office:value-type="float"/>
          <table:table-cell office:value="16.57538530207364" office:value-type="float"/>
          <table:table-cell office:value="17.060624071640923" office:value-type="float"/>
          <table:table-cell office:value="17.86719811131892" office:value-type="float"/>
          <table:table-cell office:value="7.154789116878405" office:value-type="float"/>
          <table:table-cell office:value="7.5589526685995985" office:value-type="float"/>
          <table:table-cell office:value="7.757372135778876" office:value-type="float"/>
          <table:table-cell office:value="7.9089299871072924" office:value-type="float"/>
          <table:table-cell office:value="8.671889971191433" office:value-type="float"/>
          <table:table-cell office:value="7.033808110393693" office:value-type="float"/>
          <table:table-cell office:value="8.154459252392241" office:value-type="float"/>
          <table:table-cell office:value="8.29177159328401" office:value-type="float"/>
          <table:table-cell office:value="8.427329723749938" office:value-type="float"/>
          <table:table-cell office:value="8.821867418554568" office:value-type="float"/>
          <table:table-cell office:value="8.383589741499714" office:value-type="float"/>
          <table:table-cell office:value="8.92205291207339" office:value-type="float"/>
          <table:table-cell office:value="9.05626143612717" office:value-type="float"/>
          <table:table-cell office:value="9.193530191173835" office:value-type="float"/>
          <table:table-cell office:value="9.710578421128204" office:value-type="float"/>
          <table:table-cell office:value="5.899820396267364" office:value-type="float"/>
          <table:table-cell office:value="6.7830089892034735" office:value-type="float"/>
          <table:table-cell office:value="6.948997362996614" office:value-type="float"/>
          <table:table-cell office:value="7.111425018992307" office:value-type="float"/>
          <table:table-cell office:value="7.689530965852364" office:value-type="float"/>
        </table:table-row>
        <table:table-row>
          <table:table-cell office:value-type="string">
            <text:p>facebook__react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1.68110845055896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694501152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17351369506406" office:value-type="float"/>
          <table:table-cell office:value="16.538738300712513" office:value-type="float"/>
          <table:table-cell office:value="17.133707219785133" office:value-type="float"/>
          <table:table-cell office:value="17.915042121989703" office:value-type="float"/>
          <table:table-cell office:value="7.044427452597779" office:value-type="float"/>
          <table:table-cell office:value="7.606743392079282" office:value-type="float"/>
          <table:table-cell office:value="7.815252818344144" office:value-type="float"/>
          <table:table-cell office:value="8.010949985302913" office:value-type="float"/>
          <table:table-cell office:value="9.022833222771636" office:value-type="float"/>
          <table:table-cell office:value="7.350401702808868" office:value-type="float"/>
          <table:table-cell office:value="8.233263972204623" office:value-type="float"/>
          <table:table-cell office:value="8.350194671865168" office:value-type="float"/>
          <table:table-cell office:value="8.541522507038035" office:value-type="float"/>
          <table:table-cell office:value="8.927434953178137" office:value-type="float"/>
          <table:table-cell office:value="8.515956645841062" office:value-type="float"/>
          <table:table-cell office:value="9.1668631712358" office:value-type="float"/>
          <table:table-cell office:value="9.301727512861973" office:value-type="float"/>
          <table:table-cell office:value="9.431764170105431" office:value-type="float"/>
          <table:table-cell office:value="9.98575195624188" office:value-type="float"/>
          <table:table-cell office:value="5.860666655747399" office:value-type="float"/>
          <table:table-cell office:value="6.663010965039936" office:value-type="float"/>
          <table:table-cell office:value="6.884414983822744" office:value-type="float"/>
          <table:table-cell office:value="7.095788797105663" office:value-type="float"/>
          <table:table-cell office:value="8.200944948053852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1.70859696205943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6465688517" office:value-type="float"/>
          <table:table-cell office:value="-17.4476964686322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5411405033587" office:value-type="float"/>
          <table:table-cell office:value="17.304269882660194" office:value-type="float"/>
          <table:table-cell office:value="17.9771358130711" office:value-type="float"/>
          <table:table-cell office:value="7.020186361628892" office:value-type="float"/>
          <table:table-cell office:value="7.5069637413053325" office:value-type="float"/>
          <table:table-cell office:value="7.72061441548359" office:value-type="float"/>
          <table:table-cell office:value="7.926930292276829" office:value-type="float"/>
          <table:table-cell office:value="8.560932303359547" office:value-type="float"/>
          <table:table-cell office:value="6.935048878457703" office:value-type="float"/>
          <table:table-cell office:value="7.865393614153886" office:value-type="float"/>
          <table:table-cell office:value="8.133447435090513" office:value-type="float"/>
          <table:table-cell office:value="8.366723011084265" office:value-type="float"/>
          <table:table-cell office:value="8.97246615603769" office:value-type="float"/>
          <table:table-cell office:value="8.3185959962" office:value-type="float"/>
          <table:table-cell office:value="8.940579258922773" office:value-type="float"/>
          <table:table-cell office:value="9.076750777323737" office:value-type="float"/>
          <table:table-cell office:value="9.212662644436834" office:value-type="float"/>
          <table:table-cell office:value="9.783853746739503" office:value-type="float"/>
          <table:table-cell office:value="5.563983637456002" office:value-type="float"/>
          <table:table-cell office:value="6.520339365172349" office:value-type="float"/>
          <table:table-cell office:value="6.784288903867655" office:value-type="float"/>
          <table:table-cell office:value="6.985939402471579" office:value-type="float"/>
          <table:table-cell office:value="7.513960079431772" office:value-type="float"/>
        </table:table-row>
        <table:table-row>
          <table:table-cell office:value-type="string">
            <text:p>openzipkin__zipkin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1.718285355624614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87086183414" office:value-type="float"/>
          <table:table-cell office:value="-17.476919092027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0829857306389" office:value-type="float"/>
          <table:table-cell office:value="17.422852629808254" office:value-type="float"/>
          <table:table-cell office:value="17.995051579158513" office:value-type="float"/>
          <table:table-cell office:value="7.158116657951334" office:value-type="float"/>
          <table:table-cell office:value="7.757710079536448" office:value-type="float"/>
          <table:table-cell office:value="7.8987417802766515" office:value-type="float"/>
          <table:table-cell office:value="8.111653505579959" office:value-type="float"/>
          <table:table-cell office:value="8.622706329642522" office:value-type="float"/>
          <table:table-cell office:value="7.038115133644041" office:value-type="float"/>
          <table:table-cell office:value="7.826380170827151" office:value-type="float"/>
          <table:table-cell office:value="8.277455215332896" office:value-type="float"/>
          <table:table-cell office:value="8.427587330941808" office:value-type="float"/>
          <table:table-cell office:value="8.8694631789636" office:value-type="float"/>
          <table:table-cell office:value="8.408399681289717" office:value-type="float"/>
          <table:table-cell office:value="8.970101705281412" office:value-type="float"/>
          <table:table-cell office:value="9.182896119377705" office:value-type="float"/>
          <table:table-cell office:value="9.319123101911629" office:value-type="float"/>
          <table:table-cell office:value="9.674526750260927" office:value-type="float"/>
          <table:table-cell office:value="6.1252501389421115" office:value-type="float"/>
          <table:table-cell office:value="6.7544191084472995" office:value-type="float"/>
          <table:table-cell office:value="6.945360102880768" office:value-type="float"/>
          <table:table-cell office:value="7.167402985132304" office:value-type="float"/>
          <table:table-cell office:value="7.769162406733134" office:value-type="float"/>
        </table:table-row>
        <table:table-row>
          <table:table-cell office:value-type="string">
            <text:p>jejacks0n__teaspoon</text:p>
          </table:table-cell>
          <table:table-cell office:value="21.293204013630156" office:value-type="float"/>
          <table:table-cell office:value="0.0910571701188978" office:value-type="float"/>
          <table:table-cell office:value="0.18" office:value-type="float"/>
          <table:table-cell office:value="1.69093822701074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11115956782" office:value-type="float"/>
          <table:table-cell office:value="-17.454616449504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3542016771004" office:value-type="float"/>
          <table:table-cell office:value="17.266094618525443" office:value-type="float"/>
          <table:table-cell office:value="17.968430404800927" office:value-type="float"/>
          <table:table-cell office:value="7.080798807541843" office:value-type="float"/>
          <table:table-cell office:value="7.569622460847704" office:value-type="float"/>
          <table:table-cell office:value="7.888352040495931" office:value-type="float"/>
          <table:table-cell office:value="8.143020900783075" office:value-type="float"/>
          <table:table-cell office:value="8.734190793341135" office:value-type="float"/>
          <table:table-cell office:value="7.349413546270707" office:value-type="float"/>
          <table:table-cell office:value="8.178129242325621" office:value-type="float"/>
          <table:table-cell office:value="8.370075454730749" office:value-type="float"/>
          <table:table-cell office:value="8.546413324853836" office:value-type="float"/>
          <table:table-cell office:value="9.022229291032783" office:value-type="float"/>
          <table:table-cell office:value="8.295808677142741" office:value-type="float"/>
          <table:table-cell office:value="8.949168918225489" office:value-type="float"/>
          <table:table-cell office:value="9.143972600952164" office:value-type="float"/>
          <table:table-cell office:value="9.358976122438595" office:value-type="float"/>
          <table:table-cell office:value="10.210344665502117" office:value-type="float"/>
          <table:table-cell office:value="6.132348837277166" office:value-type="float"/>
          <table:table-cell office:value="6.811456230401344" office:value-type="float"/>
          <table:table-cell office:value="7.079793308473358" office:value-type="float"/>
          <table:table-cell office:value="7.269720869900796" office:value-type="float"/>
          <table:table-cell office:value="8.186060984548977" office:value-type="float"/>
        </table:table-row>
        <table:table-row>
          <table:table-cell office:value-type="string">
            <text:p>ashtuchkin__iconv-lite</text:p>
          </table:table-cell>
          <table:table-cell office:value="22.12000217930232" office:value-type="float"/>
          <table:table-cell office:value="0.008965212213994636" office:value-type="float"/>
          <table:table-cell office:value="0.21052631578947367" office:value-type="float"/>
          <table:table-cell office:value="1.6949925537635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766113245197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96859144156652" office:value-type="float"/>
          <table:table-cell office:value="16.5856496303426" office:value-type="float"/>
          <table:table-cell office:value="16.81570708191975" office:value-type="float"/>
          <table:table-cell office:value="17.948083728248257" office:value-type="float"/>
          <table:table-cell office:value="7.1046449405809025" office:value-type="float"/>
          <table:table-cell office:value="7.546014475478971" office:value-type="float"/>
          <table:table-cell office:value="7.744231142314179" office:value-type="float"/>
          <table:table-cell office:value="7.946389345854342" office:value-type="float"/>
          <table:table-cell office:value="8.36810025037993" office:value-type="float"/>
          <table:table-cell office:value="7.516609071180056" office:value-type="float"/>
          <table:table-cell office:value="7.940021827084619" office:value-type="float"/>
          <table:table-cell office:value="8.269430371864544" office:value-type="float"/>
          <table:table-cell office:value="8.399183307155424" office:value-type="float"/>
          <table:table-cell office:value="8.860280934725868" office:value-type="float"/>
          <table:table-cell office:value="8.684507349628953" office:value-type="float"/>
          <table:table-cell office:value="8.924718208282316" office:value-type="float"/>
          <table:table-cell office:value="9.045229291247981" office:value-type="float"/>
          <table:table-cell office:value="9.231189552662707" office:value-type="float"/>
          <table:table-cell office:value="9.675212300003185" office:value-type="float"/>
          <table:table-cell office:value="6.148421677750358" office:value-type="float"/>
          <table:table-cell office:value="6.596470129847129" office:value-type="float"/>
          <table:table-cell office:value="6.81085888352384" office:value-type="float"/>
          <table:table-cell office:value="7.076932524801841" office:value-type="float"/>
          <table:table-cell office:value="7.560285981942936" office:value-type="float"/>
        </table:table-row>
        <table:table-row>
          <table:table-cell office:value-type="string">
            <text:p>mozilla__MozDef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1.71279154737698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40153252950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481217078446" office:value-type="float"/>
          <table:table-cell office:value="16.77483620298159" office:value-type="float"/>
          <table:table-cell office:value="17.299161771695037" office:value-type="float"/>
          <table:table-cell office:value="17.928447612703994" office:value-type="float"/>
          <table:table-cell office:value="7.593615563304057" office:value-type="float"/>
          <table:table-cell office:value="7.797796788596571" office:value-type="float"/>
          <table:table-cell office:value="7.860274204975099" office:value-type="float"/>
          <table:table-cell office:value="8.071960133257317" office:value-type="float"/>
          <table:table-cell office:value="8.31205407878376" office:value-type="float"/>
          <table:table-cell office:value="7.15300914207422" office:value-type="float"/>
          <table:table-cell office:value="8.070822839242172" office:value-type="float"/>
          <table:table-cell office:value="8.231687662224973" office:value-type="float"/>
          <table:table-cell office:value="8.348253625016905" office:value-type="float"/>
          <table:table-cell office:value="8.788324742241397" office:value-type="float"/>
          <table:table-cell office:value="8.720054217873773" office:value-type="float"/>
          <table:table-cell office:value="8.931661872951167" office:value-type="float"/>
          <table:table-cell office:value="9.120159189357043" office:value-type="float"/>
          <table:table-cell office:value="9.396666356742582" office:value-type="float"/>
          <table:table-cell office:value="9.568406074491953" office:value-type="float"/>
          <table:table-cell office:value="6.0346873824120415" office:value-type="float"/>
          <table:table-cell office:value="6.643574376946738" office:value-type="float"/>
          <table:table-cell office:value="7.056886419837458" office:value-type="float"/>
          <table:table-cell office:value="7.188369687216104" office:value-type="float"/>
          <table:table-cell office:value="7.616237920488556" office:value-type="float"/>
        </table:table-row>
        <table:table-row>
          <table:table-cell office:value-type="string">
            <text:p>MobileChromeApps__mobile-chrome-apps</text:p>
          </table:table-cell>
          <table:table-cell office:value="20.969818950265395" office:value-type="float"/>
          <table:table-cell office:value="0.10220301002710426" office:value-type="float"/>
          <table:table-cell office:value="0.09375" office:value-type="float"/>
          <table:table-cell office:value="1.65608918325021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527734615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35663845343123" office:value-type="float"/>
          <table:table-cell office:value="16.2616463773461" office:value-type="float"/>
          <table:table-cell office:value="16.923647880187964" office:value-type="float"/>
          <table:table-cell office:value="17.969911590764358" office:value-type="float"/>
          <table:table-cell office:value="6.949069705402145" office:value-type="float"/>
          <table:table-cell office:value="7.384584325389153" office:value-type="float"/>
          <table:table-cell office:value="7.6263915123652195" office:value-type="float"/>
          <table:table-cell office:value="7.816921869919783" office:value-type="float"/>
          <table:table-cell office:value="9.086996122198194" office:value-type="float"/>
          <table:table-cell office:value="7.0701683753100575" office:value-type="float"/>
          <table:table-cell office:value="8.042875597535915" office:value-type="float"/>
          <table:table-cell office:value="8.357424222672016" office:value-type="float"/>
          <table:table-cell office:value="8.598101610458437" office:value-type="float"/>
          <table:table-cell office:value="8.990071462680234" office:value-type="float"/>
          <table:table-cell office:value="8.32814968453344" office:value-type="float"/>
          <table:table-cell office:value="8.699599375632914" office:value-type="float"/>
          <table:table-cell office:value="8.935923736615658" office:value-type="float"/>
          <table:table-cell office:value="9.07009609630207" office:value-type="float"/>
          <table:table-cell office:value="9.838081443361144" office:value-type="float"/>
          <table:table-cell office:value="5.932886710805647" office:value-type="float"/>
          <table:table-cell office:value="6.751702519210102" office:value-type="float"/>
          <table:table-cell office:value="7.051454175740721" office:value-type="float"/>
          <table:table-cell office:value="7.28874139685591" office:value-type="float"/>
          <table:table-cell office:value="8.238986141517286" office:value-type="float"/>
        </table:table-row>
        <table:table-row>
          <table:table-cell office:value-type="string">
            <text:p>keithamus__jwerty</text:p>
          </table:table-cell>
          <table:table-cell office:value="43.30790978679988" office:value-type="float"/>
          <table:table-cell office:value="1.0" office:value-type="float"/>
          <table:table-cell office:value="0.5" office:value-type="float"/>
          <table:table-cell office:value="1.72780294356561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0508823150939" office:value-type="float"/>
          <table:table-cell office:value="17.50508823150939" office:value-type="float"/>
          <table:table-cell office:value="17.50508823150939" office:value-type="float"/>
          <table:table-cell office:value="17.50508823150939" office:value-type="float"/>
          <table:table-cell office:value="17.779030392912972" office:value-type="float"/>
          <table:table-cell office:value="7.940686927072869" office:value-type="float"/>
          <table:table-cell office:value="7.940686927072869" office:value-type="float"/>
          <table:table-cell office:value="7.940686927072869" office:value-type="float"/>
          <table:table-cell office:value="7.940686927072869" office:value-type="float"/>
          <table:table-cell office:value="8.199114246212327" office:value-type="float"/>
          <table:table-cell office:value="8.005339473549931" office:value-type="float"/>
          <table:table-cell office:value="8.005339473549931" office:value-type="float"/>
          <table:table-cell office:value="8.005339473549931" office:value-type="float"/>
          <table:table-cell office:value="8.005339473549931" office:value-type="float"/>
          <table:table-cell office:value="8.402542080884334" office:value-type="float"/>
          <table:table-cell office:value="9.131218975485776" office:value-type="float"/>
          <table:table-cell office:value="9.131218975485776" office:value-type="float"/>
          <table:table-cell office:value="9.131218975485776" office:value-type="float"/>
          <table:table-cell office:value="9.131218975485776" office:value-type="float"/>
          <table:table-cell office:value="9.328187221809415" office:value-type="float"/>
          <table:table-cell office:value="7.015041786147789" office:value-type="float"/>
          <table:table-cell office:value="7.015041786147789" office:value-type="float"/>
          <table:table-cell office:value="7.015041786147789" office:value-type="float"/>
          <table:table-cell office:value="7.015041786147789" office:value-type="float"/>
          <table:table-cell office:value="7.073234744276483" office:value-type="float"/>
        </table:table-row>
        <table:table-row>
          <table:table-cell office:value-type="string">
            <text:p>mysticatea__npm-run-all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1.67243498815353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27736999413374" office:value-type="float"/>
          <table:table-cell office:value="15.42400587121365" office:value-type="float"/>
          <table:table-cell office:value="15.709037126990733" office:value-type="float"/>
          <table:table-cell office:value="16.070099040968664" office:value-type="float"/>
          <table:table-cell office:value="17.952607023562006" office:value-type="float"/>
          <table:table-cell office:value="7.263704936109691" office:value-type="float"/>
          <table:table-cell office:value="7.434745712856581" office:value-type="float"/>
          <table:table-cell office:value="7.67254127553845" office:value-type="float"/>
          <table:table-cell office:value="7.828857221869768" office:value-type="float"/>
          <table:table-cell office:value="8.508449781867693" office:value-type="float"/>
          <table:table-cell office:value="8.006789143504388" office:value-type="float"/>
          <table:table-cell office:value="8.138302420203267" office:value-type="float"/>
          <table:table-cell office:value="8.250082337134513" office:value-type="float"/>
          <table:table-cell office:value="8.359756901294379" office:value-type="float"/>
          <table:table-cell office:value="8.517710843238284" office:value-type="float"/>
          <table:table-cell office:value="8.52642229262572" office:value-type="float"/>
          <table:table-cell office:value="8.785475916588203" office:value-type="float"/>
          <table:table-cell office:value="8.984915393273791" office:value-type="float"/>
          <table:table-cell office:value="9.07392700292553" office:value-type="float"/>
          <table:table-cell office:value="9.680284714830126" office:value-type="float"/>
          <table:table-cell office:value="6.389060027649777" office:value-type="float"/>
          <table:table-cell office:value="6.74407178698836" office:value-type="float"/>
          <table:table-cell office:value="7.04863096120817" office:value-type="float"/>
          <table:table-cell office:value="7.217888033977745" office:value-type="float"/>
          <table:table-cell office:value="7.364692422974006" office:value-type="float"/>
        </table:table-row>
        <table:table-row>
          <table:table-cell office:value-type="string">
            <text:p>ethereum__mist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1.72355320263421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5969891183" office:value-type="float"/>
          <table:table-cell office:value="-17.43989065238467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86490366511157" office:value-type="float"/>
          <table:table-cell office:value="16.79244920752944" office:value-type="float"/>
          <table:table-cell office:value="17.991520042131388" office:value-type="float"/>
          <table:table-cell office:value="6.671742790483885" office:value-type="float"/>
          <table:table-cell office:value="7.721921580496545" office:value-type="float"/>
          <table:table-cell office:value="7.9757570461203935" office:value-type="float"/>
          <table:table-cell office:value="8.248597530900987" office:value-type="float"/>
          <table:table-cell office:value="9.586079235739577" office:value-type="float"/>
          <table:table-cell office:value="6.880775672887882" office:value-type="float"/>
          <table:table-cell office:value="7.974512986559457" office:value-type="float"/>
          <table:table-cell office:value="8.221096463807964" office:value-type="float"/>
          <table:table-cell office:value="8.451679877067104" office:value-type="float"/>
          <table:table-cell office:value="8.94210396605928" office:value-type="float"/>
          <table:table-cell office:value="8.077905802338845" office:value-type="float"/>
          <table:table-cell office:value="8.862538555489573" office:value-type="float"/>
          <table:table-cell office:value="9.04594382226892" office:value-type="float"/>
          <table:table-cell office:value="9.235287154473248" office:value-type="float"/>
          <table:table-cell office:value="10.264567310373442" office:value-type="float"/>
          <table:table-cell office:value="5.81702520995821" office:value-type="float"/>
          <table:table-cell office:value="6.811574895766281" office:value-type="float"/>
          <table:table-cell office:value="7.105511731238309" office:value-type="float"/>
          <table:table-cell office:value="7.3898506178361005" office:value-type="float"/>
          <table:table-cell office:value="8.153866332607166" office:value-type="float"/>
        </table:table-row>
        <table:table-row>
          <table:table-cell office:value-type="string">
            <text:p>chrisalbon__mlai</text:p>
          </table:table-cell>
          <table:table-cell office:value="43.46073043311361" office:value-type="float"/>
          <table:table-cell office:value="1.0" office:value-type="float"/>
          <table:table-cell office:value="0.0" office:value-type="float"/>
          <table:table-cell office:value="1.62895558843777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87838931857" office:value-type="float"/>
          <table:table-cell office:value="-17.497487838931857" office:value-type="float"/>
          <table:table-cell office:value="-17.497487838931857" office:value-type="float"/>
          <table:table-cell office:value="-17.497487838931857" office:value-type="float"/>
          <table:table-cell office:value="-17.4385551606434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7.7202408670279805" office:value-type="float"/>
          <table:table-cell office:value="7.7202408670279805" office:value-type="float"/>
          <table:table-cell office:value="7.7202408670279805" office:value-type="float"/>
          <table:table-cell office:value="7.7202408670279805" office:value-type="float"/>
          <table:table-cell office:value="8.647677880394506" office:value-type="float"/>
          <table:table-cell office:value="8.706347688195079" office:value-type="float"/>
          <table:table-cell office:value="8.706347688195079" office:value-type="float"/>
          <table:table-cell office:value="8.706347688195079" office:value-type="float"/>
          <table:table-cell office:value="8.706347688195079" office:value-type="float"/>
          <table:table-cell office:value="8.835116663862602" office:value-type="float"/>
          <table:table-cell office:value="8.91937614438286" office:value-type="float"/>
          <table:table-cell office:value="8.91937614438286" office:value-type="float"/>
          <table:table-cell office:value="8.91937614438286" office:value-type="float"/>
          <table:table-cell office:value="8.91937614438286" office:value-type="float"/>
          <table:table-cell office:value="9.480013662930228" office:value-type="float"/>
          <table:table-cell office:value="7.5072124108402" office:value-type="float"/>
          <table:table-cell office:value="7.5072124108402" office:value-type="float"/>
          <table:table-cell office:value="7.5072124108402" office:value-type="float"/>
          <table:table-cell office:value="7.5072124108402" office:value-type="float"/>
          <table:table-cell office:value="8.00278088132688" office:value-type="float"/>
        </table:table-row>
        <table:table-row>
          <table:table-cell office:value-type="string">
            <text:p>nana-4__materia-them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1.6933264695148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946306466" office:value-type="float"/>
          <table:table-cell office:value="-17.484276067086892" office:value-type="float"/>
          <table:table-cell office:value="-17.4558458882047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37209307114238" office:value-type="float"/>
          <table:table-cell office:value="17.913030492841962" office:value-type="float"/>
          <table:table-cell office:value="7.289388858577919" office:value-type="float"/>
          <table:table-cell office:value="7.751045463544776" office:value-type="float"/>
          <table:table-cell office:value="7.906520913054234" office:value-type="float"/>
          <table:table-cell office:value="8.091569728397134" office:value-type="float"/>
          <table:table-cell office:value="8.484356910728792" office:value-type="float"/>
          <table:table-cell office:value="7.755448665957132" office:value-type="float"/>
          <table:table-cell office:value="8.20512616189187" office:value-type="float"/>
          <table:table-cell office:value="8.415255157206591" office:value-type="float"/>
          <table:table-cell office:value="8.49008289069431" office:value-type="float"/>
          <table:table-cell office:value="8.779449927740394" office:value-type="float"/>
          <table:table-cell office:value="8.858485211892258" office:value-type="float"/>
          <table:table-cell office:value="9.052690211199824" office:value-type="float"/>
          <table:table-cell office:value="9.320358685987728" office:value-type="float"/>
          <table:table-cell office:value="9.449113649671398" office:value-type="float"/>
          <table:table-cell office:value="9.787214003890409" office:value-type="float"/>
          <table:table-cell office:value="6.549980831042655" office:value-type="float"/>
          <table:table-cell office:value="6.72336588003527" office:value-type="float"/>
          <table:table-cell office:value="6.998298941421624" office:value-type="float"/>
          <table:table-cell office:value="7.132699233543622" office:value-type="float"/>
          <table:table-cell office:value="7.489650838485472" office:value-type="float"/>
        </table:table-row>
        <table:table-row>
          <table:table-cell office:value-type="string">
            <text:p>EFForg__privacybadgerfirefox-legacy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1.6734020055349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0612770017" office:value-type="float"/>
          <table:table-cell office:value="-17.4632286854241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69362378739152" office:value-type="float"/>
          <table:table-cell office:value="17.23524048343318" office:value-type="float"/>
          <table:table-cell office:value="17.991942159612343" office:value-type="float"/>
          <table:table-cell office:value="6.818056656374233" office:value-type="float"/>
          <table:table-cell office:value="7.744818026189931" office:value-type="float"/>
          <table:table-cell office:value="7.876539706920077" office:value-type="float"/>
          <table:table-cell office:value="8.029050314634953" office:value-type="float"/>
          <table:table-cell office:value="8.545096362427394" office:value-type="float"/>
          <table:table-cell office:value="7.096303313419538" office:value-type="float"/>
          <table:table-cell office:value="8.313134259711019" office:value-type="float"/>
          <table:table-cell office:value="8.498578049030233" office:value-type="float"/>
          <table:table-cell office:value="8.650251941084" office:value-type="float"/>
          <table:table-cell office:value="9.168517082186685" office:value-type="float"/>
          <table:table-cell office:value="8.441218044412922" office:value-type="float"/>
          <table:table-cell office:value="9.018748837580237" office:value-type="float"/>
          <table:table-cell office:value="9.142289323495692" office:value-type="float"/>
          <table:table-cell office:value="9.259429620650653" office:value-type="float"/>
          <table:table-cell office:value="9.785163152843504" office:value-type="float"/>
          <table:table-cell office:value="6.0686533843796475" office:value-type="float"/>
          <table:table-cell office:value="7.005975480749787" office:value-type="float"/>
          <table:table-cell office:value="7.251736032012127" office:value-type="float"/>
          <table:table-cell office:value="7.43922453548418" office:value-type="float"/>
          <table:table-cell office:value="8.13766168791708" office:value-type="float"/>
        </table:table-row>
        <table:table-row>
          <table:table-cell office:value-type="string">
            <text:p>rsms__node-imagemagick</text:p>
          </table:table-cell>
          <table:table-cell office:value="32.34664532287201" office:value-type="float"/>
          <table:table-cell office:value="0.8796684224682294" office:value-type="float"/>
          <table:table-cell office:value="0.0" office:value-type="float"/>
          <table:table-cell office:value="1.6921718459647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6701249761897" office:value-type="float"/>
          <table:table-cell office:value="-17.466701249761897" office:value-type="float"/>
          <table:table-cell office:value="-17.466701249761897" office:value-type="float"/>
          <table:table-cell office:value="-17.4667012497618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535896668198838" office:value-type="float"/>
          <table:table-cell office:value="7.585703328616573" office:value-type="float"/>
          <table:table-cell office:value="7.585703328616573" office:value-type="float"/>
          <table:table-cell office:value="7.585703328616573" office:value-type="float"/>
          <table:table-cell office:value="7.585703328616573" office:value-type="float"/>
          <table:table-cell office:value="7.887829715638659" office:value-type="float"/>
          <table:table-cell office:value="8.095427415973314" office:value-type="float"/>
          <table:table-cell office:value="8.095427415973314" office:value-type="float"/>
          <table:table-cell office:value="8.095427415973314" office:value-type="float"/>
          <table:table-cell office:value="8.095427415973314" office:value-type="float"/>
          <table:table-cell office:value="8.178745028627073" office:value-type="float"/>
          <table:table-cell office:value="8.972312886163479" office:value-type="float"/>
          <table:table-cell office:value="8.972312886163479" office:value-type="float"/>
          <table:table-cell office:value="8.972312886163479" office:value-type="float"/>
          <table:table-cell office:value="8.972312886163479" office:value-type="float"/>
          <table:table-cell office:value="9.069319047629616" office:value-type="float"/>
          <table:table-cell office:value="6.708817858426406" office:value-type="float"/>
          <table:table-cell office:value="6.708817858426406" office:value-type="float"/>
          <table:table-cell office:value="6.708817858426406" office:value-type="float"/>
          <table:table-cell office:value="6.708817858426406" office:value-type="float"/>
          <table:table-cell office:value="6.9270509333035015" office:value-type="float"/>
        </table:table-row>
        <table:table-row>
          <table:table-cell office:value-type="string">
            <text:p>nameko__nameko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1.713128529273717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93917626585" office:value-type="float"/>
          <table:table-cell office:value="-17.4413693860979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6200954973872" office:value-type="float"/>
          <table:table-cell office:value="17.31786043047677" office:value-type="float"/>
          <table:table-cell office:value="17.999528351492337" office:value-type="float"/>
          <table:table-cell office:value="7.404852514343196" office:value-type="float"/>
          <table:table-cell office:value="7.836712396457171" office:value-type="float"/>
          <table:table-cell office:value="7.997671404890543" office:value-type="float"/>
          <table:table-cell office:value="8.082183956406773" office:value-type="float"/>
          <table:table-cell office:value="8.41430744538666" office:value-type="float"/>
          <table:table-cell office:value="7.4862680364530085" office:value-type="float"/>
          <table:table-cell office:value="8.053135674903842" office:value-type="float"/>
          <table:table-cell office:value="8.263969977670113" office:value-type="float"/>
          <table:table-cell office:value="8.372105439185574" office:value-type="float"/>
          <table:table-cell office:value="8.729919325340779" office:value-type="float"/>
          <table:table-cell office:value="8.765507987903547" office:value-type="float"/>
          <table:table-cell office:value="8.984387122206861" office:value-type="float"/>
          <table:table-cell office:value="9.199162332962933" office:value-type="float"/>
          <table:table-cell office:value="9.309582096874104" office:value-type="float"/>
          <table:table-cell office:value="9.801298645107138" office:value-type="float"/>
          <table:table-cell office:value="6.468413577444867" office:value-type="float"/>
          <table:table-cell office:value="6.814726461492407" office:value-type="float"/>
          <table:table-cell office:value="7.020720215723946" office:value-type="float"/>
          <table:table-cell office:value="7.108761176747069" office:value-type="float"/>
          <table:table-cell office:value="7.621563313634351" office:value-type="float"/>
        </table:table-row>
        <table:table-row>
          <table:table-cell office:value-type="string">
            <text:p>totaljs__framework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1.68569805160436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2614099406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67027576683985" office:value-type="float"/>
          <table:table-cell office:value="16.869941569339044" office:value-type="float"/>
          <table:table-cell office:value="17.421027762896777" office:value-type="float"/>
          <table:table-cell office:value="17.94874807242594" office:value-type="float"/>
          <table:table-cell office:value="7.137125687041351" office:value-type="float"/>
          <table:table-cell office:value="7.633915698464835" office:value-type="float"/>
          <table:table-cell office:value="7.776078741849368" office:value-type="float"/>
          <table:table-cell office:value="7.895282347303127" office:value-type="float"/>
          <table:table-cell office:value="8.465709635935296" office:value-type="float"/>
          <table:table-cell office:value="7.583888805870497" office:value-type="float"/>
          <table:table-cell office:value="8.053499839641937" office:value-type="float"/>
          <table:table-cell office:value="8.18973198770728" office:value-type="float"/>
          <table:table-cell office:value="8.33054858401751" office:value-type="float"/>
          <table:table-cell office:value="8.826801030293185" office:value-type="float"/>
          <table:table-cell office:value="8.588821142597093" office:value-type="float"/>
          <table:table-cell office:value="8.939859564105335" office:value-type="float"/>
          <table:table-cell office:value="9.042821818489255" office:value-type="float"/>
          <table:table-cell office:value="9.201492881529843" office:value-type="float"/>
          <table:table-cell office:value="9.405559371740436" office:value-type="float"/>
          <table:table-cell office:value="6.447430644134853" office:value-type="float"/>
          <table:table-cell office:value="6.728096090068259" office:value-type="float"/>
          <table:table-cell office:value="6.911181466629371" office:value-type="float"/>
          <table:table-cell office:value="7.094216430707984" office:value-type="float"/>
          <table:table-cell office:value="7.711739185047969" office:value-type="float"/>
        </table:table-row>
        <table:table-row>
          <table:table-cell office:value-type="string">
            <text:p>codemirror__CodeMirror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1.67244499282350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7775602404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37216144927236" office:value-type="float"/>
          <table:table-cell office:value="16.636569164172016" office:value-type="float"/>
          <table:table-cell office:value="17.280841594370358" office:value-type="float"/>
          <table:table-cell office:value="17.99160429523795" office:value-type="float"/>
          <table:table-cell office:value="6.853179525609109" office:value-type="float"/>
          <table:table-cell office:value="7.601558575391213" office:value-type="float"/>
          <table:table-cell office:value="7.7731161148449655" office:value-type="float"/>
          <table:table-cell office:value="7.958699738642368" office:value-type="float"/>
          <table:table-cell office:value="8.743104084880368" office:value-type="float"/>
          <table:table-cell office:value="7.005435155730957" office:value-type="float"/>
          <table:table-cell office:value="8.227640991408585" office:value-type="float"/>
          <table:table-cell office:value="8.41774217706893" office:value-type="float"/>
          <table:table-cell office:value="8.553501445923755" office:value-type="float"/>
          <table:table-cell office:value="9.142120091945662" office:value-type="float"/>
          <table:table-cell office:value="8.66766742364083" office:value-type="float"/>
          <table:table-cell office:value="9.089311009525083" office:value-type="float"/>
          <table:table-cell office:value="9.22762701846692" office:value-type="float"/>
          <table:table-cell office:value="9.384491575696554" office:value-type="float"/>
          <table:table-cell office:value="10.007086381348632" office:value-type="float"/>
          <table:table-cell office:value="5.669889877574648" office:value-type="float"/>
          <table:table-cell office:value="6.711961445991129" office:value-type="float"/>
          <table:table-cell office:value="6.931392516610899" office:value-type="float"/>
          <table:table-cell office:value="7.129210216844915" office:value-type="float"/>
          <table:table-cell office:value="7.797038206019643" office:value-type="float"/>
        </table:table-row>
        <table:table-row>
          <table:table-cell office:value-type="string">
            <text:p>NLog__NLog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1.71361105089292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82701463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59916458334538" office:value-type="float"/>
          <table:table-cell office:value="16.593048923560488" office:value-type="float"/>
          <table:table-cell office:value="17.216795571757423" office:value-type="float"/>
          <table:table-cell office:value="17.993538590843343" office:value-type="float"/>
          <table:table-cell office:value="6.9778014724594115" office:value-type="float"/>
          <table:table-cell office:value="7.5672333716433915" office:value-type="float"/>
          <table:table-cell office:value="7.755953832117" office:value-type="float"/>
          <table:table-cell office:value="7.9630954750753675" office:value-type="float"/>
          <table:table-cell office:value="8.661365842919949" office:value-type="float"/>
          <table:table-cell office:value="6.921628510774609" office:value-type="float"/>
          <table:table-cell office:value="7.824888801333999" office:value-type="float"/>
          <table:table-cell office:value="8.17336052023602" office:value-type="float"/>
          <table:table-cell office:value="8.38095218485677" office:value-type="float"/>
          <table:table-cell office:value="9.14711482918609" office:value-type="float"/>
          <table:table-cell office:value="8.441577248842629" office:value-type="float"/>
          <table:table-cell office:value="8.901259598734473" office:value-type="float"/>
          <table:table-cell office:value="9.088718619786738" office:value-type="float"/>
          <table:table-cell office:value="9.275784359204906" office:value-type="float"/>
          <table:table-cell office:value="9.796992136067951" office:value-type="float"/>
          <table:table-cell office:value="5.5027239787741085" office:value-type="float"/>
          <table:table-cell office:value="6.480372186414256" office:value-type="float"/>
          <table:table-cell office:value="6.760859387939915" office:value-type="float"/>
          <table:table-cell office:value="7.06257877439127" office:value-type="float"/>
          <table:table-cell office:value="8.225744879013641" office:value-type="float"/>
        </table:table-row>
        <table:table-row>
          <table:table-cell office:value-type="string">
            <text:p>Moya__Moya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1.72678970346811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27756349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25898729040468" office:value-type="float"/>
          <table:table-cell office:value="16.558638638066252" office:value-type="float"/>
          <table:table-cell office:value="17.245290432058756" office:value-type="float"/>
          <table:table-cell office:value="17.99879787690435" office:value-type="float"/>
          <table:table-cell office:value="7.128946628444194" office:value-type="float"/>
          <table:table-cell office:value="7.746540719794741" office:value-type="float"/>
          <table:table-cell office:value="7.950811311935123" office:value-type="float"/>
          <table:table-cell office:value="8.112900362334736" office:value-type="float"/>
          <table:table-cell office:value="8.787051539904528" office:value-type="float"/>
          <table:table-cell office:value="7.268373277422392" office:value-type="float"/>
          <table:table-cell office:value="7.917177020941922" office:value-type="float"/>
          <table:table-cell office:value="8.21046672857388" office:value-type="float"/>
          <table:table-cell office:value="8.3754694655109" office:value-type="float"/>
          <table:table-cell office:value="8.79979954790452" office:value-type="float"/>
          <table:table-cell office:value="8.598630428078291" office:value-type="float"/>
          <table:table-cell office:value="9.040504120404686" office:value-type="float"/>
          <table:table-cell office:value="9.23253668781216" office:value-type="float"/>
          <table:table-cell office:value="9.372631312637761" office:value-type="float"/>
          <table:table-cell office:value="9.816096513292312" office:value-type="float"/>
          <table:table-cell office:value="5.877427825903427" office:value-type="float"/>
          <table:table-cell office:value="6.650603673206502" office:value-type="float"/>
          <table:table-cell office:value="6.924723277420584" office:value-type="float"/>
          <table:table-cell office:value="7.109102901088955" office:value-type="float"/>
          <table:table-cell office:value="7.7449551406029915" office:value-type="float"/>
        </table:table-row>
        <table:table-row>
          <table:table-cell office:value-type="string">
            <text:p>mRemoteNG__mRemoteNG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1.71027944682282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16666666666666666" office:value-type="float"/>
          <table:table-cell office:value="0.0" office:value-type="float"/>
          <table:table-cell office:value="0.0" office:value-type="float"/>
          <table:table-cell office:value="0.9833333333333333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14030528528" office:value-type="float"/>
          <table:table-cell office:value="-17.4705408485213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77616060925418" office:value-type="float"/>
          <table:table-cell office:value="17.23883963101801" office:value-type="float"/>
          <table:table-cell office:value="17.98901759597575" office:value-type="float"/>
          <table:table-cell office:value="6.633504940328127" office:value-type="float"/>
          <table:table-cell office:value="7.7748930937930565" office:value-type="float"/>
          <table:table-cell office:value="8.001034183376746" office:value-type="float"/>
          <table:table-cell office:value="8.207794314478692" office:value-type="float"/>
          <table:table-cell office:value="8.800546995733793" office:value-type="float"/>
          <table:table-cell office:value="6.338224808136171" office:value-type="float"/>
          <table:table-cell office:value="8.17613392207731" office:value-type="float"/>
          <table:table-cell office:value="8.36667714421628" office:value-type="float"/>
          <table:table-cell office:value="8.554525085192207" office:value-type="float"/>
          <table:table-cell office:value="8.834983505957043" office:value-type="float"/>
          <table:table-cell office:value="8.508719865613164" office:value-type="float"/>
          <table:table-cell office:value="9.007785208722074" office:value-type="float"/>
          <table:table-cell office:value="9.182270224661384" office:value-type="float"/>
          <table:table-cell office:value="9.352312054716357" office:value-type="float"/>
          <table:table-cell office:value="9.647810745549684" office:value-type="float"/>
          <table:table-cell office:value="4.236495544513647" office:value-type="float"/>
          <table:table-cell office:value="6.96715159865391" office:value-type="float"/>
          <table:table-cell office:value="7.194943740498855" office:value-type="float"/>
          <table:table-cell office:value="7.4039565319885305" office:value-type="float"/>
          <table:table-cell office:value="7.819431628456099" office:value-type="float"/>
        </table:table-row>
        <table:table-row>
          <table:table-cell office:value-type="string">
            <text:p>JeffreySu__WeiXinMPSDK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.1696563018212247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68156027056" office:value-type="float"/>
          <table:table-cell office:value="-17.4711114584579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37209501697825" office:value-type="float"/>
          <table:table-cell office:value="17.321623958177327" office:value-type="float"/>
          <table:table-cell office:value="17.86930832006672" office:value-type="float"/>
          <table:table-cell office:value="7.954258943655372" office:value-type="float"/>
          <table:table-cell office:value="8.05249020942544" office:value-type="float"/>
          <table:table-cell office:value="8.14419807156227" office:value-type="float"/>
          <table:table-cell office:value="8.208466201389527" office:value-type="float"/>
          <table:table-cell office:value="8.37621827281591" office:value-type="float"/>
          <table:table-cell office:value="7.082585621929571" office:value-type="float"/>
          <table:table-cell office:value="7.180704767562839" office:value-type="float"/>
          <table:table-cell office:value="7.40014628101736" office:value-type="float"/>
          <table:table-cell office:value="7.5632051804145854" office:value-type="float"/>
          <table:table-cell office:value="8.382642227738852" office:value-type="float"/>
          <table:table-cell office:value="8.811371383327238" office:value-type="float"/>
          <table:table-cell office:value="8.94302182816391" office:value-type="float"/>
          <table:table-cell office:value="9.057238247583635" office:value-type="float"/>
          <table:table-cell office:value="9.31380190443104" office:value-type="float"/>
          <table:table-cell office:value="9.532884645295564" office:value-type="float"/>
          <table:table-cell office:value="5.995323335956266" office:value-type="float"/>
          <table:table-cell office:value="6.293387680693207" office:value-type="float"/>
          <table:table-cell office:value="6.472048929246011" office:value-type="float"/>
          <table:table-cell office:value="6.613220206544355" office:value-type="float"/>
          <table:table-cell office:value="7.354164962234332" office:value-type="float"/>
        </table:table-row>
        <table:table-row>
          <table:table-cell office:value-type="string">
            <text:p>WebGoat__WebGoat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1.743962880980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880481607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83354230158347" office:value-type="float"/>
          <table:table-cell office:value="16.15627397965596" office:value-type="float"/>
          <table:table-cell office:value="16.9420305046815" office:value-type="float"/>
          <table:table-cell office:value="17.860229494673366" office:value-type="float"/>
          <table:table-cell office:value="7.450184171252067" office:value-type="float"/>
          <table:table-cell office:value="7.657476184399987" office:value-type="float"/>
          <table:table-cell office:value="7.823627479301611" office:value-type="float"/>
          <table:table-cell office:value="8.117776606745583" office:value-type="float"/>
          <table:table-cell office:value="9.244995519483645" office:value-type="float"/>
          <table:table-cell office:value="7.2946600627180445" office:value-type="float"/>
          <table:table-cell office:value="7.4843939651109945" office:value-type="float"/>
          <table:table-cell office:value="8.0149815416487" office:value-type="float"/>
          <table:table-cell office:value="8.40945005035596" office:value-type="float"/>
          <table:table-cell office:value="9.107044231698891" office:value-type="float"/>
          <table:table-cell office:value="8.595673023846608" office:value-type="float"/>
          <table:table-cell office:value="8.725581476932373" office:value-type="float"/>
          <table:table-cell office:value="8.858090114871983" office:value-type="float"/>
          <table:table-cell office:value="9.010154219618116" office:value-type="float"/>
          <table:table-cell office:value="9.727471600221444" office:value-type="float"/>
          <table:table-cell office:value="6.509374944244994" office:value-type="float"/>
          <table:table-cell office:value="6.698004390327741" office:value-type="float"/>
          <table:table-cell office:value="7.03864804236656" office:value-type="float"/>
          <table:table-cell office:value="7.274310231991185" office:value-type="float"/>
          <table:table-cell office:value="8.624568150961093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1.68462345046036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2983144526" office:value-type="float"/>
          <table:table-cell office:value="-17.484367509202915" office:value-type="float"/>
          <table:table-cell office:value="-17.4683947688000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38497439974483" office:value-type="float"/>
          <table:table-cell office:value="17.66572367565446" office:value-type="float"/>
          <table:table-cell office:value="7.316970877504534" office:value-type="float"/>
          <table:table-cell office:value="7.82218654315799" office:value-type="float"/>
          <table:table-cell office:value="7.931285549075597" office:value-type="float"/>
          <table:table-cell office:value="8.205896209424266" office:value-type="float"/>
          <table:table-cell office:value="8.893041992474238" office:value-type="float"/>
          <table:table-cell office:value="8.005765634642799" office:value-type="float"/>
          <table:table-cell office:value="8.258141119310437" office:value-type="float"/>
          <table:table-cell office:value="8.505755952427284" office:value-type="float"/>
          <table:table-cell office:value="8.608344579232977" office:value-type="float"/>
          <table:table-cell office:value="9.022065505732781" office:value-type="float"/>
          <table:table-cell office:value="8.799930949849138" office:value-type="float"/>
          <table:table-cell office:value="9.08759244992789" office:value-type="float"/>
          <table:table-cell office:value="9.16766906798369" office:value-type="float"/>
          <table:table-cell office:value="9.33506065859508" office:value-type="float"/>
          <table:table-cell office:value="9.669924157845799" office:value-type="float"/>
          <table:table-cell office:value="6.417633067961661" office:value-type="float"/>
          <table:table-cell office:value="7.100686380911029" office:value-type="float"/>
          <table:table-cell office:value="7.290434480058636" office:value-type="float"/>
          <table:table-cell office:value="7.545331320030376" office:value-type="float"/>
          <table:table-cell office:value="7.854721456672156" office:value-type="float"/>
        </table:table-row>
        <table:table-row>
          <table:table-cell office:value-type="string">
            <text:p>aio-libs__aiohttp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1.7043021851904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324679975" office:value-type="float"/>
          <table:table-cell office:value="-17.4734303422529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07994435716204" office:value-type="float"/>
          <table:table-cell office:value="17.311049222427297" office:value-type="float"/>
          <table:table-cell office:value="17.986620875253298" office:value-type="float"/>
          <table:table-cell office:value="7.081241854391431" office:value-type="float"/>
          <table:table-cell office:value="7.720441674754969" office:value-type="float"/>
          <table:table-cell office:value="7.933428690844373" office:value-type="float"/>
          <table:table-cell office:value="8.1327580414494" office:value-type="float"/>
          <table:table-cell office:value="8.938978476261255" office:value-type="float"/>
          <table:table-cell office:value="7.259815161002983" office:value-type="float"/>
          <table:table-cell office:value="8.10731708136357" office:value-type="float"/>
          <table:table-cell office:value="8.283525492652386" office:value-type="float"/>
          <table:table-cell office:value="8.477165554343394" office:value-type="float"/>
          <table:table-cell office:value="9.114170253496091" office:value-type="float"/>
          <table:table-cell office:value="8.566352638002789" office:value-type="float"/>
          <table:table-cell office:value="9.014630203231297" office:value-type="float"/>
          <table:table-cell office:value="9.189764845793926" office:value-type="float"/>
          <table:table-cell office:value="9.353381665072666" office:value-type="float"/>
          <table:table-cell office:value="10.08242359689347" office:value-type="float"/>
          <table:table-cell office:value="6.00594643048863" office:value-type="float"/>
          <table:table-cell office:value="6.762705617629903" office:value-type="float"/>
          <table:table-cell office:value="7.0004071213702534" office:value-type="float"/>
          <table:table-cell office:value="7.2138313328475645" office:value-type="float"/>
          <table:table-cell office:value="8.068087289226973" office:value-type="float"/>
        </table:table-row>
        <table:table-row>
          <table:table-cell office:value-type="string">
            <text:p>rqlite__rqlit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1.69901981814996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65958040627" office:value-type="float"/>
          <table:table-cell office:value="-17.489957849423696" office:value-type="float"/>
          <table:table-cell office:value="-17.4663333623061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27883060425015" office:value-type="float"/>
          <table:table-cell office:value="17.867694780190025" office:value-type="float"/>
          <table:table-cell office:value="7.441961066380916" office:value-type="float"/>
          <table:table-cell office:value="7.820665496170611" office:value-type="float"/>
          <table:table-cell office:value="7.985744536447164" office:value-type="float"/>
          <table:table-cell office:value="8.110532204052612" office:value-type="float"/>
          <table:table-cell office:value="8.534437906447055" office:value-type="float"/>
          <table:table-cell office:value="7.632746972188806" office:value-type="float"/>
          <table:table-cell office:value="7.983981719982002" office:value-type="float"/>
          <table:table-cell office:value="8.31516172144757" office:value-type="float"/>
          <table:table-cell office:value="8.640864074582161" office:value-type="float"/>
          <table:table-cell office:value="8.79145152905583" office:value-type="float"/>
          <table:table-cell office:value="8.454772471109411" office:value-type="float"/>
          <table:table-cell office:value="9.056339819366718" office:value-type="float"/>
          <table:table-cell office:value="9.130408046514784" office:value-type="float"/>
          <table:table-cell office:value="9.273065938320887" office:value-type="float"/>
          <table:table-cell office:value="9.479344939408627" office:value-type="float"/>
          <table:table-cell office:value="6.6199355674603115" office:value-type="float"/>
          <table:table-cell office:value="6.983390149837335" office:value-type="float"/>
          <table:table-cell office:value="7.080245083992888" office:value-type="float"/>
          <table:table-cell office:value="7.4180299953305315" office:value-type="float"/>
          <table:table-cell office:value="7.7766202785847085" office:value-type="float"/>
        </table:table-row>
        <table:table-row>
          <table:table-cell office:value-type="string">
            <text:p>PHPSocialNetwork__phpfastcach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1.66260867145139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273003681263" office:value-type="float"/>
          <table:table-cell office:value="-17.4557446325510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2498762822591" office:value-type="float"/>
          <table:table-cell office:value="16.90488772860131" office:value-type="float"/>
          <table:table-cell office:value="17.800611799127537" office:value-type="float"/>
          <table:table-cell office:value="7.043733397378979" office:value-type="float"/>
          <table:table-cell office:value="7.573847472696723" office:value-type="float"/>
          <table:table-cell office:value="7.7473778557326884" office:value-type="float"/>
          <table:table-cell office:value="7.950829803017752" office:value-type="float"/>
          <table:table-cell office:value="8.465313267236684" office:value-type="float"/>
          <table:table-cell office:value="7.745851063659796" office:value-type="float"/>
          <table:table-cell office:value="8.060125170917384" office:value-type="float"/>
          <table:table-cell office:value="8.362174882878277" office:value-type="float"/>
          <table:table-cell office:value="8.516577625567725" office:value-type="float"/>
          <table:table-cell office:value="8.862397591664973" office:value-type="float"/>
          <table:table-cell office:value="8.457331770517554" office:value-type="float"/>
          <table:table-cell office:value="8.801925732805497" office:value-type="float"/>
          <table:table-cell office:value="8.971417033121675" office:value-type="float"/>
          <table:table-cell office:value="9.159100099614943" office:value-type="float"/>
          <table:table-cell office:value="9.839448421322434" office:value-type="float"/>
          <table:table-cell office:value="6.382133508870464" office:value-type="float"/>
          <table:table-cell office:value="6.846847982041012" office:value-type="float"/>
          <table:table-cell office:value="7.080630004040593" office:value-type="float"/>
          <table:table-cell office:value="7.3146016739419855" office:value-type="float"/>
          <table:table-cell office:value="7.73666821534859" office:value-type="float"/>
        </table:table-row>
        <table:table-row>
          <table:table-cell office:value-type="string">
            <text:p>walkor__Workerman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1.723857142168944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0199223387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98014731467479" office:value-type="float"/>
          <table:table-cell office:value="16.436928525296405" office:value-type="float"/>
          <table:table-cell office:value="16.94029618143338" office:value-type="float"/>
          <table:table-cell office:value="17.74110314570774" office:value-type="float"/>
          <table:table-cell office:value="7.476087506733526" office:value-type="float"/>
          <table:table-cell office:value="7.706211631407298" office:value-type="float"/>
          <table:table-cell office:value="7.8834439620573695" office:value-type="float"/>
          <table:table-cell office:value="7.943237880561476" office:value-type="float"/>
          <table:table-cell office:value="8.06608702841277" office:value-type="float"/>
          <table:table-cell office:value="7.290140112873765" office:value-type="float"/>
          <table:table-cell office:value="7.724838250933266" office:value-type="float"/>
          <table:table-cell office:value="8.023429634189913" office:value-type="float"/>
          <table:table-cell office:value="8.243220811194425" office:value-type="float"/>
          <table:table-cell office:value="8.63425431154389" office:value-type="float"/>
          <table:table-cell office:value="8.542582351437757" office:value-type="float"/>
          <table:table-cell office:value="8.82688515270186" office:value-type="float"/>
          <table:table-cell office:value="8.88475730406099" office:value-type="float"/>
          <table:table-cell office:value="8.982836926212926" office:value-type="float"/>
          <table:table-cell office:value="9.345989484638512" office:value-type="float"/>
          <table:table-cell office:value="6.364081498605057" office:value-type="float"/>
          <table:table-cell office:value="6.678191467076089" office:value-type="float"/>
          <table:table-cell office:value="6.9709394676550875" office:value-type="float"/>
          <table:table-cell office:value="7.175490488914605" office:value-type="float"/>
          <table:table-cell office:value="7.592873429444172" office:value-type="float"/>
        </table:table-row>
        <table:table-row>
          <table:table-cell office:value-type="string">
            <text:p>hueniverse__oz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1.682887928667026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55871904066" office:value-type="float"/>
          <table:table-cell office:value="-17.487822693034815" office:value-type="float"/>
          <table:table-cell office:value="-17.467616735732033" office:value-type="float"/>
          <table:table-cell office:value="-17.4673700388120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636869286579373" office:value-type="float"/>
          <table:table-cell office:value="7.751197824570094" office:value-type="float"/>
          <table:table-cell office:value="7.931766611980825" office:value-type="float"/>
          <table:table-cell office:value="8.043945583050636" office:value-type="float"/>
          <table:table-cell office:value="8.047403853517839" office:value-type="float"/>
          <table:table-cell office:value="8.16778258000415" office:value-type="float"/>
          <table:table-cell office:value="8.002535939515528" office:value-type="float"/>
          <table:table-cell office:value="8.483648677847635" office:value-type="float"/>
          <table:table-cell office:value="8.50230018048186" office:value-type="float"/>
          <table:table-cell office:value="8.555330354972853" office:value-type="float"/>
          <table:table-cell office:value="8.850618529061245" office:value-type="float"/>
          <table:table-cell office:value="9.199422658983575" office:value-type="float"/>
          <table:table-cell office:value="9.20012066535774" office:value-type="float"/>
          <table:table-cell office:value="9.287385175727476" office:value-type="float"/>
          <table:table-cell office:value="9.354970875110897" office:value-type="float"/>
          <table:table-cell office:value="9.512046172664757" office:value-type="float"/>
          <table:table-cell office:value="6.590622577430912" office:value-type="float"/>
          <table:table-cell office:value="7.1071055205593705" office:value-type="float"/>
          <table:table-cell office:value="7.158036587821256" office:value-type="float"/>
          <table:table-cell office:value="7.206808687766985" office:value-type="float"/>
          <table:table-cell office:value="7.561654269940293" office:value-type="float"/>
        </table:table-row>
        <table:table-row>
          <table:table-cell office:value-type="string">
            <text:p>jiahaog__nativefier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1.68204638835621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992396058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3202639222308" office:value-type="float"/>
          <table:table-cell office:value="16.38991569919443" office:value-type="float"/>
          <table:table-cell office:value="16.896759982490416" office:value-type="float"/>
          <table:table-cell office:value="17.995623678178752" office:value-type="float"/>
          <table:table-cell office:value="7.207729468279577" office:value-type="float"/>
          <table:table-cell office:value="7.5996876532992665" office:value-type="float"/>
          <table:table-cell office:value="7.776832315276412" office:value-type="float"/>
          <table:table-cell office:value="7.971240232296011" office:value-type="float"/>
          <table:table-cell office:value="8.51264546871558" office:value-type="float"/>
          <table:table-cell office:value="7.227179478097785" office:value-type="float"/>
          <table:table-cell office:value="7.954203337097467" office:value-type="float"/>
          <table:table-cell office:value="8.455372240538134" office:value-type="float"/>
          <table:table-cell office:value="8.549281142462256" office:value-type="float"/>
          <table:table-cell office:value="8.973800870036051" office:value-type="float"/>
          <table:table-cell office:value="8.527575298542725" office:value-type="float"/>
          <table:table-cell office:value="8.847392654520169" office:value-type="float"/>
          <table:table-cell office:value="8.981345732218013" office:value-type="float"/>
          <table:table-cell office:value="9.132169236259545" office:value-type="float"/>
          <table:table-cell office:value="9.559940680872801" office:value-type="float"/>
          <table:table-cell office:value="5.906512073206216" office:value-type="float"/>
          <table:table-cell office:value="6.804450843499474" office:value-type="float"/>
          <table:table-cell office:value="7.080207120835508" office:value-type="float"/>
          <table:table-cell office:value="7.335737499922097" office:value-type="float"/>
          <table:table-cell office:value="7.632895670956947" office:value-type="float"/>
        </table:table-row>
        <table:table-row>
          <table:table-cell office:value-type="string">
            <text:p>sehmaschine__django-grappelli</text:p>
          </table:table-cell>
          <table:table-cell office:value="21.554122126860396" office:value-type="float"/>
          <table:table-cell office:value="0.0879678729737942" office:value-type="float"/>
          <table:table-cell office:value="0.03571428571428571" office:value-type="float"/>
          <table:table-cell office:value="1.660836586545237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16209319736" office:value-type="float"/>
          <table:table-cell office:value="-17.47029641067115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38186963148797" office:value-type="float"/>
          <table:table-cell office:value="17.382272570158996" office:value-type="float"/>
          <table:table-cell office:value="17.96883172308601" office:value-type="float"/>
          <table:table-cell office:value="7.075185162512549" office:value-type="float"/>
          <table:table-cell office:value="7.6125169038128195" office:value-type="float"/>
          <table:table-cell office:value="7.773472530867327" office:value-type="float"/>
          <table:table-cell office:value="8.009789928263526" office:value-type="float"/>
          <table:table-cell office:value="8.547820894643436" office:value-type="float"/>
          <table:table-cell office:value="7.654051153462445" office:value-type="float"/>
          <table:table-cell office:value="8.216749112569346" office:value-type="float"/>
          <table:table-cell office:value="8.504032877240633" office:value-type="float"/>
          <table:table-cell office:value="8.699316377544784" office:value-type="float"/>
          <table:table-cell office:value="9.023632835512727" office:value-type="float"/>
          <table:table-cell office:value="8.526372914401158" office:value-type="float"/>
          <table:table-cell office:value="9.103457080281185" office:value-type="float"/>
          <table:table-cell office:value="9.218867205490568" office:value-type="float"/>
          <table:table-cell office:value="9.385576350798043" office:value-type="float"/>
          <table:table-cell office:value="9.86470754378801" office:value-type="float"/>
          <table:table-cell office:value="6.010841350406526" office:value-type="float"/>
          <table:table-cell office:value="6.773818463080124" office:value-type="float"/>
          <table:table-cell office:value="7.037925836151361" office:value-type="float"/>
          <table:table-cell office:value="7.321068130275602" office:value-type="float"/>
          <table:table-cell office:value="7.713125697468572" office:value-type="float"/>
        </table:table-row>
        <table:table-row>
          <table:table-cell office:value-type="string">
            <text:p>nodejs__node-convergence-arch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1.710806328021015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4137348870032" office:value-type="float"/>
          <table:table-cell office:value="15.814935474209028" office:value-type="float"/>
          <table:table-cell office:value="16.63371233523323" office:value-type="float"/>
          <table:table-cell office:value="16.91104198536057" office:value-type="float"/>
          <table:table-cell office:value="17.18308926036267" office:value-type="float"/>
          <table:table-cell office:value="7.174431879615808" office:value-type="float"/>
          <table:table-cell office:value="7.687888683083388" office:value-type="float"/>
          <table:table-cell office:value="7.874502605458879" office:value-type="float"/>
          <table:table-cell office:value="7.935002465540396" office:value-type="float"/>
          <table:table-cell office:value="8.211268959506805" office:value-type="float"/>
          <table:table-cell office:value="7.577665379792217" office:value-type="float"/>
          <table:table-cell office:value="7.953288240565499" office:value-type="float"/>
          <table:table-cell office:value="8.076770765581564" office:value-type="float"/>
          <table:table-cell office:value="8.263926522488575" office:value-type="float"/>
          <table:table-cell office:value="8.495806377234455" office:value-type="float"/>
          <table:table-cell office:value="8.778609926419257" office:value-type="float"/>
          <table:table-cell office:value="8.983165823086889" office:value-type="float"/>
          <table:table-cell office:value="9.067846867004787" office:value-type="float"/>
          <table:table-cell office:value="9.146914727474211" office:value-type="float"/>
          <table:table-cell office:value="9.547109297863257" office:value-type="float"/>
          <table:table-cell office:value="6.177470174645186" office:value-type="float"/>
          <table:table-cell office:value="6.723772475423199" office:value-type="float"/>
          <table:table-cell office:value="6.764490294906894" office:value-type="float"/>
          <table:table-cell office:value="6.817706542922468" office:value-type="float"/>
          <table:table-cell office:value="7.583198664721491" office:value-type="float"/>
        </table:table-row>
        <table:table-row>
          <table:table-cell office:value-type="string">
            <text:p>ReactiveX__RxJava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1.71726454139409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7530394989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56560162217592" office:value-type="float"/>
          <table:table-cell office:value="16.67093815654323" office:value-type="float"/>
          <table:table-cell office:value="17.23663152705432" office:value-type="float"/>
          <table:table-cell office:value="17.982390820321395" office:value-type="float"/>
          <table:table-cell office:value="7.033761654907611" office:value-type="float"/>
          <table:table-cell office:value="7.642838091586295" office:value-type="float"/>
          <table:table-cell office:value="7.831361788087284" office:value-type="float"/>
          <table:table-cell office:value="8.03234755631922" office:value-type="float"/>
          <table:table-cell office:value="8.825564519372703" office:value-type="float"/>
          <table:table-cell office:value="6.986771295067187" office:value-type="float"/>
          <table:table-cell office:value="7.858286768840147" office:value-type="float"/>
          <table:table-cell office:value="8.196756905291709" office:value-type="float"/>
          <table:table-cell office:value="8.378582419498525" office:value-type="float"/>
          <table:table-cell office:value="8.948326625374456" office:value-type="float"/>
          <table:table-cell office:value="8.429106920887685" office:value-type="float"/>
          <table:table-cell office:value="9.002331942767565" office:value-type="float"/>
          <table:table-cell office:value="9.17152390521808" office:value-type="float"/>
          <table:table-cell office:value="9.380510872983105" office:value-type="float"/>
          <table:table-cell office:value="9.910234271443837" office:value-type="float"/>
          <table:table-cell office:value="5.54183768352363" office:value-type="float"/>
          <table:table-cell office:value="6.533693270791824" office:value-type="float"/>
          <table:table-cell office:value="6.790986363497343" office:value-type="float"/>
          <table:table-cell office:value="7.031559973870559" office:value-type="float"/>
          <table:table-cell office:value="7.828172498433662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1.69437323976815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7506445567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58250333216093" office:value-type="float"/>
          <table:table-cell office:value="16.663512961879118" office:value-type="float"/>
          <table:table-cell office:value="17.23454380732125" office:value-type="float"/>
          <table:table-cell office:value="17.99786169552772" office:value-type="float"/>
          <table:table-cell office:value="7.268710603598496" office:value-type="float"/>
          <table:table-cell office:value="7.728620339955" office:value-type="float"/>
          <table:table-cell office:value="7.858564800249141" office:value-type="float"/>
          <table:table-cell office:value="8.118986477745079" office:value-type="float"/>
          <table:table-cell office:value="9.623150237056088" office:value-type="float"/>
          <table:table-cell office:value="7.700938762084057" office:value-type="float"/>
          <table:table-cell office:value="8.139557061422266" office:value-type="float"/>
          <table:table-cell office:value="8.326690358588706" office:value-type="float"/>
          <table:table-cell office:value="8.434699605247758" office:value-type="float"/>
          <table:table-cell office:value="9.243016216503708" office:value-type="float"/>
          <table:table-cell office:value="8.589284001998227" office:value-type="float"/>
          <table:table-cell office:value="9.028701464118589" office:value-type="float"/>
          <table:table-cell office:value="9.197974108986159" office:value-type="float"/>
          <table:table-cell office:value="9.3961298001893" office:value-type="float"/>
          <table:table-cell office:value="10.018859065965819" office:value-type="float"/>
          <table:table-cell office:value="6.3803653636843265" office:value-type="float"/>
          <table:table-cell office:value="6.830321467448318" office:value-type="float"/>
          <table:table-cell office:value="7.01758918208504" office:value-type="float"/>
          <table:table-cell office:value="7.179749496991935" office:value-type="float"/>
          <table:table-cell office:value="8.847307387593979" office:value-type="float"/>
        </table:table-row>
        <table:table-row>
          <table:table-cell office:value-type="string">
            <text:p>jupyter__colaboratory</text:p>
          </table:table-cell>
          <table:table-cell office:value="24.056596913651113" office:value-type="float"/>
          <table:table-cell office:value="0.07285244937800313" office:value-type="float"/>
          <table:table-cell office:value="0.0" office:value-type="float"/>
          <table:table-cell office:value="1.657525878510752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49314855213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2374496506651" office:value-type="float"/>
          <table:table-cell office:value="16.58540704406343" office:value-type="float"/>
          <table:table-cell office:value="17.709712268366296" office:value-type="float"/>
          <table:table-cell office:value="17.964744858286124" office:value-type="float"/>
          <table:table-cell office:value="7.205265905594351" office:value-type="float"/>
          <table:table-cell office:value="7.720197889518133" office:value-type="float"/>
          <table:table-cell office:value="7.853021260966376" office:value-type="float"/>
          <table:table-cell office:value="7.875958827392358" office:value-type="float"/>
          <table:table-cell office:value="8.067020651784778" office:value-type="float"/>
          <table:table-cell office:value="7.859824368097556" office:value-type="float"/>
          <table:table-cell office:value="8.394309537504107" office:value-type="float"/>
          <table:table-cell office:value="8.421070088725575" office:value-type="float"/>
          <table:table-cell office:value="8.546243391936398" office:value-type="float"/>
          <table:table-cell office:value="8.69611496319117" office:value-type="float"/>
          <table:table-cell office:value="8.755993596596188" office:value-type="float"/>
          <table:table-cell office:value="8.970091549343344" office:value-type="float"/>
          <table:table-cell office:value="9.05649804843608" office:value-type="float"/>
          <table:table-cell office:value="9.281242546174076" office:value-type="float"/>
          <table:table-cell office:value="9.283804039543547" office:value-type="float"/>
          <table:table-cell office:value="6.309096677095719" office:value-type="float"/>
          <table:table-cell office:value="7.086527044522932" office:value-type="float"/>
          <table:table-cell office:value="7.206549752755539" office:value-type="float"/>
          <table:table-cell office:value="7.308284670928986" office:value-type="float"/>
          <table:table-cell office:value="7.472977846566342" office:value-type="float"/>
        </table:table-row>
        <table:table-row>
          <table:table-cell office:value-type="string">
            <text:p>videojs__videojs-contrib-hls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1.67671798703013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305169896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50646049091998" office:value-type="float"/>
          <table:table-cell office:value="15.880366430616354" office:value-type="float"/>
          <table:table-cell office:value="16.51376620811983" office:value-type="float"/>
          <table:table-cell office:value="17.939722694840686" office:value-type="float"/>
          <table:table-cell office:value="7.003274169996015" office:value-type="float"/>
          <table:table-cell office:value="7.316269264546111" office:value-type="float"/>
          <table:table-cell office:value="7.603887206606734" office:value-type="float"/>
          <table:table-cell office:value="7.794403398916675" office:value-type="float"/>
          <table:table-cell office:value="8.337562092956368" office:value-type="float"/>
          <table:table-cell office:value="7.169019587799287" office:value-type="float"/>
          <table:table-cell office:value="7.987882952343816" office:value-type="float"/>
          <table:table-cell office:value="8.19357004993124" office:value-type="float"/>
          <table:table-cell office:value="8.370454498764484" office:value-type="float"/>
          <table:table-cell office:value="8.623566948865191" office:value-type="float"/>
          <table:table-cell office:value="8.253718720885105" office:value-type="float"/>
          <table:table-cell office:value="8.742206195904041" office:value-type="float"/>
          <table:table-cell office:value="8.920482505983824" office:value-type="float"/>
          <table:table-cell office:value="9.05058099113956" office:value-type="float"/>
          <table:table-cell office:value="9.49837794743885" office:value-type="float"/>
          <table:table-cell office:value="5.804899036476684" office:value-type="float"/>
          <table:table-cell office:value="6.576449878431768" office:value-type="float"/>
          <table:table-cell office:value="6.820854920662605" office:value-type="float"/>
          <table:table-cell office:value="7.073096828871283" office:value-type="float"/>
          <table:table-cell office:value="7.495791547396398" office:value-type="float"/>
        </table:table-row>
        <table:table-row>
          <table:table-cell office:value-type="string">
            <text:p>phan__phan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1.68366832920359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213357268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41468891241792" office:value-type="float"/>
          <table:table-cell office:value="16.81457928023979" office:value-type="float"/>
          <table:table-cell office:value="17.37707685073189" office:value-type="float"/>
          <table:table-cell office:value="17.976191739397635" office:value-type="float"/>
          <table:table-cell office:value="7.080026118477079" office:value-type="float"/>
          <table:table-cell office:value="7.581718045454858" office:value-type="float"/>
          <table:table-cell office:value="7.789428899242992" office:value-type="float"/>
          <table:table-cell office:value="7.951994056603276" office:value-type="float"/>
          <table:table-cell office:value="8.452634695655885" office:value-type="float"/>
          <table:table-cell office:value="7.4770561701680105" office:value-type="float"/>
          <table:table-cell office:value="8.208953333373934" office:value-type="float"/>
          <table:table-cell office:value="8.307263686898803" office:value-type="float"/>
          <table:table-cell office:value="8.499642443695425" office:value-type="float"/>
          <table:table-cell office:value="8.77270939980073" office:value-type="float"/>
          <table:table-cell office:value="8.736079316780575" office:value-type="float"/>
          <table:table-cell office:value="9.028289124087559" office:value-type="float"/>
          <table:table-cell office:value="9.179487308195831" office:value-type="float"/>
          <table:table-cell office:value="9.36485301880704" office:value-type="float"/>
          <table:table-cell office:value="9.585164978535524" office:value-type="float"/>
          <table:table-cell office:value="6.19540046965067" office:value-type="float"/>
          <table:table-cell office:value="6.690551408544697" office:value-type="float"/>
          <table:table-cell office:value="6.865161876792193" office:value-type="float"/>
          <table:table-cell office:value="7.0575303158750975" office:value-type="float"/>
          <table:table-cell office:value="7.55404189779732" office:value-type="float"/>
        </table:table-row>
        <table:table-row>
          <table:table-cell office:value-type="string">
            <text:p>jwilder__dockeriz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1.7079737291991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3.995762601641605" office:value-type="float"/>
          <table:table-cell office:value="15.519657238143438" office:value-type="float"/>
          <table:table-cell office:value="15.770244927233659" office:value-type="float"/>
          <table:table-cell office:value="15.831691034583558" office:value-type="float"/>
          <table:table-cell office:value="17.764438103190695" office:value-type="float"/>
          <table:table-cell office:value="7.455919984319786" office:value-type="float"/>
          <table:table-cell office:value="7.787194291901813" office:value-type="float"/>
          <table:table-cell office:value="7.832504565664442" office:value-type="float"/>
          <table:table-cell office:value="7.834253717636404" office:value-type="float"/>
          <table:table-cell office:value="8.261150149106568" office:value-type="float"/>
          <table:table-cell office:value="7.638774084246714" office:value-type="float"/>
          <table:table-cell office:value="7.967886446873995" office:value-type="float"/>
          <table:table-cell office:value="8.0176165323541" office:value-type="float"/>
          <table:table-cell office:value="8.090554545236639" office:value-type="float"/>
          <table:table-cell office:value="8.719620447815345" office:value-type="float"/>
          <table:table-cell office:value="8.776302264048258" office:value-type="float"/>
          <table:table-cell office:value="8.799327953950534" office:value-type="float"/>
          <table:table-cell office:value="8.909044578588695" office:value-type="float"/>
          <table:table-cell office:value="9.05834365472056" office:value-type="float"/>
          <table:table-cell office:value="9.499148299915946" office:value-type="float"/>
          <table:table-cell office:value="6.600917767880735" office:value-type="float"/>
          <table:table-cell office:value="6.6244784772432475" office:value-type="float"/>
          <table:table-cell office:value="6.694976385862899" office:value-type="float"/>
          <table:table-cell office:value="7.119591254820831" office:value-type="float"/>
          <table:table-cell office:value="7.371253638975206" office:value-type="float"/>
        </table:table-row>
        <table:table-row>
          <table:table-cell office:value-type="string">
            <text:p>htacg__tidy-html5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1.6839196543024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4795418794" office:value-type="float"/>
          <table:table-cell office:value="-17.4661021941249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31645991392386" office:value-type="float"/>
          <table:table-cell office:value="17.316815947176867" office:value-type="float"/>
          <table:table-cell office:value="17.96548273475161" office:value-type="float"/>
          <table:table-cell office:value="7.195425302734398" office:value-type="float"/>
          <table:table-cell office:value="7.648213833329049" office:value-type="float"/>
          <table:table-cell office:value="7.7728703310340554" office:value-type="float"/>
          <table:table-cell office:value="8.007842909589423" office:value-type="float"/>
          <table:table-cell office:value="8.552104196685764" office:value-type="float"/>
          <table:table-cell office:value="7.095689146449783" office:value-type="float"/>
          <table:table-cell office:value="8.157772727582442" office:value-type="float"/>
          <table:table-cell office:value="8.361211307782106" office:value-type="float"/>
          <table:table-cell office:value="8.550756806634084" office:value-type="float"/>
          <table:table-cell office:value="8.973335543491098" office:value-type="float"/>
          <table:table-cell office:value="8.574926392792463" office:value-type="float"/>
          <table:table-cell office:value="8.99866032907575" office:value-type="float"/>
          <table:table-cell office:value="9.176590727570787" office:value-type="float"/>
          <table:table-cell office:value="9.376669437806171" office:value-type="float"/>
          <table:table-cell office:value="10.02618470559565" office:value-type="float"/>
          <table:table-cell office:value="5.868187188496972" office:value-type="float"/>
          <table:table-cell office:value="6.734732743098904" office:value-type="float"/>
          <table:table-cell office:value="6.997045820290696" office:value-type="float"/>
          <table:table-cell office:value="7.1471044738561655" office:value-type="float"/>
          <table:table-cell office:value="7.617719417645461" office:value-type="float"/>
        </table:table-row>
        <table:table-row>
          <table:table-cell office:value-type="string">
            <text:p>itsabot__abot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1.68163412174844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9108471714" office:value-type="float"/>
          <table:table-cell office:value="-17.4881136087215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60647556365837" office:value-type="float"/>
          <table:table-cell office:value="17.17714413220272" office:value-type="float"/>
          <table:table-cell office:value="17.979423084979675" office:value-type="float"/>
          <table:table-cell office:value="7.602916508682004" office:value-type="float"/>
          <table:table-cell office:value="7.717903900928302" office:value-type="float"/>
          <table:table-cell office:value="8.003294042698185" office:value-type="float"/>
          <table:table-cell office:value="8.120350857632747" office:value-type="float"/>
          <table:table-cell office:value="8.165672462882895" office:value-type="float"/>
          <table:table-cell office:value="7.898140389364501" office:value-type="float"/>
          <table:table-cell office:value="8.131126210219715" office:value-type="float"/>
          <table:table-cell office:value="8.466379669821025" office:value-type="float"/>
          <table:table-cell office:value="8.569220261927805" office:value-type="float"/>
          <table:table-cell office:value="8.622836477381796" office:value-type="float"/>
          <table:table-cell office:value="8.653484566628048" office:value-type="float"/>
          <table:table-cell office:value="8.918013052836251" office:value-type="float"/>
          <table:table-cell office:value="8.997980336364144" office:value-type="float"/>
          <table:table-cell office:value="9.168435443773447" office:value-type="float"/>
          <table:table-cell office:value="9.512567282216946" office:value-type="float"/>
          <table:table-cell office:value="6.983421379226433" office:value-type="float"/>
          <table:table-cell office:value="7.08055815227367" office:value-type="float"/>
          <table:table-cell office:value="7.275941658047745" office:value-type="float"/>
          <table:table-cell office:value="7.435820167273485" office:value-type="float"/>
          <table:table-cell office:value="7.443987875522401" office:value-type="float"/>
        </table:table-row>
        <table:table-row>
          <table:table-cell office:value-type="string">
            <text:p>ReactiveCocoa__ReactiveCocoa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1.71013259231380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963679435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128926240386692" office:value-type="float"/>
          <table:table-cell office:value="16.63788310884594" office:value-type="float"/>
          <table:table-cell office:value="17.285832561217287" office:value-type="float"/>
          <table:table-cell office:value="17.99941642623643" office:value-type="float"/>
          <table:table-cell office:value="6.98163572565659" office:value-type="float"/>
          <table:table-cell office:value="7.530836726012434" office:value-type="float"/>
          <table:table-cell office:value="7.682245572745701" office:value-type="float"/>
          <table:table-cell office:value="7.84810005999471" office:value-type="float"/>
          <table:table-cell office:value="9.005000596869374" office:value-type="float"/>
          <table:table-cell office:value="6.991542817839237" office:value-type="float"/>
          <table:table-cell office:value="7.874884464080743" office:value-type="float"/>
          <table:table-cell office:value="8.100933815564883" office:value-type="float"/>
          <table:table-cell office:value="8.268273674948734" office:value-type="float"/>
          <table:table-cell office:value="8.825791848673239" office:value-type="float"/>
          <table:table-cell office:value="8.501332111652069" office:value-type="float"/>
          <table:table-cell office:value="9.024028585292514" office:value-type="float"/>
          <table:table-cell office:value="9.171631788886717" office:value-type="float"/>
          <table:table-cell office:value="9.30419029118114" office:value-type="float"/>
          <table:table-cell office:value="10.172582231421307" office:value-type="float"/>
          <table:table-cell office:value="5.370227030258521" office:value-type="float"/>
          <table:table-cell office:value="6.354853301955828" office:value-type="float"/>
          <table:table-cell office:value="6.626308953273394" office:value-type="float"/>
          <table:table-cell office:value="6.7955161199283705" office:value-type="float"/>
          <table:table-cell office:value="7.593252704526766" office:value-type="float"/>
        </table:table-row>
        <table:table-row>
          <table:table-cell office:value-type="string">
            <text:p>pakerfeldt__android-viewflow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1.6906956227420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996350172697" office:value-type="float"/>
          <table:table-cell office:value="-17.48724559896311" office:value-type="float"/>
          <table:table-cell office:value="-17.4424641717233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07102128329712" office:value-type="float"/>
          <table:table-cell office:value="17.72632809665684" office:value-type="float"/>
          <table:table-cell office:value="7.356180581207742" office:value-type="float"/>
          <table:table-cell office:value="7.553891752672209" office:value-type="float"/>
          <table:table-cell office:value="7.689101867379868" office:value-type="float"/>
          <table:table-cell office:value="7.7760426664794124" office:value-type="float"/>
          <table:table-cell office:value="8.481010709445972" office:value-type="float"/>
          <table:table-cell office:value="7.7921505961609" office:value-type="float"/>
          <table:table-cell office:value="7.966376335068883" office:value-type="float"/>
          <table:table-cell office:value="8.297089550141855" office:value-type="float"/>
          <table:table-cell office:value="8.327546237688725" office:value-type="float"/>
          <table:table-cell office:value="8.671272213270996" office:value-type="float"/>
          <table:table-cell office:value="8.66530110318662" office:value-type="float"/>
          <table:table-cell office:value="8.982838155929326" office:value-type="float"/>
          <table:table-cell office:value="9.28097247967269" office:value-type="float"/>
          <table:table-cell office:value="9.292112948095575" office:value-type="float"/>
          <table:table-cell office:value="9.518469580122211" office:value-type="float"/>
          <table:table-cell office:value="6.363204192903783" office:value-type="float"/>
          <table:table-cell office:value="6.6572558130900035" office:value-type="float"/>
          <table:table-cell office:value="6.79215973694858" office:value-type="float"/>
          <table:table-cell office:value="7.068261132555289" office:value-type="float"/>
          <table:table-cell office:value="7.462332951164573" office:value-type="float"/>
        </table:table-row>
        <table:table-row>
          <table:table-cell office:value-type="string">
            <text:p>leemunroe__grunt-email-workflow</text:p>
          </table:table-cell>
          <table:table-cell office:value="23.266811884366003" office:value-type="float"/>
          <table:table-cell office:value="0.08090146290576543" office:value-type="float"/>
          <table:table-cell office:value="0.36363636363636365" office:value-type="float"/>
          <table:table-cell office:value="1.73446878556796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628377405635" office:value-type="float"/>
          <table:table-cell office:value="-17.48536183122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645311734980758" office:value-type="float"/>
          <table:table-cell office:value="16.724853026945027" office:value-type="float"/>
          <table:table-cell office:value="17.973632163019694" office:value-type="float"/>
          <table:table-cell office:value="7.482290410738937" office:value-type="float"/>
          <table:table-cell office:value="7.623547973546128" office:value-type="float"/>
          <table:table-cell office:value="7.789493562906981" office:value-type="float"/>
          <table:table-cell office:value="8.18031948323147" office:value-type="float"/>
          <table:table-cell office:value="9.130355755532621" office:value-type="float"/>
          <table:table-cell office:value="7.2609368068330085" office:value-type="float"/>
          <table:table-cell office:value="8.06070485811514" office:value-type="float"/>
          <table:table-cell office:value="8.13782755701975" office:value-type="float"/>
          <table:table-cell office:value="8.348490201267763" office:value-type="float"/>
          <table:table-cell office:value="8.636322383891983" office:value-type="float"/>
          <table:table-cell office:value="8.623834316932133" office:value-type="float"/>
          <table:table-cell office:value="8.732969153726229" office:value-type="float"/>
          <table:table-cell office:value="9.071087813341872" office:value-type="float"/>
          <table:table-cell office:value="9.288971617581918" office:value-type="float"/>
          <table:table-cell office:value="9.867588406304087" office:value-type="float"/>
          <table:table-cell office:value="6.25706758198379" office:value-type="float"/>
          <table:table-cell office:value="6.79687523431887" office:value-type="float"/>
          <table:table-cell office:value="6.993347512353456" office:value-type="float"/>
          <table:table-cell office:value="7.185717349604204" office:value-type="float"/>
          <table:table-cell office:value="7.899089733120517" office:value-type="float"/>
        </table:table-row>
        <table:table-row>
          <table:table-cell office:value-type="string">
            <text:p>mikepenz__Android-Iconics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1.735166063014171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34937901115" office:value-type="float"/>
          <table:table-cell office:value="-17.46165573515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35686883954194" office:value-type="float"/>
          <table:table-cell office:value="17.2481381589365" office:value-type="float"/>
          <table:table-cell office:value="17.887650962819404" office:value-type="float"/>
          <table:table-cell office:value="6.986902095964314" office:value-type="float"/>
          <table:table-cell office:value="7.705534749005839" office:value-type="float"/>
          <table:table-cell office:value="7.8235343405473365" office:value-type="float"/>
          <table:table-cell office:value="8.103830978574356" office:value-type="float"/>
          <table:table-cell office:value="8.630679009269292" office:value-type="float"/>
          <table:table-cell office:value="7.260508657969521" office:value-type="float"/>
          <table:table-cell office:value="7.679776585727773" office:value-type="float"/>
          <table:table-cell office:value="7.946894594760251" office:value-type="float"/>
          <table:table-cell office:value="8.330375017913521" office:value-type="float"/>
          <table:table-cell office:value="8.6853729126868" office:value-type="float"/>
          <table:table-cell office:value="8.640723006543578" office:value-type="float"/>
          <table:table-cell office:value="8.98726701810123" office:value-type="float"/>
          <table:table-cell office:value="9.163515003692154" office:value-type="float"/>
          <table:table-cell office:value="9.343194789880238" office:value-type="float"/>
          <table:table-cell office:value="9.927073314371079" office:value-type="float"/>
          <table:table-cell office:value="6.092909817079878" office:value-type="float"/>
          <table:table-cell office:value="6.488027100656552" office:value-type="float"/>
          <table:table-cell office:value="6.721906281132091" office:value-type="float"/>
          <table:table-cell office:value="6.952889209840489" office:value-type="float"/>
          <table:table-cell office:value="7.391090277151198" office:value-type="float"/>
        </table:table-row>
        <table:table-row>
          <table:table-cell office:value-type="string">
            <text:p>kasperisager__sails-generate-auth</text:p>
          </table:table-cell>
          <table:table-cell office:value="43.2067404096257" office:value-type="float"/>
          <table:table-cell office:value="1.0" office:value-type="float"/>
          <table:table-cell office:value="0.0" office:value-type="float"/>
          <table:table-cell office:value="1.69441082486455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631845800257" office:value-type="float"/>
          <table:table-cell office:value="-17.48631845800257" office:value-type="float"/>
          <table:table-cell office:value="-17.48631845800257" office:value-type="float"/>
          <table:table-cell office:value="-17.48631845800257" office:value-type="float"/>
          <table:table-cell office:value="-17.474260742544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7.802561318566561" office:value-type="float"/>
          <table:table-cell office:value="7.802561318566561" office:value-type="float"/>
          <table:table-cell office:value="7.802561318566561" office:value-type="float"/>
          <table:table-cell office:value="7.802561318566561" office:value-type="float"/>
          <table:table-cell office:value="8.519374760560542" office:value-type="float"/>
          <table:table-cell office:value="8.54648835711877" office:value-type="float"/>
          <table:table-cell office:value="8.54648835711877" office:value-type="float"/>
          <table:table-cell office:value="8.54648835711877" office:value-type="float"/>
          <table:table-cell office:value="8.54648835711877" office:value-type="float"/>
          <table:table-cell office:value="8.583692096568853" office:value-type="float"/>
          <table:table-cell office:value="9.02897569036956" office:value-type="float"/>
          <table:table-cell office:value="9.02897569036956" office:value-type="float"/>
          <table:table-cell office:value="9.02897569036956" office:value-type="float"/>
          <table:table-cell office:value="9.02897569036956" office:value-type="float"/>
          <table:table-cell office:value="9.681695568578805" office:value-type="float"/>
          <table:table-cell office:value="7.320073985315773" office:value-type="float"/>
          <table:table-cell office:value="7.320073985315773" office:value-type="float"/>
          <table:table-cell office:value="7.320073985315773" office:value-type="float"/>
          <table:table-cell office:value="7.320073985315773" office:value-type="float"/>
          <table:table-cell office:value="7.421371288550591" office:value-type="float"/>
        </table:table-row>
        <table:table-row>
          <table:table-cell office:value-type="string">
            <text:p>realm__realm-cocoa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1.72033854524323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4483944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72324167593229" office:value-type="float"/>
          <table:table-cell office:value="16.19222837294934" office:value-type="float"/>
          <table:table-cell office:value="16.985611740204593" office:value-type="float"/>
          <table:table-cell office:value="17.958836998105195" office:value-type="float"/>
          <table:table-cell office:value="6.809188890043772" office:value-type="float"/>
          <table:table-cell office:value="7.558183307178983" office:value-type="float"/>
          <table:table-cell office:value="7.782741343426329" office:value-type="float"/>
          <table:table-cell office:value="8.069860181223236" office:value-type="float"/>
          <table:table-cell office:value="9.48530705959589" office:value-type="float"/>
          <table:table-cell office:value="6.643618642230501" office:value-type="float"/>
          <table:table-cell office:value="7.746540743040322" office:value-type="float"/>
          <table:table-cell office:value="8.144422356627585" office:value-type="float"/>
          <table:table-cell office:value="8.435343534438868" office:value-type="float"/>
          <table:table-cell office:value="9.025977061132739" office:value-type="float"/>
          <table:table-cell office:value="8.44741600834174" office:value-type="float"/>
          <table:table-cell office:value="9.005992092180946" office:value-type="float"/>
          <table:table-cell office:value="9.18081866228611" office:value-type="float"/>
          <table:table-cell office:value="9.326448832054734" office:value-type="float"/>
          <table:table-cell office:value="10.319179853818637" office:value-type="float"/>
          <table:table-cell office:value="5.366061827056315" office:value-type="float"/>
          <table:table-cell office:value="6.417156432154273" office:value-type="float"/>
          <table:table-cell office:value="6.719162870397046" office:value-type="float"/>
          <table:table-cell office:value="7.01818369312822" office:value-type="float"/>
          <table:table-cell office:value="8.381825660993185" office:value-type="float"/>
        </table:table-row>
        <table:table-row>
          <table:table-cell office:value-type="string">
            <text:p>morrisjs__morris.js</text:p>
          </table:table-cell>
          <table:table-cell office:value="21.674595973033988" office:value-type="float"/>
          <table:table-cell office:value="0.012911656177901687" office:value-type="float"/>
          <table:table-cell office:value="0.2465753424657534" office:value-type="float"/>
          <table:table-cell office:value="1.703267577263533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341451741" office:value-type="float"/>
          <table:table-cell office:value="-17.47702305747886" office:value-type="float"/>
          <table:table-cell office:value="-17.44810631494550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34743604712266" office:value-type="float"/>
          <table:table-cell office:value="17.96466889675122" office:value-type="float"/>
          <table:table-cell office:value="7.165951291243761" office:value-type="float"/>
          <table:table-cell office:value="7.712595328449423" office:value-type="float"/>
          <table:table-cell office:value="7.952466025491451" office:value-type="float"/>
          <table:table-cell office:value="8.20612711429101" office:value-type="float"/>
          <table:table-cell office:value="8.475619845125376" office:value-type="float"/>
          <table:table-cell office:value="7.161861666287033" office:value-type="float"/>
          <table:table-cell office:value="8.083086156488847" office:value-type="float"/>
          <table:table-cell office:value="8.400573335183225" office:value-type="float"/>
          <table:table-cell office:value="8.58248472428597" office:value-type="float"/>
          <table:table-cell office:value="9.060891194645382" office:value-type="float"/>
          <table:table-cell office:value="8.417585414164805" office:value-type="float"/>
          <table:table-cell office:value="9.064892148892861" office:value-type="float"/>
          <table:table-cell office:value="9.226922751858494" office:value-type="float"/>
          <table:table-cell office:value="9.423816973480639" office:value-type="float"/>
          <table:table-cell office:value="9.852581903905666" office:value-type="float"/>
          <table:table-cell office:value="6.193937638811314" office:value-type="float"/>
          <table:table-cell office:value="6.715972634990052" office:value-type="float"/>
          <table:table-cell office:value="7.077105346827654" office:value-type="float"/>
          <table:table-cell office:value="7.294821509713978" office:value-type="float"/>
          <table:table-cell office:value="7.760728784589757" office:value-type="float"/>
        </table:table-row>
        <table:table-row>
          <table:table-cell office:value-type="string">
            <text:p>nicklockwood__FXBlurView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1.70959707021284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563579255864" office:value-type="float"/>
          <table:table-cell office:value="-17.4756943779805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94102737313824" office:value-type="float"/>
          <table:table-cell office:value="16.561361554444556" office:value-type="float"/>
          <table:table-cell office:value="17.989013703146732" office:value-type="float"/>
          <table:table-cell office:value="6.926067037149915" office:value-type="float"/>
          <table:table-cell office:value="7.506878010265752" office:value-type="float"/>
          <table:table-cell office:value="7.7533578591298316" office:value-type="float"/>
          <table:table-cell office:value="7.983151273095796" office:value-type="float"/>
          <table:table-cell office:value="8.69495144217564" office:value-type="float"/>
          <table:table-cell office:value="7.312898496026175" office:value-type="float"/>
          <table:table-cell office:value="7.72243986920015" office:value-type="float"/>
          <table:table-cell office:value="8.244985853318651" office:value-type="float"/>
          <table:table-cell office:value="8.404059594579016" office:value-type="float"/>
          <table:table-cell office:value="8.801187001970593" office:value-type="float"/>
          <table:table-cell office:value="8.697565907630356" office:value-type="float"/>
          <table:table-cell office:value="8.988342027275651" office:value-type="float"/>
          <table:table-cell office:value="9.153120640628996" office:value-type="float"/>
          <table:table-cell office:value="9.27291030269852" office:value-type="float"/>
          <table:table-cell office:value="9.553281881408356" office:value-type="float"/>
          <table:table-cell office:value="5.918934673764202" office:value-type="float"/>
          <table:table-cell office:value="6.38193685461208" office:value-type="float"/>
          <table:table-cell office:value="6.7046498527790614" office:value-type="float"/>
          <table:table-cell office:value="6.998289130170247" office:value-type="float"/>
          <table:table-cell office:value="7.345371303036604" office:value-type="float"/>
        </table:table-row>
        <table:table-row>
          <table:table-cell office:value-type="string">
            <text:p>addyosmani__basket.js</text:p>
          </table:table-cell>
          <table:table-cell office:value="21.93290323343578" office:value-type="float"/>
          <table:table-cell office:value="0.09094712988257207" office:value-type="float"/>
          <table:table-cell office:value="0.1" office:value-type="float"/>
          <table:table-cell office:value="1.69026282492449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2574465622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31455521526136" office:value-type="float"/>
          <table:table-cell office:value="16.235940493982163" office:value-type="float"/>
          <table:table-cell office:value="17.045323628944878" office:value-type="float"/>
          <table:table-cell office:value="17.9953930902897" office:value-type="float"/>
          <table:table-cell office:value="7.180429121271642" office:value-type="float"/>
          <table:table-cell office:value="7.747085590314475" office:value-type="float"/>
          <table:table-cell office:value="8.001438129190984" office:value-type="float"/>
          <table:table-cell office:value="8.163218702596007" office:value-type="float"/>
          <table:table-cell office:value="8.661410725010475" office:value-type="float"/>
          <table:table-cell office:value="7.802340858329738" office:value-type="float"/>
          <table:table-cell office:value="8.208585275718063" office:value-type="float"/>
          <table:table-cell office:value="8.50355113742112" office:value-type="float"/>
          <table:table-cell office:value="8.581246645023985" office:value-type="float"/>
          <table:table-cell office:value="8.780250678079195" office:value-type="float"/>
          <table:table-cell office:value="8.699490126568984" office:value-type="float"/>
          <table:table-cell office:value="9.099544015063032" office:value-type="float"/>
          <table:table-cell office:value="9.249824824405902" office:value-type="float"/>
          <table:table-cell office:value="9.453384707287388" office:value-type="float"/>
          <table:table-cell office:value="9.600685766052397" office:value-type="float"/>
          <table:table-cell office:value="6.325853614942292" office:value-type="float"/>
          <table:table-cell office:value="7.035102500496072" office:value-type="float"/>
          <table:table-cell office:value="7.186070716353025" office:value-type="float"/>
          <table:table-cell office:value="7.401273712733202" office:value-type="float"/>
          <table:table-cell office:value="7.730471495667186" office:value-type="float"/>
        </table:table-row>
        <table:table-row>
          <table:table-cell office:value-type="string">
            <text:p>fabien-d__alertify.js</text:p>
          </table:table-cell>
          <table:table-cell office:value="21.88835992103953" office:value-type="float"/>
          <table:table-cell office:value="0.05989997680739242" office:value-type="float"/>
          <table:table-cell office:value="0.10344827586206896" office:value-type="float"/>
          <table:table-cell office:value="1.67549996078486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8662117402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634846303175" office:value-type="float"/>
          <table:table-cell office:value="16.716990154123213" office:value-type="float"/>
          <table:table-cell office:value="17.342952810541092" office:value-type="float"/>
          <table:table-cell office:value="17.99853923579546" office:value-type="float"/>
          <table:table-cell office:value="7.426725914982097" office:value-type="float"/>
          <table:table-cell office:value="7.650002094898085" office:value-type="float"/>
          <table:table-cell office:value="7.776199070850948" office:value-type="float"/>
          <table:table-cell office:value="8.068843771268243" office:value-type="float"/>
          <table:table-cell office:value="8.515329907071939" office:value-type="float"/>
          <table:table-cell office:value="7.903223196545587" office:value-type="float"/>
          <table:table-cell office:value="8.241197761689804" office:value-type="float"/>
          <table:table-cell office:value="8.378682505922564" office:value-type="float"/>
          <table:table-cell office:value="8.610668033941266" office:value-type="float"/>
          <table:table-cell office:value="9.091279574358213" office:value-type="float"/>
          <table:table-cell office:value="8.636318578819601" office:value-type="float"/>
          <table:table-cell office:value="9.112271329696936" office:value-type="float"/>
          <table:table-cell office:value="9.16699381588614" office:value-type="float"/>
          <table:table-cell office:value="9.287900540861575" office:value-type="float"/>
          <table:table-cell office:value="9.84904373215757" office:value-type="float"/>
          <table:table-cell office:value="6.429453912883474" office:value-type="float"/>
          <table:table-cell office:value="6.813549203612592" office:value-type="float"/>
          <table:table-cell office:value="7.102888087532897" office:value-type="float"/>
          <table:table-cell office:value="7.248221869752298" office:value-type="float"/>
          <table:table-cell office:value="7.756655964901409" office:value-type="float"/>
        </table:table-row>
        <table:table-row>
          <table:table-cell office:value-type="string">
            <text:p>garris__BackstopJS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1.700765326084492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29376377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25503919322282" office:value-type="float"/>
          <table:table-cell office:value="16.186015538365524" office:value-type="float"/>
          <table:table-cell office:value="16.86718869484699" office:value-type="float"/>
          <table:table-cell office:value="17.993379798404273" office:value-type="float"/>
          <table:table-cell office:value="7.125684694460279" office:value-type="float"/>
          <table:table-cell office:value="7.517319109935965" office:value-type="float"/>
          <table:table-cell office:value="7.751024885047164" office:value-type="float"/>
          <table:table-cell office:value="7.9052571299612335" office:value-type="float"/>
          <table:table-cell office:value="8.893476596055038" office:value-type="float"/>
          <table:table-cell office:value="7.122632075957578" office:value-type="float"/>
          <table:table-cell office:value="7.891379865565125" office:value-type="float"/>
          <table:table-cell office:value="8.163670661464653" office:value-type="float"/>
          <table:table-cell office:value="8.377874527302467" office:value-type="float"/>
          <table:table-cell office:value="8.884055388985015" office:value-type="float"/>
          <table:table-cell office:value="8.445079160121434" office:value-type="float"/>
          <table:table-cell office:value="8.886014137334595" office:value-type="float"/>
          <table:table-cell office:value="9.024274906199302" office:value-type="float"/>
          <table:table-cell office:value="9.183608943205327" office:value-type="float"/>
          <table:table-cell office:value="9.796460357463587" office:value-type="float"/>
          <table:table-cell office:value="5.949218602622897" office:value-type="float"/>
          <table:table-cell office:value="6.628435532539342" office:value-type="float"/>
          <table:table-cell office:value="6.868788217477126" office:value-type="float"/>
          <table:table-cell office:value="7.084986813349293" office:value-type="float"/>
          <table:table-cell office:value="7.761056253627082" office:value-type="float"/>
        </table:table-row>
        <table:table-row>
          <table:table-cell office:value-type="string">
            <text:p>JakeWharton__ActionBarSherlock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1.69857698352371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496092243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14789135970627" office:value-type="float"/>
          <table:table-cell office:value="16.60482259447532" office:value-type="float"/>
          <table:table-cell office:value="17.39542693268358" office:value-type="float"/>
          <table:table-cell office:value="17.941690230930885" office:value-type="float"/>
          <table:table-cell office:value="7.033395275138828" office:value-type="float"/>
          <table:table-cell office:value="7.569672417317845" office:value-type="float"/>
          <table:table-cell office:value="7.79679763514072" office:value-type="float"/>
          <table:table-cell office:value="8.04412651158982" office:value-type="float"/>
          <table:table-cell office:value="8.589921322255913" office:value-type="float"/>
          <table:table-cell office:value="7.335035771418182" office:value-type="float"/>
          <table:table-cell office:value="7.956729408553967" office:value-type="float"/>
          <table:table-cell office:value="8.297827230005097" office:value-type="float"/>
          <table:table-cell office:value="8.47371738016324" office:value-type="float"/>
          <table:table-cell office:value="8.981243985806604" office:value-type="float"/>
          <table:table-cell office:value="8.703008856367878" office:value-type="float"/>
          <table:table-cell office:value="8.928888358200506" office:value-type="float"/>
          <table:table-cell office:value="9.01246574038089" office:value-type="float"/>
          <table:table-cell office:value="9.202052258824395" office:value-type="float"/>
          <table:table-cell office:value="9.717553597521833" office:value-type="float"/>
          <table:table-cell office:value="5.841508836484149" office:value-type="float"/>
          <table:table-cell office:value="6.679217061433191" office:value-type="float"/>
          <table:table-cell office:value="6.928363594497695" office:value-type="float"/>
          <table:table-cell office:value="7.127647955360093" office:value-type="float"/>
          <table:table-cell office:value="7.959241561211235" office:value-type="float"/>
        </table:table-row>
        <table:table-row>
          <table:table-cell office:value-type="string">
            <text:p>steipete__PSTCollectionView</text:p>
          </table:table-cell>
          <table:table-cell office:value="42.6217828968698" office:value-type="float"/>
          <table:table-cell office:value="1.0" office:value-type="float"/>
          <table:table-cell office:value="0.5" office:value-type="float"/>
          <table:table-cell office:value="0.228812074933278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57844428661964" office:value-type="float"/>
          <table:table-cell office:value="-17.457844428661964" office:value-type="float"/>
          <table:table-cell office:value="-17.457844428661964" office:value-type="float"/>
          <table:table-cell office:value="-17.4578444286619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40333608849701" office:value-type="float"/>
          <table:table-cell office:value="8.084938920286682" office:value-type="float"/>
          <table:table-cell office:value="8.084938920286682" office:value-type="float"/>
          <table:table-cell office:value="8.084938920286682" office:value-type="float"/>
          <table:table-cell office:value="8.084938920286682" office:value-type="float"/>
          <table:table-cell office:value="9.278819140880277" office:value-type="float"/>
          <table:table-cell office:value="8.323437049356047" office:value-type="float"/>
          <table:table-cell office:value="8.323437049356047" office:value-type="float"/>
          <table:table-cell office:value="8.323437049356047" office:value-type="float"/>
          <table:table-cell office:value="8.323437049356047" office:value-type="float"/>
          <table:table-cell office:value="8.605512087000804" office:value-type="float"/>
          <table:table-cell office:value="9.62342969303006" office:value-type="float"/>
          <table:table-cell office:value="9.62342969303006" office:value-type="float"/>
          <table:table-cell office:value="9.62342969303006" office:value-type="float"/>
          <table:table-cell office:value="9.62342969303006" office:value-type="float"/>
          <table:table-cell office:value="10.117084363671362" office:value-type="float"/>
          <table:table-cell office:value="6.7849462766126685" office:value-type="float"/>
          <table:table-cell office:value="6.7849462766126685" office:value-type="float"/>
          <table:table-cell office:value="6.7849462766126685" office:value-type="float"/>
          <table:table-cell office:value="6.7849462766126685" office:value-type="float"/>
          <table:table-cell office:value="7.767246864209718" office:value-type="float"/>
        </table:table-row>
        <table:table-row>
          <table:table-cell office:value-type="string">
            <text:p>tower__tower</text:p>
          </table:table-cell>
          <table:table-cell office:value="21.571878040494674" office:value-type="float"/>
          <table:table-cell office:value="0.11922237811261154" office:value-type="float"/>
          <table:table-cell office:value="0.18461538461538463" office:value-type="float"/>
          <table:table-cell office:value="1.70619846817386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248058209942" office:value-type="float"/>
          <table:table-cell office:value="-17.46478339332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10637055066465" office:value-type="float"/>
          <table:table-cell office:value="17.43796105638597" office:value-type="float"/>
          <table:table-cell office:value="17.99541175927085" office:value-type="float"/>
          <table:table-cell office:value="7.287438943395905" office:value-type="float"/>
          <table:table-cell office:value="7.612039199077507" office:value-type="float"/>
          <table:table-cell office:value="7.745871719364581" office:value-type="float"/>
          <table:table-cell office:value="8.05417859780863" office:value-type="float"/>
          <table:table-cell office:value="8.606433899080336" office:value-type="float"/>
          <table:table-cell office:value="7.128837712305592" office:value-type="float"/>
          <table:table-cell office:value="7.854747683721892" office:value-type="float"/>
          <table:table-cell office:value="8.26534549113288" office:value-type="float"/>
          <table:table-cell office:value="8.526540583324113" office:value-type="float"/>
          <table:table-cell office:value="8.926040595232026" office:value-type="float"/>
          <table:table-cell office:value="8.508766116752948" office:value-type="float"/>
          <table:table-cell office:value="8.867429159625836" office:value-type="float"/>
          <table:table-cell office:value="9.000445270055447" office:value-type="float"/>
          <table:table-cell office:value="9.248337240854976" office:value-type="float"/>
          <table:table-cell office:value="9.827321698550726" office:value-type="float"/>
          <table:table-cell office:value="5.944735006222542" office:value-type="float"/>
          <table:table-cell office:value="6.754917196827844" office:value-type="float"/>
          <table:table-cell office:value="7.053375191522594" office:value-type="float"/>
          <table:table-cell office:value="7.211416992168497" office:value-type="float"/>
          <table:table-cell office:value="7.849291506370956" office:value-type="float"/>
        </table:table-row>
        <table:table-row>
          <table:table-cell office:value-type="string">
            <text:p>casperjs__casperjs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1.7313755237374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4975743559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41588474361897" office:value-type="float"/>
          <table:table-cell office:value="16.790125663779744" office:value-type="float"/>
          <table:table-cell office:value="17.312239040578966" office:value-type="float"/>
          <table:table-cell office:value="17.952003039976173" office:value-type="float"/>
          <table:table-cell office:value="7.530412065364609" office:value-type="float"/>
          <table:table-cell office:value="7.780096601423008" office:value-type="float"/>
          <table:table-cell office:value="8.091321652338701" office:value-type="float"/>
          <table:table-cell office:value="8.283242957038556" office:value-type="float"/>
          <table:table-cell office:value="9.172273419018317" office:value-type="float"/>
          <table:table-cell office:value="7.909975927410389" office:value-type="float"/>
          <table:table-cell office:value="8.135319576879121" office:value-type="float"/>
          <table:table-cell office:value="8.21300406538053" office:value-type="float"/>
          <table:table-cell office:value="8.288744895113451" office:value-type="float"/>
          <table:table-cell office:value="8.565704446159936" office:value-type="float"/>
          <table:table-cell office:value="8.718326989976553" office:value-type="float"/>
          <table:table-cell office:value="8.923730773971089" office:value-type="float"/>
          <table:table-cell office:value="9.22490862288976" office:value-type="float"/>
          <table:table-cell office:value="9.48477914773154" office:value-type="float"/>
          <table:table-cell office:value="9.717963790665188" office:value-type="float"/>
          <table:table-cell office:value="6.639995945829549" office:value-type="float"/>
          <table:table-cell office:value="6.9327347302477955" office:value-type="float"/>
          <table:table-cell office:value="7.044109176665405" office:value-type="float"/>
          <table:table-cell office:value="7.282185494939569" office:value-type="float"/>
          <table:table-cell office:value="7.683347065609929" office:value-type="float"/>
        </table:table-row>
        <table:table-row>
          <table:table-cell office:value-type="string">
            <text:p>alibaba__fastjson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.17723508071780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70105321437" office:value-type="float"/>
          <table:table-cell office:value="-17.4758596588633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86014128426044" office:value-type="float"/>
          <table:table-cell office:value="17.52295635674985" office:value-type="float"/>
          <table:table-cell office:value="17.988209586992717" office:value-type="float"/>
          <table:table-cell office:value="7.571628968232138" office:value-type="float"/>
          <table:table-cell office:value="7.998217638159691" office:value-type="float"/>
          <table:table-cell office:value="8.089206706683612" office:value-type="float"/>
          <table:table-cell office:value="8.201290163709176" office:value-type="float"/>
          <table:table-cell office:value="9.304328947587887" office:value-type="float"/>
          <table:table-cell office:value="6.837861543286548" office:value-type="float"/>
          <table:table-cell office:value="7.199428336706392" office:value-type="float"/>
          <table:table-cell office:value="7.441163254387006" office:value-type="float"/>
          <table:table-cell office:value="7.667541114084706" office:value-type="float"/>
          <table:table-cell office:value="9.161307459445272" office:value-type="float"/>
          <table:table-cell office:value="8.840131414307894" office:value-type="float"/>
          <table:table-cell office:value="9.012802862554803" office:value-type="float"/>
          <table:table-cell office:value="9.129264372948786" office:value-type="float"/>
          <table:table-cell office:value="9.27478081568168" office:value-type="float"/>
          <table:table-cell office:value="9.7644642489656" office:value-type="float"/>
          <table:table-cell office:value="5.719230704336772" office:value-type="float"/>
          <table:table-cell office:value="6.178240737026222" office:value-type="float"/>
          <table:table-cell office:value="6.384317668807526" office:value-type="float"/>
          <table:table-cell office:value="6.570703677445151" office:value-type="float"/>
          <table:table-cell office:value="8.701172158067559" office:value-type="float"/>
        </table:table-row>
        <table:table-row>
          <table:table-cell office:value-type="string">
            <text:p>facebook__mention-bot</text:p>
          </table:table-cell>
          <table:table-cell office:value="22.203901307931037" office:value-type="float"/>
          <table:table-cell office:value="0.07814960814850387" office:value-type="float"/>
          <table:table-cell office:value="0.3333333333333333" office:value-type="float"/>
          <table:table-cell office:value="1.71245691780992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09296722158" office:value-type="float"/>
          <table:table-cell office:value="-17.485271151614054" office:value-type="float"/>
          <table:table-cell office:value="-17.4323669135083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10063189414738" office:value-type="float"/>
          <table:table-cell office:value="17.91914700555967" office:value-type="float"/>
          <table:table-cell office:value="7.356324151894917" office:value-type="float"/>
          <table:table-cell office:value="7.723726715712088" office:value-type="float"/>
          <table:table-cell office:value="8.22351339843102" office:value-type="float"/>
          <table:table-cell office:value="8.40263334481133" office:value-type="float"/>
          <table:table-cell office:value="9.154949060140975" office:value-type="float"/>
          <table:table-cell office:value="7.904401627184845" office:value-type="float"/>
          <table:table-cell office:value="8.246706898832546" office:value-type="float"/>
          <table:table-cell office:value="8.522538975857186" office:value-type="float"/>
          <table:table-cell office:value="8.699332089568124" office:value-type="float"/>
          <table:table-cell office:value="9.006676877362326" office:value-type="float"/>
          <table:table-cell office:value="8.831795871673648" office:value-type="float"/>
          <table:table-cell office:value="9.057964133907017" office:value-type="float"/>
          <table:table-cell office:value="9.346369148604937" office:value-type="float"/>
          <table:table-cell office:value="9.578710244646121" office:value-type="float"/>
          <table:table-cell office:value="10.050042776436516" office:value-type="float"/>
          <table:table-cell office:value="6.508938964859341" office:value-type="float"/>
          <table:table-cell office:value="6.909050060486635" office:value-type="float"/>
          <table:table-cell office:value="7.253017443399891" office:value-type="float"/>
          <table:table-cell office:value="7.512130935981913" office:value-type="float"/>
          <table:table-cell office:value="8.343607358601137" office:value-type="float"/>
        </table:table-row>
        <table:table-row>
          <table:table-cell office:value-type="string">
            <text:p>timjansen__minified.js</text:p>
          </table:table-cell>
          <table:table-cell office:value="27.882886059342486" office:value-type="float"/>
          <table:table-cell office:value="0.45857107708614137" office:value-type="float"/>
          <table:table-cell office:value="0.0" office:value-type="float"/>
          <table:table-cell office:value="1.7001904134313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641280355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317843942978435" office:value-type="float"/>
          <table:table-cell office:value="17.600158997604723" office:value-type="float"/>
          <table:table-cell office:value="17.75859620787218" office:value-type="float"/>
          <table:table-cell office:value="17.75859620787218" office:value-type="float"/>
          <table:table-cell office:value="7.7871822303525295" office:value-type="float"/>
          <table:table-cell office:value="7.799009629834536" office:value-type="float"/>
          <table:table-cell office:value="8.073380491160325" office:value-type="float"/>
          <table:table-cell office:value="8.142933856721529" office:value-type="float"/>
          <table:table-cell office:value="8.142933856721529" office:value-type="float"/>
          <table:table-cell office:value="7.88409463805214" office:value-type="float"/>
          <table:table-cell office:value="8.227075126287549" office:value-type="float"/>
          <table:table-cell office:value="8.443150291747683" office:value-type="float"/>
          <table:table-cell office:value="8.783116792009828" office:value-type="float"/>
          <table:table-cell office:value="8.783116792009828" office:value-type="float"/>
          <table:table-cell office:value="9.048342770829038" office:value-type="float"/>
          <table:table-cell office:value="9.05030401270333" office:value-type="float"/>
          <table:table-cell office:value="9.416837045931278" office:value-type="float"/>
          <table:table-cell office:value="9.453728904254364" office:value-type="float"/>
          <table:table-cell office:value="9.453728904254364" office:value-type="float"/>
          <table:table-cell office:value="6.632800255183346" office:value-type="float"/>
          <table:table-cell office:value="6.9531719370778" office:value-type="float"/>
          <table:table-cell office:value="7.181989751271175" office:value-type="float"/>
          <table:table-cell office:value="7.402768378915791" office:value-type="float"/>
          <table:table-cell office:value="7.402768378915791" office:value-type="float"/>
        </table:table-row>
        <table:table-row>
          <table:table-cell office:value-type="string">
            <text:p>MichaelDrogalis__dir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1.696117915043724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46131812368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52960984052272" office:value-type="float"/>
          <table:table-cell office:value="17.163907322681855" office:value-type="float"/>
          <table:table-cell office:value="17.950634753084877" office:value-type="float"/>
          <table:table-cell office:value="17.950634753084877" office:value-type="float"/>
          <table:table-cell office:value="7.31656349393044" office:value-type="float"/>
          <table:table-cell office:value="7.394960905512795" office:value-type="float"/>
          <table:table-cell office:value="7.946838324746544" office:value-type="float"/>
          <table:table-cell office:value="8.6909042551575" office:value-type="float"/>
          <table:table-cell office:value="8.6909042551575" office:value-type="float"/>
          <table:table-cell office:value="7.849953361008657" office:value-type="float"/>
          <table:table-cell office:value="8.245291279837105" office:value-type="float"/>
          <table:table-cell office:value="8.352522979422599" office:value-type="float"/>
          <table:table-cell office:value="8.560600768674787" office:value-type="float"/>
          <table:table-cell office:value="8.560600768674787" office:value-type="float"/>
          <table:table-cell office:value="8.744094707678476" office:value-type="float"/>
          <table:table-cell office:value="9.016845147305297" office:value-type="float"/>
          <table:table-cell office:value="9.522448902876523" office:value-type="float"/>
          <table:table-cell office:value="9.752666709816117" office:value-type="float"/>
          <table:table-cell office:value="9.752666709816117" office:value-type="float"/>
          <table:table-cell office:value="6.500819558842975" office:value-type="float"/>
          <table:table-cell office:value="6.545009626462247" office:value-type="float"/>
          <table:table-cell office:value="6.984990190544808" office:value-type="float"/>
          <table:table-cell office:value="7.290760524763982" office:value-type="float"/>
          <table:table-cell office:value="7.290760524763982" office:value-type="float"/>
        </table:table-row>
        <table:table-row>
          <table:table-cell office:value-type="string">
            <text:p>minikomi__Bootstrap-Form-Builder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1.669916505718210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4732372381013" office:value-type="float"/>
          <table:table-cell office:value="-17.4406467495772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6516517957575" office:value-type="float"/>
          <table:table-cell office:value="17.6640304218384" office:value-type="float"/>
          <table:table-cell office:value="17.795576550561314" office:value-type="float"/>
          <table:table-cell office:value="7.581075863561814" office:value-type="float"/>
          <table:table-cell office:value="7.78358714287176" office:value-type="float"/>
          <table:table-cell office:value="7.872230472741489" office:value-type="float"/>
          <table:table-cell office:value="8.095527356799645" office:value-type="float"/>
          <table:table-cell office:value="8.89855781494244" office:value-type="float"/>
          <table:table-cell office:value="8.43728549891696" office:value-type="float"/>
          <table:table-cell office:value="8.488341587632771" office:value-type="float"/>
          <table:table-cell office:value="8.570302584784997" office:value-type="float"/>
          <table:table-cell office:value="8.61112575269945" office:value-type="float"/>
          <table:table-cell office:value="8.627734504746956" office:value-type="float"/>
          <table:table-cell office:value="8.958826562621706" office:value-type="float"/>
          <table:table-cell office:value="9.113494688895496" office:value-type="float"/>
          <table:table-cell office:value="9.215744414891212" office:value-type="float"/>
          <table:table-cell office:value="9.323340344427038" office:value-type="float"/>
          <table:table-cell office:value="9.675484569425691" office:value-type="float"/>
          <table:table-cell office:value="7.005128226897508" office:value-type="float"/>
          <table:table-cell office:value="7.233375053639559" office:value-type="float"/>
          <table:table-cell office:value="7.247077371478763" office:value-type="float"/>
          <table:table-cell office:value="7.399921517119563" office:value-type="float"/>
          <table:table-cell office:value="7.7933758303017475" office:value-type="float"/>
        </table:table-row>
        <table:table-row>
          <table:table-cell office:value-type="string">
            <text:p>d3__d3-plugins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1.676555390936781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183916674287" office:value-type="float"/>
          <table:table-cell office:value="-17.4803506895524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20915272002343" office:value-type="float"/>
          <table:table-cell office:value="16.98181472111914" office:value-type="float"/>
          <table:table-cell office:value="17.777295985440134" office:value-type="float"/>
          <table:table-cell office:value="7.177510585671605" office:value-type="float"/>
          <table:table-cell office:value="7.529005178584933" office:value-type="float"/>
          <table:table-cell office:value="7.708455298243355" office:value-type="float"/>
          <table:table-cell office:value="7.818846220248842" office:value-type="float"/>
          <table:table-cell office:value="8.440732185920368" office:value-type="float"/>
          <table:table-cell office:value="7.692103002336234" office:value-type="float"/>
          <table:table-cell office:value="8.110018772532033" office:value-type="float"/>
          <table:table-cell office:value="8.34751753792591" office:value-type="float"/>
          <table:table-cell office:value="8.434414924096929" office:value-type="float"/>
          <table:table-cell office:value="8.801981228068026" office:value-type="float"/>
          <table:table-cell office:value="8.73632320708693" office:value-type="float"/>
          <table:table-cell office:value="9.046062440856069" office:value-type="float"/>
          <table:table-cell office:value="9.198072910120231" office:value-type="float"/>
          <table:table-cell office:value="9.24830236877358" office:value-type="float"/>
          <table:table-cell office:value="9.66583376167129" office:value-type="float"/>
          <table:table-cell office:value="6.223859631871669" office:value-type="float"/>
          <table:table-cell office:value="6.485007462636949" office:value-type="float"/>
          <table:table-cell office:value="6.763808863941005" office:value-type="float"/>
          <table:table-cell office:value="6.907806530657918" office:value-type="float"/>
          <table:table-cell office:value="7.576879652317103" office:value-type="float"/>
        </table:table-row>
        <table:table-row>
          <table:table-cell office:value-type="string">
            <text:p>Dash-Industry-Forum__dash.js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1.69845718208170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95665434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22410062048682" office:value-type="float"/>
          <table:table-cell office:value="16.305303197035556" office:value-type="float"/>
          <table:table-cell office:value="17.109772256485755" office:value-type="float"/>
          <table:table-cell office:value="17.801475266719216" office:value-type="float"/>
          <table:table-cell office:value="6.9239650127363275" office:value-type="float"/>
          <table:table-cell office:value="7.485441654137665" office:value-type="float"/>
          <table:table-cell office:value="7.693960608037401" office:value-type="float"/>
          <table:table-cell office:value="7.930927718761019" office:value-type="float"/>
          <table:table-cell office:value="8.985029273892977" office:value-type="float"/>
          <table:table-cell office:value="6.879397621404747" office:value-type="float"/>
          <table:table-cell office:value="7.769585430049755" office:value-type="float"/>
          <table:table-cell office:value="8.220072865353998" office:value-type="float"/>
          <table:table-cell office:value="8.460922939943147" office:value-type="float"/>
          <table:table-cell office:value="9.091238183900213" office:value-type="float"/>
          <table:table-cell office:value="8.370141729730104" office:value-type="float"/>
          <table:table-cell office:value="8.795358053713649" office:value-type="float"/>
          <table:table-cell office:value="8.981427376057663" office:value-type="float"/>
          <table:table-cell office:value="9.145417688536085" office:value-type="float"/>
          <table:table-cell office:value="9.802536547313625" office:value-type="float"/>
          <table:table-cell office:value="5.5702960261721985" office:value-type="float"/>
          <table:table-cell office:value="6.50735603740098" office:value-type="float"/>
          <table:table-cell office:value="6.869141799686883" office:value-type="float"/>
          <table:table-cell office:value="7.157115643689055" office:value-type="float"/>
          <table:table-cell office:value="7.873710789698669" office:value-type="float"/>
        </table:table-row>
        <table:table-row>
          <table:table-cell office:value-type="string">
            <text:p>msysgit__msysgit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1.70092635397864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7839293644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90546344825342" office:value-type="float"/>
          <table:table-cell office:value="16.486904382719885" office:value-type="float"/>
          <table:table-cell office:value="16.99292136988092" office:value-type="float"/>
          <table:table-cell office:value="17.992593717169107" office:value-type="float"/>
          <table:table-cell office:value="7.360745415907854" office:value-type="float"/>
          <table:table-cell office:value="7.733888941248887" office:value-type="float"/>
          <table:table-cell office:value="7.938338950037849" office:value-type="float"/>
          <table:table-cell office:value="8.151243426797013" office:value-type="float"/>
          <table:table-cell office:value="8.37187168370967" office:value-type="float"/>
          <table:table-cell office:value="7.336429597912489" office:value-type="float"/>
          <table:table-cell office:value="8.193531711179956" office:value-type="float"/>
          <table:table-cell office:value="8.366055099881311" office:value-type="float"/>
          <table:table-cell office:value="8.60009550825607" office:value-type="float"/>
          <table:table-cell office:value="8.81432044051122" office:value-type="float"/>
          <table:table-cell office:value="8.57859843556216" office:value-type="float"/>
          <table:table-cell office:value="8.933536168131628" office:value-type="float"/>
          <table:table-cell office:value="9.143830768578626" office:value-type="float"/>
          <table:table-cell office:value="9.28936420931204" office:value-type="float"/>
          <table:table-cell office:value="9.576862262199477" office:value-type="float"/>
          <table:table-cell office:value="6.158398352763057" office:value-type="float"/>
          <table:table-cell office:value="6.921325876643438" office:value-type="float"/>
          <table:table-cell office:value="7.092386627340062" office:value-type="float"/>
          <table:table-cell office:value="7.406898538573257" office:value-type="float"/>
          <table:table-cell office:value="7.71207339320589" office:value-type="float"/>
        </table:table-row>
        <table:table-row>
          <table:table-cell office:value-type="string">
            <text:p>cytoscape__cytoscape.js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1.684304709134658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48362400996" office:value-type="float"/>
          <table:table-cell office:value="-17.4542147880989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68446761696892" office:value-type="float"/>
          <table:table-cell office:value="17.364742995471605" office:value-type="float"/>
          <table:table-cell office:value="17.9642356663569" office:value-type="float"/>
          <table:table-cell office:value="6.983252917687208" office:value-type="float"/>
          <table:table-cell office:value="7.700034093138318" office:value-type="float"/>
          <table:table-cell office:value="7.807860808883274" office:value-type="float"/>
          <table:table-cell office:value="7.990491127396496" office:value-type="float"/>
          <table:table-cell office:value="8.435957890744922" office:value-type="float"/>
          <table:table-cell office:value="7.318856446865278" office:value-type="float"/>
          <table:table-cell office:value="8.157017856451183" office:value-type="float"/>
          <table:table-cell office:value="8.406956769634556" office:value-type="float"/>
          <table:table-cell office:value="8.53774026286984" office:value-type="float"/>
          <table:table-cell office:value="9.091103053241595" office:value-type="float"/>
          <table:table-cell office:value="8.433892606730637" office:value-type="float"/>
          <table:table-cell office:value="9.149535144519522" office:value-type="float"/>
          <table:table-cell office:value="9.26878771234354" office:value-type="float"/>
          <table:table-cell office:value="9.419598875161933" office:value-type="float"/>
          <table:table-cell office:value="9.772152314641465" office:value-type="float"/>
          <table:table-cell office:value="5.529607481969554" office:value-type="float"/>
          <table:table-cell office:value="6.697796974673366" office:value-type="float"/>
          <table:table-cell office:value="6.905002112286285" office:value-type="float"/>
          <table:table-cell office:value="7.171175883224684" office:value-type="float"/>
          <table:table-cell office:value="7.809366545437099" office:value-type="float"/>
        </table:table-row>
        <table:table-row>
          <table:table-cell office:value-type="string">
            <text:p>impress__impress.js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1.697483208370483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7971795535" office:value-type="float"/>
          <table:table-cell office:value="-17.452866061337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30903347420935" office:value-type="float"/>
          <table:table-cell office:value="17.124057932552553" office:value-type="float"/>
          <table:table-cell office:value="17.974015412614502" office:value-type="float"/>
          <table:table-cell office:value="7.392282268456317" office:value-type="float"/>
          <table:table-cell office:value="7.817305568088454" office:value-type="float"/>
          <table:table-cell office:value="7.967937056797656" office:value-type="float"/>
          <table:table-cell office:value="8.090885710616023" office:value-type="float"/>
          <table:table-cell office:value="9.317833924447267" office:value-type="float"/>
          <table:table-cell office:value="7.47841762080445" office:value-type="float"/>
          <table:table-cell office:value="8.26258480142927" office:value-type="float"/>
          <table:table-cell office:value="8.417695277629585" office:value-type="float"/>
          <table:table-cell office:value="8.556806123265922" office:value-type="float"/>
          <table:table-cell office:value="8.985532204821217" office:value-type="float"/>
          <table:table-cell office:value="8.611478270466133" office:value-type="float"/>
          <table:table-cell office:value="9.051230621108889" office:value-type="float"/>
          <table:table-cell office:value="9.243912076238573" office:value-type="float"/>
          <table:table-cell office:value="9.398851886193855" office:value-type="float"/>
          <table:table-cell office:value="10.08158012011854" office:value-type="float"/>
          <table:table-cell office:value="6.322849927170761" office:value-type="float"/>
          <table:table-cell office:value="6.993772694407938" office:value-type="float"/>
          <table:table-cell office:value="7.15999314391742" office:value-type="float"/>
          <table:table-cell office:value="7.283413116812724" office:value-type="float"/>
          <table:table-cell office:value="8.221786009149945" office:value-type="float"/>
        </table:table-row>
        <table:table-row>
          <table:table-cell office:value-type="string">
            <text:p>Sylius__Sylius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1.69399399393204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58114902952" office:value-type="float"/>
          <table:table-cell office:value="-17.433205056912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20954977032843" office:value-type="float"/>
          <table:table-cell office:value="17.3973475856606" office:value-type="float"/>
          <table:table-cell office:value="17.99818351735835" office:value-type="float"/>
          <table:table-cell office:value="6.978249031805381" office:value-type="float"/>
          <table:table-cell office:value="7.647373735609358" office:value-type="float"/>
          <table:table-cell office:value="7.876654958781076" office:value-type="float"/>
          <table:table-cell office:value="8.103037053409604" office:value-type="float"/>
          <table:table-cell office:value="9.465106838889902" office:value-type="float"/>
          <table:table-cell office:value="6.903376152084549" office:value-type="float"/>
          <table:table-cell office:value="8.118882107263515" office:value-type="float"/>
          <table:table-cell office:value="8.32859437102966" office:value-type="float"/>
          <table:table-cell office:value="8.53851473335172" office:value-type="float"/>
          <table:table-cell office:value="9.105208249763516" office:value-type="float"/>
          <table:table-cell office:value="8.046111843639393" office:value-type="float"/>
          <table:table-cell office:value="8.97946285133879" office:value-type="float"/>
          <table:table-cell office:value="9.137298258067187" office:value-type="float"/>
          <table:table-cell office:value="9.323373885250142" office:value-type="float"/>
          <table:table-cell office:value="10.013423309938666" office:value-type="float"/>
          <table:table-cell office:value="5.718781605578738" office:value-type="float"/>
          <table:table-cell office:value="6.732452567441596" office:value-type="float"/>
          <table:table-cell office:value="7.036791248236238" office:value-type="float"/>
          <table:table-cell office:value="7.318111501861152" office:value-type="float"/>
          <table:table-cell office:value="8.032096693353115" office:value-type="float"/>
        </table:table-row>
        <table:table-row>
          <table:table-cell office:value-type="string">
            <text:p>VirusTotal__yara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1.69961749705891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1673966758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471812969458096" office:value-type="float"/>
          <table:table-cell office:value="16.796757197797508" office:value-type="float"/>
          <table:table-cell office:value="17.398001608763195" office:value-type="float"/>
          <table:table-cell office:value="17.94527451291692" office:value-type="float"/>
          <table:table-cell office:value="7.488417418067519" office:value-type="float"/>
          <table:table-cell office:value="7.838714532470906" office:value-type="float"/>
          <table:table-cell office:value="7.944248600053173" office:value-type="float"/>
          <table:table-cell office:value="8.081266933129369" office:value-type="float"/>
          <table:table-cell office:value="8.720478055555638" office:value-type="float"/>
          <table:table-cell office:value="7.5927301908407205" office:value-type="float"/>
          <table:table-cell office:value="8.12027804583858" office:value-type="float"/>
          <table:table-cell office:value="8.44001406307398" office:value-type="float"/>
          <table:table-cell office:value="8.646048134510842" office:value-type="float"/>
          <table:table-cell office:value="8.78224712201595" office:value-type="float"/>
          <table:table-cell office:value="8.954975566104581" office:value-type="float"/>
          <table:table-cell office:value="9.098485592910059" office:value-type="float"/>
          <table:table-cell office:value="9.163497856461195" office:value-type="float"/>
          <table:table-cell office:value="9.304256283382177" office:value-type="float"/>
          <table:table-cell office:value="9.774974422865395" office:value-type="float"/>
          <table:table-cell office:value="6.305907363057351" office:value-type="float"/>
          <table:table-cell office:value="6.967183340361277" office:value-type="float"/>
          <table:table-cell office:value="7.102117460994355" office:value-type="float"/>
          <table:table-cell office:value="7.297923167874768" office:value-type="float"/>
          <table:table-cell office:value="7.67212899877593" office:value-type="float"/>
        </table:table-row>
        <table:table-row>
          <table:table-cell office:value-type="string">
            <text:p>GetmeUK__ContentTools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1.70011431392819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7320566888" office:value-type="float"/>
          <table:table-cell office:value="-17.4776278431569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056671008760945" office:value-type="float"/>
          <table:table-cell office:value="17.20984774094066" office:value-type="float"/>
          <table:table-cell office:value="17.92350560167777" office:value-type="float"/>
          <table:table-cell office:value="7.338487706785669" office:value-type="float"/>
          <table:table-cell office:value="7.7704868120505335" office:value-type="float"/>
          <table:table-cell office:value="7.9146986652732885" office:value-type="float"/>
          <table:table-cell office:value="8.088387827035014" office:value-type="float"/>
          <table:table-cell office:value="8.679268525875798" office:value-type="float"/>
          <table:table-cell office:value="7.6135774383486545" office:value-type="float"/>
          <table:table-cell office:value="8.126707845850536" office:value-type="float"/>
          <table:table-cell office:value="8.273311004560167" office:value-type="float"/>
          <table:table-cell office:value="8.509077196276444" office:value-type="float"/>
          <table:table-cell office:value="9.018821338078206" office:value-type="float"/>
          <table:table-cell office:value="8.88261519773172" office:value-type="float"/>
          <table:table-cell office:value="9.102381670359026" office:value-type="float"/>
          <table:table-cell office:value="9.195666195152974" office:value-type="float"/>
          <table:table-cell office:value="9.40668203292565" office:value-type="float"/>
          <table:table-cell office:value="9.667540775472604" office:value-type="float"/>
          <table:table-cell office:value="6.304154124993709" office:value-type="float"/>
          <table:table-cell office:value="6.764787458469311" office:value-type="float"/>
          <table:table-cell office:value="6.97996520176856" office:value-type="float"/>
          <table:table-cell office:value="7.147145668393471" office:value-type="float"/>
          <table:table-cell office:value="8.076102286417374" office:value-type="float"/>
        </table:table-row>
        <table:table-row>
          <table:table-cell office:value-type="string">
            <text:p>go-playground__validator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1.71253433365115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952042508894" office:value-type="float"/>
          <table:table-cell office:value="-17.4652498618931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18844780486307" office:value-type="float"/>
          <table:table-cell office:value="17.351247386046904" office:value-type="float"/>
          <table:table-cell office:value="17.89064070339883" office:value-type="float"/>
          <table:table-cell office:value="7.189988210211109" office:value-type="float"/>
          <table:table-cell office:value="7.4882779079987785" office:value-type="float"/>
          <table:table-cell office:value="7.774337029927562" office:value-type="float"/>
          <table:table-cell office:value="7.911872058161594" office:value-type="float"/>
          <table:table-cell office:value="8.443314018733515" office:value-type="float"/>
          <table:table-cell office:value="7.10065730000138" office:value-type="float"/>
          <table:table-cell office:value="7.877334021697756" office:value-type="float"/>
          <table:table-cell office:value="8.14878954581346" office:value-type="float"/>
          <table:table-cell office:value="8.269284171821635" office:value-type="float"/>
          <table:table-cell office:value="8.71773370451484" office:value-type="float"/>
          <table:table-cell office:value="8.323955242132786" office:value-type="float"/>
          <table:table-cell office:value="8.975494658921406" office:value-type="float"/>
          <table:table-cell office:value="9.211633135641236" office:value-type="float"/>
          <table:table-cell office:value="9.321772205140297" office:value-type="float"/>
          <table:table-cell office:value="9.497269751673876" office:value-type="float"/>
          <table:table-cell office:value="5.660873304513643" office:value-type="float"/>
          <table:table-cell office:value="6.60507856840432" office:value-type="float"/>
          <table:table-cell office:value="6.74760545553309" office:value-type="float"/>
          <table:table-cell office:value="6.958203453842602" office:value-type="float"/>
          <table:table-cell office:value="7.296320308335124" office:value-type="float"/>
        </table:table-row>
        <table:table-row>
          <table:table-cell office:value-type="string">
            <text:p>szwacz__electron-boilerplat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1.6805736370998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2236159307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64294030806105" office:value-type="float"/>
          <table:table-cell office:value="15.720233359622602" office:value-type="float"/>
          <table:table-cell office:value="16.333807807696072" office:value-type="float"/>
          <table:table-cell office:value="17.02747848015314" office:value-type="float"/>
          <table:table-cell office:value="7.356539857339531" office:value-type="float"/>
          <table:table-cell office:value="7.623936116706643" office:value-type="float"/>
          <table:table-cell office:value="7.743677278163807" office:value-type="float"/>
          <table:table-cell office:value="7.876717814910799" office:value-type="float"/>
          <table:table-cell office:value="8.174694905964845" office:value-type="float"/>
          <table:table-cell office:value="7.53655591617839" office:value-type="float"/>
          <table:table-cell office:value="8.16296271902824" office:value-type="float"/>
          <table:table-cell office:value="8.389141019248495" office:value-type="float"/>
          <table:table-cell office:value="8.470611697909165" office:value-type="float"/>
          <table:table-cell office:value="8.77474359922185" office:value-type="float"/>
          <table:table-cell office:value="8.557676495440095" office:value-type="float"/>
          <table:table-cell office:value="8.927854060288979" office:value-type="float"/>
          <table:table-cell office:value="9.095420290168487" office:value-type="float"/>
          <table:table-cell office:value="9.180894516302871" office:value-type="float"/>
          <table:table-cell office:value="9.52215113302227" office:value-type="float"/>
          <table:table-cell office:value="6.396830233833499" office:value-type="float"/>
          <table:table-cell office:value="6.86511580875179" office:value-type="float"/>
          <table:table-cell office:value="7.028026195483548" office:value-type="float"/>
          <table:table-cell office:value="7.116345883652773" office:value-type="float"/>
          <table:table-cell office:value="7.504246689546664" office:value-type="float"/>
        </table:table-row>
        <table:table-row>
          <table:table-cell office:value-type="string">
            <text:p>overtake__telegram</text:p>
          </table:table-cell>
          <table:table-cell office:value="41.76689428162688" office:value-type="float"/>
          <table:table-cell office:value="1.0" office:value-type="float"/>
          <table:table-cell office:value="0.5" office:value-type="float"/>
          <table:table-cell office:value="1.73799852287257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00399411299" office:value-type="float"/>
          <table:table-cell office:value="-17.49100399411299" office:value-type="float"/>
          <table:table-cell office:value="-17.49100399411299" office:value-type="float"/>
          <table:table-cell office:value="-17.4910039941129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63606910892594" office:value-type="float"/>
          <table:table-cell office:value="8.29542606293737" office:value-type="float"/>
          <table:table-cell office:value="8.29542606293737" office:value-type="float"/>
          <table:table-cell office:value="8.29542606293737" office:value-type="float"/>
          <table:table-cell office:value="8.29542606293737" office:value-type="float"/>
          <table:table-cell office:value="8.506898744061509" office:value-type="float"/>
          <table:table-cell office:value="8.182604764696354" office:value-type="float"/>
          <table:table-cell office:value="8.182604764696354" office:value-type="float"/>
          <table:table-cell office:value="8.182604764696354" office:value-type="float"/>
          <table:table-cell office:value="8.182604764696354" office:value-type="float"/>
          <table:table-cell office:value="8.837832860086493" office:value-type="float"/>
          <table:table-cell office:value="9.541484225649004" office:value-type="float"/>
          <table:table-cell office:value="9.541484225649004" office:value-type="float"/>
          <table:table-cell office:value="9.541484225649004" office:value-type="float"/>
          <table:table-cell office:value="9.541484225649004" office:value-type="float"/>
          <table:table-cell office:value="9.785716467831037" office:value-type="float"/>
          <table:table-cell office:value="6.93654660198472" office:value-type="float"/>
          <table:table-cell office:value="6.93654660198472" office:value-type="float"/>
          <table:table-cell office:value="6.93654660198472" office:value-type="float"/>
          <table:table-cell office:value="6.93654660198472" office:value-type="float"/>
          <table:table-cell office:value="7.559015136316967" office:value-type="float"/>
        </table:table-row>
        <table:table-row>
          <table:table-cell office:value-type="string">
            <text:p>xonsh__xonsh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1.69203298293129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425505235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4809716973588" office:value-type="float"/>
          <table:table-cell office:value="16.840666449860876" office:value-type="float"/>
          <table:table-cell office:value="17.30527741643822" office:value-type="float"/>
          <table:table-cell office:value="17.993940950351433" office:value-type="float"/>
          <table:table-cell office:value="6.832220280320944" office:value-type="float"/>
          <table:table-cell office:value="7.5678579769999335" office:value-type="float"/>
          <table:table-cell office:value="7.7108820216443235" office:value-type="float"/>
          <table:table-cell office:value="7.864703585186756" office:value-type="float"/>
          <table:table-cell office:value="8.71759846768353" office:value-type="float"/>
          <table:table-cell office:value="7.252934430715878" office:value-type="float"/>
          <table:table-cell office:value="7.964827668841952" office:value-type="float"/>
          <table:table-cell office:value="8.17281316424718" office:value-type="float"/>
          <table:table-cell office:value="8.320097894547674" office:value-type="float"/>
          <table:table-cell office:value="8.91879873155562" office:value-type="float"/>
          <table:table-cell office:value="8.437138224029926" office:value-type="float"/>
          <table:table-cell office:value="8.904913758354862" office:value-type="float"/>
          <table:table-cell office:value="9.045467074571185" office:value-type="float"/>
          <table:table-cell office:value="9.149545147274011" office:value-type="float"/>
          <table:table-cell office:value="9.753148382701516" office:value-type="float"/>
          <table:table-cell office:value="5.8171788514764255" office:value-type="float"/>
          <table:table-cell office:value="6.625126614871391" office:value-type="float"/>
          <table:table-cell office:value="6.799559031766378" office:value-type="float"/>
          <table:table-cell office:value="6.980050029934764" office:value-type="float"/>
          <table:table-cell office:value="7.79264371777998" office:value-type="float"/>
        </table:table-row>
        <table:table-row>
          <table:table-cell office:value-type="string">
            <text:p>dmfay__massive-js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1.683647364805237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72912490762" office:value-type="float"/>
          <table:table-cell office:value="-17.478072940360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88745575906258" office:value-type="float"/>
          <table:table-cell office:value="17.18199013298054" office:value-type="float"/>
          <table:table-cell office:value="17.960219212476765" office:value-type="float"/>
          <table:table-cell office:value="7.193992732358177" office:value-type="float"/>
          <table:table-cell office:value="7.659301102208886" office:value-type="float"/>
          <table:table-cell office:value="7.751778384116119" office:value-type="float"/>
          <table:table-cell office:value="7.926190117175557" office:value-type="float"/>
          <table:table-cell office:value="8.414464929306114" office:value-type="float"/>
          <table:table-cell office:value="7.5759758921759754" office:value-type="float"/>
          <table:table-cell office:value="8.156314765486075" office:value-type="float"/>
          <table:table-cell office:value="8.300185073783762" office:value-type="float"/>
          <table:table-cell office:value="8.47199237194795" office:value-type="float"/>
          <table:table-cell office:value="8.86370510855295" office:value-type="float"/>
          <table:table-cell office:value="8.719332776201728" office:value-type="float"/>
          <table:table-cell office:value="8.976574882976195" office:value-type="float"/>
          <table:table-cell office:value="9.148215852714209" office:value-type="float"/>
          <table:table-cell office:value="9.292072858637106" office:value-type="float"/>
          <table:table-cell office:value="9.822678461075057" office:value-type="float"/>
          <table:table-cell office:value="6.122903671005719" office:value-type="float"/>
          <table:table-cell office:value="6.766917980674238" office:value-type="float"/>
          <table:table-cell office:value="6.9510733278829715" office:value-type="float"/>
          <table:table-cell office:value="7.1775311130314945" office:value-type="float"/>
          <table:table-cell office:value="7.474723475846538" office:value-type="float"/>
        </table:table-row>
        <table:table-row>
          <table:table-cell office:value-type="string">
            <text:p>PostgresApp__PostgresApp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1.69084714672790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377178810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3620514839818" office:value-type="float"/>
          <table:table-cell office:value="16.41893455675028" office:value-type="float"/>
          <table:table-cell office:value="16.912849237713324" office:value-type="float"/>
          <table:table-cell office:value="17.92831691961941" office:value-type="float"/>
          <table:table-cell office:value="7.089208872580884" office:value-type="float"/>
          <table:table-cell office:value="7.594545063136348" office:value-type="float"/>
          <table:table-cell office:value="7.681092515009437" office:value-type="float"/>
          <table:table-cell office:value="7.854839825030433" office:value-type="float"/>
          <table:table-cell office:value="8.36175432679691" office:value-type="float"/>
          <table:table-cell office:value="6.865466888494968" office:value-type="float"/>
          <table:table-cell office:value="8.08278906955677" office:value-type="float"/>
          <table:table-cell office:value="8.273271557989789" office:value-type="float"/>
          <table:table-cell office:value="8.517218910418254" office:value-type="float"/>
          <table:table-cell office:value="9.143363693231626" office:value-type="float"/>
          <table:table-cell office:value="8.403209518479004" office:value-type="float"/>
          <table:table-cell office:value="8.855561767486613" office:value-type="float"/>
          <table:table-cell office:value="8.96635289580193" office:value-type="float"/>
          <table:table-cell office:value="9.053421252596305" office:value-type="float"/>
          <table:table-cell office:value="9.48985315072009" office:value-type="float"/>
          <table:table-cell office:value="5.989623234363881" office:value-type="float"/>
          <table:table-cell office:value="6.803556845611073" office:value-type="float"/>
          <table:table-cell office:value="7.026429359560838" office:value-type="float"/>
          <table:table-cell office:value="7.333369053188209" office:value-type="float"/>
          <table:table-cell office:value="7.971260268632218" office:value-type="float"/>
        </table:table-row>
        <table:table-row>
          <table:table-cell office:value-type="string">
            <text:p>TooTallNate__Java-WebSocket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1.70788726189868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43459026995" office:value-type="float"/>
          <table:table-cell office:value="-17.4747625131412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01498279709926" office:value-type="float"/>
          <table:table-cell office:value="17.343312403850863" office:value-type="float"/>
          <table:table-cell office:value="17.996627178824053" office:value-type="float"/>
          <table:table-cell office:value="7.281780540114401" office:value-type="float"/>
          <table:table-cell office:value="7.646378316166267" office:value-type="float"/>
          <table:table-cell office:value="7.821656213833113" office:value-type="float"/>
          <table:table-cell office:value="8.077768507856746" office:value-type="float"/>
          <table:table-cell office:value="8.731458521545647" office:value-type="float"/>
          <table:table-cell office:value="7.023126151685258" office:value-type="float"/>
          <table:table-cell office:value="7.9083794039042115" office:value-type="float"/>
          <table:table-cell office:value="8.249787086220541" office:value-type="float"/>
          <table:table-cell office:value="8.46111256768547" office:value-type="float"/>
          <table:table-cell office:value="8.993833065890065" office:value-type="float"/>
          <table:table-cell office:value="8.498432138443265" office:value-type="float"/>
          <table:table-cell office:value="8.930628952120744" office:value-type="float"/>
          <table:table-cell office:value="9.096459998298947" office:value-type="float"/>
          <table:table-cell office:value="9.306273476987606" office:value-type="float"/>
          <table:table-cell office:value="9.801148781764397" office:value-type="float"/>
          <table:table-cell office:value="5.688110326724532" office:value-type="float"/>
          <table:table-cell office:value="6.704513142983036" office:value-type="float"/>
          <table:table-cell office:value="6.926409289716451" office:value-type="float"/>
          <table:table-cell office:value="7.122342660776324" office:value-type="float"/>
          <table:table-cell office:value="7.849379101861398" office:value-type="float"/>
        </table:table-row>
        <table:table-row>
          <table:table-cell office:value-type="string">
            <text:p>twitter__util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.244536081737424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971102821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8874631243139" office:value-type="float"/>
          <table:table-cell office:value="17.108347883661818" office:value-type="float"/>
          <table:table-cell office:value="17.466370563571743" office:value-type="float"/>
          <table:table-cell office:value="17.978828476613295" office:value-type="float"/>
          <table:table-cell office:value="7.313802554422043" office:value-type="float"/>
          <table:table-cell office:value="7.9650623566126" office:value-type="float"/>
          <table:table-cell office:value="8.065162445530312" office:value-type="float"/>
          <table:table-cell office:value="8.287991603764503" office:value-type="float"/>
          <table:table-cell office:value="9.28253245376155" office:value-type="float"/>
          <table:table-cell office:value="7.296122230085726" office:value-type="float"/>
          <table:table-cell office:value="7.968917264985698" office:value-type="float"/>
          <table:table-cell office:value="8.126778088191237" office:value-type="float"/>
          <table:table-cell office:value="8.259939876862417" office:value-type="float"/>
          <table:table-cell office:value="8.852242897517659" office:value-type="float"/>
          <table:table-cell office:value="8.583561754821353" office:value-type="float"/>
          <table:table-cell office:value="9.049220916573669" office:value-type="float"/>
          <table:table-cell office:value="9.23686253475891" office:value-type="float"/>
          <table:table-cell office:value="9.350308980651794" office:value-type="float"/>
          <table:table-cell office:value="9.81441441976107" office:value-type="float"/>
          <table:table-cell office:value="6.334086031074908" office:value-type="float"/>
          <table:table-cell office:value="6.741441439208948" office:value-type="float"/>
          <table:table-cell office:value="6.988986033851466" office:value-type="float"/>
          <table:table-cell office:value="7.064493328991025" office:value-type="float"/>
          <table:table-cell office:value="7.990789838268429" office:value-type="float"/>
        </table:table-row>
        <table:table-row>
          <table:table-cell office:value-type="string">
            <text:p>tpope__vim-pathogen</text:p>
          </table:table-cell>
          <table:table-cell office:value="21.04416411912186" office:value-type="float"/>
          <table:table-cell office:value="0.0577048934168356" office:value-type="float"/>
          <table:table-cell office:value="0.30303030303030304" office:value-type="float"/>
          <table:table-cell office:value="1.72533721176276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8314911564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29672118906918" office:value-type="float"/>
          <table:table-cell office:value="16.349702218477898" office:value-type="float"/>
          <table:table-cell office:value="16.77871638523459" office:value-type="float"/>
          <table:table-cell office:value="17.96840235310846" office:value-type="float"/>
          <table:table-cell office:value="6.721259624135785" office:value-type="float"/>
          <table:table-cell office:value="7.447370100299726" office:value-type="float"/>
          <table:table-cell office:value="7.653235465292244" office:value-type="float"/>
          <table:table-cell office:value="7.871140263618484" office:value-type="float"/>
          <table:table-cell office:value="8.307499821268308" office:value-type="float"/>
          <table:table-cell office:value="7.121748344206912" office:value-type="float"/>
          <table:table-cell office:value="7.495383557647716" office:value-type="float"/>
          <table:table-cell office:value="7.9337671884755885" office:value-type="float"/>
          <table:table-cell office:value="8.221980847235468" office:value-type="float"/>
          <table:table-cell office:value="8.724261011647744" office:value-type="float"/>
          <table:table-cell office:value="8.339793227627121" office:value-type="float"/>
          <table:table-cell office:value="8.849773369697505" office:value-type="float"/>
          <table:table-cell office:value="9.00567118944763" office:value-type="float"/>
          <table:table-cell office:value="9.183620503367393" office:value-type="float"/>
          <table:table-cell office:value="9.474923539426303" office:value-type="float"/>
          <table:table-cell office:value="5.880617431638181" office:value-type="float"/>
          <table:table-cell office:value="6.168445016468826" office:value-type="float"/>
          <table:table-cell office:value="6.409066079336581" office:value-type="float"/>
          <table:table-cell office:value="6.867231090164955" office:value-type="float"/>
          <table:table-cell office:value="7.436381832799026" office:value-type="float"/>
        </table:table-row>
        <table:table-row>
          <table:table-cell office:value-type="string">
            <text:p>apache__incubator-mxnet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1.71489612942730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505886129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5400757531225" office:value-type="float"/>
          <table:table-cell office:value="16.550834267797477" office:value-type="float"/>
          <table:table-cell office:value="17.221192045595178" office:value-type="float"/>
          <table:table-cell office:value="17.9983999729646" office:value-type="float"/>
          <table:table-cell office:value="6.934773435406113" office:value-type="float"/>
          <table:table-cell office:value="7.615306147188932" office:value-type="float"/>
          <table:table-cell office:value="7.819975794649585" office:value-type="float"/>
          <table:table-cell office:value="8.017746095788823" office:value-type="float"/>
          <table:table-cell office:value="9.100219609347846" office:value-type="float"/>
          <table:table-cell office:value="6.3130787240402455" office:value-type="float"/>
          <table:table-cell office:value="7.862489969965356" office:value-type="float"/>
          <table:table-cell office:value="8.136359141963805" office:value-type="float"/>
          <table:table-cell office:value="8.355705779700518" office:value-type="float"/>
          <table:table-cell office:value="9.17444645122765" office:value-type="float"/>
          <table:table-cell office:value="8.266128034640662" office:value-type="float"/>
          <table:table-cell office:value="8.791393723368575" office:value-type="float"/>
          <table:table-cell office:value="8.95528063617661" office:value-type="float"/>
          <table:table-cell office:value="9.135625791195153" office:value-type="float"/>
          <table:table-cell office:value="10.091503593117974" office:value-type="float"/>
          <table:table-cell office:value="5.681566084575568" office:value-type="float"/>
          <table:table-cell office:value="6.720912527813386" office:value-type="float"/>
          <table:table-cell office:value="6.951700966043804" office:value-type="float"/>
          <table:table-cell office:value="7.158217247602354" office:value-type="float"/>
          <table:table-cell office:value="7.890247345985333" office:value-type="float"/>
        </table:table-row>
        <table:table-row>
          <table:table-cell office:value-type="string">
            <text:p>WhisperSystems__Signal-Desktop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1.69483095040872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30749077848" office:value-type="float"/>
          <table:table-cell office:value="-17.422415899437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71849675870083" office:value-type="float"/>
          <table:table-cell office:value="17.11473704807216" office:value-type="float"/>
          <table:table-cell office:value="17.988091704670207" office:value-type="float"/>
          <table:table-cell office:value="6.769254519558368" office:value-type="float"/>
          <table:table-cell office:value="7.524861090456772" office:value-type="float"/>
          <table:table-cell office:value="7.737556635677806" office:value-type="float"/>
          <table:table-cell office:value="7.987636625213019" office:value-type="float"/>
          <table:table-cell office:value="9.02631470532601" office:value-type="float"/>
          <table:table-cell office:value="6.914142433765228" office:value-type="float"/>
          <table:table-cell office:value="7.889478688249775" office:value-type="float"/>
          <table:table-cell office:value="8.179616740128859" office:value-type="float"/>
          <table:table-cell office:value="8.435649279491965" office:value-type="float"/>
          <table:table-cell office:value="9.083083568332208" office:value-type="float"/>
          <table:table-cell office:value="8.109205219337293" office:value-type="float"/>
          <table:table-cell office:value="8.74787000253054" office:value-type="float"/>
          <table:table-cell office:value="8.911752843572343" office:value-type="float"/>
          <table:table-cell office:value="9.117643358130179" office:value-type="float"/>
          <table:table-cell office:value="9.944573753498302" office:value-type="float"/>
          <table:table-cell office:value="5.878076933155823" office:value-type="float"/>
          <table:table-cell office:value="6.726987680938493" office:value-type="float"/>
          <table:table-cell office:value="6.946825971233201" office:value-type="float"/>
          <table:table-cell office:value="7.23278814883307" office:value-type="float"/>
          <table:table-cell office:value="8.164824520159916" office:value-type="float"/>
        </table:table-row>
        <table:table-row>
          <table:table-cell office:value-type="string">
            <text:p>Linuxbrew__legacy-linuxbrew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1.7326381934224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34889714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3290576388802" office:value-type="float"/>
          <table:table-cell office:value="16.01241768872314" office:value-type="float"/>
          <table:table-cell office:value="16.518278428585184" office:value-type="float"/>
          <table:table-cell office:value="17.968278920878824" office:value-type="float"/>
          <table:table-cell office:value="7.040842576716681" office:value-type="float"/>
          <table:table-cell office:value="7.53591613943187" office:value-type="float"/>
          <table:table-cell office:value="7.7066939593134185" office:value-type="float"/>
          <table:table-cell office:value="7.933910160354497" office:value-type="float"/>
          <table:table-cell office:value="8.681574709691999" office:value-type="float"/>
          <table:table-cell office:value="7.039439035818544" office:value-type="float"/>
          <table:table-cell office:value="7.649643490151892" office:value-type="float"/>
          <table:table-cell office:value="7.879339692176913" office:value-type="float"/>
          <table:table-cell office:value="8.134936387256337" office:value-type="float"/>
          <table:table-cell office:value="8.689221970915943" office:value-type="float"/>
          <table:table-cell office:value="8.310438479760588" office:value-type="float"/>
          <table:table-cell office:value="8.671429640535093" office:value-type="float"/>
          <table:table-cell office:value="8.78863582819475" office:value-type="float"/>
          <table:table-cell office:value="8.912870130560403" office:value-type="float"/>
          <table:table-cell office:value="9.54040264335383" office:value-type="float"/>
          <table:table-cell office:value="5.835374086415872" office:value-type="float"/>
          <table:table-cell office:value="6.585629559751267" office:value-type="float"/>
          <table:table-cell office:value="6.748002474112537" office:value-type="float"/>
          <table:table-cell office:value="6.95214000816549" office:value-type="float"/>
          <table:table-cell office:value="7.779534867844715" office:value-type="float"/>
        </table:table-row>
        <table:table-row>
          <table:table-cell office:value-type="string">
            <text:p>coteditor__CotEditor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.2315143750129377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1017171842" office:value-type="float"/>
          <table:table-cell office:value="-17.492833366190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5196013371671" office:value-type="float"/>
          <table:table-cell office:value="17.41285708985702" office:value-type="float"/>
          <table:table-cell office:value="17.88101494381586" office:value-type="float"/>
          <table:table-cell office:value="7.331902664781086" office:value-type="float"/>
          <table:table-cell office:value="7.869496967540323" office:value-type="float"/>
          <table:table-cell office:value="8.114507915336697" office:value-type="float"/>
          <table:table-cell office:value="8.364528857446757" office:value-type="float"/>
          <table:table-cell office:value="8.439790793231362" office:value-type="float"/>
          <table:table-cell office:value="7.194204265021" office:value-type="float"/>
          <table:table-cell office:value="7.322126549003871" office:value-type="float"/>
          <table:table-cell office:value="8.105143948861306" office:value-type="float"/>
          <table:table-cell office:value="8.377899769482536" office:value-type="float"/>
          <table:table-cell office:value="8.939340147874017" office:value-type="float"/>
          <table:table-cell office:value="9.00669397421262" office:value-type="float"/>
          <table:table-cell office:value="9.027072310396449" office:value-type="float"/>
          <table:table-cell office:value="9.247975422839144" office:value-type="float"/>
          <table:table-cell office:value="9.336712906299697" office:value-type="float"/>
          <table:table-cell office:value="9.480361237651135" office:value-type="float"/>
          <table:table-cell office:value="6.202133909374121" office:value-type="float"/>
          <table:table-cell office:value="6.706793969716166" office:value-type="float"/>
          <table:table-cell office:value="6.807099171567005" office:value-type="float"/>
          <table:table-cell office:value="7.041417305344265" office:value-type="float"/>
          <table:table-cell office:value="7.564883155381897" office:value-type="float"/>
        </table:table-row>
        <table:table-row>
          <table:table-cell office:value-type="string">
            <text:p>gogits__gogs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1.68508091066773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0230931118" office:value-type="float"/>
          <table:table-cell office:value="-17.45542158777639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49582199156453" office:value-type="float"/>
          <table:table-cell office:value="17.160055388460396" office:value-type="float"/>
          <table:table-cell office:value="17.991816018002496" office:value-type="float"/>
          <table:table-cell office:value="6.977100686419731" office:value-type="float"/>
          <table:table-cell office:value="7.707359316068729" office:value-type="float"/>
          <table:table-cell office:value="7.877056522023084" office:value-type="float"/>
          <table:table-cell office:value="8.07827366520325" office:value-type="float"/>
          <table:table-cell office:value="8.96808952133177" office:value-type="float"/>
          <table:table-cell office:value="6.853466580420907" office:value-type="float"/>
          <table:table-cell office:value="8.163549233547993" office:value-type="float"/>
          <table:table-cell office:value="8.39119599753311" office:value-type="float"/>
          <table:table-cell office:value="8.563773859328418" office:value-type="float"/>
          <table:table-cell office:value="9.260719426649004" office:value-type="float"/>
          <table:table-cell office:value="8.435952517258464" office:value-type="float"/>
          <table:table-cell office:value="8.890593735996417" office:value-type="float"/>
          <table:table-cell office:value="9.07687186706302" office:value-type="float"/>
          <table:table-cell office:value="9.279428501068637" office:value-type="float"/>
          <table:table-cell office:value="10.061172127820182" office:value-type="float"/>
          <table:table-cell office:value="5.9359477342649" office:value-type="float"/>
          <table:table-cell office:value="6.944986668856549" office:value-type="float"/>
          <table:table-cell office:value="7.135511601057717" office:value-type="float"/>
          <table:table-cell office:value="7.351309813898665" office:value-type="float"/>
          <table:table-cell office:value="8.171343089271057" office:value-type="float"/>
        </table:table-row>
        <table:table-row>
          <table:table-cell office:value-type="string">
            <text:p>thedjpetersen__subway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1.7088946435681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527377819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8613168962194" office:value-type="float"/>
          <table:table-cell office:value="16.425107560334883" office:value-type="float"/>
          <table:table-cell office:value="17.235379113752664" office:value-type="float"/>
          <table:table-cell office:value="17.952836244601706" office:value-type="float"/>
          <table:table-cell office:value="7.391971587043113" office:value-type="float"/>
          <table:table-cell office:value="7.68168641884002" office:value-type="float"/>
          <table:table-cell office:value="7.795021554237313" office:value-type="float"/>
          <table:table-cell office:value="7.914351770431308" office:value-type="float"/>
          <table:table-cell office:value="8.435820464776107" office:value-type="float"/>
          <table:table-cell office:value="7.410142808370841" office:value-type="float"/>
          <table:table-cell office:value="8.05189445604648" office:value-type="float"/>
          <table:table-cell office:value="8.349917461903036" office:value-type="float"/>
          <table:table-cell office:value="8.39559027947708" office:value-type="float"/>
          <table:table-cell office:value="8.527426091597437" office:value-type="float"/>
          <table:table-cell office:value="8.686308489761577" office:value-type="float"/>
          <table:table-cell office:value="8.892479434199071" office:value-type="float"/>
          <table:table-cell office:value="9.156547144481575" office:value-type="float"/>
          <table:table-cell office:value="9.234649470316608" office:value-type="float"/>
          <table:table-cell office:value="9.622492691437259" office:value-type="float"/>
          <table:table-cell office:value="6.3183010524216305" office:value-type="float"/>
          <table:table-cell office:value="6.616097067883544" office:value-type="float"/>
          <table:table-cell office:value="6.884407748359332" office:value-type="float"/>
          <table:table-cell office:value="7.105051600229053" office:value-type="float"/>
          <table:table-cell office:value="7.330942641402271" office:value-type="float"/>
        </table:table-row>
        <table:table-row>
          <table:table-cell office:value-type="string">
            <text:p>NervanaSystems__neon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1.73293646856436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576733525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339986435405" office:value-type="float"/>
          <table:table-cell office:value="16.82765049900296" office:value-type="float"/>
          <table:table-cell office:value="17.446643146790105" office:value-type="float"/>
          <table:table-cell office:value="17.83385857382588" office:value-type="float"/>
          <table:table-cell office:value="7.231244140237129" office:value-type="float"/>
          <table:table-cell office:value="7.7856813767767425" office:value-type="float"/>
          <table:table-cell office:value="7.928163152661182" office:value-type="float"/>
          <table:table-cell office:value="8.108082740586484" office:value-type="float"/>
          <table:table-cell office:value="8.747572335835223" office:value-type="float"/>
          <table:table-cell office:value="7.416347047800456" office:value-type="float"/>
          <table:table-cell office:value="7.793610048610457" office:value-type="float"/>
          <table:table-cell office:value="8.056941335217209" office:value-type="float"/>
          <table:table-cell office:value="8.383943250500797" office:value-type="float"/>
          <table:table-cell office:value="8.672064267459671" office:value-type="float"/>
          <table:table-cell office:value="8.562143708123386" office:value-type="float"/>
          <table:table-cell office:value="8.88146028644801" office:value-type="float"/>
          <table:table-cell office:value="9.03309259470212" office:value-type="float"/>
          <table:table-cell office:value="9.227976205479255" office:value-type="float"/>
          <table:table-cell office:value="9.578865375362097" office:value-type="float"/>
          <table:table-cell office:value="6.271315010313462" office:value-type="float"/>
          <table:table-cell office:value="6.705415535265313" office:value-type="float"/>
          <table:table-cell office:value="6.8903867409334145" office:value-type="float"/>
          <table:table-cell office:value="7.261284367266576" office:value-type="float"/>
          <table:table-cell office:value="7.727119909539987" office:value-type="float"/>
        </table:table-row>
        <table:table-row>
          <table:table-cell office:value-type="string">
            <text:p>hadley__devtools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1.71123480031011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5130999935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81824577163134" office:value-type="float"/>
          <table:table-cell office:value="16.504904191786576" office:value-type="float"/>
          <table:table-cell office:value="17.016398312960852" office:value-type="float"/>
          <table:table-cell office:value="17.925887283299403" office:value-type="float"/>
          <table:table-cell office:value="7.1946339348185155" office:value-type="float"/>
          <table:table-cell office:value="7.7275353964913895" office:value-type="float"/>
          <table:table-cell office:value="7.868819296757467" office:value-type="float"/>
          <table:table-cell office:value="8.06671674607317" office:value-type="float"/>
          <table:table-cell office:value="8.845877867634098" office:value-type="float"/>
          <table:table-cell office:value="7.057197088808355" office:value-type="float"/>
          <table:table-cell office:value="7.92863396942567" office:value-type="float"/>
          <table:table-cell office:value="8.264645292481681" office:value-type="float"/>
          <table:table-cell office:value="8.429754445309191" office:value-type="float"/>
          <table:table-cell office:value="9.104663652838527" office:value-type="float"/>
          <table:table-cell office:value="8.441923625251786" office:value-type="float"/>
          <table:table-cell office:value="8.841675995459642" office:value-type="float"/>
          <table:table-cell office:value="8.989564415803619" office:value-type="float"/>
          <table:table-cell office:value="9.181340287312647" office:value-type="float"/>
          <table:table-cell office:value="9.968547117203698" office:value-type="float"/>
          <table:table-cell office:value="6.120919228051239" office:value-type="float"/>
          <table:table-cell office:value="6.865766572211332" office:value-type="float"/>
          <table:table-cell office:value="7.084510379595619" office:value-type="float"/>
          <table:table-cell office:value="7.234351983296305" office:value-type="float"/>
          <table:table-cell office:value="8.168024376479128" office:value-type="float"/>
        </table:table-row>
        <table:table-row>
          <table:table-cell office:value-type="string">
            <text:p>reactioncommerce__reaction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1.687893003829424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0010931568" office:value-type="float"/>
          <table:table-cell office:value="-17.44491075756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17964418093267" office:value-type="float"/>
          <table:table-cell office:value="17.396233640944896" office:value-type="float"/>
          <table:table-cell office:value="17.920785193130943" office:value-type="float"/>
          <table:table-cell office:value="7.1141691420731785" office:value-type="float"/>
          <table:table-cell office:value="7.721361781944044" office:value-type="float"/>
          <table:table-cell office:value="7.915931317050861" office:value-type="float"/>
          <table:table-cell office:value="8.066798887645438" office:value-type="float"/>
          <table:table-cell office:value="9.163145772056822" office:value-type="float"/>
          <table:table-cell office:value="7.194433009818109" office:value-type="float"/>
          <table:table-cell office:value="8.121352703339788" office:value-type="float"/>
          <table:table-cell office:value="8.431903841342233" office:value-type="float"/>
          <table:table-cell office:value="8.572533402007664" office:value-type="float"/>
          <table:table-cell office:value="9.243450449752718" office:value-type="float"/>
          <table:table-cell office:value="8.455354636420989" office:value-type="float"/>
          <table:table-cell office:value="8.982820674697008" office:value-type="float"/>
          <table:table-cell office:value="9.104680287858056" office:value-type="float"/>
          <table:table-cell office:value="9.269304667050795" office:value-type="float"/>
          <table:table-cell office:value="9.703340857562326" office:value-type="float"/>
          <table:table-cell office:value="6.290575324273225" office:value-type="float"/>
          <table:table-cell office:value="6.876943607794618" office:value-type="float"/>
          <table:table-cell office:value="7.16415877956689" office:value-type="float"/>
          <table:table-cell office:value="7.398020440729448" office:value-type="float"/>
          <table:table-cell office:value="8.548678304934661" office:value-type="float"/>
        </table:table-row>
        <table:table-row>
          <table:table-cell office:value-type="string">
            <text:p>cockroachdb__cockroach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1.70860726465367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522158828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53185893335269" office:value-type="float"/>
          <table:table-cell office:value="16.72573891041252" office:value-type="float"/>
          <table:table-cell office:value="17.17403896609261" office:value-type="float"/>
          <table:table-cell office:value="17.983828422298025" office:value-type="float"/>
          <table:table-cell office:value="6.8851293714939175" office:value-type="float"/>
          <table:table-cell office:value="7.811868661183824" office:value-type="float"/>
          <table:table-cell office:value="7.950956912595927" office:value-type="float"/>
          <table:table-cell office:value="8.127158763002022" office:value-type="float"/>
          <table:table-cell office:value="8.876253779553213" office:value-type="float"/>
          <table:table-cell office:value="6.956101187960088" office:value-type="float"/>
          <table:table-cell office:value="8.15406671114392" office:value-type="float"/>
          <table:table-cell office:value="8.312099361445513" office:value-type="float"/>
          <table:table-cell office:value="8.429782696634174" office:value-type="float"/>
          <table:table-cell office:value="8.885151221660955" office:value-type="float"/>
          <table:table-cell office:value="8.471651657912858" office:value-type="float"/>
          <table:table-cell office:value="8.946212999971308" office:value-type="float"/>
          <table:table-cell office:value="9.151299059881074" office:value-type="float"/>
          <table:table-cell office:value="9.306992890561629" office:value-type="float"/>
          <table:table-cell office:value="9.840217723333794" office:value-type="float"/>
          <table:table-cell office:value="5.558478040831584" office:value-type="float"/>
          <table:table-cell office:value="6.92741880985276" office:value-type="float"/>
          <table:table-cell office:value="7.1125647390429485" office:value-type="float"/>
          <table:table-cell office:value="7.29856018942907" office:value-type="float"/>
          <table:table-cell office:value="8.239748141339001" office:value-type="float"/>
        </table:table-row>
        <table:table-row>
          <table:table-cell office:value-type="string">
            <text:p>PrismLibrary__Prism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1.69946382484053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82030419304" office:value-type="float"/>
          <table:table-cell office:value="-17.46957770192880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0597874147191" office:value-type="float"/>
          <table:table-cell office:value="17.3552009625499" office:value-type="float"/>
          <table:table-cell office:value="17.995335681403574" office:value-type="float"/>
          <table:table-cell office:value="7.301020842963435" office:value-type="float"/>
          <table:table-cell office:value="7.716660809978895" office:value-type="float"/>
          <table:table-cell office:value="7.9056481120930036" office:value-type="float"/>
          <table:table-cell office:value="8.135225849434534" office:value-type="float"/>
          <table:table-cell office:value="9.059724167839903" office:value-type="float"/>
          <table:table-cell office:value="7.090501785204323" office:value-type="float"/>
          <table:table-cell office:value="8.225066917009954" office:value-type="float"/>
          <table:table-cell office:value="8.379553005548168" office:value-type="float"/>
          <table:table-cell office:value="8.530638177640865" office:value-type="float"/>
          <table:table-cell office:value="8.979697498460142" office:value-type="float"/>
          <table:table-cell office:value="8.639059000386654" office:value-type="float"/>
          <table:table-cell office:value="9.102100586797665" office:value-type="float"/>
          <table:table-cell office:value="9.271157587044144" office:value-type="float"/>
          <table:table-cell office:value="9.402290733331299" office:value-type="float"/>
          <table:table-cell office:value="9.967370933325064" office:value-type="float"/>
          <table:table-cell office:value="6.012143117322751" office:value-type="float"/>
          <table:table-cell office:value="6.779920200302142" office:value-type="float"/>
          <table:table-cell office:value="7.012880800601875" office:value-type="float"/>
          <table:table-cell office:value="7.283133274232955" office:value-type="float"/>
          <table:table-cell office:value="7.981875839605719" office:value-type="float"/>
        </table:table-row>
        <table:table-row>
          <table:table-cell office:value-type="string">
            <text:p>23__resumable.js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1.67528020976254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864865435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81101410540712" office:value-type="float"/>
          <table:table-cell office:value="16.070138071232556" office:value-type="float"/>
          <table:table-cell office:value="16.771281699786456" office:value-type="float"/>
          <table:table-cell office:value="17.735026855340237" office:value-type="float"/>
          <table:table-cell office:value="7.423154045269266" office:value-type="float"/>
          <table:table-cell office:value="7.761225230515137" office:value-type="float"/>
          <table:table-cell office:value="7.9525165366091" office:value-type="float"/>
          <table:table-cell office:value="8.063173395468715" office:value-type="float"/>
          <table:table-cell office:value="8.427726367056142" office:value-type="float"/>
          <table:table-cell office:value="7.694347980309546" office:value-type="float"/>
          <table:table-cell office:value="8.181278721595476" office:value-type="float"/>
          <table:table-cell office:value="8.544944335795977" office:value-type="float"/>
          <table:table-cell office:value="8.679216757157981" office:value-type="float"/>
          <table:table-cell office:value="8.90743344411429" office:value-type="float"/>
          <table:table-cell office:value="8.596434950640017" office:value-type="float"/>
          <table:table-cell office:value="9.06716482983552" office:value-type="float"/>
          <table:table-cell office:value="9.184395230322925" office:value-type="float"/>
          <table:table-cell office:value="9.33591447183042" office:value-type="float"/>
          <table:table-cell office:value="9.608968862658273" office:value-type="float"/>
          <table:table-cell office:value="6.469559219882717" office:value-type="float"/>
          <table:table-cell office:value="6.971484069204205" office:value-type="float"/>
          <table:table-cell office:value="7.229707508910506" office:value-type="float"/>
          <table:table-cell office:value="7.319761296685307" office:value-type="float"/>
          <table:table-cell office:value="7.877234025115056" office:value-type="float"/>
        </table:table-row>
        <table:table-row>
          <table:table-cell office:value-type="string">
            <text:p>grommet__grommet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1.679253226969010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68721843214" office:value-type="float"/>
          <table:table-cell office:value="-17.4809349328241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53122751739193" office:value-type="float"/>
          <table:table-cell office:value="17.38330815832837" office:value-type="float"/>
          <table:table-cell office:value="17.96158919540889" office:value-type="float"/>
          <table:table-cell office:value="7.072248871981813" office:value-type="float"/>
          <table:table-cell office:value="7.637280300656629" office:value-type="float"/>
          <table:table-cell office:value="7.8819357582770415" office:value-type="float"/>
          <table:table-cell office:value="8.137295893475212" office:value-type="float"/>
          <table:table-cell office:value="9.010095466498633" office:value-type="float"/>
          <table:table-cell office:value="6.861831975727202" office:value-type="float"/>
          <table:table-cell office:value="8.28639157988229" office:value-type="float"/>
          <table:table-cell office:value="8.48000301198612" office:value-type="float"/>
          <table:table-cell office:value="8.595992968341719" office:value-type="float"/>
          <table:table-cell office:value="9.09910502077354" office:value-type="float"/>
          <table:table-cell office:value="8.693830444402586" office:value-type="float"/>
          <table:table-cell office:value="9.090818631171668" office:value-type="float"/>
          <table:table-cell office:value="9.28009413229788" office:value-type="float"/>
          <table:table-cell office:value="9.394225683485015" office:value-type="float"/>
          <table:table-cell office:value="9.891806421316685" office:value-type="float"/>
          <table:table-cell office:value="5.700858550335792" office:value-type="float"/>
          <table:table-cell office:value="6.849878196633959" office:value-type="float"/>
          <table:table-cell office:value="7.1044762950338125" office:value-type="float"/>
          <table:table-cell office:value="7.336174126984476" office:value-type="float"/>
          <table:table-cell office:value="7.843685747696146" office:value-type="float"/>
        </table:table-row>
        <table:table-row>
          <table:table-cell office:value-type="string">
            <text:p>go-mgo__mgo</text:p>
          </table:table-cell>
          <table:table-cell office:value="22.714988267211876" office:value-type="float"/>
          <table:table-cell office:value="0.0426319960947269" office:value-type="float"/>
          <table:table-cell office:value="0.35714285714285715" office:value-type="float"/>
          <table:table-cell office:value="1.70420630607496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16892066422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50901384864793" office:value-type="float"/>
          <table:table-cell office:value="17.072022099698682" office:value-type="float"/>
          <table:table-cell office:value="17.22919545723142" office:value-type="float"/>
          <table:table-cell office:value="17.92223634333132" office:value-type="float"/>
          <table:table-cell office:value="7.442750386474723" office:value-type="float"/>
          <table:table-cell office:value="7.807901067304665" office:value-type="float"/>
          <table:table-cell office:value="8.01782065099776" office:value-type="float"/>
          <table:table-cell office:value="8.231180433033895" office:value-type="float"/>
          <table:table-cell office:value="8.838500706148276" office:value-type="float"/>
          <table:table-cell office:value="7.799015198487749" office:value-type="float"/>
          <table:table-cell office:value="8.136694947705509" office:value-type="float"/>
          <table:table-cell office:value="8.470567009936554" office:value-type="float"/>
          <table:table-cell office:value="8.536066460105445" office:value-type="float"/>
          <table:table-cell office:value="9.167102933935606" office:value-type="float"/>
          <table:table-cell office:value="8.502180031595511" office:value-type="float"/>
          <table:table-cell office:value="9.13283188147702" office:value-type="float"/>
          <table:table-cell office:value="9.212439065909983" office:value-type="float"/>
          <table:table-cell office:value="9.333135046759077" office:value-type="float"/>
          <table:table-cell office:value="9.817748022654545" office:value-type="float"/>
          <table:table-cell office:value="6.621434745147672" office:value-type="float"/>
          <table:table-cell office:value="6.997637734529823" office:value-type="float"/>
          <table:table-cell office:value="7.157563934815115" office:value-type="float"/>
          <table:table-cell office:value="7.3342888401766455" office:value-type="float"/>
          <table:table-cell office:value="7.997605285550153" office:value-type="float"/>
        </table:table-row>
        <table:table-row>
          <table:table-cell office:value-type="string">
            <text:p>grafana__grafana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1.68956295317665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5016569625" office:value-type="float"/>
          <table:table-cell office:value="-17.4761290956388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73700155911243" office:value-type="float"/>
          <table:table-cell office:value="17.282420318620343" office:value-type="float"/>
          <table:table-cell office:value="17.994886130645963" office:value-type="float"/>
          <table:table-cell office:value="6.9952786043080994" office:value-type="float"/>
          <table:table-cell office:value="7.734988980184343" office:value-type="float"/>
          <table:table-cell office:value="7.916911630225468" office:value-type="float"/>
          <table:table-cell office:value="8.133109981193" office:value-type="float"/>
          <table:table-cell office:value="9.294014478532738" office:value-type="float"/>
          <table:table-cell office:value="7.095811706541836" office:value-type="float"/>
          <table:table-cell office:value="8.213021005112516" office:value-type="float"/>
          <table:table-cell office:value="8.404695803148691" office:value-type="float"/>
          <table:table-cell office:value="8.581792343851752" office:value-type="float"/>
          <table:table-cell office:value="9.175409747427926" office:value-type="float"/>
          <table:table-cell office:value="8.15334138389292" office:value-type="float"/>
          <table:table-cell office:value="9.012529899679796" office:value-type="float"/>
          <table:table-cell office:value="9.18630490138578" office:value-type="float"/>
          <table:table-cell office:value="9.367761217230697" office:value-type="float"/>
          <table:table-cell office:value="10.04586955357708" office:value-type="float"/>
          <table:table-cell office:value="5.937864577240084" office:value-type="float"/>
          <table:table-cell office:value="6.909460268821696" office:value-type="float"/>
          <table:table-cell office:value="7.110929962145879" office:value-type="float"/>
          <table:table-cell office:value="7.312438772168742" office:value-type="float"/>
          <table:table-cell office:value="8.576271670967902" office:value-type="float"/>
        </table:table-row>
        <table:table-row>
          <table:table-cell office:value-type="string">
            <text:p>HearthSim__Hearthstone-Deck-Tracker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1.69716166780640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913096305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634031423341451" office:value-type="float"/>
          <table:table-cell office:value="15.853258186327945" office:value-type="float"/>
          <table:table-cell office:value="16.762998116907184" office:value-type="float"/>
          <table:table-cell office:value="17.96592816109192" office:value-type="float"/>
          <table:table-cell office:value="6.76964727411482" office:value-type="float"/>
          <table:table-cell office:value="7.57876221643121" office:value-type="float"/>
          <table:table-cell office:value="7.830838682098692" office:value-type="float"/>
          <table:table-cell office:value="8.08229019374565" office:value-type="float"/>
          <table:table-cell office:value="8.9328894505236" office:value-type="float"/>
          <table:table-cell office:value="6.526899086079512" office:value-type="float"/>
          <table:table-cell office:value="7.960398888228506" office:value-type="float"/>
          <table:table-cell office:value="8.37492695482737" office:value-type="float"/>
          <table:table-cell office:value="8.619327652758708" office:value-type="float"/>
          <table:table-cell office:value="9.214208923267075" office:value-type="float"/>
          <table:table-cell office:value="8.170081435193055" office:value-type="float"/>
          <table:table-cell office:value="8.772752540463893" office:value-type="float"/>
          <table:table-cell office:value="8.962307932642256" office:value-type="float"/>
          <table:table-cell office:value="9.231031798400188" office:value-type="float"/>
          <table:table-cell office:value="9.900228710091554" office:value-type="float"/>
          <table:table-cell office:value="5.186823330471301" office:value-type="float"/>
          <table:table-cell office:value="6.75363848443412" office:value-type="float"/>
          <table:table-cell office:value="7.108157328937539" office:value-type="float"/>
          <table:table-cell office:value="7.414801975584213" office:value-type="float"/>
          <table:table-cell office:value="8.353216816496733" office:value-type="float"/>
        </table:table-row>
        <table:table-row>
          <table:table-cell office:value-type="string">
            <text:p>conan-io__conan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1.66180923568298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971704898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78663197077427" office:value-type="float"/>
          <table:table-cell office:value="16.394682285357366" office:value-type="float"/>
          <table:table-cell office:value="17.031743153480406" office:value-type="float"/>
          <table:table-cell office:value="17.929770683301324" office:value-type="float"/>
          <table:table-cell office:value="6.928498039721223" office:value-type="float"/>
          <table:table-cell office:value="7.688210182952549" office:value-type="float"/>
          <table:table-cell office:value="7.8759804217931855" office:value-type="float"/>
          <table:table-cell office:value="8.066269827870512" office:value-type="float"/>
          <table:table-cell office:value="9.210088005375797" office:value-type="float"/>
          <table:table-cell office:value="7.0115248969396795" office:value-type="float"/>
          <table:table-cell office:value="8.26299057018148" office:value-type="float"/>
          <table:table-cell office:value="8.517035342270178" office:value-type="float"/>
          <table:table-cell office:value="8.687024453059227" office:value-type="float"/>
          <table:table-cell office:value="9.235320336422452" office:value-type="float"/>
          <table:table-cell office:value="8.144101754565922" office:value-type="float"/>
          <table:table-cell office:value="8.959465281541366" office:value-type="float"/>
          <table:table-cell office:value="9.108658919978872" office:value-type="float"/>
          <table:table-cell office:value="9.257806272789246" office:value-type="float"/>
          <table:table-cell office:value="9.966786789362871" office:value-type="float"/>
          <table:table-cell office:value="5.24120601670699" office:value-type="float"/>
          <table:table-cell office:value="6.984769022993836" office:value-type="float"/>
          <table:table-cell office:value="7.220428156092153" office:value-type="float"/>
          <table:table-cell office:value="7.438714937967693" office:value-type="float"/>
          <table:table-cell office:value="8.387089271357947" office:value-type="float"/>
        </table:table-row>
        <table:table-row>
          <table:table-cell office:value-type="string">
            <text:p>trello__RxLifecycl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1.705698400246737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83783599568055" office:value-type="float"/>
          <table:table-cell office:value="16.227605532091136" office:value-type="float"/>
          <table:table-cell office:value="16.478626048191476" office:value-type="float"/>
          <table:table-cell office:value="16.479921455559037" office:value-type="float"/>
          <table:table-cell office:value="17.669624566535077" office:value-type="float"/>
          <table:table-cell office:value="7.406760997432554" office:value-type="float"/>
          <table:table-cell office:value="7.666974786353999" office:value-type="float"/>
          <table:table-cell office:value="7.847222422644791" office:value-type="float"/>
          <table:table-cell office:value="7.8594121832073505" office:value-type="float"/>
          <table:table-cell office:value="8.019100960657774" office:value-type="float"/>
          <table:table-cell office:value="7.249171585547684" office:value-type="float"/>
          <table:table-cell office:value="8.136846007504447" office:value-type="float"/>
          <table:table-cell office:value="8.228751913954316" office:value-type="float"/>
          <table:table-cell office:value="8.244486311234102" office:value-type="float"/>
          <table:table-cell office:value="8.476060392246438" office:value-type="float"/>
          <table:table-cell office:value="8.850021368883185" office:value-type="float"/>
          <table:table-cell office:value="9.163943853887675" office:value-type="float"/>
          <table:table-cell office:value="9.267309691603678" office:value-type="float"/>
          <table:table-cell office:value="9.312664056171426" office:value-type="float"/>
          <table:table-cell office:value="9.354425058998459" office:value-type="float"/>
          <table:table-cell office:value="5.805911214097052" office:value-type="float"/>
          <table:table-cell office:value="6.71781487785657" office:value-type="float"/>
          <table:table-cell office:value="6.747517243700427" office:value-type="float"/>
          <table:table-cell office:value="6.8060994135547785" office:value-type="float"/>
          <table:table-cell office:value="7.091238035475982" office:value-type="float"/>
        </table:table-row>
        <table:table-row>
          <table:table-cell office:value-type="string">
            <text:p>nelmio__alic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1.71123615832966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3969726235" office:value-type="float"/>
          <table:table-cell office:value="-17.4713747207442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7647636917494" office:value-type="float"/>
          <table:table-cell office:value="17.15671054891819" office:value-type="float"/>
          <table:table-cell office:value="17.974672657447528" office:value-type="float"/>
          <table:table-cell office:value="7.2057176988807505" office:value-type="float"/>
          <table:table-cell office:value="7.606420677786632" office:value-type="float"/>
          <table:table-cell office:value="7.796724777277436" office:value-type="float"/>
          <table:table-cell office:value="8.057608383937083" office:value-type="float"/>
          <table:table-cell office:value="8.6261883368354" office:value-type="float"/>
          <table:table-cell office:value="6.77890787623088" office:value-type="float"/>
          <table:table-cell office:value="7.937354530630857" office:value-type="float"/>
          <table:table-cell office:value="8.326882339780964" office:value-type="float"/>
          <table:table-cell office:value="8.420019645591097" office:value-type="float"/>
          <table:table-cell office:value="8.752479362946138" office:value-type="float"/>
          <table:table-cell office:value="8.621965830723804" office:value-type="float"/>
          <table:table-cell office:value="8.972034065871085" office:value-type="float"/>
          <table:table-cell office:value="9.239307216745305" office:value-type="float"/>
          <table:table-cell office:value="9.413756751075958" office:value-type="float"/>
          <table:table-cell office:value="9.69442642622487" office:value-type="float"/>
          <table:table-cell office:value="5.73469994636303" office:value-type="float"/>
          <table:table-cell office:value="6.5399473062357485" office:value-type="float"/>
          <table:table-cell office:value="6.9236737181718375" office:value-type="float"/>
          <table:table-cell office:value="7.035133523925582" office:value-type="float"/>
          <table:table-cell office:value="7.613148013173532" office:value-type="float"/>
        </table:table-row>
        <table:table-row>
          <table:table-cell office:value-type="string">
            <text:p>cesanta__mongoose-os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1.738406808598826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467204291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16598054872953" office:value-type="float"/>
          <table:table-cell office:value="16.40929440568148" office:value-type="float"/>
          <table:table-cell office:value="16.90432442023321" office:value-type="float"/>
          <table:table-cell office:value="17.989393912100745" office:value-type="float"/>
          <table:table-cell office:value="7.357664631336075" office:value-type="float"/>
          <table:table-cell office:value="7.7485241734512735" office:value-type="float"/>
          <table:table-cell office:value="7.893818791272324" office:value-type="float"/>
          <table:table-cell office:value="8.04068662770345" office:value-type="float"/>
          <table:table-cell office:value="8.466335324810643" office:value-type="float"/>
          <table:table-cell office:value="6.944556933750359" office:value-type="float"/>
          <table:table-cell office:value="7.665292912808094" office:value-type="float"/>
          <table:table-cell office:value="8.115861645563445" office:value-type="float"/>
          <table:table-cell office:value="8.32732290187105" office:value-type="float"/>
          <table:table-cell office:value="8.635876714496295" office:value-type="float"/>
          <table:table-cell office:value="8.411553567439856" office:value-type="float"/>
          <table:table-cell office:value="8.841602322207256" office:value-type="float"/>
          <table:table-cell office:value="8.94970822718851" office:value-type="float"/>
          <table:table-cell office:value="9.108668054421177" office:value-type="float"/>
          <table:table-cell office:value="9.553730530724081" office:value-type="float"/>
          <table:table-cell office:value="6.135751340083128" office:value-type="float"/>
          <table:table-cell office:value="6.767115446148576" office:value-type="float"/>
          <table:table-cell office:value="6.957985773880625" office:value-type="float"/>
          <table:table-cell office:value="7.1638246648727515" office:value-type="float"/>
          <table:table-cell office:value="7.454704971313328" office:value-type="float"/>
        </table:table-row>
        <table:table-row>
          <table:table-cell office:value-type="string">
            <text:p>electron__electron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1.682933566000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6328071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9452848101797" office:value-type="float"/>
          <table:table-cell office:value="16.32290561676663" office:value-type="float"/>
          <table:table-cell office:value="16.957521381566032" office:value-type="float"/>
          <table:table-cell office:value="17.996501716318225" office:value-type="float"/>
          <table:table-cell office:value="6.8173413280259965" office:value-type="float"/>
          <table:table-cell office:value="7.458264300268038" office:value-type="float"/>
          <table:table-cell office:value="7.68029612588138" office:value-type="float"/>
          <table:table-cell office:value="7.913891478835408" office:value-type="float"/>
          <table:table-cell office:value="9.300801872987641" office:value-type="float"/>
          <table:table-cell office:value="6.874115946064261" office:value-type="float"/>
          <table:table-cell office:value="8.010886608291921" office:value-type="float"/>
          <table:table-cell office:value="8.27817506287862" office:value-type="float"/>
          <table:table-cell office:value="8.464059872638945" office:value-type="float"/>
          <table:table-cell office:value="9.099443038018912" office:value-type="float"/>
          <table:table-cell office:value="8.331759200784159" office:value-type="float"/>
          <table:table-cell office:value="8.826263650819447" office:value-type="float"/>
          <table:table-cell office:value="8.983512668070132" office:value-type="float"/>
          <table:table-cell office:value="9.130897133306476" office:value-type="float"/>
          <table:table-cell office:value="10.031607478566329" office:value-type="float"/>
          <table:table-cell office:value="5.896215159242638" office:value-type="float"/>
          <table:table-cell office:value="6.704645219825582" office:value-type="float"/>
          <table:table-cell office:value="6.9139573100801" office:value-type="float"/>
          <table:table-cell office:value="7.169809942593576" office:value-type="float"/>
          <table:table-cell office:value="8.109103067775061" office:value-type="float"/>
        </table:table-row>
        <table:table-row>
          <table:table-cell office:value-type="string">
            <text:p>nteract__nteract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1.703666048884542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0423922061" office:value-type="float"/>
          <table:table-cell office:value="-17.4584646266957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17694305636807" office:value-type="float"/>
          <table:table-cell office:value="17.12197596242388" office:value-type="float"/>
          <table:table-cell office:value="17.961320726530115" office:value-type="float"/>
          <table:table-cell office:value="7.141116903365389" office:value-type="float"/>
          <table:table-cell office:value="7.633123311393426" office:value-type="float"/>
          <table:table-cell office:value="7.777600605145042" office:value-type="float"/>
          <table:table-cell office:value="8.078259560022826" office:value-type="float"/>
          <table:table-cell office:value="8.981643093395714" office:value-type="float"/>
          <table:table-cell office:value="7.512876295406192" office:value-type="float"/>
          <table:table-cell office:value="8.150255097612789" office:value-type="float"/>
          <table:table-cell office:value="8.345256272969724" office:value-type="float"/>
          <table:table-cell office:value="8.4195096834415" office:value-type="float"/>
          <table:table-cell office:value="8.750188391592683" office:value-type="float"/>
          <table:table-cell office:value="8.483297575572841" office:value-type="float"/>
          <table:table-cell office:value="8.963992097563677" office:value-type="float"/>
          <table:table-cell office:value="9.193375951284908" office:value-type="float"/>
          <table:table-cell office:value="9.331550409388369" office:value-type="float"/>
          <table:table-cell office:value="10.122237903530095" office:value-type="float"/>
          <table:table-cell office:value="6.170695623198739" office:value-type="float"/>
          <table:table-cell office:value="6.721540001671412" office:value-type="float"/>
          <table:table-cell office:value="6.969706438982266" office:value-type="float"/>
          <table:table-cell office:value="7.186043037509339" office:value-type="float"/>
          <table:table-cell office:value="7.512942655002654" office:value-type="float"/>
        </table:table-row>
        <table:table-row>
          <table:table-cell office:value-type="string">
            <text:p>PowerShell__PowerShell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1.677995217638210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001367558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22170027952109" office:value-type="float"/>
          <table:table-cell office:value="16.395890775237557" office:value-type="float"/>
          <table:table-cell office:value="17.094873185885376" office:value-type="float"/>
          <table:table-cell office:value="17.99111388453043" office:value-type="float"/>
          <table:table-cell office:value="6.887652981503049" office:value-type="float"/>
          <table:table-cell office:value="7.493924909332247" office:value-type="float"/>
          <table:table-cell office:value="7.673090939604638" office:value-type="float"/>
          <table:table-cell office:value="7.875985705192614" office:value-type="float"/>
          <table:table-cell office:value="9.429417039054842" office:value-type="float"/>
          <table:table-cell office:value="7.112683626782623" office:value-type="float"/>
          <table:table-cell office:value="7.98907486867647" office:value-type="float"/>
          <table:table-cell office:value="8.272182497507885" office:value-type="float"/>
          <table:table-cell office:value="8.469022115925398" office:value-type="float"/>
          <table:table-cell office:value="9.050071777673661" office:value-type="float"/>
          <table:table-cell office:value="8.23713903289013" office:value-type="float"/>
          <table:table-cell office:value="8.769772849788737" office:value-type="float"/>
          <table:table-cell office:value="8.986310338292135" office:value-type="float"/>
          <table:table-cell office:value="9.179029711289816" office:value-type="float"/>
          <table:table-cell office:value="9.759864430642462" office:value-type="float"/>
          <table:table-cell office:value="5.641472383302856" office:value-type="float"/>
          <table:table-cell office:value="6.7097424719999115" office:value-type="float"/>
          <table:table-cell office:value="6.956322052511312" office:value-type="float"/>
          <table:table-cell office:value="7.160322495924463" office:value-type="float"/>
          <table:table-cell office:value="8.372046734065572" office:value-type="float"/>
        </table:table-row>
        <table:table-row>
          <table:table-cell office:value-type="string">
            <text:p>google__brotli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1.68106749833696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377671356477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3786224355998" office:value-type="float"/>
          <table:table-cell office:value="16.386081087041376" office:value-type="float"/>
          <table:table-cell office:value="17.00035491588418" office:value-type="float"/>
          <table:table-cell office:value="17.95696978921684" office:value-type="float"/>
          <table:table-cell office:value="7.2987447821234825" office:value-type="float"/>
          <table:table-cell office:value="7.645760410045291" office:value-type="float"/>
          <table:table-cell office:value="7.792318870197054" office:value-type="float"/>
          <table:table-cell office:value="8.036343666907646" office:value-type="float"/>
          <table:table-cell office:value="9.003144414649793" office:value-type="float"/>
          <table:table-cell office:value="7.302781599025417" office:value-type="float"/>
          <table:table-cell office:value="8.192676814671055" office:value-type="float"/>
          <table:table-cell office:value="8.386690783849529" office:value-type="float"/>
          <table:table-cell office:value="8.56161742431295" office:value-type="float"/>
          <table:table-cell office:value="9.033123327246921" office:value-type="float"/>
          <table:table-cell office:value="8.699366273546358" office:value-type="float"/>
          <table:table-cell office:value="8.92952175694718" office:value-type="float"/>
          <table:table-cell office:value="9.115993700829153" office:value-type="float"/>
          <table:table-cell office:value="9.270225667836982" office:value-type="float"/>
          <table:table-cell office:value="9.730363446357867" office:value-type="float"/>
          <table:table-cell office:value="6.240235033222426" office:value-type="float"/>
          <table:table-cell office:value="6.802892713170219" office:value-type="float"/>
          <table:table-cell office:value="7.146858399376318" office:value-type="float"/>
          <table:table-cell office:value="7.229334279671129" office:value-type="float"/>
          <table:table-cell office:value="8.29747172951468" office:value-type="float"/>
        </table:table-row>
        <table:table-row>
          <table:table-cell office:value-type="string">
            <text:p>nathansearles__Slides</text:p>
          </table:table-cell>
          <table:table-cell office:value="21.62270803283078" office:value-type="float"/>
          <table:table-cell office:value="0.08271523096069162" office:value-type="float"/>
          <table:table-cell office:value="0.13636363636363635" office:value-type="float"/>
          <table:table-cell office:value="1.68781948761999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1416888575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50936200743173" office:value-type="float"/>
          <table:table-cell office:value="16.796853236963003" office:value-type="float"/>
          <table:table-cell office:value="17.385336888206837" office:value-type="float"/>
          <table:table-cell office:value="17.99866464258529" office:value-type="float"/>
          <table:table-cell office:value="7.203008912484677" office:value-type="float"/>
          <table:table-cell office:value="7.642065078644911" office:value-type="float"/>
          <table:table-cell office:value="7.773630597323602" office:value-type="float"/>
          <table:table-cell office:value="8.113340576020878" office:value-type="float"/>
          <table:table-cell office:value="8.95879558816926" office:value-type="float"/>
          <table:table-cell office:value="7.612373771472991" office:value-type="float"/>
          <table:table-cell office:value="8.046382154214378" office:value-type="float"/>
          <table:table-cell office:value="8.363002041162282" office:value-type="float"/>
          <table:table-cell office:value="8.715887439639161" office:value-type="float"/>
          <table:table-cell office:value="8.917128897725574" office:value-type="float"/>
          <table:table-cell office:value="8.489468871594402" office:value-type="float"/>
          <table:table-cell office:value="8.915303420484086" office:value-type="float"/>
          <table:table-cell office:value="9.148277358063055" office:value-type="float"/>
          <table:table-cell office:value="9.34995247592029" office:value-type="float"/>
          <table:table-cell office:value="9.756184899823992" office:value-type="float"/>
          <table:table-cell office:value="6.056755886884519" office:value-type="float"/>
          <table:table-cell office:value="6.788296736486205" office:value-type="float"/>
          <table:table-cell office:value="7.095310881711127" office:value-type="float"/>
          <table:table-cell office:value="7.377876539041228" office:value-type="float"/>
          <table:table-cell office:value="7.784663827378292" office:value-type="float"/>
        </table:table-row>
        <table:table-row>
          <table:table-cell office:value-type="string">
            <text:p>RaRe-Technologies__gensim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1.70149565543934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693440051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76622389142577" office:value-type="float"/>
          <table:table-cell office:value="16.55334433140851" office:value-type="float"/>
          <table:table-cell office:value="17.30331386853632" office:value-type="float"/>
          <table:table-cell office:value="17.985476118009544" office:value-type="float"/>
          <table:table-cell office:value="7.11859266195983" office:value-type="float"/>
          <table:table-cell office:value="7.693884129502593" office:value-type="float"/>
          <table:table-cell office:value="7.8839644045498245" office:value-type="float"/>
          <table:table-cell office:value="8.068574303015485" office:value-type="float"/>
          <table:table-cell office:value="8.805671436835265" office:value-type="float"/>
          <table:table-cell office:value="6.289100831254692" office:value-type="float"/>
          <table:table-cell office:value="8.117196517628376" office:value-type="float"/>
          <table:table-cell office:value="8.310302711389145" office:value-type="float"/>
          <table:table-cell office:value="8.449612209034132" office:value-type="float"/>
          <table:table-cell office:value="8.983336199411983" office:value-type="float"/>
          <table:table-cell office:value="8.488589509804155" office:value-type="float"/>
          <table:table-cell office:value="9.030967005572968" office:value-type="float"/>
          <table:table-cell office:value="9.189589976257293" office:value-type="float"/>
          <table:table-cell office:value="9.341453371914128" office:value-type="float"/>
          <table:table-cell office:value="10.010186629964661" office:value-type="float"/>
          <table:table-cell office:value="5.4207389003504405" office:value-type="float"/>
          <table:table-cell office:value="6.77353688621066" office:value-type="float"/>
          <table:table-cell office:value="6.973023191800051" office:value-type="float"/>
          <table:table-cell office:value="7.164870514625763" office:value-type="float"/>
          <table:table-cell office:value="7.942392020021842" office:value-type="float"/>
        </table:table-row>
        <table:table-row>
          <table:table-cell office:value-type="string">
            <text:p>actionhero__actionhero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1.694550984833338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61783843467" office:value-type="float"/>
          <table:table-cell office:value="-17.4526819594775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3621721990417" office:value-type="float"/>
          <table:table-cell office:value="17.06238306077468" office:value-type="float"/>
          <table:table-cell office:value="17.98018172232068" office:value-type="float"/>
          <table:table-cell office:value="7.185306643699002" office:value-type="float"/>
          <table:table-cell office:value="7.613605064504702" office:value-type="float"/>
          <table:table-cell office:value="7.72930034907662" office:value-type="float"/>
          <table:table-cell office:value="7.865597066571662" office:value-type="float"/>
          <table:table-cell office:value="8.734845040514692" office:value-type="float"/>
          <table:table-cell office:value="7.309404722510918" office:value-type="float"/>
          <table:table-cell office:value="7.999180277815581" office:value-type="float"/>
          <table:table-cell office:value="8.238465835511693" office:value-type="float"/>
          <table:table-cell office:value="8.420358999650158" office:value-type="float"/>
          <table:table-cell office:value="8.962343392947588" office:value-type="float"/>
          <table:table-cell office:value="8.424214178399117" office:value-type="float"/>
          <table:table-cell office:value="8.87381386147921" office:value-type="float"/>
          <table:table-cell office:value="9.078865215015737" office:value-type="float"/>
          <table:table-cell office:value="9.223670903544551" office:value-type="float"/>
          <table:table-cell office:value="9.801519715332038" office:value-type="float"/>
          <table:table-cell office:value="6.0770145494982355" office:value-type="float"/>
          <table:table-cell office:value="6.6793750818423785" office:value-type="float"/>
          <table:table-cell office:value="6.957035846127539" office:value-type="float"/>
          <table:table-cell office:value="7.1517306795655315" office:value-type="float"/>
          <table:table-cell office:value="7.7869470027293435" office:value-type="float"/>
        </table:table-row>
        <table:table-row>
          <table:table-cell office:value-type="string">
            <text:p>curran__screencasts</text:p>
          </table:table-cell>
          <table:table-cell office:value="43.23576816804214" office:value-type="float"/>
          <table:table-cell office:value="1.0" office:value-type="float"/>
          <table:table-cell office:value="0.0" office:value-type="float"/>
          <table:table-cell office:value="1.659083453893942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1168010615363" office:value-type="float"/>
          <table:table-cell office:value="-17.461168010615363" office:value-type="float"/>
          <table:table-cell office:value="-17.461168010615363" office:value-type="float"/>
          <table:table-cell office:value="-17.461168010615363" office:value-type="float"/>
          <table:table-cell office:value="-17.4286339623612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8.21703437982871" office:value-type="float"/>
          <table:table-cell office:value="8.21703437982871" office:value-type="float"/>
          <table:table-cell office:value="8.21703437982871" office:value-type="float"/>
          <table:table-cell office:value="8.21703437982871" office:value-type="float"/>
          <table:table-cell office:value="8.334502849014472" office:value-type="float"/>
          <table:table-cell office:value="8.841289251435903" office:value-type="float"/>
          <table:table-cell office:value="8.841289251435903" office:value-type="float"/>
          <table:table-cell office:value="8.841289251435903" office:value-type="float"/>
          <table:table-cell office:value="8.841289251435903" office:value-type="float"/>
          <table:table-cell office:value="8.853269754073429" office:value-type="float"/>
          <table:table-cell office:value="9.523841711684712" office:value-type="float"/>
          <table:table-cell office:value="9.523841711684712" office:value-type="float"/>
          <table:table-cell office:value="9.523841711684712" office:value-type="float"/>
          <table:table-cell office:value="9.523841711684712" office:value-type="float"/>
          <table:table-cell office:value="9.548220128833083" office:value-type="float"/>
          <table:table-cell office:value="7.546462422217427" office:value-type="float"/>
          <table:table-cell office:value="7.546462422217427" office:value-type="float"/>
          <table:table-cell office:value="7.546462422217427" office:value-type="float"/>
          <table:table-cell office:value="7.546462422217427" office:value-type="float"/>
          <table:table-cell office:value="7.627571971617289" office:value-type="float"/>
        </table:table-row>
        <table:table-row>
          <table:table-cell office:value-type="string">
            <text:p>facebookarchive__fixed-data-table</text:p>
          </table:table-cell>
          <table:table-cell office:value="21.722275519721503" office:value-type="float"/>
          <table:table-cell office:value="0.022297956418102432" office:value-type="float"/>
          <table:table-cell office:value="0.18840579710144928" office:value-type="float"/>
          <table:table-cell office:value="1.696259159629527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623020388604" office:value-type="float"/>
          <table:table-cell office:value="-17.46099523428943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08672784846507" office:value-type="float"/>
          <table:table-cell office:value="17.521433066988322" office:value-type="float"/>
          <table:table-cell office:value="17.980212251569096" office:value-type="float"/>
          <table:table-cell office:value="7.08476091054486" office:value-type="float"/>
          <table:table-cell office:value="7.633805316995494" office:value-type="float"/>
          <table:table-cell office:value="7.898766529903516" office:value-type="float"/>
          <table:table-cell office:value="8.16434360668319" office:value-type="float"/>
          <table:table-cell office:value="9.26463087224922" office:value-type="float"/>
          <table:table-cell office:value="7.331058347759507" office:value-type="float"/>
          <table:table-cell office:value="8.179114831314031" office:value-type="float"/>
          <table:table-cell office:value="8.3777745931669" office:value-type="float"/>
          <table:table-cell office:value="8.565443807099296" office:value-type="float"/>
          <table:table-cell office:value="8.9837980293635" office:value-type="float"/>
          <table:table-cell office:value="8.66863981410458" office:value-type="float"/>
          <table:table-cell office:value="9.041427842717304" office:value-type="float"/>
          <table:table-cell office:value="9.245694687697519" office:value-type="float"/>
          <table:table-cell office:value="9.392130164548002" office:value-type="float"/>
          <table:table-cell office:value="9.891388689756866" office:value-type="float"/>
          <table:table-cell office:value="6.001249848102363" office:value-type="float"/>
          <table:table-cell office:value="6.76040629230092" office:value-type="float"/>
          <table:table-cell office:value="7.025901722018537" office:value-type="float"/>
          <table:table-cell office:value="7.280657707376619" office:value-type="float"/>
          <table:table-cell office:value="8.36953627309153" office:value-type="float"/>
        </table:table-row>
        <table:table-row>
          <table:table-cell office:value-type="string">
            <text:p>linkerd__linkerd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1.74918985287145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92909914174" office:value-type="float"/>
          <table:table-cell office:value="-17.4668418644299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44314513793637" office:value-type="float"/>
          <table:table-cell office:value="17.28084236685774" office:value-type="float"/>
          <table:table-cell office:value="17.98859751536009" office:value-type="float"/>
          <table:table-cell office:value="7.412101964751679" office:value-type="float"/>
          <table:table-cell office:value="7.871234884259156" office:value-type="float"/>
          <table:table-cell office:value="8.017232421719422" office:value-type="float"/>
          <table:table-cell office:value="8.1963782213981" office:value-type="float"/>
          <table:table-cell office:value="9.018003429582443" office:value-type="float"/>
          <table:table-cell office:value="6.797322491935918" office:value-type="float"/>
          <table:table-cell office:value="7.767228258498847" office:value-type="float"/>
          <table:table-cell office:value="8.183369060080079" office:value-type="float"/>
          <table:table-cell office:value="8.365751980154519" office:value-type="float"/>
          <table:table-cell office:value="8.893172970936675" office:value-type="float"/>
          <table:table-cell office:value="8.605060404868304" office:value-type="float"/>
          <table:table-cell office:value="8.982335798874788" office:value-type="float"/>
          <table:table-cell office:value="9.136493856237001" office:value-type="float"/>
          <table:table-cell office:value="9.312457855473085" office:value-type="float"/>
          <table:table-cell office:value="9.855004470212288" office:value-type="float"/>
          <table:table-cell office:value="5.930324002915414" office:value-type="float"/>
          <table:table-cell office:value="6.772805688118839" office:value-type="float"/>
          <table:table-cell office:value="7.008095757630368" office:value-type="float"/>
          <table:table-cell office:value="7.197278261718141" office:value-type="float"/>
          <table:table-cell office:value="7.704364819333129" office:value-type="float"/>
        </table:table-row>
        <table:table-row>
          <table:table-cell office:value-type="string">
            <text:p>thephpleague__csv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1.6932657474120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73734496115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46268775164896" office:value-type="float"/>
          <table:table-cell office:value="17.13094569773709" office:value-type="float"/>
          <table:table-cell office:value="17.424653921039674" office:value-type="float"/>
          <table:table-cell office:value="17.976220999171954" office:value-type="float"/>
          <table:table-cell office:value="7.707562768655729" office:value-type="float"/>
          <table:table-cell office:value="7.8396460621639905" office:value-type="float"/>
          <table:table-cell office:value="7.9485910022865465" office:value-type="float"/>
          <table:table-cell office:value="8.11201270928301" office:value-type="float"/>
          <table:table-cell office:value="8.801432717442434" office:value-type="float"/>
          <table:table-cell office:value="8.053609153488477" office:value-type="float"/>
          <table:table-cell office:value="8.283951193075424" office:value-type="float"/>
          <table:table-cell office:value="8.550875630802826" office:value-type="float"/>
          <table:table-cell office:value="8.62510432890021" office:value-type="float"/>
          <table:table-cell office:value="9.000082090776042" office:value-type="float"/>
          <table:table-cell office:value="9.039972721172077" office:value-type="float"/>
          <table:table-cell office:value="9.285355278430004" office:value-type="float"/>
          <table:table-cell office:value="9.428964648909282" office:value-type="float"/>
          <table:table-cell office:value="9.549187271312423" office:value-type="float"/>
          <table:table-cell office:value="9.937855850822766" office:value-type="float"/>
          <table:table-cell office:value="6.423296813962687" office:value-type="float"/>
          <table:table-cell office:value="7.012719365547024" office:value-type="float"/>
          <table:table-cell office:value="7.129601949032382" office:value-type="float"/>
          <table:table-cell office:value="7.2050293021583975" office:value-type="float"/>
          <table:table-cell office:value="7.6266195911051735" office:value-type="float"/>
        </table:table-row>
        <table:table-row>
          <table:table-cell office:value-type="string">
            <text:p>limonte__sweetalert2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1.70357868629756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31880637612" office:value-type="float"/>
          <table:table-cell office:value="-17.4157249055776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21852684190824" office:value-type="float"/>
          <table:table-cell office:value="17.20445764923117" office:value-type="float"/>
          <table:table-cell office:value="17.939888792212543" office:value-type="float"/>
          <table:table-cell office:value="7.215978487707863" office:value-type="float"/>
          <table:table-cell office:value="7.739947966777823" office:value-type="float"/>
          <table:table-cell office:value="7.895513531713973" office:value-type="float"/>
          <table:table-cell office:value="8.059163437651527" office:value-type="float"/>
          <table:table-cell office:value="8.421719674385248" office:value-type="float"/>
          <table:table-cell office:value="7.388005472757947" office:value-type="float"/>
          <table:table-cell office:value="8.119382999325467" office:value-type="float"/>
          <table:table-cell office:value="8.340180753748552" office:value-type="float"/>
          <table:table-cell office:value="8.458313286030938" office:value-type="float"/>
          <table:table-cell office:value="8.892376013205595" office:value-type="float"/>
          <table:table-cell office:value="8.583417026959328" office:value-type="float"/>
          <table:table-cell office:value="9.019324106576292" office:value-type="float"/>
          <table:table-cell office:value="9.180420260198737" office:value-type="float"/>
          <table:table-cell office:value="9.368886390324903" office:value-type="float"/>
          <table:table-cell office:value="9.787709893489552" office:value-type="float"/>
          <table:table-cell office:value="5.834934921534664" office:value-type="float"/>
          <table:table-cell office:value="6.770046780398628" office:value-type="float"/>
          <table:table-cell office:value="6.972324225163138" office:value-type="float"/>
          <table:table-cell office:value="7.13829061675928" office:value-type="float"/>
          <table:table-cell office:value="7.748107606582622" office:value-type="float"/>
        </table:table-row>
        <table:table-row>
          <table:table-cell office:value-type="string">
            <text:p>FriendsOfSymfony__FOSRestBundl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1.690142559994854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90157702573" office:value-type="float"/>
          <table:table-cell office:value="-17.4627555813151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40816921601994" office:value-type="float"/>
          <table:table-cell office:value="17.23028892277206" office:value-type="float"/>
          <table:table-cell office:value="17.992046057701753" office:value-type="float"/>
          <table:table-cell office:value="6.954059460622072" office:value-type="float"/>
          <table:table-cell office:value="7.645177145410793" office:value-type="float"/>
          <table:table-cell office:value="7.83651628970839" office:value-type="float"/>
          <table:table-cell office:value="8.003305990020927" office:value-type="float"/>
          <table:table-cell office:value="8.55667400698077" office:value-type="float"/>
          <table:table-cell office:value="7.152431859482787" office:value-type="float"/>
          <table:table-cell office:value="8.074437567549374" office:value-type="float"/>
          <table:table-cell office:value="8.302380671311811" office:value-type="float"/>
          <table:table-cell office:value="8.513882494870945" office:value-type="float"/>
          <table:table-cell office:value="8.938265737661737" office:value-type="float"/>
          <table:table-cell office:value="8.475805004389585" office:value-type="float"/>
          <table:table-cell office:value="9.01471042384307" office:value-type="float"/>
          <table:table-cell office:value="9.1776533993136" office:value-type="float"/>
          <table:table-cell office:value="9.381013062184252" office:value-type="float"/>
          <table:table-cell office:value="9.96252544121915" office:value-type="float"/>
          <table:table-cell office:value="5.673779589814946" office:value-type="float"/>
          <table:table-cell office:value="6.695930983105008" office:value-type="float"/>
          <table:table-cell office:value="6.931561179614581" office:value-type="float"/>
          <table:table-cell office:value="7.168482798753353" office:value-type="float"/>
          <table:table-cell office:value="7.742674577794025" office:value-type="float"/>
        </table:table-row>
        <table:table-row>
          <table:table-cell office:value-type="string">
            <text:p>react-mdl__react-mdl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1.68593081047310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79734458982" office:value-type="float"/>
          <table:table-cell office:value="-17.4727483675077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39962321664677" office:value-type="float"/>
          <table:table-cell office:value="16.81247502199478" office:value-type="float"/>
          <table:table-cell office:value="17.866923155605665" office:value-type="float"/>
          <table:table-cell office:value="7.364353523410266" office:value-type="float"/>
          <table:table-cell office:value="7.6091676483668715" office:value-type="float"/>
          <table:table-cell office:value="7.718444299652427" office:value-type="float"/>
          <table:table-cell office:value="7.970735893553403" office:value-type="float"/>
          <table:table-cell office:value="8.519666854434647" office:value-type="float"/>
          <table:table-cell office:value="7.847693193567337" office:value-type="float"/>
          <table:table-cell office:value="8.169784387942945" office:value-type="float"/>
          <table:table-cell office:value="8.33447483352904" office:value-type="float"/>
          <table:table-cell office:value="8.493593258812291" office:value-type="float"/>
          <table:table-cell office:value="8.592473338837102" office:value-type="float"/>
          <table:table-cell office:value="8.787391474488597" office:value-type="float"/>
          <table:table-cell office:value="9.058512194681981" office:value-type="float"/>
          <table:table-cell office:value="9.152307901680986" office:value-type="float"/>
          <table:table-cell office:value="9.336189507434927" office:value-type="float"/>
          <table:table-cell office:value="9.729574649842034" office:value-type="float"/>
          <table:table-cell office:value="6.424655242489005" office:value-type="float"/>
          <table:table-cell office:value="6.792440287682613" office:value-type="float"/>
          <table:table-cell office:value="6.949074171530887" office:value-type="float"/>
          <table:table-cell office:value="7.094539137756139" office:value-type="float"/>
          <table:table-cell office:value="7.326631930654308" office:value-type="float"/>
        </table:table-row>
        <table:table-row>
          <table:table-cell office:value-type="string">
            <text:p>ninject__Ninject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1.70713076357595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02090222086" office:value-type="float"/>
          <table:table-cell office:value="-17.4729087793772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53079241209304" office:value-type="float"/>
          <table:table-cell office:value="17.348247963777204" office:value-type="float"/>
          <table:table-cell office:value="17.994244436712655" office:value-type="float"/>
          <table:table-cell office:value="7.304557866335914" office:value-type="float"/>
          <table:table-cell office:value="7.6448448117592935" office:value-type="float"/>
          <table:table-cell office:value="7.779335128057154" office:value-type="float"/>
          <table:table-cell office:value="7.905231575367315" office:value-type="float"/>
          <table:table-cell office:value="8.450014268443944" office:value-type="float"/>
          <table:table-cell office:value="7.292871869831787" office:value-type="float"/>
          <table:table-cell office:value="7.910977671350242" office:value-type="float"/>
          <table:table-cell office:value="8.129389500829195" office:value-type="float"/>
          <table:table-cell office:value="8.391260871958579" office:value-type="float"/>
          <table:table-cell office:value="8.892812161491669" office:value-type="float"/>
          <table:table-cell office:value="8.78272122269629" office:value-type="float"/>
          <table:table-cell office:value="9.001850918750083" office:value-type="float"/>
          <table:table-cell office:value="9.09280799231845" office:value-type="float"/>
          <table:table-cell office:value="9.186439913894315" office:value-type="float"/>
          <table:table-cell office:value="9.697823266053433" office:value-type="float"/>
          <table:table-cell office:value="5.941922533246331" office:value-type="float"/>
          <table:table-cell office:value="6.469397684664349" office:value-type="float"/>
          <table:table-cell office:value="6.8815805032197055" office:value-type="float"/>
          <table:table-cell office:value="7.044754184953627" office:value-type="float"/>
          <table:table-cell office:value="7.621107932581635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21.094307587092878" office:value-type="float"/>
          <table:table-cell office:value="0.09081046969993907" office:value-type="float"/>
          <table:table-cell office:value="0.3786407766990291" office:value-type="float"/>
          <table:table-cell office:value="1.7419129394043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49884263035" office:value-type="float"/>
          <table:table-cell office:value="-17.4719697502009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3331648620606" office:value-type="float"/>
          <table:table-cell office:value="17.18463014981707" office:value-type="float"/>
          <table:table-cell office:value="17.997883723800935" office:value-type="float"/>
          <table:table-cell office:value="6.755259815359173" office:value-type="float"/>
          <table:table-cell office:value="7.6136081248286365" office:value-type="float"/>
          <table:table-cell office:value="7.8189612546071015" office:value-type="float"/>
          <table:table-cell office:value="8.099787895819492" office:value-type="float"/>
          <table:table-cell office:value="9.21151540083585" office:value-type="float"/>
          <table:table-cell office:value="6.452562437286124" office:value-type="float"/>
          <table:table-cell office:value="7.728928018324376" office:value-type="float"/>
          <table:table-cell office:value="8.06337507769697" office:value-type="float"/>
          <table:table-cell office:value="8.304919186790707" office:value-type="float"/>
          <table:table-cell office:value="8.904089163036563" office:value-type="float"/>
          <table:table-cell office:value="8.575847518127283" office:value-type="float"/>
          <table:table-cell office:value="9.00505239471359" office:value-type="float"/>
          <table:table-cell office:value="9.169247318305004" office:value-type="float"/>
          <table:table-cell office:value="9.362578383297176" office:value-type="float"/>
          <table:table-cell office:value="10.091159696771802" office:value-type="float"/>
          <table:table-cell office:value="4.962886351335895" office:value-type="float"/>
          <table:table-cell office:value="6.289333969736589" office:value-type="float"/>
          <table:table-cell office:value="6.6951238151894366" office:value-type="float"/>
          <table:table-cell office:value="7.0193386073395" office:value-type="float"/>
          <table:table-cell office:value="8.057149745155842" office:value-type="float"/>
        </table:table-row>
        <table:table-row>
          <table:table-cell office:value-type="string">
            <text:p>phalcon__zephir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1.72362458211161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759433825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67955526985011" office:value-type="float"/>
          <table:table-cell office:value="16.514067172222546" office:value-type="float"/>
          <table:table-cell office:value="17.152902114114923" office:value-type="float"/>
          <table:table-cell office:value="17.86483404066475" office:value-type="float"/>
          <table:table-cell office:value="7.052489708610205" office:value-type="float"/>
          <table:table-cell office:value="7.632983008667224" office:value-type="float"/>
          <table:table-cell office:value="7.80452759407746" office:value-type="float"/>
          <table:table-cell office:value="7.96194527889009" office:value-type="float"/>
          <table:table-cell office:value="8.787261349371056" office:value-type="float"/>
          <table:table-cell office:value="7.057415216383319" office:value-type="float"/>
          <table:table-cell office:value="7.798991724651991" office:value-type="float"/>
          <table:table-cell office:value="8.050011090201002" office:value-type="float"/>
          <table:table-cell office:value="8.246792793003497" office:value-type="float"/>
          <table:table-cell office:value="8.687437589493273" office:value-type="float"/>
          <table:table-cell office:value="8.458687756302437" office:value-type="float"/>
          <table:table-cell office:value="8.835943159059855" office:value-type="float"/>
          <table:table-cell office:value="8.992234909976633" office:value-type="float"/>
          <table:table-cell office:value="9.122272615322427" office:value-type="float"/>
          <table:table-cell office:value="9.63153269246773" office:value-type="float"/>
          <table:table-cell office:value="6.043700180195651" office:value-type="float"/>
          <table:table-cell office:value="6.684339559679556" office:value-type="float"/>
          <table:table-cell office:value="6.856225328258568" office:value-type="float"/>
          <table:table-cell office:value="6.959645929019323" office:value-type="float"/>
          <table:table-cell office:value="7.686985455897755" office:value-type="float"/>
        </table:table-row>
        <table:table-row>
          <table:table-cell office:value-type="string">
            <text:p>shoes__shoes-deprecated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1.7150746705052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6256444632" office:value-type="float"/>
          <table:table-cell office:value="-17.470778197999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90292241898932" office:value-type="float"/>
          <table:table-cell office:value="17.16963376230202" office:value-type="float"/>
          <table:table-cell office:value="17.923555647067552" office:value-type="float"/>
          <table:table-cell office:value="7.407950581095894" office:value-type="float"/>
          <table:table-cell office:value="7.701082553150078" office:value-type="float"/>
          <table:table-cell office:value="7.9863387890844955" office:value-type="float"/>
          <table:table-cell office:value="8.166398043741655" office:value-type="float"/>
          <table:table-cell office:value="8.473853638284808" office:value-type="float"/>
          <table:table-cell office:value="7.723568170060471" office:value-type="float"/>
          <table:table-cell office:value="8.022460305112153" office:value-type="float"/>
          <table:table-cell office:value="8.24468124578419" office:value-type="float"/>
          <table:table-cell office:value="8.441796515057831" office:value-type="float"/>
          <table:table-cell office:value="8.615130321236661" office:value-type="float"/>
          <table:table-cell office:value="8.753338785073872" office:value-type="float"/>
          <table:table-cell office:value="9.00014458314049" office:value-type="float"/>
          <table:table-cell office:value="9.071085134388968" office:value-type="float"/>
          <table:table-cell office:value="9.259588966335421" office:value-type="float"/>
          <table:table-cell office:value="9.570135788238936" office:value-type="float"/>
          <table:table-cell office:value="6.264692825493577" office:value-type="float"/>
          <table:table-cell office:value="6.83150757574256" office:value-type="float"/>
          <table:table-cell office:value="7.173878491242447" office:value-type="float"/>
          <table:table-cell office:value="7.321194883517183" office:value-type="float"/>
          <table:table-cell office:value="7.540465877469095" office:value-type="float"/>
        </table:table-row>
        <table:table-row>
          <table:table-cell office:value-type="string">
            <text:p>Microsoft__TypeScript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1.678463299024069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019848091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1035461790653" office:value-type="float"/>
          <table:table-cell office:value="16.567296690691826" office:value-type="float"/>
          <table:table-cell office:value="17.262903655335265" office:value-type="float"/>
          <table:table-cell office:value="17.99826577641671" office:value-type="float"/>
          <table:table-cell office:value="6.811650687813242" office:value-type="float"/>
          <table:table-cell office:value="7.541400567634754" office:value-type="float"/>
          <table:table-cell office:value="7.718927556187389" office:value-type="float"/>
          <table:table-cell office:value="7.9051730549008505" office:value-type="float"/>
          <table:table-cell office:value="8.999867808103582" office:value-type="float"/>
          <table:table-cell office:value="7.159149651448155" office:value-type="float"/>
          <table:table-cell office:value="8.11860513131802" office:value-type="float"/>
          <table:table-cell office:value="8.315363400253652" office:value-type="float"/>
          <table:table-cell office:value="8.468086382929815" office:value-type="float"/>
          <table:table-cell office:value="9.133603739122345" office:value-type="float"/>
          <table:table-cell office:value="8.27136208057724" office:value-type="float"/>
          <table:table-cell office:value="9.030895119050719" office:value-type="float"/>
          <table:table-cell office:value="9.173733672153753" office:value-type="float"/>
          <table:table-cell office:value="9.328200191748287" office:value-type="float"/>
          <table:table-cell office:value="9.845645822824862" office:value-type="float"/>
          <table:table-cell office:value="5.70927601100944" office:value-type="float"/>
          <table:table-cell office:value="6.622651282051358" office:value-type="float"/>
          <table:table-cell office:value="6.8372425583970475" office:value-type="float"/>
          <table:table-cell office:value="7.067273986854344" office:value-type="float"/>
          <table:table-cell office:value="7.946448539940188" office:value-type="float"/>
        </table:table-row>
        <table:table-row>
          <table:table-cell office:value-type="string">
            <text:p>phpspec__phpspec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1.68217461388895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129192624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93905169305228" office:value-type="float"/>
          <table:table-cell office:value="16.388287177337098" office:value-type="float"/>
          <table:table-cell office:value="17.15065529331135" office:value-type="float"/>
          <table:table-cell office:value="17.961078633591782" office:value-type="float"/>
          <table:table-cell office:value="7.1491005835927925" office:value-type="float"/>
          <table:table-cell office:value="7.654552668884576" office:value-type="float"/>
          <table:table-cell office:value="7.82357362099787" office:value-type="float"/>
          <table:table-cell office:value="7.910755465761714" office:value-type="float"/>
          <table:table-cell office:value="8.49114062257743" office:value-type="float"/>
          <table:table-cell office:value="7.333704174315885" office:value-type="float"/>
          <table:table-cell office:value="8.203141943402851" office:value-type="float"/>
          <table:table-cell office:value="8.3192880971044" office:value-type="float"/>
          <table:table-cell office:value="8.425426596607776" office:value-type="float"/>
          <table:table-cell office:value="8.702740047015455" office:value-type="float"/>
          <table:table-cell office:value="8.359051782568661" office:value-type="float"/>
          <table:table-cell office:value="8.9962187499227" office:value-type="float"/>
          <table:table-cell office:value="9.173482133882652" office:value-type="float"/>
          <table:table-cell office:value="9.303382714670697" office:value-type="float"/>
          <table:table-cell office:value="9.589049706551801" office:value-type="float"/>
          <table:table-cell office:value="6.180834661284009" office:value-type="float"/>
          <table:table-cell office:value="6.788349300888475" office:value-type="float"/>
          <table:table-cell office:value="6.909779622850323" office:value-type="float"/>
          <table:table-cell office:value="7.118766719506932" office:value-type="float"/>
          <table:table-cell office:value="7.545111604033133" office:value-type="float"/>
        </table:table-row>
        <table:table-row>
          <table:table-cell office:value-type="string">
            <text:p>LWJGL__lwjgl3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1.68247495999442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65436623269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73664206093035" office:value-type="float"/>
          <table:table-cell office:value="16.351191481511115" office:value-type="float"/>
          <table:table-cell office:value="17.104023110623373" office:value-type="float"/>
          <table:table-cell office:value="17.999259708996576" office:value-type="float"/>
          <table:table-cell office:value="7.074945605782217" office:value-type="float"/>
          <table:table-cell office:value="7.4341476641629765" office:value-type="float"/>
          <table:table-cell office:value="7.693391939112347" office:value-type="float"/>
          <table:table-cell office:value="7.849561438434275" office:value-type="float"/>
          <table:table-cell office:value="8.356028974344245" office:value-type="float"/>
          <table:table-cell office:value="7.057322368673257" office:value-type="float"/>
          <table:table-cell office:value="7.9453699163547" office:value-type="float"/>
          <table:table-cell office:value="8.27439515060111" office:value-type="float"/>
          <table:table-cell office:value="8.46199091611242" office:value-type="float"/>
          <table:table-cell office:value="8.75860194597902" office:value-type="float"/>
          <table:table-cell office:value="8.294986032194434" office:value-type="float"/>
          <table:table-cell office:value="8.75608403220815" office:value-type="float"/>
          <table:table-cell office:value="9.030748712697324" office:value-type="float"/>
          <table:table-cell office:value="9.20307039052797" office:value-type="float"/>
          <table:table-cell office:value="9.868729863414568" office:value-type="float"/>
          <table:table-cell office:value="6.024929136282033" office:value-type="float"/>
          <table:table-cell office:value="6.5418859967925895" office:value-type="float"/>
          <table:table-cell office:value="6.86941604576186" office:value-type="float"/>
          <table:table-cell office:value="7.084857175322339" office:value-type="float"/>
          <table:table-cell office:value="7.613941775820613" office:value-type="float"/>
        </table:table-row>
        <table:table-row>
          <table:table-cell office:value-type="string">
            <text:p>openstreetmap__iD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1.672038958807393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34686021152" office:value-type="float"/>
          <table:table-cell office:value="-17.48327747647506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78272910779475" office:value-type="float"/>
          <table:table-cell office:value="17.203305113699404" office:value-type="float"/>
          <table:table-cell office:value="17.982129038654133" office:value-type="float"/>
          <table:table-cell office:value="7.160095768069938" office:value-type="float"/>
          <table:table-cell office:value="7.733767445994415" office:value-type="float"/>
          <table:table-cell office:value="7.853788345890666" office:value-type="float"/>
          <table:table-cell office:value="8.03612595079802" office:value-type="float"/>
          <table:table-cell office:value="8.679933751251355" office:value-type="float"/>
          <table:table-cell office:value="7.132709007552734" office:value-type="float"/>
          <table:table-cell office:value="8.363803098897396" office:value-type="float"/>
          <table:table-cell office:value="8.516694366574916" office:value-type="float"/>
          <table:table-cell office:value="8.620611450170035" office:value-type="float"/>
          <table:table-cell office:value="9.073498795703925" office:value-type="float"/>
          <table:table-cell office:value="8.761387475292345" office:value-type="float"/>
          <table:table-cell office:value="9.214975830134707" office:value-type="float"/>
          <table:table-cell office:value="9.347159922163097" office:value-type="float"/>
          <table:table-cell office:value="9.480807727584907" office:value-type="float"/>
          <table:table-cell office:value="9.874298417089705" office:value-type="float"/>
          <table:table-cell office:value="6.039381350590503" office:value-type="float"/>
          <table:table-cell office:value="6.842037369668887" office:value-type="float"/>
          <table:table-cell office:value="7.047949580583788" office:value-type="float"/>
          <table:table-cell office:value="7.198498674909358" office:value-type="float"/>
          <table:table-cell office:value="7.7992117584323" office:value-type="float"/>
        </table:table-row>
        <table:table-row>
          <table:table-cell office:value-type="string">
            <text:p>Khan__KaTeX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1.688498092921939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237533717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107000367332777" office:value-type="float"/>
          <table:table-cell office:value="16.590189555500594" office:value-type="float"/>
          <table:table-cell office:value="17.234036459881466" office:value-type="float"/>
          <table:table-cell office:value="17.94317316452835" office:value-type="float"/>
          <table:table-cell office:value="7.049446494769143" office:value-type="float"/>
          <table:table-cell office:value="7.68327958588414" office:value-type="float"/>
          <table:table-cell office:value="7.811416278561726" office:value-type="float"/>
          <table:table-cell office:value="8.062805973860026" office:value-type="float"/>
          <table:table-cell office:value="9.420537112209574" office:value-type="float"/>
          <table:table-cell office:value="7.537020815109699" office:value-type="float"/>
          <table:table-cell office:value="8.226139007663368" office:value-type="float"/>
          <table:table-cell office:value="8.357670932672075" office:value-type="float"/>
          <table:table-cell office:value="8.465640500840106" office:value-type="float"/>
          <table:table-cell office:value="9.010486063938355" office:value-type="float"/>
          <table:table-cell office:value="8.47962277536742" office:value-type="float"/>
          <table:table-cell office:value="9.075296535845725" office:value-type="float"/>
          <table:table-cell office:value="9.227993084243792" office:value-type="float"/>
          <table:table-cell office:value="9.380417890530381" office:value-type="float"/>
          <table:table-cell office:value="10.091974299945102" office:value-type="float"/>
          <table:table-cell office:value="5.9945075241700785" office:value-type="float"/>
          <table:table-cell office:value="6.838759917929641" office:value-type="float"/>
          <table:table-cell office:value="6.986586544459435" office:value-type="float"/>
          <table:table-cell office:value="7.1225737643731195" office:value-type="float"/>
          <table:table-cell office:value="7.78158426756448" office:value-type="float"/>
        </table:table-row>
        <table:table-row>
          <table:table-cell office:value-type="string">
            <text:p>somerandomdude__Iconic</text:p>
          </table:table-cell>
          <table:table-cell office:value="25.41809286879402" office:value-type="float"/>
          <table:table-cell office:value="0.07551683227457646" office:value-type="float"/>
          <table:table-cell office:value="0.5" office:value-type="float"/>
          <table:table-cell office:value="1.7458439724344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113987866799" office:value-type="float"/>
          <table:table-cell office:value="-17.480030633721313" office:value-type="float"/>
          <table:table-cell office:value="-17.4766190354242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29370715635946" office:value-type="float"/>
          <table:table-cell office:value="17.278091895092757" office:value-type="float"/>
          <table:table-cell office:value="7.792681462195986" office:value-type="float"/>
          <table:table-cell office:value="8.150226773438998" office:value-type="float"/>
          <table:table-cell office:value="8.33481396400751" office:value-type="float"/>
          <table:table-cell office:value="8.407282942525448" office:value-type="float"/>
          <table:table-cell office:value="8.833690518167838" office:value-type="float"/>
          <table:table-cell office:value="8.12500633568397" office:value-type="float"/>
          <table:table-cell office:value="8.329993182211787" office:value-type="float"/>
          <table:table-cell office:value="8.360894124395212" office:value-type="float"/>
          <table:table-cell office:value="8.406821314073973" office:value-type="float"/>
          <table:table-cell office:value="8.509990562066493" office:value-type="float"/>
          <table:table-cell office:value="9.380092736728425" office:value-type="float"/>
          <table:table-cell office:value="9.515838054993317" office:value-type="float"/>
          <table:table-cell office:value="9.587588903046644" office:value-type="float"/>
          <table:table-cell office:value="9.623803330661186" office:value-type="float"/>
          <table:table-cell office:value="10.012603261502374" office:value-type="float"/>
          <table:table-cell office:value="6.537595061151531" office:value-type="float"/>
          <table:table-cell office:value="6.892631052604143" office:value-type="float"/>
          <table:table-cell office:value="7.144373736259475" office:value-type="float"/>
          <table:table-cell office:value="7.225797223088167" office:value-type="float"/>
          <table:table-cell office:value="7.331077818731959" office:value-type="float"/>
        </table:table-row>
        <table:table-row>
          <table:table-cell office:value-type="string">
            <text:p>AliSoftware__OHHTTPStubs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1.713305560869131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3215098828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48172158772277" office:value-type="float"/>
          <table:table-cell office:value="16.010645418078706" office:value-type="float"/>
          <table:table-cell office:value="16.73825978828251" office:value-type="float"/>
          <table:table-cell office:value="17.66780198768873" office:value-type="float"/>
          <table:table-cell office:value="6.903546047907028" office:value-type="float"/>
          <table:table-cell office:value="7.453621662617561" office:value-type="float"/>
          <table:table-cell office:value="7.815659188907592" office:value-type="float"/>
          <table:table-cell office:value="8.002029805923916" office:value-type="float"/>
          <table:table-cell office:value="8.559245065662505" office:value-type="float"/>
          <table:table-cell office:value="6.910495639112325" office:value-type="float"/>
          <table:table-cell office:value="7.887684985833619" office:value-type="float"/>
          <table:table-cell office:value="8.100640191882771" office:value-type="float"/>
          <table:table-cell office:value="8.312386113501805" office:value-type="float"/>
          <table:table-cell office:value="8.891257104709645" office:value-type="float"/>
          <table:table-cell office:value="8.350313518557893" office:value-type="float"/>
          <table:table-cell office:value="8.902873113382142" office:value-type="float"/>
          <table:table-cell office:value="9.079178503889196" office:value-type="float"/>
          <table:table-cell office:value="9.193639758983927" office:value-type="float"/>
          <table:table-cell office:value="9.467037907800483" office:value-type="float"/>
          <table:table-cell office:value="5.776653500132255" office:value-type="float"/>
          <table:table-cell office:value="6.460363949890055" office:value-type="float"/>
          <table:table-cell office:value="6.729243013519717" office:value-type="float"/>
          <table:table-cell office:value="7.225729911110148" office:value-type="float"/>
          <table:table-cell office:value="7.835274016509988" office:value-type="float"/>
        </table:table-row>
        <table:table-row>
          <table:table-cell office:value-type="string">
            <text:p>carhartl__jquery-cooki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1.63265319833145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7235142832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4482762186474" office:value-type="float"/>
          <table:table-cell office:value="16.60165451669424" office:value-type="float"/>
          <table:table-cell office:value="17.164162011442208" office:value-type="float"/>
          <table:table-cell office:value="17.977102132066186" office:value-type="float"/>
          <table:table-cell office:value="7.226993815674271" office:value-type="float"/>
          <table:table-cell office:value="7.706186800461811" office:value-type="float"/>
          <table:table-cell office:value="7.8782228295176715" office:value-type="float"/>
          <table:table-cell office:value="8.055939396385682" office:value-type="float"/>
          <table:table-cell office:value="8.700017824323758" office:value-type="float"/>
          <table:table-cell office:value="8.085223402252002" office:value-type="float"/>
          <table:table-cell office:value="8.528042381052943" office:value-type="float"/>
          <table:table-cell office:value="8.671334702442847" office:value-type="float"/>
          <table:table-cell office:value="8.772143149825258" office:value-type="float"/>
          <table:table-cell office:value="8.971461013400653" office:value-type="float"/>
          <table:table-cell office:value="8.903167544707685" office:value-type="float"/>
          <table:table-cell office:value="9.107898853642101" office:value-type="float"/>
          <table:table-cell office:value="9.277246516484736" office:value-type="float"/>
          <table:table-cell office:value="9.38050370096092" office:value-type="float"/>
          <table:table-cell office:value="9.532127286069164" office:value-type="float"/>
          <table:table-cell office:value="6.411663039836512" office:value-type="float"/>
          <table:table-cell office:value="7.0350799385626" office:value-type="float"/>
          <table:table-cell office:value="7.390245553022011" office:value-type="float"/>
          <table:table-cell office:value="7.492097625942747" office:value-type="float"/>
          <table:table-cell office:value="8.02594013625578" office:value-type="float"/>
        </table:table-row>
        <table:table-row>
          <table:table-cell office:value-type="string">
            <text:p>sampotts__plyr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1.6591493390063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1270641238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06568041832666" office:value-type="float"/>
          <table:table-cell office:value="16.426049260872" office:value-type="float"/>
          <table:table-cell office:value="17.05373647526733" office:value-type="float"/>
          <table:table-cell office:value="17.943074840247558" office:value-type="float"/>
          <table:table-cell office:value="6.929470248352315" office:value-type="float"/>
          <table:table-cell office:value="7.406773693616884" office:value-type="float"/>
          <table:table-cell office:value="7.612342787840735" office:value-type="float"/>
          <table:table-cell office:value="7.853700662519344" office:value-type="float"/>
          <table:table-cell office:value="8.989277397665266" office:value-type="float"/>
          <table:table-cell office:value="7.438586163745214" office:value-type="float"/>
          <table:table-cell office:value="8.134423880393967" office:value-type="float"/>
          <table:table-cell office:value="8.356521734166012" office:value-type="float"/>
          <table:table-cell office:value="8.481611738268013" office:value-type="float"/>
          <table:table-cell office:value="8.928574376970504" office:value-type="float"/>
          <table:table-cell office:value="8.353517491743357" office:value-type="float"/>
          <table:table-cell office:value="8.799243697218468" office:value-type="float"/>
          <table:table-cell office:value="8.996730131178161" office:value-type="float"/>
          <table:table-cell office:value="9.169153200217465" office:value-type="float"/>
          <table:table-cell office:value="9.690405166978435" office:value-type="float"/>
          <table:table-cell office:value="6.143323988759362" office:value-type="float"/>
          <table:table-cell office:value="6.63505112871066" office:value-type="float"/>
          <table:table-cell office:value="6.9509572267421085" office:value-type="float"/>
          <table:table-cell office:value="7.233066811534506" office:value-type="float"/>
          <table:table-cell office:value="7.88905520157309" office:value-type="float"/>
        </table:table-row>
        <table:table-row>
          <table:table-cell office:value-type="string">
            <text:p>adamdbradley__foresight.js</text:p>
          </table:table-cell>
          <table:table-cell office:value="42.98921833873716" office:value-type="float"/>
          <table:table-cell office:value="1.0" office:value-type="float"/>
          <table:table-cell office:value="0.0" office:value-type="float"/>
          <table:table-cell office:value="1.656250834621848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64674380850504" office:value-type="float"/>
          <table:table-cell office:value="17.264674380850504" office:value-type="float"/>
          <table:table-cell office:value="17.264674380850504" office:value-type="float"/>
          <table:table-cell office:value="17.264674380850504" office:value-type="float"/>
          <table:table-cell office:value="17.348491950927524" office:value-type="float"/>
          <table:table-cell office:value="8.00229639518347" office:value-type="float"/>
          <table:table-cell office:value="8.00229639518347" office:value-type="float"/>
          <table:table-cell office:value="8.00229639518347" office:value-type="float"/>
          <table:table-cell office:value="8.00229639518347" office:value-type="float"/>
          <table:table-cell office:value="8.029498943225304" office:value-type="float"/>
          <table:table-cell office:value="8.57880495647779" office:value-type="float"/>
          <table:table-cell office:value="8.57880495647779" office:value-type="float"/>
          <table:table-cell office:value="8.57880495647779" office:value-type="float"/>
          <table:table-cell office:value="8.57880495647779" office:value-type="float"/>
          <table:table-cell office:value="8.644529564581035" office:value-type="float"/>
          <table:table-cell office:value="9.234010038814066" office:value-type="float"/>
          <table:table-cell office:value="9.234010038814066" office:value-type="float"/>
          <table:table-cell office:value="9.234010038814066" office:value-type="float"/>
          <table:table-cell office:value="9.234010038814066" office:value-type="float"/>
          <table:table-cell office:value="9.34054923138813" office:value-type="float"/>
          <table:table-cell office:value="7.24055212027313" office:value-type="float"/>
          <table:table-cell office:value="7.24055212027313" office:value-type="float"/>
          <table:table-cell office:value="7.24055212027313" office:value-type="float"/>
          <table:table-cell office:value="7.24055212027313" office:value-type="float"/>
          <table:table-cell office:value="7.440018468992273" office:value-type="float"/>
        </table:table-row>
        <table:table-row>
          <table:table-cell office:value-type="string">
            <text:p>swagger-api__swagger-cor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1.69354660324046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4500617433" office:value-type="float"/>
          <table:table-cell office:value="-17.48273479199437" office:value-type="float"/>
          <table:table-cell office:value="-17.44459797615641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05425907388425" office:value-type="float"/>
          <table:table-cell office:value="17.98771974057623" office:value-type="float"/>
          <table:table-cell office:value="7.0114355820375165" office:value-type="float"/>
          <table:table-cell office:value="7.618390498182821" office:value-type="float"/>
          <table:table-cell office:value="7.811832994019683" office:value-type="float"/>
          <table:table-cell office:value="7.955694270647211" office:value-type="float"/>
          <table:table-cell office:value="9.201913431089114" office:value-type="float"/>
          <table:table-cell office:value="7.126413161612319" office:value-type="float"/>
          <table:table-cell office:value="8.067544856179993" office:value-type="float"/>
          <table:table-cell office:value="8.277460948603622" office:value-type="float"/>
          <table:table-cell office:value="8.539475481225685" office:value-type="float"/>
          <table:table-cell office:value="9.018230508240999" office:value-type="float"/>
          <table:table-cell office:value="8.453268228049776" office:value-type="float"/>
          <table:table-cell office:value="9.015004944123907" office:value-type="float"/>
          <table:table-cell office:value="9.174214591287623" office:value-type="float"/>
          <table:table-cell office:value="9.33962416723114" office:value-type="float"/>
          <table:table-cell office:value="9.983252737578479" office:value-type="float"/>
          <table:table-cell office:value="5.9197908924629346" office:value-type="float"/>
          <table:table-cell office:value="6.644525372425065" office:value-type="float"/>
          <table:table-cell office:value="6.912749007611637" office:value-type="float"/>
          <table:table-cell office:value="7.10152027638736" office:value-type="float"/>
          <table:table-cell office:value="8.127221740000126" office:value-type="float"/>
        </table:table-row>
        <table:table-row>
          <table:table-cell office:value-type="string">
            <text:p>AFNetworking__AFIncrementalStore</text:p>
          </table:table-cell>
          <table:table-cell office:value="24.149116295470968" office:value-type="float"/>
          <table:table-cell office:value="0.03002854064060571" office:value-type="float"/>
          <table:table-cell office:value="0.375" office:value-type="float"/>
          <table:table-cell office:value="1.71315717550789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88036443868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23499585252689" office:value-type="float"/>
          <table:table-cell office:value="17.510674843221338" office:value-type="float"/>
          <table:table-cell office:value="17.738910529050035" office:value-type="float"/>
          <table:table-cell office:value="17.91559578583657" office:value-type="float"/>
          <table:table-cell office:value="7.189648113322756" office:value-type="float"/>
          <table:table-cell office:value="7.551500464600416" office:value-type="float"/>
          <table:table-cell office:value="7.981851831300933" office:value-type="float"/>
          <table:table-cell office:value="8.36896055891958" office:value-type="float"/>
          <table:table-cell office:value="8.417209566515321" office:value-type="float"/>
          <table:table-cell office:value="7.664896078759666" office:value-type="float"/>
          <table:table-cell office:value="7.983982683341726" office:value-type="float"/>
          <table:table-cell office:value="8.255942205047845" office:value-type="float"/>
          <table:table-cell office:value="8.537313220588782" office:value-type="float"/>
          <table:table-cell office:value="8.640174400501365" office:value-type="float"/>
          <table:table-cell office:value="8.939582053789183" office:value-type="float"/>
          <table:table-cell office:value="9.146781513508024" office:value-type="float"/>
          <table:table-cell office:value="9.326245066073943" office:value-type="float"/>
          <table:table-cell office:value="9.446209476494959" office:value-type="float"/>
          <table:table-cell office:value="9.572517044785585" office:value-type="float"/>
          <table:table-cell office:value="5.914962138293239" office:value-type="float"/>
          <table:table-cell office:value="6.382409052072592" office:value-type="float"/>
          <table:table-cell office:value="6.76758510058596" office:value-type="float"/>
          <table:table-cell office:value="7.2945936210013915" office:value-type="float"/>
          <table:table-cell office:value="7.357825631071788" office:value-type="float"/>
        </table:table-row>
        <table:table-row>
          <table:table-cell office:value-type="string">
            <text:p>google__guava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1.701264310358040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40209446415" office:value-type="float"/>
          <table:table-cell office:value="-17.459868885396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310775070001" office:value-type="float"/>
          <table:table-cell office:value="17.236621108224348" office:value-type="float"/>
          <table:table-cell office:value="17.999530453558155" office:value-type="float"/>
          <table:table-cell office:value="6.895093509181338" office:value-type="float"/>
          <table:table-cell office:value="7.755448488668582" office:value-type="float"/>
          <table:table-cell office:value="7.8984329229033" office:value-type="float"/>
          <table:table-cell office:value="8.112869559461005" office:value-type="float"/>
          <table:table-cell office:value="9.125719460587588" office:value-type="float"/>
          <table:table-cell office:value="7.0083611686484915" office:value-type="float"/>
          <table:table-cell office:value="8.156256269592872" office:value-type="float"/>
          <table:table-cell office:value="8.35327334986443" office:value-type="float"/>
          <table:table-cell office:value="8.53826547942721" office:value-type="float"/>
          <table:table-cell office:value="9.282746267726289" office:value-type="float"/>
          <table:table-cell office:value="8.559960697236285" office:value-type="float"/>
          <table:table-cell office:value="9.096689101392737" office:value-type="float"/>
          <table:table-cell office:value="9.294490489503957" office:value-type="float"/>
          <table:table-cell office:value="9.462034808031605" office:value-type="float"/>
          <table:table-cell office:value="10.073773179286366" office:value-type="float"/>
          <table:table-cell office:value="6.079269152928688" office:value-type="float"/>
          <table:table-cell office:value="6.771410740283519" office:value-type="float"/>
          <table:table-cell office:value="6.928024063254369" office:value-type="float"/>
          <table:table-cell office:value="7.13356407292587" office:value-type="float"/>
          <table:table-cell office:value="8.320986789359686" office:value-type="float"/>
        </table:table-row>
        <table:table-row>
          <table:table-cell office:value-type="string">
            <text:p>topcoat__topcoat</text:p>
          </table:table-cell>
          <table:table-cell office:value="22.447003896179112" office:value-type="float"/>
          <table:table-cell office:value="0.1691267458541488" office:value-type="float"/>
          <table:table-cell office:value="0.17391304347826086" office:value-type="float"/>
          <table:table-cell office:value="1.674478413481896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5307928879344" office:value-type="float"/>
          <table:table-cell office:value="-17.46889240619934" office:value-type="float"/>
          <table:table-cell office:value="-17.4379511660217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38566691111167" office:value-type="float"/>
          <table:table-cell office:value="17.930175153230184" office:value-type="float"/>
          <table:table-cell office:value="7.4125318658465815" office:value-type="float"/>
          <table:table-cell office:value="7.775818313973474" office:value-type="float"/>
          <table:table-cell office:value="7.874726646842145" office:value-type="float"/>
          <table:table-cell office:value="8.06864026205546" office:value-type="float"/>
          <table:table-cell office:value="8.738413219655916" office:value-type="float"/>
          <table:table-cell office:value="7.3709539901961" office:value-type="float"/>
          <table:table-cell office:value="8.338708511718718" office:value-type="float"/>
          <table:table-cell office:value="8.574403277199666" office:value-type="float"/>
          <table:table-cell office:value="8.66081294518655" office:value-type="float"/>
          <table:table-cell office:value="8.799120550918794" office:value-type="float"/>
          <table:table-cell office:value="8.601172045678002" office:value-type="float"/>
          <table:table-cell office:value="9.004315671559468" office:value-type="float"/>
          <table:table-cell office:value="9.158258355326293" office:value-type="float"/>
          <table:table-cell office:value="9.314522740487538" office:value-type="float"/>
          <table:table-cell office:value="9.776463841434557" office:value-type="float"/>
          <table:table-cell office:value="6.421381619628926" office:value-type="float"/>
          <table:table-cell office:value="6.959201861764852" office:value-type="float"/>
          <table:table-cell office:value="7.260038736187811" office:value-type="float"/>
          <table:table-cell office:value="7.417185751494865" office:value-type="float"/>
          <table:table-cell office:value="7.751526888396041" office:value-type="float"/>
        </table:table-row>
        <table:table-row>
          <table:table-cell office:value-type="string">
            <text:p>sonata-project__SonataAdminBundl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1.691167925125912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85683504916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842659101081116" office:value-type="float"/>
          <table:table-cell office:value="16.555165392126575" office:value-type="float"/>
          <table:table-cell office:value="17.243570356982044" office:value-type="float"/>
          <table:table-cell office:value="17.99897815927238" office:value-type="float"/>
          <table:table-cell office:value="7.036054061170857" office:value-type="float"/>
          <table:table-cell office:value="7.642180960622035" office:value-type="float"/>
          <table:table-cell office:value="7.810790340175114" office:value-type="float"/>
          <table:table-cell office:value="8.01756034166678" office:value-type="float"/>
          <table:table-cell office:value="9.241366155183133" office:value-type="float"/>
          <table:table-cell office:value="7.041751072158558" office:value-type="float"/>
          <table:table-cell office:value="8.110645581113207" office:value-type="float"/>
          <table:table-cell office:value="8.287214988504397" office:value-type="float"/>
          <table:table-cell office:value="8.526860598410615" office:value-type="float"/>
          <table:table-cell office:value="9.139881510291385" office:value-type="float"/>
          <table:table-cell office:value="8.622008131879387" office:value-type="float"/>
          <table:table-cell office:value="9.045480215279706" office:value-type="float"/>
          <table:table-cell office:value="9.167029822051461" office:value-type="float"/>
          <table:table-cell office:value="9.330204770217547" office:value-type="float"/>
          <table:table-cell office:value="9.93839056443258" office:value-type="float"/>
          <table:table-cell office:value="5.992680142985501" office:value-type="float"/>
          <table:table-cell office:value="6.699650891608426" office:value-type="float"/>
          <table:table-cell office:value="6.932051595699988" office:value-type="float"/>
          <table:table-cell office:value="7.178024077614911" office:value-type="float"/>
          <table:table-cell office:value="7.869261430833907" office:value-type="float"/>
        </table:table-row>
        <table:table-row>
          <table:table-cell office:value-type="string">
            <text:p>jssor__slider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1.7027725478118791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3515427953" office:value-type="float"/>
          <table:table-cell office:value="-17.486161099844914" office:value-type="float"/>
          <table:table-cell office:value="-17.45200561587020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43943390683082" office:value-type="float"/>
          <table:table-cell office:value="17.98560073842971" office:value-type="float"/>
          <table:table-cell office:value="7.124500981230685" office:value-type="float"/>
          <table:table-cell office:value="7.465323404657174" office:value-type="float"/>
          <table:table-cell office:value="7.816802896080658" office:value-type="float"/>
          <table:table-cell office:value="7.962625218012912" office:value-type="float"/>
          <table:table-cell office:value="8.321299179305052" office:value-type="float"/>
          <table:table-cell office:value="7.069237292313328" office:value-type="float"/>
          <table:table-cell office:value="7.899772874162342" office:value-type="float"/>
          <table:table-cell office:value="8.094291288435475" office:value-type="float"/>
          <table:table-cell office:value="8.541524832146314" office:value-type="float"/>
          <table:table-cell office:value="8.768513236366262" office:value-type="float"/>
          <table:table-cell office:value="8.700929203669448" office:value-type="float"/>
          <table:table-cell office:value="8.883607520523245" office:value-type="float"/>
          <table:table-cell office:value="9.05567802665157" office:value-type="float"/>
          <table:table-cell office:value="9.161964219679628" office:value-type="float"/>
          <table:table-cell office:value="9.569789306215622" office:value-type="float"/>
          <table:table-cell office:value="5.819489338314188" office:value-type="float"/>
          <table:table-cell office:value="6.404971524694634" office:value-type="float"/>
          <table:table-cell office:value="6.831724074901477" office:value-type="float"/>
          <table:table-cell office:value="7.209584122271606" office:value-type="float"/>
          <table:table-cell office:value="7.757753826822364" office:value-type="float"/>
        </table:table-row>
        <table:table-row>
          <table:table-cell office:value-type="string">
            <text:p>MagicStack__uvloop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1.69338379125543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43497190444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75466890832628" office:value-type="float"/>
          <table:table-cell office:value="16.77034203358345" office:value-type="float"/>
          <table:table-cell office:value="17.039354477129283" office:value-type="float"/>
          <table:table-cell office:value="17.91092123099307" office:value-type="float"/>
          <table:table-cell office:value="7.223594301242594" office:value-type="float"/>
          <table:table-cell office:value="7.662179107122252" office:value-type="float"/>
          <table:table-cell office:value="7.809314688109847" office:value-type="float"/>
          <table:table-cell office:value="8.00255144292436" office:value-type="float"/>
          <table:table-cell office:value="8.188225848493975" office:value-type="float"/>
          <table:table-cell office:value="7.541417191081061" office:value-type="float"/>
          <table:table-cell office:value="7.943470149552015" office:value-type="float"/>
          <table:table-cell office:value="8.158042245096434" office:value-type="float"/>
          <table:table-cell office:value="8.436191781825501" office:value-type="float"/>
          <table:table-cell office:value="8.690027656204782" office:value-type="float"/>
          <table:table-cell office:value="8.43822894113789" office:value-type="float"/>
          <table:table-cell office:value="8.946270546349012" office:value-type="float"/>
          <table:table-cell office:value="9.045490495031537" office:value-type="float"/>
          <table:table-cell office:value="9.135182058208319" office:value-type="float"/>
          <table:table-cell office:value="9.57841185818858" office:value-type="float"/>
          <table:table-cell office:value="6.165915200570831" office:value-type="float"/>
          <table:table-cell office:value="6.8929154752093655" office:value-type="float"/>
          <table:table-cell office:value="7.007572854320081" office:value-type="float"/>
          <table:table-cell office:value="7.127737094742974" office:value-type="float"/>
          <table:table-cell office:value="7.307474727349278" office:value-type="float"/>
        </table:table-row>
        <table:table-row>
          <table:table-cell office:value-type="string">
            <text:p>lyst__lightfm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1.693199560072157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66312871981" office:value-type="float"/>
          <table:table-cell office:value="-17.4721679271636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52222943759482" office:value-type="float"/>
          <table:table-cell office:value="17.409903615572066" office:value-type="float"/>
          <table:table-cell office:value="17.94330958192058" office:value-type="float"/>
          <table:table-cell office:value="7.201792529524241" office:value-type="float"/>
          <table:table-cell office:value="7.752282480912322" office:value-type="float"/>
          <table:table-cell office:value="7.912983948542696" office:value-type="float"/>
          <table:table-cell office:value="8.1781777294678" office:value-type="float"/>
          <table:table-cell office:value="8.487723588571589" office:value-type="float"/>
          <table:table-cell office:value="7.440084659928527" office:value-type="float"/>
          <table:table-cell office:value="8.057059126019015" office:value-type="float"/>
          <table:table-cell office:value="8.37475609166131" office:value-type="float"/>
          <table:table-cell office:value="8.64665030126936" office:value-type="float"/>
          <table:table-cell office:value="9.08556765839037" office:value-type="float"/>
          <table:table-cell office:value="8.462461648550079" office:value-type="float"/>
          <table:table-cell office:value="9.0148558685415" office:value-type="float"/>
          <table:table-cell office:value="9.217512961478914" office:value-type="float"/>
          <table:table-cell office:value="9.392492369566288" office:value-type="float"/>
          <table:table-cell office:value="9.684186832102007" office:value-type="float"/>
          <table:table-cell office:value="6.227035189709257" office:value-type="float"/>
          <table:table-cell office:value="6.848916431205616" office:value-type="float"/>
          <table:table-cell office:value="7.010242072359547" office:value-type="float"/>
          <table:table-cell office:value="7.224611104808398" office:value-type="float"/>
          <table:table-cell office:value="7.768508622337828" office:value-type="float"/>
        </table:table-row>
        <table:table-row>
          <table:table-cell office:value-type="string">
            <text:p>mikemaccana__python-docx</text:p>
          </table:table-cell>
          <table:table-cell office:value="42.48443713535451" office:value-type="float"/>
          <table:table-cell office:value="1.0" office:value-type="float"/>
          <table:table-cell office:value="0.0" office:value-type="float"/>
          <table:table-cell office:value="1.7050091982310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298475621235" office:value-type="float"/>
          <table:table-cell office:value="-17.491298475621235" office:value-type="float"/>
          <table:table-cell office:value="-17.491298475621235" office:value-type="float"/>
          <table:table-cell office:value="-17.49129847562123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52831170574092" office:value-type="float"/>
          <table:table-cell office:value="8.08209659611951" office:value-type="float"/>
          <table:table-cell office:value="8.08209659611951" office:value-type="float"/>
          <table:table-cell office:value="8.08209659611951" office:value-type="float"/>
          <table:table-cell office:value="8.08209659611951" office:value-type="float"/>
          <table:table-cell office:value="8.124444082333653" office:value-type="float"/>
          <table:table-cell office:value="8.406159483981572" office:value-type="float"/>
          <table:table-cell office:value="8.406159483981572" office:value-type="float"/>
          <table:table-cell office:value="8.406159483981572" office:value-type="float"/>
          <table:table-cell office:value="8.406159483981572" office:value-type="float"/>
          <table:table-cell office:value="8.454563622373895" office:value-type="float"/>
          <table:table-cell office:value="9.354686215225335" office:value-type="float"/>
          <table:table-cell office:value="9.354686215225335" office:value-type="float"/>
          <table:table-cell office:value="9.354686215225335" office:value-type="float"/>
          <table:table-cell office:value="9.354686215225335" office:value-type="float"/>
          <table:table-cell office:value="9.46555417064327" office:value-type="float"/>
          <table:table-cell office:value="7.022701909457812" office:value-type="float"/>
          <table:table-cell office:value="7.022701909457812" office:value-type="float"/>
          <table:table-cell office:value="7.022701909457812" office:value-type="float"/>
          <table:table-cell office:value="7.022701909457812" office:value-type="float"/>
          <table:table-cell office:value="7.224321489482213" office:value-type="float"/>
        </table:table-row>
        <table:table-row>
          <table:table-cell office:value-type="string">
            <text:p>kattrali__cocoapods-xcode-plugin</text:p>
          </table:table-cell>
          <table:table-cell office:value="41.80793192436989" office:value-type="float"/>
          <table:table-cell office:value="1.0" office:value-type="float"/>
          <table:table-cell office:value="0.0" office:value-type="float"/>
          <table:table-cell office:value="1.699345432315494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6224677860416" office:value-type="float"/>
          <table:table-cell office:value="16.06224677860416" office:value-type="float"/>
          <table:table-cell office:value="16.06224677860416" office:value-type="float"/>
          <table:table-cell office:value="16.06224677860416" office:value-type="float"/>
          <table:table-cell office:value="17.473444515916146" office:value-type="float"/>
          <table:table-cell office:value="7.889954203614112" office:value-type="float"/>
          <table:table-cell office:value="7.889954203614112" office:value-type="float"/>
          <table:table-cell office:value="7.889954203614112" office:value-type="float"/>
          <table:table-cell office:value="7.889954203614112" office:value-type="float"/>
          <table:table-cell office:value="8.595740868136454" office:value-type="float"/>
          <table:table-cell office:value="8.427191757036645" office:value-type="float"/>
          <table:table-cell office:value="8.427191757036645" office:value-type="float"/>
          <table:table-cell office:value="8.427191757036645" office:value-type="float"/>
          <table:table-cell office:value="8.427191757036645" office:value-type="float"/>
          <table:table-cell office:value="8.65613841782448" office:value-type="float"/>
          <table:table-cell office:value="9.200336399195354" office:value-type="float"/>
          <table:table-cell office:value="9.200336399195354" office:value-type="float"/>
          <table:table-cell office:value="9.200336399195354" office:value-type="float"/>
          <table:table-cell office:value="9.200336399195354" office:value-type="float"/>
          <table:table-cell office:value="9.536837405351378" office:value-type="float"/>
          <table:table-cell office:value="7.116809561455404" office:value-type="float"/>
          <table:table-cell office:value="7.116809561455404" office:value-type="float"/>
          <table:table-cell office:value="7.116809561455404" office:value-type="float"/>
          <table:table-cell office:value="7.116809561455404" office:value-type="float"/>
          <table:table-cell office:value="7.715041880609554" office:value-type="float"/>
        </table:table-row>
        <table:table-row>
          <table:table-cell office:value-type="string">
            <text:p>evrone__quiet_assets</text:p>
          </table:table-cell>
          <table:table-cell office:value="26.669069384242857" office:value-type="float"/>
          <table:table-cell office:value="0.18863816705011524" office:value-type="float"/>
          <table:table-cell office:value="0.4" office:value-type="float"/>
          <table:table-cell office:value="1.711040347531378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89992365745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6078224512153" office:value-type="float"/>
          <table:table-cell office:value="17.290727514675954" office:value-type="float"/>
          <table:table-cell office:value="17.353242947594754" office:value-type="float"/>
          <table:table-cell office:value="17.979450233875472" office:value-type="float"/>
          <table:table-cell office:value="7.092670994157241" office:value-type="float"/>
          <table:table-cell office:value="7.536744071468611" office:value-type="float"/>
          <table:table-cell office:value="7.842369855296742" office:value-type="float"/>
          <table:table-cell office:value="8.361441210695029" office:value-type="float"/>
          <table:table-cell office:value="8.614294499617781" office:value-type="float"/>
          <table:table-cell office:value="7.552990284710523" office:value-type="float"/>
          <table:table-cell office:value="8.03202495105587" office:value-type="float"/>
          <table:table-cell office:value="8.077823317590317" office:value-type="float"/>
          <table:table-cell office:value="8.351557558162728" office:value-type="float"/>
          <table:table-cell office:value="8.912267040301337" office:value-type="float"/>
          <table:table-cell office:value="8.526097326796233" office:value-type="float"/>
          <table:table-cell office:value="8.793484642167073" office:value-type="float"/>
          <table:table-cell office:value="9.300843663901121" office:value-type="float"/>
          <table:table-cell office:value="9.356875867439483" office:value-type="float"/>
          <table:table-cell office:value="9.648360079927489" office:value-type="float"/>
          <table:table-cell office:value="6.119563952071532" office:value-type="float"/>
          <table:table-cell office:value="6.821082746891856" office:value-type="float"/>
          <table:table-cell office:value="7.092622497849778" office:value-type="float"/>
          <table:table-cell office:value="7.317491977853022" office:value-type="float"/>
          <table:table-cell office:value="7.397761028158596" office:value-type="float"/>
        </table:table-row>
        <table:table-row>
          <table:table-cell office:value-type="string">
            <text:p>dropwizard__dropwizard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1.713077202449790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0622407327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415762543411642" office:value-type="float"/>
          <table:table-cell office:value="16.561990735024438" office:value-type="float"/>
          <table:table-cell office:value="17.27448943101017" office:value-type="float"/>
          <table:table-cell office:value="17.992969307628535" office:value-type="float"/>
          <table:table-cell office:value="7.067631786138287" office:value-type="float"/>
          <table:table-cell office:value="7.6208991669033255" office:value-type="float"/>
          <table:table-cell office:value="7.852613759677137" office:value-type="float"/>
          <table:table-cell office:value="7.99667919609448" office:value-type="float"/>
          <table:table-cell office:value="8.77870479827692" office:value-type="float"/>
          <table:table-cell office:value="7.042511364345721" office:value-type="float"/>
          <table:table-cell office:value="7.941712604909528" office:value-type="float"/>
          <table:table-cell office:value="8.246592726911262" office:value-type="float"/>
          <table:table-cell office:value="8.392292981149646" office:value-type="float"/>
          <table:table-cell office:value="8.89814145454362" office:value-type="float"/>
          <table:table-cell office:value="8.45133497107009" office:value-type="float"/>
          <table:table-cell office:value="8.928489697746874" office:value-type="float"/>
          <table:table-cell office:value="9.095681109368908" office:value-type="float"/>
          <table:table-cell office:value="9.255504651288877" office:value-type="float"/>
          <table:table-cell office:value="9.942861917861418" office:value-type="float"/>
          <table:table-cell office:value="5.812702601302235" office:value-type="float"/>
          <table:table-cell office:value="6.623963913294926" office:value-type="float"/>
          <table:table-cell office:value="6.9022006430199365" office:value-type="float"/>
          <table:table-cell office:value="7.121266337637396" office:value-type="float"/>
          <table:table-cell office:value="8.071692840011742" office:value-type="float"/>
        </table:table-row>
        <table:table-row>
          <table:table-cell office:value-type="string">
            <text:p>catfan__Medoo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1.6568893358031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417114785664" office:value-type="float"/>
          <table:table-cell office:value="-17.474029219468445" office:value-type="float"/>
          <table:table-cell office:value="-17.44365722496231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1929522227221" office:value-type="float"/>
          <table:table-cell office:value="17.685130923906616" office:value-type="float"/>
          <table:table-cell office:value="7.439050143194251" office:value-type="float"/>
          <table:table-cell office:value="7.726200509426564" office:value-type="float"/>
          <table:table-cell office:value="7.870947339968434" office:value-type="float"/>
          <table:table-cell office:value="7.972065643306111" office:value-type="float"/>
          <table:table-cell office:value="8.403495183451078" office:value-type="float"/>
          <table:table-cell office:value="7.928133718268704" office:value-type="float"/>
          <table:table-cell office:value="8.4126642411785" office:value-type="float"/>
          <table:table-cell office:value="8.54793134100631" office:value-type="float"/>
          <table:table-cell office:value="8.71541488189768" office:value-type="float"/>
          <table:table-cell office:value="9.046547498268966" office:value-type="float"/>
          <table:table-cell office:value="8.841267555180929" office:value-type="float"/>
          <table:table-cell office:value="9.081051153781184" office:value-type="float"/>
          <table:table-cell office:value="9.308620282106771" office:value-type="float"/>
          <table:table-cell office:value="9.387949324025268" office:value-type="float"/>
          <table:table-cell office:value="9.75505128772948" office:value-type="float"/>
          <table:table-cell office:value="6.4991889274621535" office:value-type="float"/>
          <table:table-cell office:value="7.0479643116212305" office:value-type="float"/>
          <table:table-cell office:value="7.183226253802879" office:value-type="float"/>
          <table:table-cell office:value="7.2792121102621286" office:value-type="float"/>
          <table:table-cell office:value="7.740856257880349" office:value-type="float"/>
        </table:table-row>
        <table:table-row>
          <table:table-cell office:value-type="string">
            <text:p>facebookarchive__scribe</text:p>
          </table:table-cell>
          <table:table-cell office:value="42.6719779663358" office:value-type="float"/>
          <table:table-cell office:value="1.0" office:value-type="float"/>
          <table:table-cell office:value="1.0" office:value-type="float"/>
          <table:table-cell office:value="0.180806468482700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3788124853173" office:value-type="float"/>
          <table:table-cell office:value="-17.43788124853173" office:value-type="float"/>
          <table:table-cell office:value="-17.43788124853173" office:value-type="float"/>
          <table:table-cell office:value="-17.43788124853173" office:value-type="float"/>
          <table:table-cell office:value="-17.3519607896627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8.7220682725717" office:value-type="float"/>
          <table:table-cell office:value="8.7220682725717" office:value-type="float"/>
          <table:table-cell office:value="8.7220682725717" office:value-type="float"/>
          <table:table-cell office:value="8.7220682725717" office:value-type="float"/>
          <table:table-cell office:value="9.227457484668673" office:value-type="float"/>
          <table:table-cell office:value="8.206307622708184" office:value-type="float"/>
          <table:table-cell office:value="8.206307622708184" office:value-type="float"/>
          <table:table-cell office:value="8.206307622708184" office:value-type="float"/>
          <table:table-cell office:value="8.206307622708184" office:value-type="float"/>
          <table:table-cell office:value="8.939708526252398" office:value-type="float"/>
          <table:table-cell office:value="9.580262872532785" office:value-type="float"/>
          <table:table-cell office:value="9.580262872532785" office:value-type="float"/>
          <table:table-cell office:value="9.580262872532785" office:value-type="float"/>
          <table:table-cell office:value="9.580262872532785" office:value-type="float"/>
          <table:table-cell office:value="9.813715249729968" office:value-type="float"/>
          <table:table-cell office:value="7.3481130227471" office:value-type="float"/>
          <table:table-cell office:value="7.3481130227471" office:value-type="float"/>
          <table:table-cell office:value="7.3481130227471" office:value-type="float"/>
          <table:table-cell office:value="7.3481130227471" office:value-type="float"/>
          <table:table-cell office:value="8.3534507611911" office:value-type="float"/>
        </table:table-row>
        <table:table-row>
          <table:table-cell office:value-type="string">
            <text:p>kevana__ui-for-docker</text:p>
          </table:table-cell>
          <table:table-cell office:value="27.819857710802694" office:value-type="float"/>
          <table:table-cell office:value="0.33929195377868854" office:value-type="float"/>
          <table:table-cell office:value="0.0" office:value-type="float"/>
          <table:table-cell office:value="1.69709225063362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38509985861843" office:value-type="float"/>
          <table:table-cell office:value="16.66738040822711" office:value-type="float"/>
          <table:table-cell office:value="17.216365913656606" office:value-type="float"/>
          <table:table-cell office:value="17.41651192064913" office:value-type="float"/>
          <table:table-cell office:value="17.41651192064913" office:value-type="float"/>
          <table:table-cell office:value="7.68142889958297" office:value-type="float"/>
          <table:table-cell office:value="7.736496565590999" office:value-type="float"/>
          <table:table-cell office:value="7.923859330023714" office:value-type="float"/>
          <table:table-cell office:value="8.268901813448295" office:value-type="float"/>
          <table:table-cell office:value="8.268901813448295" office:value-type="float"/>
          <table:table-cell office:value="7.97134223634194" office:value-type="float"/>
          <table:table-cell office:value="8.065258968672547" office:value-type="float"/>
          <table:table-cell office:value="8.457719191650035" office:value-type="float"/>
          <table:table-cell office:value="8.565353787846544" office:value-type="float"/>
          <table:table-cell office:value="8.565353787846544" office:value-type="float"/>
          <table:table-cell office:value="8.85087897981942" office:value-type="float"/>
          <table:table-cell office:value="9.044725953294211" office:value-type="float"/>
          <table:table-cell office:value="9.114271843512888" office:value-type="float"/>
          <table:table-cell office:value="9.278488873532176" office:value-type="float"/>
          <table:table-cell office:value="9.278488873532176" office:value-type="float"/>
          <table:table-cell office:value="6.374282262392732" office:value-type="float"/>
          <table:table-cell office:value="6.950876554444125" office:value-type="float"/>
          <table:table-cell office:value="7.374941274357369" office:value-type="float"/>
          <table:table-cell office:value="7.68189505180412" office:value-type="float"/>
          <table:table-cell office:value="7.68189505180412" office:value-type="float"/>
        </table:table-row>
        <table:table-row>
          <table:table-cell office:value-type="string">
            <text:p>fish-shell__fish-shell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1.696473773767071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100836896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76972444538094" office:value-type="float"/>
          <table:table-cell office:value="16.65353629293093" office:value-type="float"/>
          <table:table-cell office:value="17.2518182313834" office:value-type="float"/>
          <table:table-cell office:value="17.98793942080225" office:value-type="float"/>
          <table:table-cell office:value="6.915175620386476" office:value-type="float"/>
          <table:table-cell office:value="7.674981629627342" office:value-type="float"/>
          <table:table-cell office:value="7.8560556812938325" office:value-type="float"/>
          <table:table-cell office:value="8.061743477049443" office:value-type="float"/>
          <table:table-cell office:value="8.925641083428305" office:value-type="float"/>
          <table:table-cell office:value="6.685147682278361" office:value-type="float"/>
          <table:table-cell office:value="8.096820494253656" office:value-type="float"/>
          <table:table-cell office:value="8.332303170184401" office:value-type="float"/>
          <table:table-cell office:value="8.500972938526067" office:value-type="float"/>
          <table:table-cell office:value="8.985625663673114" office:value-type="float"/>
          <table:table-cell office:value="8.499134049294684" office:value-type="float"/>
          <table:table-cell office:value="9.053087224518743" office:value-type="float"/>
          <table:table-cell office:value="9.199503094682537" office:value-type="float"/>
          <table:table-cell office:value="9.345564306065535" office:value-type="float"/>
          <table:table-cell office:value="10.02275286423895" office:value-type="float"/>
          <table:table-cell office:value="5.436434217180447" office:value-type="float"/>
          <table:table-cell office:value="6.736153564039847" office:value-type="float"/>
          <table:table-cell office:value="6.951321893733409" office:value-type="float"/>
          <table:table-cell office:value="7.161517699941041" office:value-type="float"/>
          <table:table-cell office:value="7.906660725390703" office:value-type="float"/>
        </table:table-row>
        <table:table-row>
          <table:table-cell office:value-type="string">
            <text:p>diesel-rs__diesel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1.688253415506392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6870395024636" office:value-type="float"/>
          <table:table-cell office:value="-17.45682577508318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7135139579932" office:value-type="float"/>
          <table:table-cell office:value="17.240212528897395" office:value-type="float"/>
          <table:table-cell office:value="17.998331794657307" office:value-type="float"/>
          <table:table-cell office:value="7.073551706410697" office:value-type="float"/>
          <table:table-cell office:value="7.526399454034086" office:value-type="float"/>
          <table:table-cell office:value="7.736825471049027" office:value-type="float"/>
          <table:table-cell office:value="7.973149724337318" office:value-type="float"/>
          <table:table-cell office:value="8.762491486516836" office:value-type="float"/>
          <table:table-cell office:value="7.381687932445556" office:value-type="float"/>
          <table:table-cell office:value="8.074350632079616" office:value-type="float"/>
          <table:table-cell office:value="8.284711143111704" office:value-type="float"/>
          <table:table-cell office:value="8.439175444118824" office:value-type="float"/>
          <table:table-cell office:value="8.907811009799167" office:value-type="float"/>
          <table:table-cell office:value="8.49677491100651" office:value-type="float"/>
          <table:table-cell office:value="8.967627942089011" office:value-type="float"/>
          <table:table-cell office:value="9.134875603688272" office:value-type="float"/>
          <table:table-cell office:value="9.366857694223226" office:value-type="float"/>
          <table:table-cell office:value="9.869582335769127" office:value-type="float"/>
          <table:table-cell office:value="5.881636132972437" office:value-type="float"/>
          <table:table-cell office:value="6.621818057555995" office:value-type="float"/>
          <table:table-cell office:value="6.8103324708415265" office:value-type="float"/>
          <table:table-cell office:value="7.068282724416557" office:value-type="float"/>
          <table:table-cell office:value="7.616448294013657" office:value-type="float"/>
        </table:table-row>
        <table:table-row>
          <table:table-cell office:value-type="string">
            <text:p>svg__svgo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1.71634879224613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19931941292" office:value-type="float"/>
          <table:table-cell office:value="-17.46973459235907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44995867400156" office:value-type="float"/>
          <table:table-cell office:value="17.397401904328188" office:value-type="float"/>
          <table:table-cell office:value="17.925394918812476" office:value-type="float"/>
          <table:table-cell office:value="7.364352842992222" office:value-type="float"/>
          <table:table-cell office:value="7.656359690963793" office:value-type="float"/>
          <table:table-cell office:value="7.968240164297516" office:value-type="float"/>
          <table:table-cell office:value="8.250967428707533" office:value-type="float"/>
          <table:table-cell office:value="8.493042432354969" office:value-type="float"/>
          <table:table-cell office:value="7.176325580552735" office:value-type="float"/>
          <table:table-cell office:value="7.91137253157414" office:value-type="float"/>
          <table:table-cell office:value="8.34828380739792" office:value-type="float"/>
          <table:table-cell office:value="8.47949707492062" office:value-type="float"/>
          <table:table-cell office:value="8.922545578218756" office:value-type="float"/>
          <table:table-cell office:value="8.762190259265836" office:value-type="float"/>
          <table:table-cell office:value="9.095517236688066" office:value-type="float"/>
          <table:table-cell office:value="9.202109755523132" office:value-type="float"/>
          <table:table-cell office:value="9.344605191080799" office:value-type="float"/>
          <table:table-cell office:value="9.680878468960405" office:value-type="float"/>
          <table:table-cell office:value="6.017854078331387" office:value-type="float"/>
          <table:table-cell office:value="6.69042175317332" office:value-type="float"/>
          <table:table-cell office:value="6.935798936106108" office:value-type="float"/>
          <table:table-cell office:value="7.1744221222141835" office:value-type="float"/>
          <table:table-cell office:value="7.606456076379875" office:value-type="float"/>
        </table:table-row>
        <table:table-row>
          <table:table-cell office:value-type="string">
            <text:p>davidkpiano__react-redux-form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1.68621428984565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64977698568" office:value-type="float"/>
          <table:table-cell office:value="-17.4736180277298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3906553256711" office:value-type="float"/>
          <table:table-cell office:value="17.2555746344911" office:value-type="float"/>
          <table:table-cell office:value="17.93479174567965" office:value-type="float"/>
          <table:table-cell office:value="7.014610520514218" office:value-type="float"/>
          <table:table-cell office:value="7.596225065924662" office:value-type="float"/>
          <table:table-cell office:value="7.779682360994828" office:value-type="float"/>
          <table:table-cell office:value="7.946342553806996" office:value-type="float"/>
          <table:table-cell office:value="8.736001417765044" office:value-type="float"/>
          <table:table-cell office:value="7.660677246829054" office:value-type="float"/>
          <table:table-cell office:value="8.148882792048633" office:value-type="float"/>
          <table:table-cell office:value="8.308299193614502" office:value-type="float"/>
          <table:table-cell office:value="8.483000320632783" office:value-type="float"/>
          <table:table-cell office:value="8.885509664286037" office:value-type="float"/>
          <table:table-cell office:value="8.479837326738467" office:value-type="float"/>
          <table:table-cell office:value="9.063214348516365" office:value-type="float"/>
          <table:table-cell office:value="9.22136065954528" office:value-type="float"/>
          <table:table-cell office:value="9.395511313127987" office:value-type="float"/>
          <table:table-cell office:value="9.890456126602356" office:value-type="float"/>
          <table:table-cell office:value="6.079218516085163" office:value-type="float"/>
          <table:table-cell office:value="6.621289713838981" office:value-type="float"/>
          <table:table-cell office:value="6.869061309446209" office:value-type="float"/>
          <table:table-cell office:value="7.074859936160248" office:value-type="float"/>
          <table:table-cell office:value="7.782926082494253" office:value-type="float"/>
        </table:table-row>
        <table:table-row>
          <table:table-cell office:value-type="string">
            <text:p>Swiip__generator-gulp-angular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1.675082150320626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74271168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3953580949168" office:value-type="float"/>
          <table:table-cell office:value="16.176501592387307" office:value-type="float"/>
          <table:table-cell office:value="16.847990665722964" office:value-type="float"/>
          <table:table-cell office:value="17.92486689113175" office:value-type="float"/>
          <table:table-cell office:value="6.978248099968257" office:value-type="float"/>
          <table:table-cell office:value="7.529027168758113" office:value-type="float"/>
          <table:table-cell office:value="7.718341722823638" office:value-type="float"/>
          <table:table-cell office:value="7.887835248590202" office:value-type="float"/>
          <table:table-cell office:value="8.543630458509197" office:value-type="float"/>
          <table:table-cell office:value="7.061773334672585" office:value-type="float"/>
          <table:table-cell office:value="8.077003518856351" office:value-type="float"/>
          <table:table-cell office:value="8.218419770121345" office:value-type="float"/>
          <table:table-cell office:value="8.389002424689718" office:value-type="float"/>
          <table:table-cell office:value="8.9042301516935" office:value-type="float"/>
          <table:table-cell office:value="8.62893577302412" office:value-type="float"/>
          <table:table-cell office:value="8.881962181828108" office:value-type="float"/>
          <table:table-cell office:value="8.9924150139055" office:value-type="float"/>
          <table:table-cell office:value="9.150395120431668" office:value-type="float"/>
          <table:table-cell office:value="9.614630126460423" office:value-type="float"/>
          <table:table-cell office:value="6.148269841393649" office:value-type="float"/>
          <table:table-cell office:value="6.748305188888214" office:value-type="float"/>
          <table:table-cell office:value="6.918478331878527" office:value-type="float"/>
          <table:table-cell office:value="7.112563358456751" office:value-type="float"/>
          <table:table-cell office:value="7.580112377438221" office:value-type="float"/>
        </table:table-row>
        <table:table-row>
          <table:table-cell office:value-type="string">
            <text:p>askmike__gekko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1.733859975594849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41291491702" office:value-type="float"/>
          <table:table-cell office:value="-17.45661567045580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254366076304812" office:value-type="float"/>
          <table:table-cell office:value="17.040330529561945" office:value-type="float"/>
          <table:table-cell office:value="17.982211339513064" office:value-type="float"/>
          <table:table-cell office:value="7.092896290858754" office:value-type="float"/>
          <table:table-cell office:value="7.61895642574124" office:value-type="float"/>
          <table:table-cell office:value="7.819548546039698" office:value-type="float"/>
          <table:table-cell office:value="8.021437386209541" office:value-type="float"/>
          <table:table-cell office:value="9.212923319729818" office:value-type="float"/>
          <table:table-cell office:value="6.848052004092222" office:value-type="float"/>
          <table:table-cell office:value="7.712911168026347" office:value-type="float"/>
          <table:table-cell office:value="8.023911793378188" office:value-type="float"/>
          <table:table-cell office:value="8.314252280439606" office:value-type="float"/>
          <table:table-cell office:value="8.961434579234234" office:value-type="float"/>
          <table:table-cell office:value="8.273405971868446" office:value-type="float"/>
          <table:table-cell office:value="8.832973121245193" office:value-type="float"/>
          <table:table-cell office:value="8.998496659066198" office:value-type="float"/>
          <table:table-cell office:value="9.18642534404665" office:value-type="float"/>
          <table:table-cell office:value="10.053546882565405" office:value-type="float"/>
          <table:table-cell office:value="5.592850291288714" office:value-type="float"/>
          <table:table-cell office:value="6.504281055040128" office:value-type="float"/>
          <table:table-cell office:value="6.804129167357363" office:value-type="float"/>
          <table:table-cell office:value="7.084355035380369" office:value-type="float"/>
          <table:table-cell office:value="7.902407672504307" office:value-type="float"/>
        </table:table-row>
        <table:table-row>
          <table:table-cell office:value-type="string">
            <text:p>solidusio__solidus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1.70290797785044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9160783731" office:value-type="float"/>
          <table:table-cell office:value="-17.4824366823291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932798954998248" office:value-type="float"/>
          <table:table-cell office:value="17.403761015416002" office:value-type="float"/>
          <table:table-cell office:value="17.996145587030483" office:value-type="float"/>
          <table:table-cell office:value="7.3122735239742855" office:value-type="float"/>
          <table:table-cell office:value="7.895803549836563" office:value-type="float"/>
          <table:table-cell office:value="8.078902616919086" office:value-type="float"/>
          <table:table-cell office:value="8.27390433209835" office:value-type="float"/>
          <table:table-cell office:value="8.978200266920433" office:value-type="float"/>
          <table:table-cell office:value="7.533862765333414" office:value-type="float"/>
          <table:table-cell office:value="8.321617964838136" office:value-type="float"/>
          <table:table-cell office:value="8.514706320228775" office:value-type="float"/>
          <table:table-cell office:value="8.668099186379024" office:value-type="float"/>
          <table:table-cell office:value="9.132771571488869" office:value-type="float"/>
          <table:table-cell office:value="8.772919831571443" office:value-type="float"/>
          <table:table-cell office:value="9.197194980967454" office:value-type="float"/>
          <table:table-cell office:value="9.322395309145865" office:value-type="float"/>
          <table:table-cell office:value="9.479063767200394" office:value-type="float"/>
          <table:table-cell office:value="9.977472665017164" office:value-type="float"/>
          <table:table-cell office:value="6.20980260453219" office:value-type="float"/>
          <table:table-cell office:value="7.00082891036843" office:value-type="float"/>
          <table:table-cell office:value="7.2575861597340365" office:value-type="float"/>
          <table:table-cell office:value="7.44440558975603" office:value-type="float"/>
          <table:table-cell office:value="8.19105807110119" office:value-type="float"/>
        </table:table-row>
        <table:table-row>
          <table:table-cell office:value-type="string">
            <text:p>cloudfoundry__bosh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1.71400733442133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6866769741" office:value-type="float"/>
          <table:table-cell office:value="-17.47493689893109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84673224844577" office:value-type="float"/>
          <table:table-cell office:value="17.373877017913916" office:value-type="float"/>
          <table:table-cell office:value="17.985802045378016" office:value-type="float"/>
          <table:table-cell office:value="7.365261909319695" office:value-type="float"/>
          <table:table-cell office:value="7.886834625997835" office:value-type="float"/>
          <table:table-cell office:value="8.0862842567712" office:value-type="float"/>
          <table:table-cell office:value="8.320115929542604" office:value-type="float"/>
          <table:table-cell office:value="9.37320268990125" office:value-type="float"/>
          <table:table-cell office:value="6.942911843396152" office:value-type="float"/>
          <table:table-cell office:value="8.15756357909259" office:value-type="float"/>
          <table:table-cell office:value="8.396781609179303" office:value-type="float"/>
          <table:table-cell office:value="8.551544844708861" office:value-type="float"/>
          <table:table-cell office:value="9.300622957217978" office:value-type="float"/>
          <table:table-cell office:value="8.54964909683886" office:value-type="float"/>
          <table:table-cell office:value="9.026565473216731" office:value-type="float"/>
          <table:table-cell office:value="9.19107492532384" office:value-type="float"/>
          <table:table-cell office:value="9.340251187725197" office:value-type="float"/>
          <table:table-cell office:value="10.360589234528" office:value-type="float"/>
          <table:table-cell office:value="6.322122629158928" office:value-type="float"/>
          <table:table-cell office:value="7.074612945683197" office:value-type="float"/>
          <table:table-cell office:value="7.233622926979173" office:value-type="float"/>
          <table:table-cell office:value="7.396908356680286" office:value-type="float"/>
          <table:table-cell office:value="8.373305876802622" office:value-type="float"/>
        </table:table-row>
        <table:table-row>
          <table:table-cell office:value-type="string">
            <text:p>tensorflow__tensorflow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1.70974484925363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067001045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062230621928265" office:value-type="float"/>
          <table:table-cell office:value="16.40537666846531" office:value-type="float"/>
          <table:table-cell office:value="17.154907610488305" office:value-type="float"/>
          <table:table-cell office:value="17.99838511089654" office:value-type="float"/>
          <table:table-cell office:value="6.712097509074614" office:value-type="float"/>
          <table:table-cell office:value="7.635908960042788" office:value-type="float"/>
          <table:table-cell office:value="7.849032505599401" office:value-type="float"/>
          <table:table-cell office:value="8.040185971975339" office:value-type="float"/>
          <table:table-cell office:value="9.276213517965068" office:value-type="float"/>
          <table:table-cell office:value="6.860596438534926" office:value-type="float"/>
          <table:table-cell office:value="7.916921062173211" office:value-type="float"/>
          <table:table-cell office:value="8.1973073183469" office:value-type="float"/>
          <table:table-cell office:value="8.411164296770398" office:value-type="float"/>
          <table:table-cell office:value="9.14564262336832" office:value-type="float"/>
          <table:table-cell office:value="8.15161321235348" office:value-type="float"/>
          <table:table-cell office:value="8.82960841179208" office:value-type="float"/>
          <table:table-cell office:value="9.001918477821034" office:value-type="float"/>
          <table:table-cell office:value="9.228309505509895" office:value-type="float"/>
          <table:table-cell office:value="10.160631431306072" office:value-type="float"/>
          <table:table-cell office:value="5.737414690477406" office:value-type="float"/>
          <table:table-cell office:value="6.729345729965633" office:value-type="float"/>
          <table:table-cell office:value="6.981341150343862" office:value-type="float"/>
          <table:table-cell office:value="7.189953928555713" office:value-type="float"/>
          <table:table-cell office:value="8.383330032413424" office:value-type="float"/>
        </table:table-row>
        <table:table-row>
          <table:table-cell office:value-type="string">
            <text:p>Alluxio__alluxio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1.71313659209371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872767966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0176688294152" office:value-type="float"/>
          <table:table-cell office:value="16.655633729987592" office:value-type="float"/>
          <table:table-cell office:value="17.386874827034216" office:value-type="float"/>
          <table:table-cell office:value="17.960709766918168" office:value-type="float"/>
          <table:table-cell office:value="7.318631537535996" office:value-type="float"/>
          <table:table-cell office:value="7.857363922828399" office:value-type="float"/>
          <table:table-cell office:value="8.05160489864256" office:value-type="float"/>
          <table:table-cell office:value="8.306425676294557" office:value-type="float"/>
          <table:table-cell office:value="9.573226688011342" office:value-type="float"/>
          <table:table-cell office:value="7.145246946946841" office:value-type="float"/>
          <table:table-cell office:value="8.209640078427153" office:value-type="float"/>
          <table:table-cell office:value="8.437518931710272" office:value-type="float"/>
          <table:table-cell office:value="8.578334771266599" office:value-type="float"/>
          <table:table-cell office:value="9.257732909906784" office:value-type="float"/>
          <table:table-cell office:value="8.602962842840391" office:value-type="float"/>
          <table:table-cell office:value="9.02188780795904" office:value-type="float"/>
          <table:table-cell office:value="9.203530130350245" office:value-type="float"/>
          <table:table-cell office:value="9.350233097744407" office:value-type="float"/>
          <table:table-cell office:value="10.180593066383144" office:value-type="float"/>
          <table:table-cell office:value="6.059969072924477" office:value-type="float"/>
          <table:table-cell office:value="6.99927181360725" office:value-type="float"/>
          <table:table-cell office:value="7.294090984847774" office:value-type="float"/>
          <table:table-cell office:value="7.493530185832476" office:value-type="float"/>
          <table:table-cell office:value="8.84337099895487" office:value-type="float"/>
        </table:table-row>
        <table:table-row>
          <table:table-cell office:value-type="string">
            <text:p>TonicArtos__StickyGridHeaders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.2479523138971867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119244405625" office:value-type="float"/>
          <table:table-cell office:value="-17.475596139156455" office:value-type="float"/>
          <table:table-cell office:value="-17.44840843222702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3715198050944" office:value-type="float"/>
          <table:table-cell office:value="17.969363648346942" office:value-type="float"/>
          <table:table-cell office:value="7.195620797595133" office:value-type="float"/>
          <table:table-cell office:value="7.608488448336146" office:value-type="float"/>
          <table:table-cell office:value="7.862540940567384" office:value-type="float"/>
          <table:table-cell office:value="7.866929926303298" office:value-type="float"/>
          <table:table-cell office:value="8.265395914209263" office:value-type="float"/>
          <table:table-cell office:value="6.789515911189856" office:value-type="float"/>
          <table:table-cell office:value="7.331774464707852" office:value-type="float"/>
          <table:table-cell office:value="7.885390471094626" office:value-type="float"/>
          <table:table-cell office:value="8.351170226830368" office:value-type="float"/>
          <table:table-cell office:value="8.619591160540253" office:value-type="float"/>
          <table:table-cell office:value="8.906210968002728" office:value-type="float"/>
          <table:table-cell office:value="8.927062159467281" office:value-type="float"/>
          <table:table-cell office:value="9.024781278001903" office:value-type="float"/>
          <table:table-cell office:value="9.131888336067364" office:value-type="float"/>
          <table:table-cell office:value="9.397278783750068" office:value-type="float"/>
          <table:table-cell office:value="5.72543511266081" office:value-type="float"/>
          <table:table-cell office:value="6.167598514988892" office:value-type="float"/>
          <table:table-cell office:value="6.572389100915212" office:value-type="float"/>
          <table:table-cell office:value="6.984847251724833" office:value-type="float"/>
          <table:table-cell office:value="7.421489582421716" office:value-type="float"/>
        </table:table-row>
        <table:table-row>
          <table:table-cell office:value-type="string">
            <text:p>equinusocio__material-theme</text:p>
          </table:table-cell>
          <table:table-cell office:value="42.709963989545855" office:value-type="float"/>
          <table:table-cell office:value="1.0" office:value-type="float"/>
          <table:table-cell office:value="0.0" office:value-type="float"/>
          <table:table-cell office:value="1.674882752249478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328853974125" office:value-type="float"/>
          <table:table-cell office:value="-17.497328853974125" office:value-type="float"/>
          <table:table-cell office:value="-17.497328853974125" office:value-type="float"/>
          <table:table-cell office:value="-17.49732885397412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9234817519296" office:value-type="float"/>
          <table:table-cell office:value="7.927555944191488" office:value-type="float"/>
          <table:table-cell office:value="7.927555944191488" office:value-type="float"/>
          <table:table-cell office:value="7.927555944191488" office:value-type="float"/>
          <table:table-cell office:value="7.927555944191488" office:value-type="float"/>
          <table:table-cell office:value="8.372855828633885" office:value-type="float"/>
          <table:table-cell office:value="8.56581976761385" office:value-type="float"/>
          <table:table-cell office:value="8.56581976761385" office:value-type="float"/>
          <table:table-cell office:value="8.56581976761385" office:value-type="float"/>
          <table:table-cell office:value="8.56581976761385" office:value-type="float"/>
          <table:table-cell office:value="8.712965595828807" office:value-type="float"/>
          <table:table-cell office:value="9.412517732124066" office:value-type="float"/>
          <table:table-cell office:value="9.412517732124066" office:value-type="float"/>
          <table:table-cell office:value="9.412517732124066" office:value-type="float"/>
          <table:table-cell office:value="9.412517732124066" office:value-type="float"/>
          <table:table-cell office:value="9.456029002617107" office:value-type="float"/>
          <table:table-cell office:value="7.080857979681271" office:value-type="float"/>
          <table:table-cell office:value="7.080857979681271" office:value-type="float"/>
          <table:table-cell office:value="7.080857979681271" office:value-type="float"/>
          <table:table-cell office:value="7.080857979681271" office:value-type="float"/>
          <table:table-cell office:value="7.629792421845586" office:value-type="float"/>
        </table:table-row>
        <table:table-row>
          <table:table-cell office:value-type="string">
            <text:p>aws__aws-sdk-js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1.713635797658645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29196988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02010872555043" office:value-type="float"/>
          <table:table-cell office:value="16.495005160942412" office:value-type="float"/>
          <table:table-cell office:value="17.248797711334568" office:value-type="float"/>
          <table:table-cell office:value="17.99690395404982" office:value-type="float"/>
          <table:table-cell office:value="6.979899812588955" office:value-type="float"/>
          <table:table-cell office:value="7.62890802652505" office:value-type="float"/>
          <table:table-cell office:value="7.853545568258136" office:value-type="float"/>
          <table:table-cell office:value="8.064998763377963" office:value-type="float"/>
          <table:table-cell office:value="9.03079537394271" office:value-type="float"/>
          <table:table-cell office:value="7.036813245870141" office:value-type="float"/>
          <table:table-cell office:value="7.882289290199564" office:value-type="float"/>
          <table:table-cell office:value="8.162693510837045" office:value-type="float"/>
          <table:table-cell office:value="8.423014921421906" office:value-type="float"/>
          <table:table-cell office:value="9.117219643989078" office:value-type="float"/>
          <table:table-cell office:value="8.442455705909111" office:value-type="float"/>
          <table:table-cell office:value="8.88608931654581" office:value-type="float"/>
          <table:table-cell office:value="9.045666973116216" office:value-type="float"/>
          <table:table-cell office:value="9.198373192091676" office:value-type="float"/>
          <table:table-cell office:value="10.134377628380427" office:value-type="float"/>
          <table:table-cell office:value="5.778249540167572" office:value-type="float"/>
          <table:table-cell office:value="6.698857409748691" office:value-type="float"/>
          <table:table-cell office:value="6.926925640198419" office:value-type="float"/>
          <table:table-cell office:value="7.166741381406909" office:value-type="float"/>
          <table:table-cell office:value="7.977181264379993" office:value-type="float"/>
        </table:table-row>
        <table:table-row>
          <table:table-cell office:value-type="string">
            <text:p>go-gorp__gorp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1.69226997167090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980286632856" office:value-type="float"/>
          <table:table-cell office:value="-17.482755388317088" office:value-type="float"/>
          <table:table-cell office:value="-17.43055666403340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572924119465736" office:value-type="float"/>
          <table:table-cell office:value="17.989134470283478" office:value-type="float"/>
          <table:table-cell office:value="7.338231577698905" office:value-type="float"/>
          <table:table-cell office:value="7.739949243783704" office:value-type="float"/>
          <table:table-cell office:value="7.909122950783208" office:value-type="float"/>
          <table:table-cell office:value="8.119591633942797" office:value-type="float"/>
          <table:table-cell office:value="9.028032692285851" office:value-type="float"/>
          <table:table-cell office:value="7.283786927810562" office:value-type="float"/>
          <table:table-cell office:value="8.164463007220256" office:value-type="float"/>
          <table:table-cell office:value="8.463921240734663" office:value-type="float"/>
          <table:table-cell office:value="8.644217562197476" office:value-type="float"/>
          <table:table-cell office:value="9.254522420217832" office:value-type="float"/>
          <table:table-cell office:value="8.73745755896256" office:value-type="float"/>
          <table:table-cell office:value="9.0540193166669" office:value-type="float"/>
          <table:table-cell office:value="9.287482424229161" office:value-type="float"/>
          <table:table-cell office:value="9.537421356732558" office:value-type="float"/>
          <table:table-cell office:value="10.274666824456482" office:value-type="float"/>
          <table:table-cell office:value="6.198233803483571" office:value-type="float"/>
          <table:table-cell office:value="6.794940128570145" office:value-type="float"/>
          <table:table-cell office:value="7.028490213822064" office:value-type="float"/>
          <table:table-cell office:value="7.259432389424916" office:value-type="float"/>
          <table:table-cell office:value="8.0078882880472" office:value-type="float"/>
        </table:table-row>
        <table:table-row>
          <table:table-cell office:value-type="string">
            <text:p>serge-rider__dbeaver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1.7384667795741169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8594908121" office:value-type="float"/>
          <table:table-cell office:value="-17.4604664974913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89176786666194" office:value-type="float"/>
          <table:table-cell office:value="17.446963670767076" office:value-type="float"/>
          <table:table-cell office:value="17.963726034631073" office:value-type="float"/>
          <table:table-cell office:value="7.0690118439917" office:value-type="float"/>
          <table:table-cell office:value="7.676621539369815" office:value-type="float"/>
          <table:table-cell office:value="7.887204106790671" office:value-type="float"/>
          <table:table-cell office:value="8.077113210469488" office:value-type="float"/>
          <table:table-cell office:value="9.092202283557615" office:value-type="float"/>
          <table:table-cell office:value="6.461363464103094" office:value-type="float"/>
          <table:table-cell office:value="7.400552406350053" office:value-type="float"/>
          <table:table-cell office:value="8.232722300394778" office:value-type="float"/>
          <table:table-cell office:value="8.562235021370286" office:value-type="float"/>
          <table:table-cell office:value="9.140087651241041" office:value-type="float"/>
          <table:table-cell office:value="8.453235564541002" office:value-type="float"/>
          <table:table-cell office:value="8.801825444684077" office:value-type="float"/>
          <table:table-cell office:value="8.980597073319046" office:value-type="float"/>
          <table:table-cell office:value="9.252532690774983" office:value-type="float"/>
          <table:table-cell office:value="10.191644743183646" office:value-type="float"/>
          <table:table-cell office:value="5.623823624595262" office:value-type="float"/>
          <table:table-cell office:value="6.4460785851298334" office:value-type="float"/>
          <table:table-cell office:value="6.920071272182277" office:value-type="float"/>
          <table:table-cell office:value="7.238178099541477" office:value-type="float"/>
          <table:table-cell office:value="8.069014480268377" office:value-type="float"/>
        </table:table-row>
        <table:table-row>
          <table:table-cell office:value-type="string">
            <text:p>ionic-team__ng-cordova</text:p>
          </table:table-cell>
          <table:table-cell office:value="21.217981760971544" office:value-type="float"/>
          <table:table-cell office:value="0.10400103548043986" office:value-type="float"/>
          <table:table-cell office:value="0.1794871794871795" office:value-type="float"/>
          <table:table-cell office:value="1.688494280179504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4972339042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4.782838631718935" office:value-type="float"/>
          <table:table-cell office:value="16.44374656804264" office:value-type="float"/>
          <table:table-cell office:value="17.152494454771023" office:value-type="float"/>
          <table:table-cell office:value="17.95410970346587" office:value-type="float"/>
          <table:table-cell office:value="7.096159768876862" office:value-type="float"/>
          <table:table-cell office:value="7.5043782941832" office:value-type="float"/>
          <table:table-cell office:value="7.699025362901782" office:value-type="float"/>
          <table:table-cell office:value="7.925972851777923" office:value-type="float"/>
          <table:table-cell office:value="8.61769259326135" office:value-type="float"/>
          <table:table-cell office:value="7.093689147704085" office:value-type="float"/>
          <table:table-cell office:value="7.945468342994504" office:value-type="float"/>
          <table:table-cell office:value="8.20901159801842" office:value-type="float"/>
          <table:table-cell office:value="8.478849775388511" office:value-type="float"/>
          <table:table-cell office:value="9.004830027429797" office:value-type="float"/>
          <table:table-cell office:value="8.365696726935175" office:value-type="float"/>
          <table:table-cell office:value="8.806986877148201" office:value-type="float"/>
          <table:table-cell office:value="8.994679010206333" office:value-type="float"/>
          <table:table-cell office:value="9.143471294013015" office:value-type="float"/>
          <table:table-cell office:value="9.734518000973708" office:value-type="float"/>
          <table:table-cell office:value="5.918117638982009" office:value-type="float"/>
          <table:table-cell office:value="6.652250366935531" office:value-type="float"/>
          <table:table-cell office:value="6.89125434715945" office:value-type="float"/>
          <table:table-cell office:value="7.2209809606977915" office:value-type="float"/>
          <table:table-cell office:value="7.829290567661305" office:value-type="float"/>
        </table:table-row>
        <table:table-row>
          <table:table-cell office:value-type="string">
            <text:p>remiprev__her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1.702560039437095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332138596092" office:value-type="float"/>
          <table:table-cell office:value="-17.47605005065252" office:value-type="float"/>
          <table:table-cell office:value="-17.44860032966719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73663456894546" office:value-type="float"/>
          <table:table-cell office:value="17.965087166310084" office:value-type="float"/>
          <table:table-cell office:value="7.39390981849921" office:value-type="float"/>
          <table:table-cell office:value="7.933591555720163" office:value-type="float"/>
          <table:table-cell office:value="8.109973648105779" office:value-type="float"/>
          <table:table-cell office:value="8.26579092624817" office:value-type="float"/>
          <table:table-cell office:value="8.54612561743025" office:value-type="float"/>
          <table:table-cell office:value="7.984228405093912" office:value-type="float"/>
          <table:table-cell office:value="8.329307872032228" office:value-type="float"/>
          <table:table-cell office:value="8.50723039347655" office:value-type="float"/>
          <table:table-cell office:value="8.58854460395114" office:value-type="float"/>
          <table:table-cell office:value="8.966934484206774" office:value-type="float"/>
          <table:table-cell office:value="8.965037051889954" office:value-type="float"/>
          <table:table-cell office:value="9.288206448352984" office:value-type="float"/>
          <table:table-cell office:value="9.472677370840326" office:value-type="float"/>
          <table:table-cell office:value="9.59970598341577" office:value-type="float"/>
          <table:table-cell office:value="9.838769078088193" office:value-type="float"/>
          <table:table-cell office:value="6.302052172990122" office:value-type="float"/>
          <table:table-cell office:value="6.919499616670555" office:value-type="float"/>
          <table:table-cell office:value="7.104578699509789" office:value-type="float"/>
          <table:table-cell office:value="7.315208460196286" office:value-type="float"/>
          <table:table-cell office:value="7.680547570573531" office:value-type="float"/>
        </table:table-row>
        <table:table-row>
          <table:table-cell office:value-type="string">
            <text:p>gabrielbull__react-desktop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1.664489137810026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0423725017287" office:value-type="float"/>
          <table:table-cell office:value="-17.46830738103640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33014325870926" office:value-type="float"/>
          <table:table-cell office:value="17.170035870437584" office:value-type="float"/>
          <table:table-cell office:value="17.170035870437584" office:value-type="float"/>
          <table:table-cell office:value="7.345439902107269" office:value-type="float"/>
          <table:table-cell office:value="7.385989227115363" office:value-type="float"/>
          <table:table-cell office:value="7.897047086954515" office:value-type="float"/>
          <table:table-cell office:value="8.627853675988137" office:value-type="float"/>
          <table:table-cell office:value="8.627853675988137" office:value-type="float"/>
          <table:table-cell office:value="7.7531595864878655" office:value-type="float"/>
          <table:table-cell office:value="8.495558711332496" office:value-type="float"/>
          <table:table-cell office:value="8.594642145061936" office:value-type="float"/>
          <table:table-cell office:value="8.618280886409044" office:value-type="float"/>
          <table:table-cell office:value="8.618280886409044" office:value-type="float"/>
          <table:table-cell office:value="8.67976516772056" office:value-type="float"/>
          <table:table-cell office:value="8.924171398032431" office:value-type="float"/>
          <table:table-cell office:value="9.19850816664346" office:value-type="float"/>
          <table:table-cell office:value="9.521115447383089" office:value-type="float"/>
          <table:table-cell office:value="9.521115447383089" office:value-type="float"/>
          <table:table-cell office:value="6.4188343208745735" office:value-type="float"/>
          <table:table-cell office:value="7.056459974144868" office:value-type="float"/>
          <table:table-cell office:value="7.194097631643551" office:value-type="float"/>
          <table:table-cell office:value="7.725019115014092" office:value-type="float"/>
          <table:table-cell office:value="7.725019115014092" office:value-type="float"/>
        </table:table-row>
        <table:table-row>
          <table:table-cell office:value-type="string">
            <text:p>facebook__react-na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1.689411337298742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772152674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33274601547711" office:value-type="float"/>
          <table:table-cell office:value="16.613020225515648" office:value-type="float"/>
          <table:table-cell office:value="17.354646137518966" office:value-type="float"/>
          <table:table-cell office:value="17.982865188551617" office:value-type="float"/>
          <table:table-cell office:value="6.957407980260349" office:value-type="float"/>
          <table:table-cell office:value="7.613021129263846" office:value-type="float"/>
          <table:table-cell office:value="7.80593451044742" office:value-type="float"/>
          <table:table-cell office:value="8.027777686763622" office:value-type="float"/>
          <table:table-cell office:value="9.261641741500508" office:value-type="float"/>
          <table:table-cell office:value="7.148436387765145" office:value-type="float"/>
          <table:table-cell office:value="8.131006094724869" office:value-type="float"/>
          <table:table-cell office:value="8.333086471412901" office:value-type="float"/>
          <table:table-cell office:value="8.500310134374185" office:value-type="float"/>
          <table:table-cell office:value="9.101976507969201" office:value-type="float"/>
          <table:table-cell office:value="8.388282101758232" office:value-type="float"/>
          <table:table-cell office:value="9.04593292162446" office:value-type="float"/>
          <table:table-cell office:value="9.224174991152424" office:value-type="float"/>
          <table:table-cell office:value="9.334751796735532" office:value-type="float"/>
          <table:table-cell office:value="10.109047054905325" office:value-type="float"/>
          <table:table-cell office:value="5.472531934897518" office:value-type="float"/>
          <table:table-cell office:value="6.645470435170439" office:value-type="float"/>
          <table:table-cell office:value="6.974756176526327" office:value-type="float"/>
          <table:table-cell office:value="7.192035062305386" office:value-type="float"/>
          <table:table-cell office:value="8.420796989190755" office:value-type="float"/>
        </table:table-row>
        <table:table-row>
          <table:table-cell office:value-type="string">
            <text:p>azkaban__azkaban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1.697036533999798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238020706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89266921139918" office:value-type="float"/>
          <table:table-cell office:value="17.150910955801912" office:value-type="float"/>
          <table:table-cell office:value="17.44924319818655" office:value-type="float"/>
          <table:table-cell office:value="17.986793766023133" office:value-type="float"/>
          <table:table-cell office:value="7.294233541282011" office:value-type="float"/>
          <table:table-cell office:value="7.738613233600645" office:value-type="float"/>
          <table:table-cell office:value="7.9049740892116915" office:value-type="float"/>
          <table:table-cell office:value="8.057781484259838" office:value-type="float"/>
          <table:table-cell office:value="8.577553203547268" office:value-type="float"/>
          <table:table-cell office:value="6.96351145312614" office:value-type="float"/>
          <table:table-cell office:value="8.134977920095729" office:value-type="float"/>
          <table:table-cell office:value="8.374390007030598" office:value-type="float"/>
          <table:table-cell office:value="8.510521461264624" office:value-type="float"/>
          <table:table-cell office:value="8.911593300341426" office:value-type="float"/>
          <table:table-cell office:value="8.694657463709664" office:value-type="float"/>
          <table:table-cell office:value="8.952665291930215" office:value-type="float"/>
          <table:table-cell office:value="9.084564293666297" office:value-type="float"/>
          <table:table-cell office:value="9.24557794403554" office:value-type="float"/>
          <table:table-cell office:value="9.520566486916522" office:value-type="float"/>
          <table:table-cell office:value="6.0879550740739266" office:value-type="float"/>
          <table:table-cell office:value="6.929245818378005" office:value-type="float"/>
          <table:table-cell office:value="7.150188426681254" office:value-type="float"/>
          <table:table-cell office:value="7.3381780411991615" office:value-type="float"/>
          <table:table-cell office:value="7.730665603482331" office:value-type="float"/>
        </table:table-row>
        <table:table-row>
          <table:table-cell office:value-type="string">
            <text:p>docker__docker-registry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1.730711228862575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48797323746" office:value-type="float"/>
          <table:table-cell office:value="-17.46567692514483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740353496469023" office:value-type="float"/>
          <table:table-cell office:value="17.397250892830577" office:value-type="float"/>
          <table:table-cell office:value="17.984209229583133" office:value-type="float"/>
          <table:table-cell office:value="7.317472355491847" office:value-type="float"/>
          <table:table-cell office:value="7.812952853343077" office:value-type="float"/>
          <table:table-cell office:value="8.073333451747658" office:value-type="float"/>
          <table:table-cell office:value="8.25396685726073" office:value-type="float"/>
          <table:table-cell office:value="8.98398828267907" office:value-type="float"/>
          <table:table-cell office:value="7.30621190999348" office:value-type="float"/>
          <table:table-cell office:value="7.896109239270561" office:value-type="float"/>
          <table:table-cell office:value="8.1672285040972" office:value-type="float"/>
          <table:table-cell office:value="8.471679438381827" office:value-type="float"/>
          <table:table-cell office:value="8.911365479608424" office:value-type="float"/>
          <table:table-cell office:value="8.48042160361883" office:value-type="float"/>
          <table:table-cell office:value="8.898302535392926" office:value-type="float"/>
          <table:table-cell office:value="9.022019760940616" office:value-type="float"/>
          <table:table-cell office:value="9.177043708180461" office:value-type="float"/>
          <table:table-cell office:value="9.870615541918689" office:value-type="float"/>
          <table:table-cell office:value="6.2356985791375905" office:value-type="float"/>
          <table:table-cell office:value="6.984243280045731" office:value-type="float"/>
          <table:table-cell office:value="7.184247369785387" office:value-type="float"/>
          <table:table-cell office:value="7.375255743049739" office:value-type="float"/>
          <table:table-cell office:value="7.882493674678945" office:value-type="float"/>
        </table:table-row>
        <table:table-row>
          <table:table-cell office:value-type="string">
            <text:p>square__cube</text:p>
          </table:table-cell>
          <table:table-cell office:value="25.72436586030896" office:value-type="float"/>
          <table:table-cell office:value="0.06809990057153299" office:value-type="float"/>
          <table:table-cell office:value="0.0" office:value-type="float"/>
          <table:table-cell office:value="1.70919635703090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5099828288988" office:value-type="float"/>
          <table:table-cell office:value="-17.479722706473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6629055370949" office:value-type="float"/>
          <table:table-cell office:value="17.604669809906078" office:value-type="float"/>
          <table:table-cell office:value="17.743031142767265" office:value-type="float"/>
          <table:table-cell office:value="7.754709164816559" office:value-type="float"/>
          <table:table-cell office:value="7.919832393754194" office:value-type="float"/>
          <table:table-cell office:value="8.015446599333908" office:value-type="float"/>
          <table:table-cell office:value="8.086319180727601" office:value-type="float"/>
          <table:table-cell office:value="8.191886505760904" office:value-type="float"/>
          <table:table-cell office:value="8.122923027507174" office:value-type="float"/>
          <table:table-cell office:value="8.172986723207085" office:value-type="float"/>
          <table:table-cell office:value="8.185363020947944" office:value-type="float"/>
          <table:table-cell office:value="8.37971871290172" office:value-type="float"/>
          <table:table-cell office:value="8.70552305613154" office:value-type="float"/>
          <table:table-cell office:value="9.175751742215976" office:value-type="float"/>
          <table:table-cell office:value="9.261780767533425" office:value-type="float"/>
          <table:table-cell office:value="9.347512213682785" office:value-type="float"/>
          <table:table-cell office:value="9.408205924210762" office:value-type="float"/>
          <table:table-cell office:value="9.56286660779643" office:value-type="float"/>
          <table:table-cell office:value="6.646375600438343" office:value-type="float"/>
          <table:table-cell office:value="6.726221953507515" office:value-type="float"/>
          <table:table-cell office:value="6.831038349427853" office:value-type="float"/>
          <table:table-cell office:value="6.853297406599067" office:value-type="float"/>
          <table:table-cell office:value="7.479420158481711" office:value-type="float"/>
        </table:table-row>
        <table:table-row>
          <table:table-cell office:value-type="string">
            <text:p>go-martini__martini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1.718804065619263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681114726226" office:value-type="float"/>
          <table:table-cell office:value="-17.475125133477764" office:value-type="float"/>
          <table:table-cell office:value="-17.44153025440983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246377015963482" office:value-type="float"/>
          <table:table-cell office:value="17.922273909552562" office:value-type="float"/>
          <table:table-cell office:value="7.65245659309382" office:value-type="float"/>
          <table:table-cell office:value="7.870821494157145" office:value-type="float"/>
          <table:table-cell office:value="8.053780163198319" office:value-type="float"/>
          <table:table-cell office:value="8.167123500397805" office:value-type="float"/>
          <table:table-cell office:value="8.779912031246289" office:value-type="float"/>
          <table:table-cell office:value="7.740932697119778" office:value-type="float"/>
          <table:table-cell office:value="8.085712237083326" office:value-type="float"/>
          <table:table-cell office:value="8.360742934603923" office:value-type="float"/>
          <table:table-cell office:value="8.45576419420053" office:value-type="float"/>
          <table:table-cell office:value="8.737096193897209" office:value-type="float"/>
          <table:table-cell office:value="8.829020127460549" office:value-type="float"/>
          <table:table-cell office:value="9.081546257557608" office:value-type="float"/>
          <table:table-cell office:value="9.235193364150081" office:value-type="float"/>
          <table:table-cell office:value="9.340248442952067" office:value-type="float"/>
          <table:table-cell office:value="9.705378832170512" office:value-type="float"/>
          <table:table-cell office:value="6.621099289028214" office:value-type="float"/>
          <table:table-cell office:value="6.916291207033266" office:value-type="float"/>
          <table:table-cell office:value="7.097998178358393" office:value-type="float"/>
          <table:table-cell office:value="7.27084709806973" office:value-type="float"/>
          <table:table-cell office:value="7.811629392972985" office:value-type="float"/>
        </table:table-row>
        <table:table-row>
          <table:table-cell office:value-type="string">
            <text:p>meandmax__lory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1.722295046808800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5952575745" office:value-type="float"/>
          <table:table-cell office:value="-17.489475793709897" office:value-type="float"/>
          <table:table-cell office:value="-17.48690294609533" office:value-type="float"/>
          <table:table-cell office:value="-17.4394794769202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987363831454763" office:value-type="float"/>
          <table:table-cell office:value="7.27788970999809" office:value-type="float"/>
          <table:table-cell office:value="8.084404804949546" office:value-type="float"/>
          <table:table-cell office:value="8.178710776438844" office:value-type="float"/>
          <table:table-cell office:value="8.43669221646762" office:value-type="float"/>
          <table:table-cell office:value="8.673955649609788" office:value-type="float"/>
          <table:table-cell office:value="7.80268625850719" office:value-type="float"/>
          <table:table-cell office:value="8.389767696445677" office:value-type="float"/>
          <table:table-cell office:value="8.434001482375702" office:value-type="float"/>
          <table:table-cell office:value="8.496876056966057" office:value-type="float"/>
          <table:table-cell office:value="8.75829638932418" office:value-type="float"/>
          <table:table-cell office:value="8.690082401436637" office:value-type="float"/>
          <table:table-cell office:value="9.340570611111017" office:value-type="float"/>
          <table:table-cell office:value="9.450749841477787" office:value-type="float"/>
          <table:table-cell office:value="9.619791366728002" office:value-type="float"/>
          <table:table-cell office:value="9.926536501272622" office:value-type="float"/>
          <table:table-cell office:value="6.390493567068643" office:value-type="float"/>
          <table:table-cell office:value="7.1177286314067345" office:value-type="float"/>
          <table:table-cell office:value="7.240015161492519" office:value-type="float"/>
          <table:table-cell office:value="7.43574558289448" office:value-type="float"/>
          <table:table-cell office:value="7.522998461607303" office:value-type="float"/>
        </table:table-row>
        <table:table-row>
          <table:table-cell office:value-type="string">
            <text:p>pornel__slip</text:p>
          </table:table-cell>
          <table:table-cell office:value="23.29368521016793" office:value-type="float"/>
          <table:table-cell office:value="0.04639501725931128" office:value-type="float"/>
          <table:table-cell office:value="0.2" office:value-type="float"/>
          <table:table-cell office:value="1.68387080238300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72044532360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4114846835615" office:value-type="float"/>
          <table:table-cell office:value="16.172385563215673" office:value-type="float"/>
          <table:table-cell office:value="16.71111681640166" office:value-type="float"/>
          <table:table-cell office:value="17.64452696155805" office:value-type="float"/>
          <table:table-cell office:value="7.359776195675924" office:value-type="float"/>
          <table:table-cell office:value="7.718338880304809" office:value-type="float"/>
          <table:table-cell office:value="7.8086102003552575" office:value-type="float"/>
          <table:table-cell office:value="7.870841718790702" office:value-type="float"/>
          <table:table-cell office:value="8.357213223366886" office:value-type="float"/>
          <table:table-cell office:value="7.484624963623028" office:value-type="float"/>
          <table:table-cell office:value="8.271958468098106" office:value-type="float"/>
          <table:table-cell office:value="8.323994096673243" office:value-type="float"/>
          <table:table-cell office:value="8.440625171735695" office:value-type="float"/>
          <table:table-cell office:value="8.598444079003407" office:value-type="float"/>
          <table:table-cell office:value="8.760768985165154" office:value-type="float"/>
          <table:table-cell office:value="8.864949478478893" office:value-type="float"/>
          <table:table-cell office:value="9.150848808330736" office:value-type="float"/>
          <table:table-cell office:value="9.25548115468624" office:value-type="float"/>
          <table:table-cell office:value="9.661850295277521" office:value-type="float"/>
          <table:table-cell office:value="6.5126383898911655" office:value-type="float"/>
          <table:table-cell office:value="6.990615321008494" office:value-type="float"/>
          <table:table-cell office:value="7.060699966302028" office:value-type="float"/>
          <table:table-cell office:value="7.089130626357146" office:value-type="float"/>
          <table:table-cell office:value="7.445370561692513" office:value-type="float"/>
        </table:table-row>
        <table:table-row>
          <table:table-cell office:value-type="string">
            <text:p>square__crossfilter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1.6965059228052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648867553122" office:value-type="float"/>
          <table:table-cell office:value="-17.47720668748369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03026939567043" office:value-type="float"/>
          <table:table-cell office:value="17.495308978636142" office:value-type="float"/>
          <table:table-cell office:value="17.922618077249457" office:value-type="float"/>
          <table:table-cell office:value="7.3851861667391745" office:value-type="float"/>
          <table:table-cell office:value="7.765868233153355" office:value-type="float"/>
          <table:table-cell office:value="8.038827369981169" office:value-type="float"/>
          <table:table-cell office:value="8.240099858131874" office:value-type="float"/>
          <table:table-cell office:value="8.547098270947984" office:value-type="float"/>
          <table:table-cell office:value="7.3573834371766225" office:value-type="float"/>
          <table:table-cell office:value="8.278641655206718" office:value-type="float"/>
          <table:table-cell office:value="8.40063358301002" office:value-type="float"/>
          <table:table-cell office:value="8.594172874875698" office:value-type="float"/>
          <table:table-cell office:value="8.930332233187688" office:value-type="float"/>
          <table:table-cell office:value="8.789264383235926" office:value-type="float"/>
          <table:table-cell office:value="9.142253506488636" office:value-type="float"/>
          <table:table-cell office:value="9.321588457146177" office:value-type="float"/>
          <table:table-cell office:value="9.494009307877807" office:value-type="float"/>
          <table:table-cell office:value="9.767558932029154" office:value-type="float"/>
          <table:table-cell office:value="6.404205483627081" office:value-type="float"/>
          <table:table-cell office:value="6.891402700990603" office:value-type="float"/>
          <table:table-cell office:value="7.097890214019795" office:value-type="float"/>
          <table:table-cell office:value="7.31264293999361" office:value-type="float"/>
          <table:table-cell office:value="7.732048626312037" office:value-type="float"/>
        </table:table-row>
        <table:table-row>
          <table:table-cell office:value-type="string">
            <text:p>smashwilson__merge-conflicts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1.726624527108283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1677147099436" office:value-type="float"/>
          <table:table-cell office:value="16.496381154237376" office:value-type="float"/>
          <table:table-cell office:value="16.736135180984075" office:value-type="float"/>
          <table:table-cell office:value="16.83015303543585" office:value-type="float"/>
          <table:table-cell office:value="17.63619973450659" office:value-type="float"/>
          <table:table-cell office:value="7.801179948354685" office:value-type="float"/>
          <table:table-cell office:value="7.912585617169601" office:value-type="float"/>
          <table:table-cell office:value="7.9495288671085" office:value-type="float"/>
          <table:table-cell office:value="8.008909738046338" office:value-type="float"/>
          <table:table-cell office:value="8.080804015489404" office:value-type="float"/>
          <table:table-cell office:value="7.63029950582462" office:value-type="float"/>
          <table:table-cell office:value="7.655738356997009" office:value-type="float"/>
          <table:table-cell office:value="8.14441165336254" office:value-type="float"/>
          <table:table-cell office:value="8.448484816146971" office:value-type="float"/>
          <table:table-cell office:value="8.64643322882025" office:value-type="float"/>
          <table:table-cell office:value="8.682905922164423" office:value-type="float"/>
          <table:table-cell office:value="8.705754578981026" office:value-type="float"/>
          <table:table-cell office:value="8.904510106612785" office:value-type="float"/>
          <table:table-cell office:value="9.22335545014125" office:value-type="float"/>
          <table:table-cell office:value="9.36519051982157" office:value-type="float"/>
          <table:table-cell office:value="6.751163726370668" office:value-type="float"/>
          <table:table-cell office:value="6.80659341470124" office:value-type="float"/>
          <table:table-cell office:value="7.09220403437174" office:value-type="float"/>
          <table:table-cell office:value="7.372606645787499" office:value-type="float"/>
          <table:table-cell office:value="7.374091348367719" office:value-type="float"/>
        </table:table-row>
        <table:table-row>
          <table:table-cell office:value-type="string">
            <text:p>hashicorp__terraform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1.708398494165005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56798235264" office:value-type="float"/>
          <table:table-cell office:value="-17.48329902545089" office:value-type="float"/>
          <table:table-cell office:value="-17.44358450732044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30728082418452" office:value-type="float"/>
          <table:table-cell office:value="17.999370898448817" office:value-type="float"/>
          <table:table-cell office:value="7.23914339656659" office:value-type="float"/>
          <table:table-cell office:value="7.78717403080436" office:value-type="float"/>
          <table:table-cell office:value="7.954030117181933" office:value-type="float"/>
          <table:table-cell office:value="8.13027635400248" office:value-type="float"/>
          <table:table-cell office:value="8.975032999930775" office:value-type="float"/>
          <table:table-cell office:value="7.089461294000522" office:value-type="float"/>
          <table:table-cell office:value="8.105560930846" office:value-type="float"/>
          <table:table-cell office:value="8.314179400530445" office:value-type="float"/>
          <table:table-cell office:value="8.499279684712903" office:value-type="float"/>
          <table:table-cell office:value="9.036223025701563" office:value-type="float"/>
          <table:table-cell office:value="8.445586522157512" office:value-type="float"/>
          <table:table-cell office:value="9.012495060855404" office:value-type="float"/>
          <table:table-cell office:value="9.138555061967345" office:value-type="float"/>
          <table:table-cell office:value="9.29052468329021" office:value-type="float"/>
          <table:table-cell office:value="9.891899760078958" office:value-type="float"/>
          <table:table-cell office:value="6.087406961990627" office:value-type="float"/>
          <table:table-cell office:value="6.914074558933822" office:value-type="float"/>
          <table:table-cell office:value="7.124160377082587" office:value-type="float"/>
          <table:table-cell office:value="7.294685215732062" office:value-type="float"/>
          <table:table-cell office:value="7.783851347510851" office:value-type="float"/>
        </table:table-row>
        <table:table-row>
          <table:table-cell office:value-type="string">
            <text:p>angular-ui__ui-router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1.683481445770238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568213146073" office:value-type="float"/>
          <table:table-cell office:value="-17.475045124375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39610140050281" office:value-type="float"/>
          <table:table-cell office:value="17.318334498224026" office:value-type="float"/>
          <table:table-cell office:value="17.985221526284906" office:value-type="float"/>
          <table:table-cell office:value="6.911477807152799" office:value-type="float"/>
          <table:table-cell office:value="7.694824057834454" office:value-type="float"/>
          <table:table-cell office:value="7.902117697602221" office:value-type="float"/>
          <table:table-cell office:value="8.0915248631433" office:value-type="float"/>
          <table:table-cell office:value="8.87113133942129" office:value-type="float"/>
          <table:table-cell office:value="7.191598695319237" office:value-type="float"/>
          <table:table-cell office:value="8.197676784605264" office:value-type="float"/>
          <table:table-cell office:value="8.413729850875782" office:value-type="float"/>
          <table:table-cell office:value="8.590792298148916" office:value-type="float"/>
          <table:table-cell office:value="9.390317161713034" office:value-type="float"/>
          <table:table-cell office:value="8.430385070379037" office:value-type="float"/>
          <table:table-cell office:value="9.023198842804051" office:value-type="float"/>
          <table:table-cell office:value="9.226437884412052" office:value-type="float"/>
          <table:table-cell office:value="9.395450252821876" office:value-type="float"/>
          <table:table-cell office:value="9.879063139718236" office:value-type="float"/>
          <table:table-cell office:value="5.791165714089997" office:value-type="float"/>
          <table:table-cell office:value="6.822969133315205" office:value-type="float"/>
          <table:table-cell office:value="7.09835559520399" office:value-type="float"/>
          <table:table-cell office:value="7.331145064616392" office:value-type="float"/>
          <table:table-cell office:value="8.330108504874943" office:value-type="float"/>
        </table:table-row>
        <table:table-row>
          <table:table-cell office:value-type="string">
            <text:p>pallets__jinja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1.675446949865461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116985656972" office:value-type="float"/>
          <table:table-cell office:value="-17.47819103299315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125896846860908" office:value-type="float"/>
          <table:table-cell office:value="17.303469846920173" office:value-type="float"/>
          <table:table-cell office:value="17.918994767780433" office:value-type="float"/>
          <table:table-cell office:value="7.28542573600034" office:value-type="float"/>
          <table:table-cell office:value="7.629374517933666" office:value-type="float"/>
          <table:table-cell office:value="7.789707529220896" office:value-type="float"/>
          <table:table-cell office:value="7.943325582609372" office:value-type="float"/>
          <table:table-cell office:value="8.298979777356102" office:value-type="float"/>
          <table:table-cell office:value="7.585437159963691" office:value-type="float"/>
          <table:table-cell office:value="8.20769605512064" office:value-type="float"/>
          <table:table-cell office:value="8.380920851447499" office:value-type="float"/>
          <table:table-cell office:value="8.582868217744409" office:value-type="float"/>
          <table:table-cell office:value="8.86591978988135" office:value-type="float"/>
          <table:table-cell office:value="8.408736752364083" office:value-type="float"/>
          <table:table-cell office:value="9.09119099136948" office:value-type="float"/>
          <table:table-cell office:value="9.250404388563407" office:value-type="float"/>
          <table:table-cell office:value="9.380415501839067" office:value-type="float"/>
          <table:table-cell office:value="9.821968217516503" office:value-type="float"/>
          <table:table-cell office:value="6.190129159478435" office:value-type="float"/>
          <table:table-cell office:value="6.805517832654321" office:value-type="float"/>
          <table:table-cell office:value="6.991949866929569" office:value-type="float"/>
          <table:table-cell office:value="7.065571293440026" office:value-type="float"/>
          <table:table-cell office:value="7.741451798053896" office:value-type="float"/>
        </table:table-row>
        <table:table-row>
          <table:table-cell office:value-type="string">
            <text:p>slimphp__Slim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1.6630098098656192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00702672534" office:value-type="float"/>
          <table:table-cell office:value="-17.4841979372094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454006209181877" office:value-type="float"/>
          <table:table-cell office:value="17.386638963710208" office:value-type="float"/>
          <table:table-cell office:value="17.977634458188238" office:value-type="float"/>
          <table:table-cell office:value="7.241892063839883" office:value-type="float"/>
          <table:table-cell office:value="7.771931744641799" office:value-type="float"/>
          <table:table-cell office:value="7.95156486227305" office:value-type="float"/>
          <table:table-cell office:value="8.069747126037353" office:value-type="float"/>
          <table:table-cell office:value="8.628111510080004" office:value-type="float"/>
          <table:table-cell office:value="7.478586704289849" office:value-type="float"/>
          <table:table-cell office:value="8.363900195222339" office:value-type="float"/>
          <table:table-cell office:value="8.546951156051877" office:value-type="float"/>
          <table:table-cell office:value="8.674539878278345" office:value-type="float"/>
          <table:table-cell office:value="9.157700714849497" office:value-type="float"/>
          <table:table-cell office:value="8.672774980371267" office:value-type="float"/>
          <table:table-cell office:value="9.049907123316682" office:value-type="float"/>
          <table:table-cell office:value="9.173743125072338" office:value-type="float"/>
          <table:table-cell office:value="9.320915564577557" office:value-type="float"/>
          <table:table-cell office:value="9.77995278233043" office:value-type="float"/>
          <table:table-cell office:value="6.3979289718255705" office:value-type="float"/>
          <table:table-cell office:value="7.076075848362578" office:value-type="float"/>
          <table:table-cell office:value="7.24770201641091" office:value-type="float"/>
          <table:table-cell office:value="7.430828425105057" office:value-type="float"/>
          <table:table-cell office:value="7.96293041140266" office:value-type="float"/>
        </table:table-row>
        <table:table-row>
          <table:table-cell office:value-type="string">
            <text:p>ealeksandrov__EAIntroView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.2273884125762535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85868724285467" office:value-type="float"/>
          <table:table-cell office:value="-17.482406954350253" office:value-type="float"/>
          <table:table-cell office:value="-17.48204130763295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7.057820866832042" office:value-type="float"/>
          <table:table-cell office:value="17.57197764753515" office:value-type="float"/>
          <table:table-cell office:value="7.7255461299531945" office:value-type="float"/>
          <table:table-cell office:value="7.7293621581435366" office:value-type="float"/>
          <table:table-cell office:value="8.098549930275508" office:value-type="float"/>
          <table:table-cell office:value="8.098717261956025" office:value-type="float"/>
          <table:table-cell office:value="8.258348817471179" office:value-type="float"/>
          <table:table-cell office:value="7.208386751827426" office:value-type="float"/>
          <table:table-cell office:value="7.432199583935477" office:value-type="float"/>
          <table:table-cell office:value="7.8145317726847185" office:value-type="float"/>
          <table:table-cell office:value="8.13072178185302" office:value-type="float"/>
          <table:table-cell office:value="8.373547663324889" office:value-type="float"/>
          <table:table-cell office:value="9.05090950915371" office:value-type="float"/>
          <table:table-cell office:value="9.14885002433294" office:value-type="float"/>
          <table:table-cell office:value="9.250168457022419" office:value-type="float"/>
          <table:table-cell office:value="9.302663005956113" office:value-type="float"/>
          <table:table-cell office:value="9.412234653859734" office:value-type="float"/>
          <table:table-cell office:value="6.106836204734961" office:value-type="float"/>
          <table:table-cell office:value="6.317885544965664" office:value-type="float"/>
          <table:table-cell office:value="6.501014380781012" office:value-type="float"/>
          <table:table-cell office:value="6.690048777437615" office:value-type="float"/>
          <table:table-cell office:value="7.169434587644284" office:value-type="float"/>
        </table:table-row>
        <table:table-row>
          <table:table-cell office:value-type="string">
            <text:p>mstarke__MacPass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1.7044417511090197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72704763676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27683072341248" office:value-type="float"/>
          <table:table-cell office:value="16.16459111299478" office:value-type="float"/>
          <table:table-cell office:value="16.86254977809617" office:value-type="float"/>
          <table:table-cell office:value="17.850853328972935" office:value-type="float"/>
          <table:table-cell office:value="7.24595883310099" office:value-type="float"/>
          <table:table-cell office:value="7.727451440402222" office:value-type="float"/>
          <table:table-cell office:value="7.883247742751362" office:value-type="float"/>
          <table:table-cell office:value="8.077280554126752" office:value-type="float"/>
          <table:table-cell office:value="8.813217580445812" office:value-type="float"/>
          <table:table-cell office:value="6.611989385330897" office:value-type="float"/>
          <table:table-cell office:value="8.17417039343432" office:value-type="float"/>
          <table:table-cell office:value="8.453878748529933" office:value-type="float"/>
          <table:table-cell office:value="8.57930961554799" office:value-type="float"/>
          <table:table-cell office:value="8.889382757433722" office:value-type="float"/>
          <table:table-cell office:value="8.614639741371027" office:value-type="float"/>
          <table:table-cell office:value="8.95384795861255" office:value-type="float"/>
          <table:table-cell office:value="9.095916189460926" office:value-type="float"/>
          <table:table-cell office:value="9.306318633718343" office:value-type="float"/>
          <table:table-cell office:value="9.783650726687059" office:value-type="float"/>
          <table:table-cell office:value="5.915764051642016" office:value-type="float"/>
          <table:table-cell office:value="6.822642406980092" office:value-type="float"/>
          <table:table-cell office:value="7.0630938252418485" office:value-type="float"/>
          <table:table-cell office:value="7.299252861733766" office:value-type="float"/>
          <table:table-cell office:value="8.120942480312557" office:value-type="float"/>
        </table:table-row>
        <table:table-row>
          <table:table-cell office:value-type="string">
            <text:p>nodejs__nod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1.694184007628646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1590112147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593755855799216" office:value-type="float"/>
          <table:table-cell office:value="16.312429300117262" office:value-type="float"/>
          <table:table-cell office:value="16.97920504213685" office:value-type="float"/>
          <table:table-cell office:value="17.994438110976787" office:value-type="float"/>
          <table:table-cell office:value="6.867128709123045" office:value-type="float"/>
          <table:table-cell office:value="7.612932721135195" office:value-type="float"/>
          <table:table-cell office:value="7.815787464195967" office:value-type="float"/>
          <table:table-cell office:value="7.996631782237115" office:value-type="float"/>
          <table:table-cell office:value="9.321800023456795" office:value-type="float"/>
          <table:table-cell office:value="6.86094275796412" office:value-type="float"/>
          <table:table-cell office:value="8.115907712307935" office:value-type="float"/>
          <table:table-cell office:value="8.30180807705685" office:value-type="float"/>
          <table:table-cell office:value="8.437222512553419" office:value-type="float"/>
          <table:table-cell office:value="9.215632233979877" office:value-type="float"/>
          <table:table-cell office:value="8.355635507304129" office:value-type="float"/>
          <table:table-cell office:value="9.005075282752376" office:value-type="float"/>
          <table:table-cell office:value="9.18747765505898" office:value-type="float"/>
          <table:table-cell office:value="9.341853122269566" office:value-type="float"/>
          <table:table-cell office:value="10.097363313547893" office:value-type="float"/>
          <table:table-cell office:value="5.831349919500867" office:value-type="float"/>
          <table:table-cell office:value="6.691323100154104" office:value-type="float"/>
          <table:table-cell office:value="6.891768619241952" office:value-type="float"/>
          <table:table-cell office:value="7.095312017329592" office:value-type="float"/>
          <table:table-cell office:value="8.020796757362488" office:value-type="float"/>
        </table:table-row>
        <table:table-row>
          <table:table-cell office:value-type="string">
            <text:p>containous__traefik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1.7390718194003756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67952157185" office:value-type="float"/>
          <table:table-cell office:value="-17.47163894720345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600675393581646" office:value-type="float"/>
          <table:table-cell office:value="17.41155693440523" office:value-type="float"/>
          <table:table-cell office:value="17.99853126667912" office:value-type="float"/>
          <table:table-cell office:value="7.144000729047022" office:value-type="float"/>
          <table:table-cell office:value="7.715845430504374" office:value-type="float"/>
          <table:table-cell office:value="7.936728562494997" office:value-type="float"/>
          <table:table-cell office:value="8.111377544737373" office:value-type="float"/>
          <table:table-cell office:value="8.91782314181479" office:value-type="float"/>
          <table:table-cell office:value="6.941459614958633" office:value-type="float"/>
          <table:table-cell office:value="7.735352890694074" office:value-type="float"/>
          <table:table-cell office:value="8.060473360386187" office:value-type="float"/>
          <table:table-cell office:value="8.36269761064338" office:value-type="float"/>
          <table:table-cell office:value="9.258294824189887" office:value-type="float"/>
          <table:table-cell office:value="8.395584206052753" office:value-type="float"/>
          <table:table-cell office:value="8.884359381664678" office:value-type="float"/>
          <table:table-cell office:value="9.032882627929165" office:value-type="float"/>
          <table:table-cell office:value="9.236494780894931" office:value-type="float"/>
          <table:table-cell office:value="9.825722393397363" office:value-type="float"/>
          <table:table-cell office:value="5.7192318477611295" office:value-type="float"/>
          <table:table-cell office:value="6.6409533304272435" office:value-type="float"/>
          <table:table-cell office:value="6.874981013941563" office:value-type="float"/>
          <table:table-cell office:value="7.136620145460322" office:value-type="float"/>
          <table:table-cell office:value="7.965132295828141" office:value-type="float"/>
        </table:table-row>
        <table:table-row>
          <table:table-cell office:value-type="string">
            <text:p>radare__radare2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.22718417029144733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991029417041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623828704218862" office:value-type="float"/>
          <table:table-cell office:value="16.535886523404955" office:value-type="float"/>
          <table:table-cell office:value="17.20945081970434" office:value-type="float"/>
          <table:table-cell office:value="17.99438066419525" office:value-type="float"/>
          <table:table-cell office:value="7.089626786697434" office:value-type="float"/>
          <table:table-cell office:value="7.84612269093172" office:value-type="float"/>
          <table:table-cell office:value="8.082344137620037" office:value-type="float"/>
          <table:table-cell office:value="8.344612946302387" office:value-type="float"/>
          <table:table-cell office:value="8.721375422385412" office:value-type="float"/>
          <table:table-cell office:value="6.532838076003173" office:value-type="float"/>
          <table:table-cell office:value="7.583942077762568" office:value-type="float"/>
          <table:table-cell office:value="7.932109247501818" office:value-type="float"/>
          <table:table-cell office:value="8.22670528344461" office:value-type="float"/>
          <table:table-cell office:value="9.132758312222855" office:value-type="float"/>
          <table:table-cell office:value="8.46320036563559" office:value-type="float"/>
          <table:table-cell office:value="8.892798962686431" office:value-type="float"/>
          <table:table-cell office:value="9.005819428015904" office:value-type="float"/>
          <table:table-cell office:value="9.140015774212706" office:value-type="float"/>
          <table:table-cell office:value="9.834468926744767" office:value-type="float"/>
          <table:table-cell office:value="5.705032778368717" office:value-type="float"/>
          <table:table-cell office:value="6.735335095194022" office:value-type="float"/>
          <table:table-cell office:value="6.94721655102731" office:value-type="float"/>
          <table:table-cell office:value="7.146090987908476" office:value-type="float"/>
          <table:table-cell office:value="7.926079186764481" office:value-type="float"/>
        </table:table-row>
        <table:table-row>
          <table:table-cell office:value-type="string">
            <text:p>mgravell__protobuf-net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1.712933833285894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98996239713062" office:value-type="float"/>
          <table:table-cell office:value="-17.47347245139236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5.884963129229773" office:value-type="float"/>
          <table:table-cell office:value="17.170735689331167" office:value-type="float"/>
          <table:table-cell office:value="17.9814402427154" office:value-type="float"/>
          <table:table-cell office:value="7.259475909763093" office:value-type="float"/>
          <table:table-cell office:value="7.650278409983942" office:value-type="float"/>
          <table:table-cell office:value="7.843158756320781" office:value-type="float"/>
          <table:table-cell office:value="8.11016582976766" office:value-type="float"/>
          <table:table-cell office:value="9.141830699435879" office:value-type="float"/>
          <table:table-cell office:value="7.210713861398995" office:value-type="float"/>
          <table:table-cell office:value="8.080658222301707" office:value-type="float"/>
          <table:table-cell office:value="8.312439492257447" office:value-type="float"/>
          <table:table-cell office:value="8.56827416219165" office:value-type="float"/>
          <table:table-cell office:value="8.84597769248699" office:value-type="float"/>
          <table:table-cell office:value="8.758120403314765" office:value-type="float"/>
          <table:table-cell office:value="9.114342776467192" office:value-type="float"/>
          <table:table-cell office:value="9.267237055183452" office:value-type="float"/>
          <table:table-cell office:value="9.395768805161222" office:value-type="float"/>
          <table:table-cell office:value="10.164435888013942" office:value-type="float"/>
          <table:table-cell office:value="5.835966465954023" office:value-type="float"/>
          <table:table-cell office:value="6.619308390030559" office:value-type="float"/>
          <table:table-cell office:value="6.869552792818823" office:value-type="float"/>
          <table:table-cell office:value="7.278673779363273" office:value-type="float"/>
          <table:table-cell office:value="7.520829614339928" office:value-type="float"/>
        </table:table-row>
        <table:table-row>
          <table:table-cell office:value-type="string">
            <text:p>aanand__git-up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1.7240936127308018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-17.467168972362266" office:value-type="float"/>
          <table:table-cell office:value="-17.45786920812318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6.80611483015746" office:value-type="float"/>
          <table:table-cell office:value="17.190826870158933" office:value-type="float"/>
          <table:table-cell office:value="17.190826870158933" office:value-type="float"/>
          <table:table-cell office:value="7.531566178594334" office:value-type="float"/>
          <table:table-cell office:value="7.889997513646185" office:value-type="float"/>
          <table:table-cell office:value="8.085415432075246" office:value-type="float"/>
          <table:table-cell office:value="8.526574711755059" office:value-type="float"/>
          <table:table-cell office:value="8.526574711755059" office:value-type="float"/>
          <table:table-cell office:value="7.981133156888138" office:value-type="float"/>
          <table:table-cell office:value="8.102205670063313" office:value-type="float"/>
          <table:table-cell office:value="8.234468285758938" office:value-type="float"/>
          <table:table-cell office:value="8.522272032862055" office:value-type="float"/>
          <table:table-cell office:value="8.522272032862055" office:value-type="float"/>
          <table:table-cell office:value="8.939451729188505" office:value-type="float"/>
          <table:table-cell office:value="9.251074767652547" office:value-type="float"/>
          <table:table-cell office:value="9.297226086182688" office:value-type="float"/>
          <table:table-cell office:value="9.823960545776888" office:value-type="float"/>
          <table:table-cell office:value="9.823960545776888" office:value-type="float"/>
          <table:table-cell office:value="6.573247606293966" office:value-type="float"/>
          <table:table-cell office:value="6.827239713222435" office:value-type="float"/>
          <table:table-cell office:value="6.936546334486012" office:value-type="float"/>
          <table:table-cell office:value="7.224886198840226" office:value-type="float"/>
          <table:table-cell office:value="7.224886198840226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7T10:18:59.978111</meta:creation-date>
    <dc:date>2019-05-27T10:19:01.312830</dc:date>
    <meta:generator>http://pypi.python.org/pypi/ezodf/0.1.0$Python3.6.7 (default, Oct 22 2018, 11:32:17) 
[GCC 8.2.0]</meta:generator>
    <meta:document-statistic/>
    <meta:editing-cycles>1</meta:editing-cycles>
  </office:meta>
</office:document-meta>
</file>